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7c6" officeooo:paragraph-rsid="001ae7c6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fo:language="en" fo:country="US" officeooo:rsid="003918ee" officeooo:paragraph-rsid="004e2a5b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language="en" fo:country="US" officeooo:rsid="004e2a5b" officeooo:paragraph-rsid="004e2a5b" style:font-size-asian="10.5pt" style:font-size-complex="12pt"/>
    </style:style>
    <style:style style:name="P4" style:family="paragraph" style:parent-style-name="Text_20_body">
      <style:paragraph-properties fo:text-align="center" style:justify-single-word="false"/>
      <style:text-properties style:font-name="Liberation Serif" fo:font-size="12pt" fo:language="en" fo:country="US" officeooo:rsid="000bb3fd" officeooo:paragraph-rsid="001ae7c6" style:font-size-asian="10.5pt" style:font-size-complex="12pt"/>
    </style:style>
    <style:style style:name="P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ae7c6" officeooo:paragraph-rsid="001ae7c6" style:font-size-asian="10.5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ae7c6" officeooo:paragraph-rsid="00228a03" style:font-size-asian="10.5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d0530" officeooo:paragraph-rsid="001f872b" style:font-size-asian="10.5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85b13" officeooo:paragraph-rsid="001ea639" style:font-size-asian="10.5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f872b" officeooo:paragraph-rsid="001f872b" style:font-size-asian="10.5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12dca" officeooo:paragraph-rsid="00212dca" style:font-size-asian="10.5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28a03" officeooo:paragraph-rsid="00228a03" style:font-size-asian="10.5pt" style:font-size-complex="12pt"/>
    </style:style>
    <style:style style:name="P1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28a03" officeooo:paragraph-rsid="001ae7c6" style:font-size-asian="10.5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23c4e1" style:font-size-asian="10.5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49e960" style:font-size-asian="10.5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80e5c" officeooo:paragraph-rsid="00280e5c" style:font-size-asian="10.5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80e5c" officeooo:paragraph-rsid="0029f41d" style:font-size-asian="10.5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d798e" officeooo:paragraph-rsid="002d798e" style:font-size-asian="10.5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8c79" officeooo:paragraph-rsid="00368c79" style:font-size-asian="10.5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8c79" officeooo:paragraph-rsid="001f872b" style:font-size-asian="10.5pt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8c79" officeooo:paragraph-rsid="001d0530" style:font-size-asian="10.5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f4ba" officeooo:paragraph-rsid="0036f4ba" style:font-size-asian="10.5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37a803" style:font-size-asian="10.5pt" style:font-size-complex="12pt"/>
    </style:style>
    <style:style style:name="P2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29f41d" style:font-size-asian="10.5pt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4b899f" style:font-size-asian="10.5pt" style:font-size-complex="12pt"/>
    </style:style>
    <style:style style:name="P2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4d7fdd" style:font-size-asian="10.5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af253" officeooo:paragraph-rsid="003af253" style:font-size-asian="10.5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daed" officeooo:paragraph-rsid="003cdaed" style:font-size-asian="10.5pt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daed" officeooo:paragraph-rsid="006e3332" style:font-size-asian="10.5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9ab2" officeooo:paragraph-rsid="003d9ab2" style:font-size-asian="10.5pt" style:font-size-complex="12pt"/>
    </style:style>
    <style:style style:name="P3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f0d05" officeooo:paragraph-rsid="003f0d05" style:font-size-asian="10.5pt" style:font-size-complex="12pt"/>
    </style:style>
    <style:style style:name="P3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f0d05" officeooo:paragraph-rsid="0037a803" style:font-size-asian="10.5pt" style:font-size-complex="12pt"/>
    </style:style>
    <style:style style:name="P3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f0d05" officeooo:paragraph-rsid="00404c9d" style:font-size-asian="10.5pt" style:font-size-complex="12pt"/>
    </style:style>
    <style:style style:name="P3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42b94" officeooo:paragraph-rsid="001ae7c6" style:font-size-asian="10.5pt" style:font-size-complex="12pt"/>
    </style:style>
    <style:style style:name="P3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42b94" officeooo:paragraph-rsid="00442b94" style:font-size-asian="10.5pt" style:font-size-complex="12pt"/>
    </style:style>
    <style:style style:name="P3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42b94" officeooo:paragraph-rsid="004490ff" style:font-size-asian="10.5pt" style:font-size-complex="12pt"/>
    </style:style>
    <style:style style:name="P3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19ddc74" officeooo:paragraph-rsid="001e16ea" style:font-size-asian="10.5pt" style:font-size-complex="12pt"/>
    </style:style>
    <style:style style:name="P3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b899f" officeooo:paragraph-rsid="004b899f" style:font-size-asian="10.5pt" style:font-size-complex="12pt"/>
    </style:style>
    <style:style style:name="P3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918ee" officeooo:paragraph-rsid="004e2a5b" style:font-size-asian="10.5pt" style:font-size-complex="12pt"/>
    </style:style>
    <style:style style:name="P3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918ee" officeooo:paragraph-rsid="003918ee" style:font-size-asian="10.5pt" style:font-size-complex="12pt"/>
    </style:style>
    <style:style style:name="P4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e0c01" officeooo:paragraph-rsid="004e2a5b" style:font-size-asian="10.5pt" style:font-size-complex="12pt"/>
    </style:style>
    <style:style style:name="P4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e0c01" officeooo:paragraph-rsid="0050267e" style:font-size-asian="10.5pt" style:font-size-complex="12pt"/>
    </style:style>
    <style:style style:name="P4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6bfb6" officeooo:paragraph-rsid="0026bfb6" style:font-size-asian="10.5pt" style:font-size-complex="12pt"/>
    </style:style>
    <style:style style:name="P4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0267e" officeooo:paragraph-rsid="0050267e" style:font-size-asian="10.5pt" style:font-size-complex="12pt"/>
    </style:style>
    <style:style style:name="P4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06008" officeooo:paragraph-rsid="00506008" style:font-size-asian="10.5pt" style:font-size-complex="12pt"/>
    </style:style>
    <style:style style:name="P4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b746a" officeooo:paragraph-rsid="001b746a" style:font-size-asian="10.5pt" style:font-size-complex="12pt"/>
    </style:style>
    <style:style style:name="P4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04a6d" officeooo:paragraph-rsid="00604a6d" style:font-size-asian="10.5pt" style:font-size-complex="12pt"/>
    </style:style>
    <style:style style:name="P4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24018" officeooo:paragraph-rsid="0023c4e1" style:font-size-asian="10.5pt" style:font-size-complex="12pt"/>
    </style:style>
    <style:style style:name="P4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6d275" officeooo:paragraph-rsid="0066d275" style:font-size-asian="10.5pt" style:font-size-complex="12pt"/>
    </style:style>
    <style:style style:name="P4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6d275" officeooo:paragraph-rsid="00671aef" style:font-size-asian="10.5pt" style:font-size-complex="12pt"/>
    </style:style>
    <style:style style:name="P5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71aef" officeooo:paragraph-rsid="00671aef" style:font-size-asian="10.5pt" style:font-size-complex="12pt"/>
    </style:style>
    <style:style style:name="P5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e3f31" officeooo:paragraph-rsid="006e3f31" style:font-size-asian="10.5pt" style:font-size-complex="12pt"/>
    </style:style>
    <style:style style:name="P5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43a58" officeooo:paragraph-rsid="00743a58" style:font-size-asian="10.5pt" style:font-size-complex="12pt"/>
    </style:style>
    <style:style style:name="P5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53aab" officeooo:paragraph-rsid="00753aab" style:font-size-asian="10.5pt" style:font-size-complex="12pt"/>
    </style:style>
    <style:style style:name="P5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734ac" officeooo:paragraph-rsid="007734ac" style:font-size-asian="10.5pt" style:font-size-complex="12pt"/>
    </style:style>
    <style:style style:name="P5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76c60" officeooo:paragraph-rsid="00776c60" style:font-size-asian="10.5pt" style:font-size-complex="12pt"/>
    </style:style>
    <style:style style:name="P5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8fc22" officeooo:paragraph-rsid="0078fc22" style:font-size-asian="10.5pt" style:font-size-complex="12pt"/>
    </style:style>
    <style:style style:name="P57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cdaed" officeooo:paragraph-rsid="003cdaed" style:font-size-asian="10.5pt" style:font-style-asian="italic" style:font-size-complex="12pt" style:font-style-complex="italic"/>
    </style:style>
    <style:style style:name="P58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cdaed" officeooo:paragraph-rsid="006e3f31" style:font-size-asian="10.5pt" style:font-style-asian="italic" style:font-size-complex="12pt" style:font-style-complex="italic"/>
    </style:style>
    <style:style style:name="P59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7a803" officeooo:paragraph-rsid="004b899f" style:font-size-asian="10.5pt" style:font-style-asian="italic" style:font-size-complex="12pt" style:font-style-complex="italic"/>
    </style:style>
    <style:style style:name="P60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7a803" officeooo:paragraph-rsid="004d7fdd" style:font-size-asian="10.5pt" style:font-style-asian="italic" style:font-size-complex="12pt" style:font-style-complex="italic"/>
    </style:style>
    <style:style style:name="P61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6d275" officeooo:paragraph-rsid="0066d275" style:font-size-asian="10.5pt" style:font-style-asian="italic" style:font-size-complex="12pt" style:font-style-complex="italic"/>
    </style:style>
    <style:style style:name="P62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6d275" officeooo:paragraph-rsid="00671aef" style:font-size-asian="10.5pt" style:font-style-asian="italic" style:font-size-complex="12pt" style:font-style-complex="italic"/>
    </style:style>
    <style:style style:name="P63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71aef" officeooo:paragraph-rsid="00671aef" style:font-size-asian="10.5pt" style:font-style-asian="italic" style:font-size-complex="12pt" style:font-style-complex="italic"/>
    </style:style>
    <style:style style:name="P64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b899f" officeooo:paragraph-rsid="004b899f" style:font-size-asian="10.5pt" style:font-style-asian="normal" style:font-size-complex="12pt" style:font-style-complex="normal"/>
    </style:style>
    <style:style style:name="P65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66d275" officeooo:paragraph-rsid="00671aef" style:font-size-asian="10.5pt" style:font-style-asian="normal" style:font-size-complex="12pt" style:font-style-complex="normal"/>
    </style:style>
    <style:style style:name="P66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671aef" officeooo:paragraph-rsid="00671aef" style:font-size-asian="10.5pt" style:font-style-asian="normal" style:font-size-complex="12pt" style:font-style-complex="normal"/>
    </style:style>
    <style:style style:name="P67" style:family="paragraph" style:parent-style-name="Text_20_body">
      <style:paragraph-properties fo:text-align="center" style:justify-single-word="false"/>
      <style:text-properties officeooo:paragraph-rsid="001ae7c6"/>
    </style:style>
    <style:style style:name="P68" style:family="paragraph" style:parent-style-name="Text_20_body">
      <style:text-properties officeooo:paragraph-rsid="001e16ea"/>
    </style:style>
    <style:style style:name="P69" style:family="paragraph" style:parent-style-name="Text_20_body">
      <style:text-properties officeooo:rsid="019ddc74" officeooo:paragraph-rsid="001e16ea"/>
    </style:style>
    <style:style style:name="P70" style:family="paragraph" style:parent-style-name="Standard">
      <style:paragraph-properties fo:text-align="start" style:justify-single-word="false"/>
      <style:text-properties fo:color="#000000" style:font-name="Liberation Serif" fo:font-size="12pt" fo:language="en" fo:country="US" officeooo:rsid="00185b13" officeooo:paragraph-rsid="001ea639" style:font-size-asian="10.5pt" style:font-size-complex="12pt"/>
    </style:style>
    <style:style style:name="P71" style:family="paragraph" style:parent-style-name="Text_20_body" style:list-style-name="L1">
      <style:text-properties officeooo:paragraph-rsid="001e16ea"/>
    </style:style>
    <style:style style:name="P72" style:family="paragraph" style:parent-style-name="Text_20_body" style:list-style-name="L1">
      <style:paragraph-properties fo:text-align="justify" style:justify-single-word="false"/>
      <style:text-properties style:font-name="Liberation Serif" fo:font-size="12pt" fo:language="en" fo:country="US" officeooo:rsid="001ae7c6" officeooo:paragraph-rsid="001e16ea" style:font-size-asian="10.5pt" style:font-size-complex="12pt"/>
    </style:style>
    <style:style style:name="P73" style:family="paragraph" style:parent-style-name="Text_20_body" style:list-style-name="L2">
      <style:paragraph-properties fo:text-align="justify" style:justify-single-word="false"/>
      <style:text-properties style:font-name="Liberation Serif" fo:font-size="12pt" fo:language="en" fo:country="US" officeooo:rsid="019ddc74" officeooo:paragraph-rsid="001e16ea" style:font-size-asian="10.5pt" style:font-size-complex="12pt"/>
    </style:style>
    <style:style style:name="P74" style:family="paragraph" style:parent-style-name="Text_20_body" style:list-style-name="L3">
      <style:paragraph-properties fo:text-align="justify" style:justify-single-word="false"/>
      <style:text-properties style:font-name="Liberation Serif" fo:font-size="12pt" fo:language="en" fo:country="US" officeooo:rsid="00624018" officeooo:paragraph-rsid="00624018" style:font-size-asian="10.5pt" style:font-size-complex="12pt"/>
    </style:style>
    <style:style style:name="P75" style:family="paragraph" style:parent-style-name="Text_20_body" style:list-style-name="L3">
      <style:paragraph-properties fo:text-align="justify" style:justify-single-word="false"/>
      <style:text-properties style:font-name="Liberation Serif" fo:font-size="12pt" fo:language="en" fo:country="US" officeooo:rsid="0023c4e1" officeooo:paragraph-rsid="0023c4e1" style:font-size-asian="10.5pt" style:font-size-complex="12pt"/>
    </style:style>
    <style:style style:name="P76" style:family="paragraph" style:parent-style-name="Text_20_body">
      <style:paragraph-properties fo:text-align="start" style:justify-single-word="false"/>
      <style:text-properties style:font-name="Liberation Serif" fo:font-size="12pt" fo:language="en" fo:country="US" officeooo:rsid="00185b13" officeooo:paragraph-rsid="001ea639" style:font-size-asian="10.5pt" style:font-size-complex="12pt"/>
    </style:style>
    <style:style style:name="P77" style:family="paragraph" style:parent-style-name="Text_20_body" style:list-style-name="L2">
      <style:text-properties officeooo:rsid="019ddc74" officeooo:paragraph-rsid="001e16ea"/>
    </style:style>
    <style:style style:name="P78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9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0" style:family="paragraph" style:parent-style-name="Heading_20_1" style:list-style-name=""/>
    <style:style style:name="P81" style:family="paragraph" style:parent-style-name="Heading_20_1">
      <style:paragraph-properties fo:break-before="page"/>
    </style:style>
    <style:style style:name="P82" style:family="paragraph" style:parent-style-name="Index_20_Separator">
      <style:paragraph-properties>
        <style:tab-stops/>
      </style:paragraph-properties>
    </style:style>
    <style:style style:name="T1" style:family="text">
      <style:text-properties officeooo:rsid="0032ab1f"/>
    </style:style>
    <style:style style:name="T2" style:family="text">
      <style:text-properties style:text-position="super 58%" fo:font-weight="bold" officeooo:rsid="00749e07" style:font-weight-asian="bold" style:font-weight-complex="bold"/>
    </style:style>
    <style:style style:name="T3" style:family="text">
      <style:text-properties style:text-position="super 58%" fo:font-weight="bold" officeooo:rsid="001e16ea" style:font-weight-asian="bold" style:font-weight-complex="bold"/>
    </style:style>
    <style:style style:name="T4" style:family="text">
      <style:text-properties style:text-position="super 58%" fo:font-weight="bold" officeooo:rsid="007b6295" style:font-weight-asian="bold" style:font-weight-complex="bold"/>
    </style:style>
    <style:style style:name="T5" style:family="text">
      <style:text-properties officeooo:rsid="00184249"/>
    </style:style>
    <style:style style:name="T6" style:family="text">
      <style:text-properties officeooo:rsid="001e16ea"/>
    </style:style>
    <style:style style:name="T7" style:family="text">
      <style:text-properties officeooo:rsid="0016dcb2"/>
    </style:style>
    <style:style style:name="T8" style:family="text">
      <style:text-properties officeooo:rsid="002af49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af49a" style:font-weight-asian="bold" style:font-weight-complex="bold"/>
    </style:style>
    <style:style style:name="T11" style:family="text">
      <style:text-properties fo:font-weight="bold" officeooo:rsid="001f5ebc" style:font-weight-asian="bold" style:font-weight-complex="bold"/>
    </style:style>
    <style:style style:name="T12" style:family="text">
      <style:text-properties fo:font-weight="bold" officeooo:rsid="007cf8cf" style:font-weight-asian="bold" style:font-weight-complex="bold"/>
    </style:style>
    <style:style style:name="T13" style:family="text">
      <style:text-properties officeooo:rsid="00368c79"/>
    </style:style>
    <style:style style:name="T14" style:family="text">
      <style:text-properties officeooo:rsid="0036f4ba"/>
    </style:style>
    <style:style style:name="T15" style:family="text">
      <style:text-properties officeooo:rsid="0037a73d"/>
    </style:style>
    <style:style style:name="T16" style:family="text">
      <style:text-properties officeooo:rsid="0037a803"/>
    </style:style>
    <style:style style:name="T17" style:family="text">
      <style:text-properties officeooo:rsid="003918ee"/>
    </style:style>
    <style:style style:name="T18" style:family="text">
      <style:text-properties officeooo:rsid="003d9ab2"/>
    </style:style>
    <style:style style:name="T19" style:family="text">
      <style:text-properties fo:font-style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404c9d" style:font-style-asian="italic" style:font-style-complex="italic"/>
    </style:style>
    <style:style style:name="T22" style:family="text">
      <style:text-properties fo:font-style="italic" officeooo:rsid="0037a73d" style:font-style-asian="italic" style:font-style-complex="italic"/>
    </style:style>
    <style:style style:name="T23" style:family="text">
      <style:text-properties fo:font-style="italic" officeooo:rsid="0044ef6e" style:font-style-asian="italic" style:font-style-complex="italic"/>
    </style:style>
    <style:style style:name="T24" style:family="text">
      <style:text-properties fo:font-style="italic" officeooo:rsid="004b899f" style:font-style-asian="italic" style:font-style-complex="italic"/>
    </style:style>
    <style:style style:name="T25" style:family="text">
      <style:text-properties fo:font-style="italic" officeooo:rsid="004c2d5a" style:font-style-asian="italic" style:font-style-complex="italic"/>
    </style:style>
    <style:style style:name="T26" style:family="text">
      <style:text-properties fo:font-style="italic" officeooo:rsid="0066d275" style:font-style-asian="italic" style:font-style-complex="italic"/>
    </style:style>
    <style:style style:name="T27" style:family="text">
      <style:text-properties fo:font-style="italic" officeooo:rsid="006e3332" style:font-style-asian="italic" style:font-style-complex="italic"/>
    </style:style>
    <style:style style:name="T28" style:family="text">
      <style:text-properties officeooo:rsid="00404c9d"/>
    </style:style>
    <style:style style:name="T29" style:family="text">
      <style:text-properties officeooo:rsid="004490ff"/>
    </style:style>
    <style:style style:name="T30" style:family="text">
      <style:text-properties officeooo:rsid="0044ef6e"/>
    </style:style>
    <style:style style:name="T31" style:family="text">
      <style:text-properties officeooo:rsid="0048f9db"/>
    </style:style>
    <style:style style:name="T32" style:family="text">
      <style:text-properties officeooo:rsid="0049e960"/>
    </style:style>
    <style:style style:name="T33" style:family="text">
      <style:text-properties officeooo:rsid="004d7fdd"/>
    </style:style>
    <style:style style:name="T34" style:family="text">
      <style:text-properties officeooo:rsid="004e0c01"/>
    </style:style>
    <style:style style:name="T35" style:family="text">
      <style:text-properties officeooo:rsid="004e2a5b"/>
    </style:style>
    <style:style style:name="T36" style:family="text">
      <style:text-properties officeooo:rsid="0050267e"/>
    </style:style>
    <style:style style:name="T37" style:family="text">
      <style:text-properties officeooo:rsid="00518c1c"/>
    </style:style>
    <style:style style:name="T38" style:family="text">
      <style:text-properties officeooo:rsid="00579a99"/>
    </style:style>
    <style:style style:name="T39" style:family="text">
      <style:text-properties officeooo:rsid="00624018"/>
    </style:style>
    <style:style style:name="T40" style:family="text">
      <style:text-properties officeooo:rsid="0066d275"/>
    </style:style>
    <style:style style:name="T41" style:family="text">
      <style:text-properties officeooo:rsid="00671aef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66d275" style:font-style-asian="normal" style:font-style-complex="normal"/>
    </style:style>
    <style:style style:name="T44" style:family="text">
      <style:text-properties fo:font-style="normal" officeooo:rsid="006e3332" style:font-style-asian="normal" style:font-style-complex="normal"/>
    </style:style>
    <style:style style:name="T45" style:family="text">
      <style:text-properties officeooo:rsid="006a9067"/>
    </style:style>
    <style:style style:name="T46" style:family="text">
      <style:text-properties officeooo:rsid="006e3332"/>
    </style:style>
    <style:style style:name="T47" style:family="text">
      <style:text-properties officeooo:rsid="006e3f31"/>
    </style:style>
    <style:style style:name="T48" style:family="text">
      <style:text-properties officeooo:rsid="0070a716"/>
    </style:style>
    <style:style style:name="T49" style:family="text">
      <style:text-properties officeooo:rsid="00753aab"/>
    </style:style>
    <style:style style:name="T50" style:family="text">
      <style:text-properties officeooo:rsid="007b6295"/>
    </style:style>
    <style:style style:name="T51" style:family="text">
      <style:text-properties officeooo:rsid="007cf8c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sqlp_concordance.sdi"/>
      <text:p text:style-name="Title"><text:alphabetical-index-mark-start text:id="IMark86537848"/><text:alphabetical-index-mark-start text:id="IMark75040600"/><text:alphabetical-index-mark-start text:id="IMark67434088"/><text:alphabetical-index-mark-start text:id="IMark89745480"/><text:alphabetical-index-mark-start text:id="IMark89746744"/><text:alphabetical-index-mark-start text:id="IMark67435032"/><text:alphabetical-index-mark-start text:id="IMark85198184"/><text:alphabetical-index-mark-start text:id="IMark87429080"/><text:alphabetical-index-mark-start text:id="IMark91156136"/><text:alphabetical-index-mark-start text:id="IMark91157400"/><text:alphabetical-index-mark-start text:id="IMark91304632"/><text:alphabetical-index-mark-start text:id="IMark75007032"/><text:alphabetical-index-mark-start text:id="IMark74922936"/><text:alphabetical-index-mark-start text:id="IMark74924200"/><text:span text:style-name="T13">Sql</text:span><text:alphabetical-index-mark-end text:id="IMark74924200"/><text:alphabetical-index-mark-end text:id="IMark74922936"/><text:alphabetical-index-mark-end text:id="IMark75007032"/><text:alphabetical-index-mark-end text:id="IMark91304632"/><text:alphabetical-index-mark-end text:id="IMark91157400"/><text:alphabetical-index-mark-end text:id="IMark91156136"/><text:alphabetical-index-mark-end text:id="IMark87429080"/><text:alphabetical-index-mark-end text:id="IMark85198184"/><text:alphabetical-index-mark-end text:id="IMark67435032"/><text:alphabetical-index-mark-end text:id="IMark89746744"/><text:alphabetical-index-mark-end text:id="IMark89745480"/><text:alphabetical-index-mark-end text:id="IMark67434088"/><text:alphabetical-index-mark-end text:id="IMark75040600"/><text:alphabetical-index-mark-end text:id="IMark86537848"/><text:span text:style-name="T13">p -</text:span> Simple <text:alphabetical-index-mark-start text:id="IMark91810552"/><text:alphabetical-index-mark-start text:id="IMark91814024"/><text:alphabetical-index-mark-start text:id="IMark91815288"/><text:alphabetical-index-mark-start text:id="IMark91818712"/><text:alphabetical-index-mark-start text:id="IMark91825064"/><text:alphabetical-index-mark-start text:id="IMark91826328"/><text:alphabetical-index-mark-start text:id="IMark85087320"/>terminal<text:alphabetical-index-mark-end text:id="IMark85087320"/><text:alphabetical-index-mark-end text:id="IMark91826328"/><text:alphabetical-index-mark-end text:id="IMark91825064"/><text:alphabetical-index-mark-end text:id="IMark91818712"/><text:alphabetical-index-mark-end text:id="IMark91815288"/><text:alphabetical-index-mark-end text:id="IMark91814024"/><text:alphabetical-index-mark-end text:id="IMark91810552"/> <text:alphabetical-index-mark-start text:id="IMark91846184"/><text:alphabetical-index-mark-start text:id="IMark91847448"/><text:alphabetical-index-mark-start text:id="IMark91850872"/><text:alphabetical-index-mark-start text:id="IMark91854632"/><text:alphabetical-index-mark-start text:id="IMark91855896"/><text:alphabetical-index-mark-start text:id="IMark91865016"/><text:alphabetical-index-mark-start text:id="IMark91868776"/>query<text:alphabetical-index-mark-end text:id="IMark91868776"/><text:alphabetical-index-mark-end text:id="IMark91865016"/><text:alphabetical-index-mark-end text:id="IMark91855896"/><text:alphabetical-index-mark-end text:id="IMark91854632"/><text:alphabetical-index-mark-end text:id="IMark91850872"/><text:alphabetical-index-mark-end text:id="IMark91847448"/><text:alphabetical-index-mark-end text:id="IMark91846184"/> and <text:alphabetical-index-mark-start text:id="IMark91886136"/><text:alphabetical-index-mark-start text:id="IMark91890424"/><text:alphabetical-index-mark-start text:id="IMark74814904"/><text:alphabetical-index-mark-start text:id="IMark74816168"/><text:alphabetical-index-mark-start text:id="IMark88786952"/><text:alphabetical-index-mark-start text:id="IMark91088440"/><text:alphabetical-index-mark-start text:id="IMark91089768"/>.<text:alphabetical-index-mark-start text:id="IMark91788664"/><text:alphabetical-index-mark-start text:id="IMark91789992"/><text:alphabetical-index-mark-start text:id="IMark91896472"/><text:alphabetical-index-mark-start text:id="IMark88904600"/><text:alphabetical-index-mark-start text:id="IMark87819528"/><text:alphabetical-index-mark-start text:id="IMark87820856"/><text:alphabetical-index-mark-start text:id="IMark75005112"/><text:alphabetical-index-mark-start text:id="IMark87298280"/><text:alphabetical-index-mark-start text:id="IMark90206280"/><text:alphabetical-index-mark-start text:id="IMark90207608"/><text:alphabetical-index-mark-start text:id="IMark74903464"/><text:alphabetical-index-mark-start text:id="IMark75385640"/><text:alphabetical-index-mark-start text:id="IMark86847336"/><text:alphabetical-index-mark-start text:id="IMark86848664"/>sql<text:alphabetical-index-mark-end text:id="IMark86848664"/><text:alphabetical-index-mark-end text:id="IMark86847336"/><text:alphabetical-index-mark-end text:id="IMark75385640"/><text:alphabetical-index-mark-end text:id="IMark74903464"/><text:alphabetical-index-mark-end text:id="IMark90207608"/><text:alphabetical-index-mark-end text:id="IMark90206280"/><text:alphabetical-index-mark-end text:id="IMark87298280"/><text:alphabetical-index-mark-end text:id="IMark75005112"/><text:alphabetical-index-mark-end text:id="IMark87820856"/><text:alphabetical-index-mark-end text:id="IMark87819528"/><text:alphabetical-index-mark-end text:id="IMark88904600"/><text:alphabetical-index-mark-end text:id="IMark91896472"/><text:alphabetical-index-mark-end text:id="IMark91789992"/><text:alphabetical-index-mark-end text:id="IMark91788664"/><text:alphabetical-index-mark-end text:id="IMark91089768"/><text:alphabetical-index-mark-end text:id="IMark91088440"/><text:alphabetical-index-mark-end text:id="IMark88786952"/><text:alphabetical-index-mark-end text:id="IMark74816168"/><text:alphabetical-index-mark-end text:id="IMark74814904"/><text:alphabetical-index-mark-end text:id="IMark91890424"/><text:alphabetical-index-mark-end text:id="IMark91886136"/> <text:alphabetical-index-mark-start text:id="IMark86335976"/><text:alphabetical-index-mark-start text:id="IMark91897048"/><text:alphabetical-index-mark-start text:id="IMark89973208"/><text:alphabetical-index-mark-start text:id="IMark89230792"/><text:alphabetical-index-mark-start text:id="IMark89232120"/><text:alphabetical-index-mark-start text:id="IMark89074408"/><text:alphabetical-index-mark-start text:id="IMark85717640"/>file<text:alphabetical-index-mark-end text:id="IMark85717640"/><text:alphabetical-index-mark-end text:id="IMark89074408"/><text:alphabetical-index-mark-end text:id="IMark89232120"/><text:alphabetical-index-mark-end text:id="IMark89230792"/><text:alphabetical-index-mark-end text:id="IMark89973208"/><text:alphabetical-index-mark-end text:id="IMark91897048"/><text:alphabetical-index-mark-end text:id="IMark86335976"/> processing for <text:alphabetical-index-mark-start text:id="IMark86665624"/><text:alphabetical-index-mark-start text:id="IMark75008008"/><text:alphabetical-index-mark-start text:id="IMark90123560"/><text:alphabetical-index-mark-start text:id="IMark89156632"/><text:alphabetical-index-mark-start text:id="IMark74704232"/><text:alphabetical-index-mark-start text:id="IMark74705560"/><text:alphabetical-index-mark-start text:id="IMark86494664"/><text:alphabetical-index-mark-start text:id="IMark74705656"/><text:alphabetical-index-mark-start text:id="IMark75120776"/><text:alphabetical-index-mark-start text:id="IMark59329672"/><text:alphabetical-index-mark-start text:id="IMark91887144"/><text:alphabetical-index-mark-start text:id="IMark87299384"/><text:alphabetical-index-mark-start text:id="IMark74985240"/><text:alphabetical-index-mark-start text:id="IMark88405512"/><text:alphabetical-index-mark-start text:id="IMark87286232"/><text:alphabetical-index-mark-start text:id="IMark87287560"/><text:alphabetical-index-mark-start text:id="IMark74929656"/><text:alphabetical-index-mark-start text:id="IMark89325624"/><text:alphabetical-index-mark-start text:id="IMark91811256"/><text:alphabetical-index-mark-start text:id="IMark88165560"/><text:alphabetical-index-mark-start text:id="IMark75386680"/>Sql<text:alphabetical-index-mark-end text:id="IMark75386680"/><text:alphabetical-index-mark-end text:id="IMark88165560"/><text:alphabetical-index-mark-end text:id="IMark91811256"/><text:alphabetical-index-mark-end text:id="IMark89325624"/><text:alphabetical-index-mark-end text:id="IMark74929656"/><text:alphabetical-index-mark-end text:id="IMark87287560"/><text:alphabetical-index-mark-end text:id="IMark87286232"/><text:alphabetical-index-mark-end text:id="IMark88405512"/><text:alphabetical-index-mark-end text:id="IMark74985240"/><text:alphabetical-index-mark-end text:id="IMark87299384"/><text:alphabetical-index-mark-end text:id="IMark91887144"/><text:alphabetical-index-mark-end text:id="IMark59329672"/><text:alphabetical-index-mark-end text:id="IMark75120776"/><text:alphabetical-index-mark-end text:id="IMark74705656"/>ite<text:alphabetical-index-mark-end text:id="IMark86494664"/><text:alphabetical-index-mark-end text:id="IMark74705560"/><text:alphabetical-index-mark-end text:id="IMark74704232"/><text:alphabetical-index-mark-end text:id="IMark89156632"/><text:alphabetical-index-mark-end text:id="IMark90123560"/><text:alphabetical-index-mark-end text:id="IMark75008008"/><text:alphabetical-index-mark-end text:id="IMark86665624"/>3</text:p>
      <text:p text:style-name="Text_20_body"/>
      <text:p text:style-name="P67">Pablo <text:alphabetical-index-mark-start text:id="IMark75040216"/><text:alphabetical-index-mark-start text:id="IMark67433704"/><text:alphabetical-index-mark-start text:id="IMark87287560"/><text:alphabetical-index-mark-start text:id="IMark91789992"/><text:alphabetical-index-mark-start text:id="IMark74924200"/><text:alphabetical-index-mark-start text:id="IMark91157400"/><text:alphabetical-index-mark-start text:id="IMark74923816"/><text:alphabetical-index-mark-start text:id="IMark89746744"/><text:alphabetical-index-mark-start text:id="IMark87428696"/><text:alphabetical-index-mark-start text:id="IMark74907672"/><text:alphabetical-index-mark-start text:id="IMark74906920"/><text:alphabetical-index-mark-start text:id="IMark89746360"/><text:alphabetical-index-mark-start text:id="IMark91304248"/><text:alphabetical-index-mark-start text:id="IMark91157016"/><text:alphabetical-index-mark-start text:id="IMark91797208"/><text:alphabetical-index-mark-start text:id="IMark85915000"/><text:alphabetical-index-mark-start text:id="IMark83233480"/>Edronkin<text:alphabetical-index-mark-end text:id="IMark83233480"/><text:alphabetical-index-mark-end text:id="IMark85915000"/><text:alphabetical-index-mark-end text:id="IMark91797208"/><text:alphabetical-index-mark-end text:id="IMark91157016"/><text:alphabetical-index-mark-end text:id="IMark91304248"/><text:alphabetical-index-mark-end text:id="IMark89746360"/><text:alphabetical-index-mark-end text:id="IMark74906920"/><text:alphabetical-index-mark-end text:id="IMark74907672"/><text:alphabetical-index-mark-end text:id="IMark87428696"/><text:alphabetical-index-mark-end text:id="IMark89746744"/><text:alphabetical-index-mark-end text:id="IMark74923816"/><text:alphabetical-index-mark-end text:id="IMark91157400"/><text:alphabetical-index-mark-end text:id="IMark74924200"/><text:alphabetical-index-mark-end text:id="IMark91789992"/><text:alphabetical-index-mark-end text:id="IMark87287560"/><text:alphabetical-index-mark-end text:id="IMark67433704"/><text:alphabetical-index-mark-end text:id="IMark75040216"/>, <text:span text:style-name="T1">2019</text:span></text:p>
      <text:p text:style-name="P4"><text:a xlink:type="simple" xlink:href="https://orcid.org/0000-0001-8690-7030" text:style-name="Internet_20_link" text:visited-style-name="Visited_20_Internet_20_Link">https://</text:a><text:alphabetical-index-mark-start text:id="IMark87287560"/><text:alphabetical-index-mark-start text:id="IMark91789992"/><text:alphabetical-index-mark-start text:id="IMark74924200"/><text:alphabetical-index-mark-start text:id="IMark91157400"/><text:alphabetical-index-mark-start text:id="IMark74923816"/><text:alphabetical-index-mark-start text:id="IMark89746744"/><text:alphabetical-index-mark-start text:id="IMark87428696"/><text:alphabetical-index-mark-start text:id="IMark74907672"/><text:alphabetical-index-mark-start text:id="IMark74906920"/><text:alphabetical-index-mark-start text:id="IMark89746360"/><text:alphabetical-index-mark-start text:id="IMark91304248"/><text:alphabetical-index-mark-start text:id="IMark91157016"/><text:alphabetical-index-mark-start text:id="IMark87820856"/><text:alphabetical-index-mark-start text:id="IMark90207608"/><text:alphabetical-index-mark-start text:id="IMark67433704"/><text:alphabetical-index-mark-start text:id="IMark75040216"/><text:alphabetical-index-mark-start text:id="IMark91864632"/><text:alphabetical-index-mark-start text:id="IMark91834344"/><text:alphabetical-index-mark-start text:id="IMark89158328"/><text:alphabetical-index-mark-start text:id="IMark85809528"/><text:alphabetical-index-mark-start text:id="IMark85121064"/><text:alphabetical-index-mark-start text:id="IMark77158824"/><text:alphabetical-index-mark-start text:id="IMark83232728"/><text:a xlink:type="simple" xlink:href="https://orcid.org/0000-0001-8690-7030" text:style-name="Internet_20_link" text:visited-style-name="Visited_20_Internet_20_Link">orcid</text:a><text:alphabetical-index-mark-end text:id="IMark83232728"/><text:alphabetical-index-mark-end text:id="IMark77158824"/><text:alphabetical-index-mark-end text:id="IMark85121064"/><text:alphabetical-index-mark-end text:id="IMark85809528"/><text:alphabetical-index-mark-end text:id="IMark89158328"/><text:alphabetical-index-mark-end text:id="IMark91834344"/><text:alphabetical-index-mark-end text:id="IMark91864632"/><text:alphabetical-index-mark-end text:id="IMark75040216"/><text:alphabetical-index-mark-end text:id="IMark67433704"/><text:alphabetical-index-mark-end text:id="IMark90207608"/><text:alphabetical-index-mark-end text:id="IMark87820856"/><text:alphabetical-index-mark-end text:id="IMark91157016"/><text:alphabetical-index-mark-end text:id="IMark91304248"/><text:alphabetical-index-mark-end text:id="IMark89746360"/><text:alphabetical-index-mark-end text:id="IMark74906920"/><text:alphabetical-index-mark-end text:id="IMark74907672"/><text:alphabetical-index-mark-end text:id="IMark87428696"/><text:alphabetical-index-mark-end text:id="IMark89746744"/><text:alphabetical-index-mark-end text:id="IMark74923816"/><text:alphabetical-index-mark-end text:id="IMark91157400"/><text:alphabetical-index-mark-end text:id="IMark74924200"/><text:alphabetical-index-mark-end text:id="IMark91789992"/><text:alphabetical-index-mark-end text:id="IMark87287560"/><text:a xlink:type="simple" xlink:href="https://orcid.org/0000-0001-8690-7030" text:style-name="Internet_20_link" text:visited-style-name="Visited_20_Internet_20_Link">.org/0000-0001-8690-7030</text:a></text:p>
      <text:p text:style-name="P4"/>
      <text:h text:style-name="Heading_20_1" text:outline-level="1"><text:bookmark-start text:name="__RefHeading___Toc941_76759228"/>Abstract.<text:bookmark-end text:name="__RefHeading___Toc941_76759228"/></text:h>
      <text:p text:style-name="P5"/>
      <text:p text:style-name="P20"><text:alphabetical-index-mark-start text:id="IMark91157016"/><text:alphabetical-index-mark-start text:id="IMark91304248"/><text:alphabetical-index-mark-start text:id="IMark87820856"/><text:alphabetical-index-mark-start text:id="IMark67433704"/><text:alphabetical-index-mark-start text:id="IMark90207608"/><text:alphabetical-index-mark-start text:id="IMark91789992"/><text:alphabetical-index-mark-start text:id="IMark75040216"/><text:alphabetical-index-mark-start text:id="IMark91016312"/><text:alphabetical-index-mark-start text:id="IMark74924200"/><text:alphabetical-index-mark-start text:id="IMark87287560"/><text:alphabetical-index-mark-start text:id="IMark91882488"/><text:alphabetical-index-mark-start text:id="IMark89746744"/><text:alphabetical-index-mark-start text:id="IMark91157400"/><text:alphabetical-index-mark-start text:id="IMark74923816"/>Sql<text:alphabetical-index-mark-end text:id="IMark74923816"/><text:alphabetical-index-mark-end text:id="IMark91157400"/><text:alphabetical-index-mark-end text:id="IMark89746744"/><text:alphabetical-index-mark-end text:id="IMark91882488"/><text:alphabetical-index-mark-end text:id="IMark87287560"/><text:alphabetical-index-mark-end text:id="IMark74924200"/><text:alphabetical-index-mark-end text:id="IMark91016312"/><text:alphabetical-index-mark-end text:id="IMark75040216"/><text:alphabetical-index-mark-end text:id="IMark91789992"/><text:alphabetical-index-mark-end text:id="IMark90207608"/><text:alphabetical-index-mark-end text:id="IMark67433704"/><text:alphabetical-index-mark-end text:id="IMark87820856"/><text:alphabetical-index-mark-end text:id="IMark91304248"/><text:alphabetical-index-mark-end text:id="IMark91157016"/>p is a very small <text:alphabetical-index-mark-start text:id="IMark87428696"/><text:alphabetical-index-mark-start text:id="IMark74906920"/><text:alphabetical-index-mark-start text:id="IMark89746360"/><text:alphabetical-index-mark-start text:id="IMark74907672"/><text:alphabetical-index-mark-start text:id="IMark74209912"/><text:alphabetical-index-mark-start text:id="IMark91794024"/><text:alphabetical-index-mark-start text:id="IMark74983624"/>program<text:alphabetical-index-mark-end text:id="IMark74983624"/><text:alphabetical-index-mark-end text:id="IMark91794024"/><text:alphabetical-index-mark-end text:id="IMark74209912"/><text:alphabetical-index-mark-end text:id="IMark74907672"/><text:alphabetical-index-mark-end text:id="IMark89746360"/><text:alphabetical-index-mark-end text:id="IMark74906920"/><text:alphabetical-index-mark-end text:id="IMark87428696"/> written in C++ that allows the user to send <text:alphabetical-index-mark-start text:id="IMark91806408"/><text:alphabetical-index-mark-start text:id="IMark91829368"/><text:alphabetical-index-mark-start text:id="IMark74815784"/><text:alphabetical-index-mark-start text:id="IMark91825944"/><text:alphabetical-index-mark-start text:id="IMark91869528"/><text:alphabetical-index-mark-start text:id="IMark89157384"/><text:alphabetical-index-mark-start text:id="IMark91865304"/><text:alphabetical-index-mark-start text:id="IMark91886424"/><text:alphabetical-index-mark-start text:id="IMark88904888"/><text:alphabetical-index-mark-start text:id="IMark87298568"/><text:alphabetical-index-mark-start text:id="IMark75385928"/><text:alphabetical-index-mark-start text:id="IMark59329960"/><text:alphabetical-index-mark-start text:id="IMark89325912"/><text:alphabetical-index-mark-start text:id="IMark87286056"/>SQL<text:alphabetical-index-mark-end text:id="IMark87286056"/><text:alphabetical-index-mark-end text:id="IMark89325912"/><text:alphabetical-index-mark-end text:id="IMark59329960"/><text:alphabetical-index-mark-end text:id="IMark75385928"/><text:alphabetical-index-mark-end text:id="IMark87298568"/><text:alphabetical-index-mark-end text:id="IMark88904888"/><text:alphabetical-index-mark-end text:id="IMark91886424"/><text:alphabetical-index-mark-end text:id="IMark91865304"/><text:alphabetical-index-mark-end text:id="IMark89157384"/><text:alphabetical-index-mark-end text:id="IMark91869528"/><text:alphabetical-index-mark-end text:id="IMark91825944"/><text:alphabetical-index-mark-end text:id="IMark74815784"/><text:alphabetical-index-mark-end text:id="IMark91829368"/><text:alphabetical-index-mark-end text:id="IMark91806408"/> <text:alphabetical-index-mark-start text:id="IMark90017736"/><text:alphabetical-index-mark-start text:id="IMark87564760"/><text:alphabetical-index-mark-start text:id="IMark87566024"/><text:alphabetical-index-mark-start text:id="IMark88511912"/><text:alphabetical-index-mark-start text:id="IMark88513240"/><text:alphabetical-index-mark-start text:id="IMark67436888"/><text:alphabetical-index-mark-start text:id="IMark88967784"/>queries<text:alphabetical-index-mark-end text:id="IMark88967784"/><text:alphabetical-index-mark-end text:id="IMark67436888"/><text:alphabetical-index-mark-end text:id="IMark88513240"/><text:alphabetical-index-mark-end text:id="IMark88511912"/><text:alphabetical-index-mark-end text:id="IMark87566024"/><text:alphabetical-index-mark-end text:id="IMark87564760"/><text:alphabetical-index-mark-end text:id="IMark90017736"/> to a <text:alphabetical-index-mark-start text:id="IMark86195864"/><text:alphabetical-index-mark-start text:id="IMark91791096"/><text:alphabetical-index-mark-start text:id="IMark91792360"/><text:alphabetical-index-mark-start text:id="IMark91792456"/><text:alphabetical-index-mark-start text:id="IMark91799080"/><text:alphabetical-index-mark-start text:id="IMark91800376"/><text:alphabetical-index-mark-start text:id="IMark91803720"/><text:alphabetical-index-mark-start text:id="IMark91805048"/><text:alphabetical-index-mark-start text:id="IMark91808472"/><text:alphabetical-index-mark-start text:id="IMark91811752"/><text:alphabetical-index-mark-start text:id="IMark91812952"/><text:alphabetical-index-mark-start text:id="IMark91816440"/><text:alphabetical-index-mark-start text:id="IMark75121240"/><text:alphabetical-index-mark-start text:id="IMark91823736"/><text:alphabetical-index-mark-start text:id="IMark91827016"/><text:alphabetical-index-mark-start text:id="IMark91828312"/><text:alphabetical-index-mark-start text:id="IMark91831656"/><text:alphabetical-index-mark-start text:id="IMark91832984"/><text:alphabetical-index-mark-start text:id="IMark91836408"/><text:alphabetical-index-mark-start text:id="IMark91839688"/><text:alphabetical-index-mark-start text:id="IMark91840888"/>Sql<text:alphabetical-index-mark-end text:id="IMark91840888"/><text:alphabetical-index-mark-end text:id="IMark91839688"/><text:alphabetical-index-mark-end text:id="IMark91836408"/><text:alphabetical-index-mark-end text:id="IMark91832984"/><text:alphabetical-index-mark-end text:id="IMark91831656"/><text:alphabetical-index-mark-end text:id="IMark91828312"/><text:alphabetical-index-mark-end text:id="IMark91827016"/><text:alphabetical-index-mark-end text:id="IMark91823736"/><text:alphabetical-index-mark-end text:id="IMark75121240"/><text:alphabetical-index-mark-end text:id="IMark91816440"/><text:alphabetical-index-mark-end text:id="IMark91812952"/><text:alphabetical-index-mark-end text:id="IMark91811752"/><text:alphabetical-index-mark-end text:id="IMark91808472"/><text:alphabetical-index-mark-end text:id="IMark91805048"/>ite<text:alphabetical-index-mark-end text:id="IMark91803720"/><text:alphabetical-index-mark-end text:id="IMark91800376"/><text:alphabetical-index-mark-end text:id="IMark91799080"/><text:alphabetical-index-mark-end text:id="IMark91792456"/><text:alphabetical-index-mark-end text:id="IMark91792360"/><text:alphabetical-index-mark-end text:id="IMark91791096"/><text:alphabetical-index-mark-end text:id="IMark86195864"/>3 <text:alphabetical-index-mark-start text:id="IMark91880680"/><text:alphabetical-index-mark-start text:id="IMark91883864"/><text:alphabetical-index-mark-start text:id="IMark91885128"/><text:alphabetical-index-mark-start text:id="IMark91885224"/><text:alphabetical-index-mark-start text:id="IMark91891848"/><text:alphabetical-index-mark-start text:id="IMark91893144"/><text:alphabetical-index-mark-start text:id="IMark74920216"/>database<text:alphabetical-index-mark-end text:id="IMark74920216"/><text:alphabetical-index-mark-end text:id="IMark91893144"/><text:alphabetical-index-mark-end text:id="IMark91891848"/><text:alphabetical-index-mark-end text:id="IMark91885224"/><text:alphabetical-index-mark-end text:id="IMark91885128"/><text:alphabetical-index-mark-end text:id="IMark91883864"/><text:alphabetical-index-mark-end text:id="IMark91880680"/> from a <text:alphabetical-index-mark-start text:id="IMark86243384"/><text:alphabetical-index-mark-start text:id="IMark86244680"/><text:alphabetical-index-mark-start text:id="IMark87106984"/><text:alphabetical-index-mark-start text:id="IMark87108248"/><text:alphabetical-index-mark-start text:id="IMark74943656"/><text:alphabetical-index-mark-start text:id="IMark74198376"/><text:alphabetical-index-mark-start text:id="IMark74199640"/>common<text:alphabetical-index-mark-end text:id="IMark74199640"/><text:alphabetical-index-mark-end text:id="IMark74198376"/><text:alphabetical-index-mark-end text:id="IMark74943656"/><text:alphabetical-index-mark-end text:id="IMark87108248"/><text:alphabetical-index-mark-end text:id="IMark87106984"/><text:alphabetical-index-mark-end text:id="IMark86244680"/><text:alphabetical-index-mark-end text:id="IMark86243384"/> <text:alphabetical-index-mark-start text:id="IMark89523656"/><text:alphabetical-index-mark-start text:id="IMark89524712"/><text:alphabetical-index-mark-start text:id="IMark75082120"/><text:alphabetical-index-mark-start text:id="IMark86898808"/><text:alphabetical-index-mark-start text:id="IMark86900088"/><text:alphabetical-index-mark-start text:id="IMark89824088"/><text:alphabetical-index-mark-start text:id="IMark89825416"/>terminal<text:alphabetical-index-mark-end text:id="IMark89825416"/><text:alphabetical-index-mark-end text:id="IMark89824088"/><text:alphabetical-index-mark-end text:id="IMark86900088"/><text:alphabetical-index-mark-end text:id="IMark86898808"/><text:alphabetical-index-mark-end text:id="IMark75082120"/><text:alphabetical-index-mark-end text:id="IMark89524712"/><text:alphabetical-index-mark-end text:id="IMark89523656"/> without the use of any <text:alphabetical-index-mark-start text:id="IMark89825512"/><text:alphabetical-index-mark-start text:id="IMark91794408"/><text:alphabetical-index-mark-start text:id="IMark85732440"/><text:alphabetical-index-mark-start text:id="IMark74883752"/><text:alphabetical-index-mark-start text:id="IMark74885080"/><text:alphabetical-index-mark-start text:id="IMark74820344"/><text:alphabetical-index-mark-start text:id="IMark74821672"/>application<text:alphabetical-index-mark-end text:id="IMark74821672"/><text:alphabetical-index-mark-end text:id="IMark74820344"/><text:alphabetical-index-mark-end text:id="IMark74885080"/><text:alphabetical-index-mark-end text:id="IMark74883752"/><text:alphabetical-index-mark-end text:id="IMark85732440"/><text:alphabetical-index-mark-end text:id="IMark91794408"/><text:alphabetical-index-mark-end text:id="IMark89825512"/> or <text:alphabetical-index-mark-start text:id="IMark86474808"/><text:alphabetical-index-mark-start text:id="IMark87343704"/><text:alphabetical-index-mark-start text:id="IMark74936856"/><text:alphabetical-index-mark-start text:id="IMark75358088"/><text:alphabetical-index-mark-start text:id="IMark75359416"/><text:alphabetical-index-mark-start text:id="IMark88280376"/><text:alphabetical-index-mark-start text:id="IMark61760376"/>library<text:alphabetical-index-mark-end text:id="IMark61760376"/><text:alphabetical-index-mark-end text:id="IMark88280376"/><text:alphabetical-index-mark-end text:id="IMark75359416"/><text:alphabetical-index-mark-end text:id="IMark75358088"/><text:alphabetical-index-mark-end text:id="IMark74936856"/><text:alphabetical-index-mark-end text:id="IMark87343704"/><text:alphabetical-index-mark-end text:id="IMark86474808"/> other than itself <text:span text:style-name="T31">and </text:span><text:alphabetical-index-mark-start text:id="IMark88124200"/><text:alphabetical-index-mark-start text:id="IMark89207864"/><text:alphabetical-index-mark-start text:id="IMark75127560"/><text:alphabetical-index-mark-start text:id="IMark75128888"/><text:alphabetical-index-mark-start text:id="IMark90329960"/><text:alphabetical-index-mark-start text:id="IMark90331288"/><text:alphabetical-index-mark-start text:id="IMark86766232"/><text:alphabetical-index-mark-start text:id="IMark74974056"/><text:alphabetical-index-mark-start text:id="IMark74975384"/><text:alphabetical-index-mark-start text:id="IMark89894200"/><text:alphabetical-index-mark-start text:id="IMark89895528"/><text:alphabetical-index-mark-start text:id="IMark89232440"/><text:alphabetical-index-mark-start text:id="IMark89341800"/><text:alphabetical-index-mark-start text:id="IMark86568952"/><text:alphabetical-index-mark-start text:id="IMark86570280"/><text:alphabetical-index-mark-start text:id="IMark91903416"/><text:alphabetical-index-mark-start text:id="IMark91904712"/><text:alphabetical-index-mark-start text:id="IMark91878760"/><text:alphabetical-index-mark-start text:id="IMark91907176"/><text:alphabetical-index-mark-start text:id="IMark91908472"/><text:alphabetical-index-mark-start text:id="IMark91909768"/><text:span text:style-name="T31">Sql</text:span><text:alphabetical-index-mark-end text:id="IMark91909768"/><text:alphabetical-index-mark-end text:id="IMark91908472"/><text:alphabetical-index-mark-end text:id="IMark91907176"/><text:alphabetical-index-mark-end text:id="IMark91878760"/><text:alphabetical-index-mark-end text:id="IMark91904712"/><text:alphabetical-index-mark-end text:id="IMark91903416"/><text:alphabetical-index-mark-end text:id="IMark86570280"/><text:alphabetical-index-mark-end text:id="IMark86568952"/><text:alphabetical-index-mark-end text:id="IMark89341800"/><text:alphabetical-index-mark-end text:id="IMark89232440"/><text:alphabetical-index-mark-end text:id="IMark89895528"/><text:alphabetical-index-mark-end text:id="IMark89894200"/><text:alphabetical-index-mark-end text:id="IMark74975384"/><text:alphabetical-index-mark-end text:id="IMark74974056"/><text:span text:style-name="T31">ite</text:span><text:alphabetical-index-mark-end text:id="IMark86766232"/><text:alphabetical-index-mark-end text:id="IMark90331288"/><text:alphabetical-index-mark-end text:id="IMark90329960"/><text:alphabetical-index-mark-end text:id="IMark75128888"/><text:alphabetical-index-mark-end text:id="IMark75127560"/><text:alphabetical-index-mark-end text:id="IMark89207864"/><text:alphabetical-index-mark-end text:id="IMark88124200"/><text:span text:style-name="T31">3</text:span>.</text:p>
      <text:p text:style-name="P20"/>
      <text:p text:style-name="P54">It is not meant as a substitution of <text:alphabetical-index-mark-start text:id="IMark91157016"/><text:alphabetical-index-mark-start text:id="IMark91304248"/><text:alphabetical-index-mark-start text:id="IMark87820856"/><text:alphabetical-index-mark-start text:id="IMark67433704"/><text:alphabetical-index-mark-start text:id="IMark90207608"/><text:alphabetical-index-mark-start text:id="IMark91789992"/>Sql<text:alphabetical-index-mark-end text:id="IMark91789992"/><text:alphabetical-index-mark-end text:id="IMark90207608"/><text:alphabetical-index-mark-end text:id="IMark67433704"/><text:alphabetical-index-mark-end text:id="IMark87820856"/>ite<text:alphabetical-index-mark-end text:id="IMark91304248"/><text:alphabetical-index-mark-end text:id="IMark91157016"/>3’s <text:alphabetical-index-mark-start text:id="IMark75040216"/><text:alphabetical-index-mark-start text:id="IMark91016312"/>dot<text:alphabetical-index-mark-end text:id="IMark91016312"/><text:alphabetical-index-mark-end text:id="IMark75040216"/> <text:alphabetical-index-mark-start text:id="IMark74924200"/><text:alphabetical-index-mark-start text:id="IMark87287560"/>command<text:alphabetical-index-mark-end text:id="IMark87287560"/><text:alphabetical-index-mark-end text:id="IMark74924200"/>s, but rather as a complement. In some cases, using those <text:alphabetical-index-mark-start text:id="IMark91882488"/><text:alphabetical-index-mark-start text:id="IMark89746744"/>command<text:alphabetical-index-mark-end text:id="IMark89746744"/><text:alphabetical-index-mark-end text:id="IMark91882488"/>s might prove more convenient, while in others, using <text:alphabetical-index-mark-start text:id="IMark91157400"/><text:alphabetical-index-mark-start text:id="IMark74923816"/><text:alphabetical-index-mark-start text:id="IMark74906920"/><text:alphabetical-index-mark-start text:id="IMark87428696"/>sql<text:alphabetical-index-mark-end text:id="IMark87428696"/><text:alphabetical-index-mark-end text:id="IMark74906920"/><text:alphabetical-index-mark-end text:id="IMark74923816"/><text:alphabetical-index-mark-end text:id="IMark91157400"/>p may have its own <text:alphabetical-index-mark-start text:id="IMark74907672"/><text:alphabetical-index-mark-start text:id="IMark89746360"/>advantage<text:alphabetical-index-mark-end text:id="IMark89746360"/><text:alphabetical-index-mark-end text:id="IMark74907672"/>s.</text:p>
      <text:p text:style-name="P5"/>
      <text:h text:style-name="Heading_20_1" text:outline-level="1"><text:bookmark-start text:name="__RefHeading___Toc943_76759228"/>Keywords.<text:bookmark-end text:name="__RefHeading___Toc943_76759228"/></text:h>
      <text:p text:style-name="P5"/>
      <text:p text:style-name="P18"><text:alphabetical-index-mark-start text:id="IMark89746744"/><text:alphabetical-index-mark-start text:id="IMark74924200"/><text:alphabetical-index-mark-start text:id="IMark87287560"/><text:alphabetical-index-mark-start text:id="IMark75040216"/><text:alphabetical-index-mark-start text:id="IMark91016312"/><text:alphabetical-index-mark-start text:id="IMark91157016"/><text:alphabetical-index-mark-start text:id="IMark91304248"/><text:alphabetical-index-mark-start text:id="IMark87820856"/><text:alphabetical-index-mark-start text:id="IMark67433704"/><text:alphabetical-index-mark-start text:id="IMark90207608"/><text:alphabetical-index-mark-start text:id="IMark91789992"/><text:alphabetical-index-mark-start text:id="IMark88066392"/><text:alphabetical-index-mark-start text:id="IMark74907672"/><text:alphabetical-index-mark-start text:id="IMark89746360"/><text:alphabetical-index-mark-start text:id="IMark75039816"/><text:alphabetical-index-mark-start text:id="IMark74937144"/><text:alphabetical-index-mark-start text:id="IMark86194680"/><text:alphabetical-index-mark-start text:id="IMark91157400"/><text:alphabetical-index-mark-start text:id="IMark74923816"/><text:alphabetical-index-mark-start text:id="IMark74906920"/><text:alphabetical-index-mark-start text:id="IMark91882488"/>Sql<text:alphabetical-index-mark-end text:id="IMark91882488"/><text:alphabetical-index-mark-end text:id="IMark74906920"/><text:alphabetical-index-mark-end text:id="IMark74923816"/><text:alphabetical-index-mark-end text:id="IMark91157400"/><text:alphabetical-index-mark-end text:id="IMark86194680"/><text:alphabetical-index-mark-end text:id="IMark74937144"/><text:alphabetical-index-mark-end text:id="IMark75039816"/><text:alphabetical-index-mark-end text:id="IMark89746360"/><text:alphabetical-index-mark-end text:id="IMark74907672"/><text:alphabetical-index-mark-end text:id="IMark88066392"/><text:alphabetical-index-mark-end text:id="IMark91789992"/><text:alphabetical-index-mark-end text:id="IMark90207608"/><text:alphabetical-index-mark-end text:id="IMark67433704"/><text:alphabetical-index-mark-end text:id="IMark87820856"/>ite<text:alphabetical-index-mark-end text:id="IMark91304248"/><text:alphabetical-index-mark-end text:id="IMark91157016"/><text:alphabetical-index-mark-end text:id="IMark91016312"/><text:alphabetical-index-mark-end text:id="IMark75040216"/><text:alphabetical-index-mark-end text:id="IMark87287560"/><text:alphabetical-index-mark-end text:id="IMark74924200"/><text:alphabetical-index-mark-end text:id="IMark89746744"/>, <text:alphabetical-index-mark-start text:id="IMark87428696"/><text:alphabetical-index-mark-start text:id="IMark91910088"/><text:alphabetical-index-mark-start text:id="IMark91814392"/><text:alphabetical-index-mark-start text:id="IMark89158328"/><text:alphabetical-index-mark-start text:id="IMark85915000"/><text:alphabetical-index-mark-start text:id="IMark91850488"/><text:alphabetical-index-mark-start text:id="IMark74209912"/><text:alphabetical-index-mark-start text:id="IMark91903032"/><text:alphabetical-index-mark-start text:id="IMark91923256"/><text:alphabetical-index-mark-start text:id="IMark86473208"/><text:alphabetical-index-mark-start text:id="IMark75133000"/><text:alphabetical-index-mark-start text:id="IMark87343704"/><text:alphabetical-index-mark-start text:id="IMark90123176"/><text:alphabetical-index-mark-start text:id="IMark86244968"/>sql<text:alphabetical-index-mark-end text:id="IMark86244968"/><text:alphabetical-index-mark-end text:id="IMark90123176"/><text:alphabetical-index-mark-end text:id="IMark87343704"/><text:alphabetical-index-mark-end text:id="IMark75133000"/><text:alphabetical-index-mark-end text:id="IMark86473208"/><text:alphabetical-index-mark-end text:id="IMark91923256"/><text:alphabetical-index-mark-end text:id="IMark91903032"/><text:alphabetical-index-mark-end text:id="IMark74209912"/><text:alphabetical-index-mark-end text:id="IMark91850488"/><text:alphabetical-index-mark-end text:id="IMark85915000"/><text:alphabetical-index-mark-end text:id="IMark89158328"/><text:alphabetical-index-mark-end text:id="IMark91814392"/><text:alphabetical-index-mark-end text:id="IMark91910088"/><text:alphabetical-index-mark-end text:id="IMark87428696"/>p, <text:alphabetical-index-mark-start text:id="IMark74975672"/><text:alphabetical-index-mark-start text:id="IMark74785064"/><text:alphabetical-index-mark-start text:id="IMark85732056"/><text:alphabetical-index-mark-start text:id="IMark85916136"/><text:alphabetical-index-mark-start text:id="IMark67435992"/><text:alphabetical-index-mark-start text:id="IMark88905640"/><text:alphabetical-index-mark-start text:id="IMark91839976"/><text:alphabetical-index-mark-start text:id="IMark87299272"/><text:alphabetical-index-mark-start text:id="IMark75386216"/><text:alphabetical-index-mark-start text:id="IMark74936376"/><text:alphabetical-index-mark-start text:id="IMark74936472"/><text:alphabetical-index-mark-start text:id="IMark74977304"/><text:alphabetical-index-mark-start text:id="IMark74977400"/><text:alphabetical-index-mark-start text:id="IMark91795320"/><text:alphabetical-index-mark-start text:id="IMark91795416"/><text:alphabetical-index-mark-start text:id="IMark91835928"/><text:alphabetical-index-mark-start text:id="IMark91836024"/><text:alphabetical-index-mark-start text:id="IMark91906696"/><text:alphabetical-index-mark-start text:id="IMark91906792"/><text:alphabetical-index-mark-start text:id="IMark91796552"/><text:alphabetical-index-mark-start text:id="IMark74198664"/>sql<text:alphabetical-index-mark-end text:id="IMark74198664"/><text:alphabetical-index-mark-end text:id="IMark91796552"/><text:alphabetical-index-mark-end text:id="IMark91906792"/><text:alphabetical-index-mark-end text:id="IMark91906696"/><text:alphabetical-index-mark-end text:id="IMark91836024"/><text:alphabetical-index-mark-end text:id="IMark91835928"/><text:alphabetical-index-mark-end text:id="IMark91795416"/><text:alphabetical-index-mark-end text:id="IMark91795320"/><text:alphabetical-index-mark-end text:id="IMark74977400"/><text:alphabetical-index-mark-end text:id="IMark74977304"/><text:alphabetical-index-mark-end text:id="IMark74936472"/><text:alphabetical-index-mark-end text:id="IMark74936376"/><text:alphabetical-index-mark-end text:id="IMark75386216"/><text:alphabetical-index-mark-end text:id="IMark87299272"/>ite<text:alphabetical-index-mark-end text:id="IMark91839976"/><text:alphabetical-index-mark-end text:id="IMark88905640"/><text:alphabetical-index-mark-end text:id="IMark67435992"/><text:alphabetical-index-mark-end text:id="IMark85916136"/><text:alphabetical-index-mark-end text:id="IMark85732056"/><text:alphabetical-index-mark-end text:id="IMark74785064"/><text:alphabetical-index-mark-end text:id="IMark74975672"/>3, data, <text:alphabetical-index-mark-start text:id="IMark61761128"/><text:alphabetical-index-mark-start text:id="IMark74884696"/><text:alphabetical-index-mark-start text:id="IMark89824840"/><text:alphabetical-index-mark-start text:id="IMark74920968"/><text:alphabetical-index-mark-start text:id="IMark91804664"/><text:alphabetical-index-mark-start text:id="IMark91832408"/><text:alphabetical-index-mark-start text:id="IMark88512616"/>database<text:alphabetical-index-mark-end text:id="IMark88512616"/><text:alphabetical-index-mark-end text:id="IMark91832408"/><text:alphabetical-index-mark-end text:id="IMark91804664"/><text:alphabetical-index-mark-end text:id="IMark74920968"/><text:alphabetical-index-mark-end text:id="IMark89824840"/><text:alphabetical-index-mark-end text:id="IMark74884696"/><text:alphabetical-index-mark-end text:id="IMark61761128"/>, <text:alphabetical-index-mark-start text:id="IMark89895144"/><text:alphabetical-index-mark-start text:id="IMark75082872"/><text:alphabetical-index-mark-start text:id="IMark75159000"/><text:alphabetical-index-mark-start text:id="IMark90018488"/><text:alphabetical-index-mark-start text:id="IMark75134920"/><text:alphabetical-index-mark-start text:id="IMark85733192"/><text:alphabetical-index-mark-start text:id="IMark91868008"/><text:alphabetical-index-mark-start text:id="IMark91882984"/><text:alphabetical-index-mark-start text:id="IMark91830824"/><text:alphabetical-index-mark-start text:id="IMark85464136"/><text:alphabetical-index-mark-start text:id="IMark86205736"/><text:alphabetical-index-mark-start text:id="IMark91937512"/><text:alphabetical-index-mark-start text:id="IMark91941464"/><text:alphabetical-index-mark-start text:id="IMark91942760"/>sql<text:alphabetical-index-mark-end text:id="IMark91942760"/><text:alphabetical-index-mark-end text:id="IMark91941464"/><text:alphabetical-index-mark-end text:id="IMark91937512"/><text:alphabetical-index-mark-end text:id="IMark86205736"/><text:alphabetical-index-mark-end text:id="IMark85464136"/><text:alphabetical-index-mark-end text:id="IMark91830824"/><text:alphabetical-index-mark-end text:id="IMark91882984"/><text:alphabetical-index-mark-end text:id="IMark91868008"/><text:alphabetical-index-mark-end text:id="IMark85733192"/><text:alphabetical-index-mark-end text:id="IMark75134920"/><text:alphabetical-index-mark-end text:id="IMark90018488"/><text:alphabetical-index-mark-end text:id="IMark75159000"/><text:alphabetical-index-mark-end text:id="IMark75082872"/><text:alphabetical-index-mark-end text:id="IMark89895144"/></text:p>
      <text:p text:style-name="P5"/>
      <text:h text:style-name="Heading_20_1" text:outline-level="1"><text:bookmark-start text:name="__RefHeading___Toc945_76759228"/>Acknowledgements.<text:bookmark-end text:name="__RefHeading___Toc945_76759228"/></text:h>
      <text:p text:style-name="P5"/>
      <text:p text:style-name="P68"><text:span text:style-name="T5">This </text:span><text:alphabetical-index-mark-start text:id="IMark91157016"/><text:alphabetical-index-mark-start text:id="IMark91304248"/><text:span text:style-name="T5">project</text:span><text:alphabetical-index-mark-end text:id="IMark91304248"/><text:alphabetical-index-mark-end text:id="IMark91157016"/><text:span text:style-name="T5"> could not have taken place without the work done by</text:span>:</text:p>
      <text:list xml:id="list8662670808810511117" text:style-name="L1">
        <text:list-header>
          <text:p text:style-name="P71"/>
        </text:list-header>
        <text:list-item>
          <text:p text:style-name="P72">The <text:alphabetical-index-mark-start text:id="IMark89746360"/><text:alphabetical-index-mark-start text:id="IMark91157400"/><text:alphabetical-index-mark-start text:id="IMark74906920"/><text:alphabetical-index-mark-start text:id="IMark87428696"/><text:alphabetical-index-mark-start text:id="IMark74924200"/><text:alphabetical-index-mark-start text:id="IMark91016312"/><text:alphabetical-index-mark-start text:id="IMark87820856"/><text:alphabetical-index-mark-start text:id="IMark91304248"/><text:alphabetical-index-mark-start text:id="IMark67433704"/><text:alphabetical-index-mark-start text:id="IMark88066392"/>develop<text:alphabetical-index-mark-end text:id="IMark88066392"/><text:alphabetical-index-mark-end text:id="IMark67433704"/>er<text:alphabetical-index-mark-end text:id="IMark91304248"/><text:alphabetical-index-mark-end text:id="IMark87820856"/><text:alphabetical-index-mark-end text:id="IMark91016312"/><text:alphabetical-index-mark-end text:id="IMark74924200"/><text:alphabetical-index-mark-end text:id="IMark87428696"/><text:alphabetical-index-mark-end text:id="IMark74906920"/><text:alphabetical-index-mark-end text:id="IMark91157400"/><text:alphabetical-index-mark-end text:id="IMark89746360"/>s of <text:alphabetical-index-mark-start text:id="IMark91789992"/><text:alphabetical-index-mark-start text:id="IMark91932840"/><text:alphabetical-index-mark-start text:id="IMark91930312"/><text:alphabetical-index-mark-start text:id="IMark91892136"/><text:alphabetical-index-mark-start text:id="IMark67437176"/><text:alphabetical-index-mark-start text:id="IMark87015688"/><text:alphabetical-index-mark-start text:id="IMark87565048"/><text:alphabetical-index-mark-start text:id="IMark91808760"/><text:alphabetical-index-mark-start text:id="IMark91796088"/><text:alphabetical-index-mark-start text:id="IMark91794856"/><text:alphabetical-index-mark-start text:id="IMark88905176"/><text:alphabetical-index-mark-start text:id="IMark91931800"/><text:alphabetical-index-mark-start text:id="IMark61761992"/><text:alphabetical-index-mark-start text:id="IMark89523192"/><text:alphabetical-index-mark-start text:id="IMark87467016"/><text:alphabetical-index-mark-start text:id="IMark90206568"/><text:alphabetical-index-mark-start text:id="IMark91848424"/><text:alphabetical-index-mark-start text:id="IMark67462296"/><text:alphabetical-index-mark-start text:id="IMark86558056"/><text:alphabetical-index-mark-start text:id="IMark91929224"/><text:alphabetical-index-mark-start text:id="IMark91914568"/><text:alphabetical-index-mark-start text:id="IMark91920648"/><text:alphabetical-index-mark-start text:id="IMark89893736"/><text:alphabetical-index-mark-start text:id="IMark91910536"/><text:alphabetical-index-mark-start text:id="IMark74792440"/><text:alphabetical-index-mark-start text:id="IMark75042616"/><text:alphabetical-index-mark-start text:id="IMark76041656"/><text:alphabetical-index-mark-start text:id="IMark83232648"/><text:alphabetical-index-mark-start text:id="IMark89231368"/><text:alphabetical-index-mark-start text:id="IMark89208904"/><text:alphabetical-index-mark-start text:id="IMark89158248"/>Sql<text:alphabetical-index-mark-end text:id="IMark89158248"/><text:alphabetical-index-mark-end text:id="IMark89208904"/><text:alphabetical-index-mark-end text:id="IMark89231368"/><text:alphabetical-index-mark-end text:id="IMark83232648"/><text:alphabetical-index-mark-end text:id="IMark76041656"/><text:alphabetical-index-mark-end text:id="IMark75042616"/><text:alphabetical-index-mark-end text:id="IMark74792440"/><text:alphabetical-index-mark-end text:id="IMark91910536"/><text:alphabetical-index-mark-end text:id="IMark89893736"/><text:alphabetical-index-mark-end text:id="IMark91920648"/><text:alphabetical-index-mark-end text:id="IMark91914568"/><text:alphabetical-index-mark-end text:id="IMark91929224"/><text:alphabetical-index-mark-end text:id="IMark86558056"/><text:alphabetical-index-mark-end text:id="IMark67462296"/><text:alphabetical-index-mark-end text:id="IMark91848424"/>ite<text:alphabetical-index-mark-end text:id="IMark90206568"/><text:alphabetical-index-mark-end text:id="IMark87467016"/><text:alphabetical-index-mark-end text:id="IMark89523192"/><text:alphabetical-index-mark-end text:id="IMark61761992"/><text:alphabetical-index-mark-end text:id="IMark91931800"/><text:alphabetical-index-mark-end text:id="IMark88905176"/><text:alphabetical-index-mark-end text:id="IMark91794856"/>3<text:alphabetical-index-mark-end text:id="IMark91796088"/><text:alphabetical-index-mark-end text:id="IMark91808760"/><text:alphabetical-index-mark-end text:id="IMark87565048"/><text:alphabetical-index-mark-end text:id="IMark87015688"/><text:alphabetical-index-mark-end text:id="IMark67437176"/><text:alphabetical-index-mark-end text:id="IMark91892136"/><text:alphabetical-index-mark-end text:id="IMark91930312"/><text:alphabetical-index-mark-end text:id="IMark91932840"/><text:alphabetical-index-mark-end text:id="IMark91789992"/><text:span text:style-name="T2">[6.</text:span><text:span text:style-name="T3">1</text:span><text:span text:style-name="T2">.]</text:span>.</text:p>
        </text:list-item>
      </text:list>
      <text:p text:style-name="P5"/>
      <text:h text:style-name="Heading_20_1" text:outline-level="1"><text:bookmark-start text:name="__RefHeading___Toc947_76759228"/><text:alphabetical-index-mark-start text:id="IMark91882488"/><text:alphabetical-index-mark-start text:id="IMark74937144"/><text:alphabetical-index-mark-start text:id="IMark75039816"/><text:alphabetical-index-mark-start text:id="IMark75040216"/><text:alphabetical-index-mark-start text:id="IMark87287560"/><text:alphabetical-index-mark-start text:id="IMark91789992"/><text:alphabetical-index-mark-start text:id="IMark91932840"/>License<text:alphabetical-index-mark-end text:id="IMark91932840"/><text:alphabetical-index-mark-end text:id="IMark91789992"/><text:alphabetical-index-mark-end text:id="IMark87287560"/><text:alphabetical-index-mark-end text:id="IMark75040216"/><text:alphabetical-index-mark-end text:id="IMark75039816"/><text:alphabetical-index-mark-end text:id="IMark74937144"/><text:alphabetical-index-mark-end text:id="IMark91882488"/> <text:span text:style-name="T6">and </text:span>info <text:span text:style-name="T6">for contributors.</text:span><text:bookmark-end text:name="__RefHeading___Toc947_76759228"/></text:h>
      <text:p text:style-name="P5"/>
      <text:p text:style-name="P69"><text:soft-page-break/>Please read the following <text:alphabetical-index-mark-start text:id="IMark74924200"/><text:alphabetical-index-mark-start text:id="IMark91016312"/><text:alphabetical-index-mark-start text:id="IMark87820856"/><text:alphabetical-index-mark-start text:id="IMark91304248"/><text:alphabetical-index-mark-start text:id="IMark67433704"/><text:alphabetical-index-mark-start text:id="IMark88066392"/><text:alphabetical-index-mark-start text:id="IMark86570568"/><text:alphabetical-index-mark-start text:id="IMark74907672"/><text:alphabetical-index-mark-start text:id="IMark91157016"/><text:alphabetical-index-mark-start text:id="IMark90207608"/><text:alphabetical-index-mark-start text:id="IMark89746744"/><text:alphabetical-index-mark-start text:id="IMark90018776"/><text:alphabetical-index-mark-start text:id="IMark91882488"/><text:alphabetical-index-mark-start text:id="IMark74937144"/><text:alphabetical-index-mark-start text:id="IMark75039816"/>fil<text:alphabetical-index-mark-start text:id="IMark75040216"/>e<text:alphabetical-index-mark-end text:id="IMark75039816"/><text:alphabetical-index-mark-end text:id="IMark74937144"/><text:alphabetical-index-mark-end text:id="IMark91882488"/><text:alphabetical-index-mark-end text:id="IMark90018776"/><text:alphabetical-index-mark-end text:id="IMark89746744"/><text:alphabetical-index-mark-end text:id="IMark90207608"/><text:alphabetical-index-mark-end text:id="IMark91157016"/><text:alphabetical-index-mark-end text:id="IMark74907672"/><text:alphabetical-index-mark-end text:id="IMark86570568"/><text:alphabetical-index-mark-end text:id="IMark88066392"/><text:alphabetical-index-mark-end text:id="IMark67433704"/><text:alphabetical-index-mark-end text:id="IMark91304248"/><text:alphabetical-index-mark-end text:id="IMark87820856"/><text:alphabetical-index-mark-end text:id="IMark91016312"/><text:alphabetical-index-mark-end text:id="IMark74924200"/>s<text:alphabetical-index-mark-end text:id="IMark75040216"/> included with this <text:alphabetical-index-mark-start text:id="IMark87287560"/><text:alphabetical-index-mark-start text:id="IMark91789992"/>project<text:alphabetical-index-mark-end text:id="IMark91789992"/><text:alphabetical-index-mark-end text:id="IMark87287560"/>:</text:p>
      <text:p text:style-name="P69"/>
      <text:list xml:id="list8629121616571099991" text:style-name="L2">
        <text:list-item>
          <text:p text:style-name="P77"><text:alphabetical-index-mark-start text:id="IMark89746360"/><text:alphabetical-index-mark-start text:id="IMark87428696"/><text:alphabetical-index-mark-start text:id="IMark74906920"/><text:alphabetical-index-mark-start text:id="IMark91789992"/><text:alphabetical-index-mark-start text:id="IMark87287560"/><text:alphabetical-index-mark-start text:id="IMark75040216"/><text:alphabetical-index-mark-start text:id="IMark74924200"/>README<text:alphabetical-index-mark-end text:id="IMark74924200"/><text:alphabetical-index-mark-end text:id="IMark75040216"/><text:alphabetical-index-mark-end text:id="IMark87287560"/><text:alphabetical-index-mark-end text:id="IMark91789992"/><text:alphabetical-index-mark-end text:id="IMark74906920"/><text:alphabetical-index-mark-end text:id="IMark87428696"/><text:alphabetical-index-mark-end text:id="IMark89746360"/>.md: contains info on <text:alphabetical-index-mark-start text:id="IMark91016312"/><text:alphabetical-index-mark-start text:id="IMark87820856"/><text:alphabetical-index-mark-start text:id="IMark91304248"/><text:alphabetical-index-mark-start text:id="IMark67433704"/><text:alphabetical-index-mark-start text:id="IMark88066392"/><text:alphabetical-index-mark-start text:id="IMark86570568"/>setting<text:alphabetical-index-mark-end text:id="IMark86570568"/><text:alphabetical-index-mark-end text:id="IMark88066392"/><text:alphabetical-index-mark-end text:id="IMark67433704"/><text:alphabetical-index-mark-end text:id="IMark91304248"/><text:alphabetical-index-mark-end text:id="IMark87820856"/><text:alphabetical-index-mark-end text:id="IMark91016312"/> up your <text:alphabetical-index-mark-start text:id="IMark74907672"/><text:alphabetical-index-mark-start text:id="IMark91157016"/><text:alphabetical-index-mark-start text:id="IMark90207608"/><text:alphabetical-index-mark-start text:id="IMark89746744"/><text:alphabetical-index-mark-start text:id="IMark90018776"/><text:alphabetical-index-mark-start text:id="IMark91882488"/><text:alphabetical-index-mark-start text:id="IMark74937144"/><text:alphabetical-index-mark-start text:id="IMark75039816"/><text:alphabetical-index-mark-start text:id="IMark91932840"/><text:alphabetical-index-mark-start text:id="IMark91157400"/><text:alphabetical-index-mark-start text:id="IMark74923816"/><text:alphabetical-index-mark-start text:id="IMark91835544"/><text:alphabetical-index-mark-start text:id="IMark89208232"/><text:alphabetical-index-mark-start text:id="IMark59322680"/><text:alphabetical-index-mark-start text:id="IMark91963752"/><text:alphabetical-index-mark-start text:id="IMark91965080"/><text:alphabetical-index-mark-start text:id="IMark75221912"/><text:alphabetical-index-mark-start text:id="IMark75222968"/><text:alphabetical-index-mark-start text:id="IMark87513976"/><text:alphabetical-index-mark-start text:id="IMark87515304"/><text:alphabetical-index-mark-start text:id="IMark86597240"/><text:alphabetical-index-mark-start text:id="IMark86598568"/><text:alphabetical-index-mark-start text:id="IMark88454488"/><text:alphabetical-index-mark-start text:id="IMark88455816"/><text:alphabetical-index-mark-start text:id="IMark86508728"/>system<text:alphabetical-index-mark-end text:id="IMark86508728"/><text:alphabetical-index-mark-end text:id="IMark88455816"/><text:alphabetical-index-mark-end text:id="IMark88454488"/><text:alphabetical-index-mark-end text:id="IMark86598568"/><text:alphabetical-index-mark-end text:id="IMark86597240"/><text:alphabetical-index-mark-end text:id="IMark87515304"/><text:alphabetical-index-mark-end text:id="IMark87513976"/><text:alphabetical-index-mark-end text:id="IMark75222968"/><text:alphabetical-index-mark-end text:id="IMark75221912"/><text:alphabetical-index-mark-end text:id="IMark91965080"/><text:alphabetical-index-mark-end text:id="IMark91963752"/><text:alphabetical-index-mark-end text:id="IMark59322680"/><text:alphabetical-index-mark-end text:id="IMark89208232"/><text:alphabetical-index-mark-end text:id="IMark91835544"/><text:alphabetical-index-mark-end text:id="IMark74923816"/><text:alphabetical-index-mark-end text:id="IMark91157400"/><text:alphabetical-index-mark-end text:id="IMark91932840"/><text:alphabetical-index-mark-end text:id="IMark75039816"/><text:alphabetical-index-mark-end text:id="IMark74937144"/><text:alphabetical-index-mark-end text:id="IMark91882488"/><text:alphabetical-index-mark-end text:id="IMark90018776"/><text:alphabetical-index-mark-end text:id="IMark89746744"/><text:alphabetical-index-mark-end text:id="IMark90207608"/><text:alphabetical-index-mark-end text:id="IMark91157016"/><text:alphabetical-index-mark-end text:id="IMark74907672"/> and <text:alphabetical-index-mark-start text:id="IMark91720568"/><text:alphabetical-index-mark-start text:id="IMark91721896"/><text:alphabetical-index-mark-start text:id="IMark91939288"/><text:alphabetical-index-mark-start text:id="IMark86558808"/><text:alphabetical-index-mark-start text:id="IMark87792376"/><text:alphabetical-index-mark-start text:id="IMark88281416"/><text:alphabetical-index-mark-start text:id="IMark89234360"/><text:alphabetical-index-mark-start text:id="IMark91847048"/><text:alphabetical-index-mark-start text:id="IMark89946984"/><text:alphabetical-index-mark-start text:id="IMark74985240"/><text:alphabetical-index-mark-start text:id="IMark74856344"/><text:alphabetical-index-mark-start text:id="IMark74857672"/><text:alphabetical-index-mark-start text:id="IMark87444808"/><text:alphabetical-index-mark-start text:id="IMark74199240"/><text:alphabetical-index-mark-start text:id="IMark87817800"/><text:alphabetical-index-mark-start text:id="IMark75117912"/>install<text:alphabetical-index-mark-end text:id="IMark75117912"/><text:alphabetical-index-mark-end text:id="IMark87817800"/><text:alphabetical-index-mark-end text:id="IMark74199240"/><text:alphabetical-index-mark-end text:id="IMark87444808"/><text:alphabetical-index-mark-end text:id="IMark74857672"/><text:alphabetical-index-mark-end text:id="IMark74856344"/><text:alphabetical-index-mark-end text:id="IMark74985240"/><text:alphabetical-index-mark-end text:id="IMark89946984"/><text:alphabetical-index-mark-end text:id="IMark91847048"/><text:alphabetical-index-mark-end text:id="IMark89234360"/><text:alphabetical-index-mark-end text:id="IMark88281416"/><text:alphabetical-index-mark-end text:id="IMark87792376"/><text:alphabetical-index-mark-end text:id="IMark86558808"/><text:alphabetical-index-mark-end text:id="IMark91939288"/><text:alphabetical-index-mark-end text:id="IMark91721896"/><text:alphabetical-index-mark-end text:id="IMark91720568"/>ing the <text:alphabetical-index-mark-start text:id="IMark88266792"/><text:alphabetical-index-mark-start text:id="IMark89289928"/><text:alphabetical-index-mark-start text:id="IMark89291224"/><text:alphabetical-index-mark-start text:id="IMark86502600"/><text:alphabetical-index-mark-start text:id="IMark86503928"/><text:alphabetical-index-mark-start text:id="IMark88050136"/><text:alphabetical-index-mark-start text:id="IMark88051416"/><text:alphabetical-index-mark-start text:id="IMark75009992"/><text:alphabetical-index-mark-start text:id="IMark75011320"/><text:alphabetical-index-mark-start text:id="IMark75109080"/><text:alphabetical-index-mark-start text:id="IMark75110344"/><text:alphabetical-index-mark-start text:id="IMark75073176"/><text:alphabetical-index-mark-start text:id="IMark75075032"/><text:alphabetical-index-mark-start text:id="IMark89938280"/><text:alphabetical-index-mark-start text:id="IMark89939608"/>fil<text:alphabetical-index-mark-start text:id="IMark89940184"/>e<text:alphabetical-index-mark-end text:id="IMark89939608"/><text:alphabetical-index-mark-end text:id="IMark89938280"/><text:alphabetical-index-mark-end text:id="IMark75075032"/><text:alphabetical-index-mark-end text:id="IMark75073176"/><text:alphabetical-index-mark-end text:id="IMark75110344"/><text:alphabetical-index-mark-end text:id="IMark75109080"/><text:alphabetical-index-mark-end text:id="IMark75011320"/><text:alphabetical-index-mark-end text:id="IMark75009992"/><text:alphabetical-index-mark-end text:id="IMark88051416"/><text:alphabetical-index-mark-end text:id="IMark88050136"/><text:alphabetical-index-mark-end text:id="IMark86503928"/><text:alphabetical-index-mark-end text:id="IMark86502600"/><text:alphabetical-index-mark-end text:id="IMark89291224"/><text:alphabetical-index-mark-end text:id="IMark89289928"/><text:alphabetical-index-mark-end text:id="IMark88266792"/>s<text:alphabetical-index-mark-end text:id="IMark89940184"/> <text:span text:style-name="T7">related to this </text:span><text:alphabetical-index-mark-start text:id="IMark87788456"/><text:alphabetical-index-mark-start text:id="IMark87789512"/><text:span text:style-name="T7">module</text:span><text:alphabetical-index-mark-end text:id="IMark87789512"/><text:alphabetical-index-mark-end text:id="IMark87788456"/>.</text:p>
          <text:p text:style-name="P77"/>
        </text:list-item>
        <text:list-item>
          <text:p text:style-name="P77"><text:alphabetical-index-mark-start text:id="IMark90207608"/><text:alphabetical-index-mark-start text:id="IMark89746744"/><text:alphabetical-index-mark-start text:id="IMark90018776"/><text:alphabetical-index-mark-start text:id="IMark91882488"/><text:alphabetical-index-mark-start text:id="IMark74937144"/><text:alphabetical-index-mark-start text:id="IMark75039816"/><text:alphabetical-index-mark-start text:id="IMark91932840"/>CONTRIBUTING<text:alphabetical-index-mark-end text:id="IMark91932840"/><text:alphabetical-index-mark-end text:id="IMark75039816"/><text:alphabetical-index-mark-end text:id="IMark74937144"/><text:alphabetical-index-mark-end text:id="IMark91882488"/><text:alphabetical-index-mark-end text:id="IMark90018776"/><text:alphabetical-index-mark-end text:id="IMark89746744"/><text:alphabetical-index-mark-end text:id="IMark90207608"/>.md: if you wan<text:span text:style-name="T38">t</text:span> to <text:alphabetical-index-mark-start text:id="IMark91157400"/><text:alphabetical-index-mark-start text:id="IMark74923816"/><text:alphabetical-index-mark-start text:id="IMark91016312"/><text:alphabetical-index-mark-start text:id="IMark87820856"/><text:alphabetical-index-mark-start text:id="IMark91304248"/><text:alphabetical-index-mark-start text:id="IMark67433704"/>contribute<text:alphabetical-index-mark-end text:id="IMark67433704"/><text:alphabetical-index-mark-end text:id="IMark91304248"/><text:alphabetical-index-mark-end text:id="IMark87820856"/><text:alphabetical-index-mark-end text:id="IMark91016312"/><text:alphabetical-index-mark-end text:id="IMark74923816"/><text:alphabetical-index-mark-end text:id="IMark91157400"/> to this <text:alphabetical-index-mark-start text:id="IMark88066392"/><text:alphabetical-index-mark-start text:id="IMark86570568"/>project<text:alphabetical-index-mark-end text:id="IMark86570568"/><text:alphabetical-index-mark-end text:id="IMark88066392"/>.</text:p>
          <text:p text:style-name="P77"/>
        </text:list-item>
        <text:list-item>
          <text:p text:style-name="P73"><text:alphabetical-index-mark-start text:id="IMark91789992"/><text:alphabetical-index-mark-start text:id="IMark87287560"/><text:alphabetical-index-mark-start text:id="IMark75040216"/><text:alphabetical-index-mark-start text:id="IMark74924200"/><text:alphabetical-index-mark-start text:id="IMark86453240"/><text:alphabetical-index-mark-start text:id="IMark74857672"/><text:alphabetical-index-mark-start text:id="IMark87788456"/>COPYING<text:alphabetical-index-mark-end text:id="IMark87788456"/><text:alphabetical-index-mark-end text:id="IMark74857672"/><text:alphabetical-index-mark-end text:id="IMark86453240"/><text:alphabetical-index-mark-end text:id="IMark74924200"/><text:alphabetical-index-mark-end text:id="IMark75040216"/><text:alphabetical-index-mark-end text:id="IMark87287560"/><text:alphabetical-index-mark-end text:id="IMark91789992"/>: for <text:alphabetical-index-mark-start text:id="IMark91157016"/><text:alphabetical-index-mark-start text:id="IMark74907672"/><text:alphabetical-index-mark-start text:id="IMark90207608"/><text:alphabetical-index-mark-start text:id="IMark89746744"/><text:alphabetical-index-mark-start text:id="IMark90018776"/><text:alphabetical-index-mark-start text:id="IMark91882488"/><text:alphabetical-index-mark-start text:id="IMark74937144"/><text:alphabetical-index-mark-start text:id="IMark75039816"/><text:alphabetical-index-mark-start text:id="IMark91932840"/><text:alphabetical-index-mark-start text:id="IMark89746360"/><text:alphabetical-index-mark-start text:id="IMark86570568"/><text:alphabetical-index-mark-start text:id="IMark88066392"/><text:alphabetical-index-mark-start text:id="IMark91157400"/><text:alphabetical-index-mark-start text:id="IMark74923816"/><text:alphabetical-index-mark-start text:id="IMark91016312"/><text:alphabetical-index-mark-start text:id="IMark87820856"/><text:alphabetical-index-mark-start text:id="IMark91304248"/>license<text:alphabetical-index-mark-end text:id="IMark91304248"/><text:alphabetical-index-mark-end text:id="IMark87820856"/><text:alphabetical-index-mark-end text:id="IMark91016312"/><text:alphabetical-index-mark-end text:id="IMark74923816"/><text:alphabetical-index-mark-end text:id="IMark91157400"/><text:alphabetical-index-mark-end text:id="IMark88066392"/><text:alphabetical-index-mark-end text:id="IMark86570568"/><text:alphabetical-index-mark-end text:id="IMark89746360"/><text:alphabetical-index-mark-end text:id="IMark91932840"/><text:alphabetical-index-mark-end text:id="IMark75039816"/><text:alphabetical-index-mark-end text:id="IMark74937144"/><text:alphabetical-index-mark-end text:id="IMark91882488"/><text:alphabetical-index-mark-end text:id="IMark90018776"/><text:alphabetical-index-mark-end text:id="IMark89746744"/><text:alphabetical-index-mark-end text:id="IMark90207608"/><text:alphabetical-index-mark-end text:id="IMark74907672"/><text:alphabetical-index-mark-end text:id="IMark91157016"/> <text:alphabetical-index-mark-start text:id="IMark67433704"/>in<text:alphabetical-index-mark-start text:id="IMark74906920"/><text:alphabetical-index-mark-start text:id="IMark87428696"/><text:alphabetical-index-mark-start text:id="IMark88377512"/><text:alphabetical-index-mark-start text:id="IMark86846920"/><text:alphabetical-index-mark-start text:id="IMark86451352"/><text:alphabetical-index-mark-start text:id="IMark91965832"/><text:alphabetical-index-mark-start text:id="IMark75010280"/><text:alphabetical-index-mark-start text:id="IMark75073928"/><text:alphabetical-index-mark-start text:id="IMark89939224"/><text:alphabetical-index-mark-start text:id="IMark91940040"/><text:alphabetical-index-mark-start text:id="IMark89234888"/><text:alphabetical-index-mark-start text:id="IMark89235304"/><text:alphabetical-index-mark-start text:id="IMark74857048"/><text:alphabetical-index-mark-start text:id="IMark87445512"/>format<text:alphabetical-index-mark-end text:id="IMark87445512"/><text:alphabetical-index-mark-end text:id="IMark74857048"/><text:alphabetical-index-mark-end text:id="IMark89235304"/><text:alphabetical-index-mark-end text:id="IMark89234888"/><text:alphabetical-index-mark-end text:id="IMark91940040"/><text:alphabetical-index-mark-end text:id="IMark89939224"/><text:alphabetical-index-mark-end text:id="IMark75073928"/><text:alphabetical-index-mark-end text:id="IMark75010280"/><text:alphabetical-index-mark-end text:id="IMark91965832"/><text:alphabetical-index-mark-end text:id="IMark86451352"/><text:alphabetical-index-mark-end text:id="IMark86846920"/><text:alphabetical-index-mark-end text:id="IMark88377512"/><text:alphabetical-index-mark-end text:id="IMark87428696"/><text:alphabetical-index-mark-end text:id="IMark74906920"/>ion<text:alphabetical-index-mark-end text:id="IMark67433704"/>.</text:p>
        </text:list-item>
      </text:list>
      <text:p text:style-name="P36"/>
      <text:table-of-content text:style-name="Sect1" text:name="Table of Contents1">
        <text:table-of-content-source text:outline-level="10">
          <text:index-title-template text:style-name="Heading_20_1">Table of 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81" text:outline-level="1"><text:alphabetical-index-mark-start text:id="IMark91016312"/>Table<text:alphabetical-index-mark-end text:id="IMark91016312"/> of Contents</text:h>
          </text:index-title>
          <text:p text:style-name="P78"><text:a xlink:type="simple" xlink:href="#__RefHeading___Toc941_76759228" text:style-name="Index_20_Link" text:visited-style-name="Index_20_Link"><text:span text:style-name="Index_20_Link"/></text:a></text:p>
          <text:p text:style-name="P78"><text:a xlink:type="simple" xlink:href="#__RefHeading___Toc941_76759228" text:style-name="Index_20_Link" text:visited-style-name="Index_20_Link">Abstract.<text:tab/>1</text:a></text:p>
          <text:p text:style-name="P78"><text:a xlink:type="simple" xlink:href="#__RefHeading___Toc943_76759228" text:style-name="Index_20_Link" text:visited-style-name="Index_20_Link">Keywords.<text:tab/>1</text:a></text:p>
          <text:p text:style-name="P78"><text:a xlink:type="simple" xlink:href="#__RefHeading___Toc945_76759228" text:style-name="Index_20_Link" text:visited-style-name="Index_20_Link">Acknowledgements.<text:tab/>1</text:a></text:p>
          <text:p text:style-name="P78"><text:alphabetical-index-mark-start text:id="IMark86453240"/><text:a xlink:type="simple" xlink:href="#__RefHeading___Toc947_76759228" text:style-name="Index_20_Link" text:visited-style-name="Index_20_Link">License</text:a><text:alphabetical-index-mark-end text:id="IMark86453240"/><text:a xlink:type="simple" xlink:href="#__RefHeading___Toc947_76759228" text:style-name="Index_20_Link" text:visited-style-name="Index_20_Link"> and info for contributors.<text:tab/>1</text:a></text:p>
          <text:p text:style-name="P78"><text:a xlink:type="simple" xlink:href="#__RefHeading___Toc949_76759228" text:style-name="Index_20_Link" text:visited-style-name="Index_20_Link">1. Introduction.<text:tab/>5</text:a></text:p>
          <text:p text:style-name="P78"><text:a xlink:type="simple" xlink:href="#__RefHeading___Toc951_76759228" text:style-name="Index_20_Link" text:visited-style-name="Index_20_Link">2. Conventions, caveats and base conditions for development.<text:tab/>7</text:a></text:p>
          <text:p text:style-name="P78"><text:a xlink:type="simple" xlink:href="#__RefHeading___Toc953_76759228" text:style-name="Index_20_Link" text:visited-style-name="Index_20_Link">2.1. Terms and abbreviations used.<text:tab/>7</text:a></text:p>
          <text:p text:style-name="P78"><text:a xlink:type="simple" xlink:href="#__RefHeading___Toc955_76759228" text:style-name="Index_20_Link" text:visited-style-name="Index_20_Link">2.2. Caveats.<text:tab/>7</text:a></text:p>
          <text:p text:style-name="P78"><text:a xlink:type="simple" xlink:href="#__RefHeading___Toc957_76759228" text:style-name="Index_20_Link" text:visited-style-name="Index_20_Link">2.3.1. </text:a><text:alphabetical-index-mark-start text:id="IMark90018776"/><text:alphabetical-index-mark-start text:id="IMark89746360"/><text:a xlink:type="simple" xlink:href="#__RefHeading___Toc957_76759228" text:style-name="Index_20_Link" text:visited-style-name="Index_20_Link">SQL</text:a><text:alphabetical-index-mark-end text:id="IMark89746360"/><text:alphabetical-index-mark-end text:id="IMark90018776"/><text:a xlink:type="simple" xlink:href="#__RefHeading___Toc957_76759228" text:style-name="Index_20_Link" text:visited-style-name="Index_20_Link"> </text:a><text:alphabetical-index-mark-start text:id="IMark91157400"/><text:a xlink:type="simple" xlink:href="#__RefHeading___Toc957_76759228" text:style-name="Index_20_Link" text:visited-style-name="Index_20_Link">dialect</text:a><text:alphabetical-index-mark-end text:id="IMark91157400"/><text:a xlink:type="simple" xlink:href="#__RefHeading___Toc957_76759228" text:style-name="Index_20_Link" text:visited-style-name="Index_20_Link">.<text:tab/>7</text:a></text:p>
          <text:p text:style-name="P78"><text:a xlink:type="simple" xlink:href="#__RefHeading___Toc959_76759228" text:style-name="Index_20_Link" text:visited-style-name="Index_20_Link">2.3.2. Retrieval of </text:a><text:alphabetical-index-mark-start text:id="IMark74907672"/><text:a xlink:type="simple" xlink:href="#__RefHeading___Toc959_76759228" text:style-name="Index_20_Link" text:visited-style-name="Index_20_Link">query</text:a><text:alphabetical-index-mark-end text:id="IMark74907672"/><text:a xlink:type="simple" xlink:href="#__RefHeading___Toc959_76759228" text:style-name="Index_20_Link" text:visited-style-name="Index_20_Link"> </text:a><text:alphabetical-index-mark-start text:id="IMark87428696"/><text:alphabetical-index-mark-start text:id="IMark91932840"/><text:a xlink:type="simple" xlink:href="#__RefHeading___Toc959_76759228" text:style-name="Index_20_Link" text:visited-style-name="Index_20_Link">result</text:a><text:alphabetical-index-mark-end text:id="IMark91932840"/><text:a xlink:type="simple" xlink:href="#__RefHeading___Toc959_76759228" text:style-name="Index_20_Link" text:visited-style-name="Index_20_Link">s</text:a><text:alphabetical-index-mark-end text:id="IMark87428696"/><text:a xlink:type="simple" xlink:href="#__RefHeading___Toc959_76759228" text:style-name="Index_20_Link" text:visited-style-name="Index_20_Link">.<text:tab/>8</text:a></text:p>
          <text:p text:style-name="P78"><text:a xlink:type="simple" xlink:href="#__RefHeading___Toc961_76759228" text:style-name="Index_20_Link" text:visited-style-name="Index_20_Link">2.3.3. </text:a><text:alphabetical-index-mark-start text:id="IMark91016312"/><text:alphabetical-index-mark-start text:id="IMark91789992"/><text:a xlink:type="simple" xlink:href="#__RefHeading___Toc961_76759228" text:style-name="Index_20_Link" text:visited-style-name="Index_20_Link">Sql</text:a><text:alphabetical-index-mark-end text:id="IMark91789992"/><text:alphabetical-index-mark-end text:id="IMark91016312"/><text:a xlink:type="simple" xlink:href="#__RefHeading___Toc961_76759228" text:style-name="Index_20_Link" text:visited-style-name="Index_20_Link"> </text:a><text:alphabetical-index-mark-start text:id="IMark90018776"/><text:a xlink:type="simple" xlink:href="#__RefHeading___Toc961_76759228" text:style-name="Index_20_Link" text:visited-style-name="Index_20_Link">file</text:a><text:alphabetical-index-mark-end text:id="IMark90018776"/><text:a xlink:type="simple" xlink:href="#__RefHeading___Toc961_76759228" text:style-name="Index_20_Link" text:visited-style-name="Index_20_Link"> and </text:a><text:alphabetical-index-mark-start text:id="IMark87287560"/><text:a xlink:type="simple" xlink:href="#__RefHeading___Toc961_76759228" text:style-name="Index_20_Link" text:visited-style-name="Index_20_Link">composite</text:a><text:alphabetical-index-mark-end text:id="IMark87287560"/><text:a xlink:type="simple" xlink:href="#__RefHeading___Toc961_76759228" text:style-name="Index_20_Link" text:visited-style-name="Index_20_Link"> </text:a><text:alphabetical-index-mark-start text:id="IMark74924200"/><text:a xlink:type="simple" xlink:href="#__RefHeading___Toc961_76759228" text:style-name="Index_20_Link" text:visited-style-name="Index_20_Link">query</text:a><text:alphabetical-index-mark-end text:id="IMark74924200"/><text:a xlink:type="simple" xlink:href="#__RefHeading___Toc961_76759228" text:style-name="Index_20_Link" text:visited-style-name="Index_20_Link"> </text:a><text:alphabetical-index-mark-start text:id="IMark87428696"/><text:a xlink:type="simple" xlink:href="#__RefHeading___Toc961_76759228" text:style-name="Index_20_Link" text:visited-style-name="Index_20_Link">syntax</text:a><text:alphabetical-index-mark-end text:id="IMark87428696"/><text:a xlink:type="simple" xlink:href="#__RefHeading___Toc961_76759228" text:style-name="Index_20_Link" text:visited-style-name="Index_20_Link">.<text:tab/>9</text:a></text:p>
          <text:p text:style-name="P78"><text:a xlink:type="simple" xlink:href="#__RefHeading___Toc963_76759228" text:style-name="Index_20_Link" text:visited-style-name="Index_20_Link">2.3.4. </text:a><text:alphabetical-index-mark-start text:id="IMark74937144"/><text:alphabetical-index-mark-start text:id="IMark90018776"/><text:a xlink:type="simple" xlink:href="#__RefHeading___Toc963_76759228" text:style-name="Index_20_Link" text:visited-style-name="Index_20_Link">System</text:a><text:alphabetical-index-mark-end text:id="IMark90018776"/><text:alphabetical-index-mark-end text:id="IMark74937144"/><text:a xlink:type="simple" xlink:href="#__RefHeading___Toc963_76759228" text:style-name="Index_20_Link" text:visited-style-name="Index_20_Link"> </text:a><text:alphabetical-index-mark-start text:id="IMark89746360"/><text:a xlink:type="simple" xlink:href="#__RefHeading___Toc963_76759228" text:style-name="Index_20_Link" text:visited-style-name="Index_20_Link">call</text:a><text:alphabetical-index-mark-end text:id="IMark89746360"/><text:a xlink:type="simple" xlink:href="#__RefHeading___Toc963_76759228" text:style-name="Index_20_Link" text:visited-style-name="Index_20_Link">s.<text:tab/>10</text:a></text:p>
          <text:p text:style-name="P78"><text:a xlink:type="simple" xlink:href="#__RefHeading___Toc965_76759228" text:style-name="Index_20_Link" text:visited-style-name="Index_20_Link">3. Development.<text:tab/>12</text:a></text:p>
          <text:p text:style-name="P78"><text:a xlink:type="simple" xlink:href="#__RefHeading___Toc967_76759228" text:style-name="Index_20_Link" text:visited-style-name="Index_20_Link">3.1. Possible developments in the future.<text:tab/>12</text:a></text:p>
          <text:p text:style-name="P78"><text:a xlink:type="simple" xlink:href="#__RefHeading___Toc969_76759228" text:style-name="Index_20_Link" text:visited-style-name="Index_20_Link">3.1.1. Embed </text:a><text:alphabetical-index-mark-start text:id="IMark91882488"/><text:alphabetical-index-mark-start text:id="IMark91016312"/><text:a xlink:type="simple" xlink:href="#__RefHeading___Toc969_76759228" text:style-name="Index_20_Link" text:visited-style-name="Index_20_Link">sql</text:a><text:alphabetical-index-mark-end text:id="IMark91016312"/><text:alphabetical-index-mark-end text:id="IMark91882488"/><text:a xlink:type="simple" xlink:href="#__RefHeading___Toc969_76759228" text:style-name="Index_20_Link" text:visited-style-name="Index_20_Link">p in a multi </text:a><text:alphabetical-index-mark-start text:id="IMark89746744"/><text:a xlink:type="simple" xlink:href="#__RefHeading___Toc969_76759228" text:style-name="Index_20_Link" text:visited-style-name="Index_20_Link">thread</text:a><text:alphabetical-index-mark-end text:id="IMark89746744"/><text:a xlink:type="simple" xlink:href="#__RefHeading___Toc969_76759228" text:style-name="Index_20_Link" text:visited-style-name="Index_20_Link">ed </text:a><text:alphabetical-index-mark-start text:id="IMark75040216"/><text:a xlink:type="simple" xlink:href="#__RefHeading___Toc969_76759228" text:style-name="Index_20_Link" text:visited-style-name="Index_20_Link">environment</text:a><text:alphabetical-index-mark-end text:id="IMark75040216"/><text:a xlink:type="simple" xlink:href="#__RefHeading___Toc969_76759228" text:style-name="Index_20_Link" text:visited-style-name="Index_20_Link">.<text:tab/>12</text:a></text:p>
          <text:p text:style-name="P78"><text:a xlink:type="simple" xlink:href="#__RefHeading___Toc971_76759228" text:style-name="Index_20_Link" text:visited-style-name="Index_20_Link">3.1.2. </text:a><text:alphabetical-index-mark-start text:id="IMark74907672"/><text:a xlink:type="simple" xlink:href="#__RefHeading___Toc971_76759228" text:style-name="Index_20_Link" text:visited-style-name="Index_20_Link">Call</text:a><text:alphabetical-index-mark-end text:id="IMark74907672"/><text:a xlink:type="simple" xlink:href="#__RefHeading___Toc971_76759228" text:style-name="Index_20_Link" text:visited-style-name="Index_20_Link"> </text:a><text:alphabetical-index-mark-start text:id="IMark67433704"/><text:alphabetical-index-mark-start text:id="IMark86453240"/><text:a xlink:type="simple" xlink:href="#__RefHeading___Toc971_76759228" text:style-name="Index_20_Link" text:visited-style-name="Index_20_Link">sql</text:a><text:alphabetical-index-mark-end text:id="IMark86453240"/><text:alphabetical-index-mark-end text:id="IMark67433704"/><text:a xlink:type="simple" xlink:href="#__RefHeading___Toc971_76759228" text:style-name="Index_20_Link" text:visited-style-name="Index_20_Link">p from within an un</text:a><text:alphabetical-index-mark-start text:id="IMark91789992"/><text:a xlink:type="simple" xlink:href="#__RefHeading___Toc971_76759228" text:style-name="Index_20_Link" text:visited-style-name="Index_20_Link">common</text:a><text:alphabetical-index-mark-end text:id="IMark91789992"/><text:a xlink:type="simple" xlink:href="#__RefHeading___Toc971_76759228" text:style-name="Index_20_Link" text:visited-style-name="Index_20_Link"> language.<text:tab/>12</text:a></text:p>
          <text:p text:style-name="P78"><text:a xlink:type="simple" xlink:href="#__RefHeading___Toc973_76759228" text:style-name="Index_20_Link" text:visited-style-name="Index_20_Link">3.1.3. Provide multi </text:a><text:alphabetical-index-mark-start text:id="IMark87287560"/><text:a xlink:type="simple" xlink:href="#__RefHeading___Toc973_76759228" text:style-name="Index_20_Link" text:visited-style-name="Index_20_Link">thread</text:a><text:alphabetical-index-mark-end text:id="IMark87287560"/><text:a xlink:type="simple" xlink:href="#__RefHeading___Toc973_76759228" text:style-name="Index_20_Link" text:visited-style-name="Index_20_Link">ing capability from within </text:a><text:alphabetical-index-mark-start text:id="IMark90207608"/><text:alphabetical-index-mark-start text:id="IMark88066392"/><text:a xlink:type="simple" xlink:href="#__RefHeading___Toc973_76759228" text:style-name="Index_20_Link" text:visited-style-name="Index_20_Link">sql</text:a><text:alphabetical-index-mark-end text:id="IMark88066392"/><text:alphabetical-index-mark-end text:id="IMark90207608"/><text:a xlink:type="simple" xlink:href="#__RefHeading___Toc973_76759228" text:style-name="Index_20_Link" text:visited-style-name="Index_20_Link">p.<text:tab/>13</text:a></text:p>
          <text:p text:style-name="P78"><text:a xlink:type="simple" xlink:href="#__RefHeading___Toc975_76759228" text:style-name="Index_20_Link" text:visited-style-name="Index_20_Link">3.2. </text:a><text:alphabetical-index-mark-start text:id="IMark91789992"/><text:a xlink:type="simple" xlink:href="#__RefHeading___Toc975_76759228" text:style-name="Index_20_Link" text:visited-style-name="Index_20_Link">Operating</text:a><text:alphabetical-index-mark-end text:id="IMark91789992"/><text:a xlink:type="simple" xlink:href="#__RefHeading___Toc975_76759228" text:style-name="Index_20_Link" text:visited-style-name="Index_20_Link"> </text:a><text:alphabetical-index-mark-start text:id="IMark91016312"/><text:alphabetical-index-mark-start text:id="IMark91932840"/><text:a xlink:type="simple" xlink:href="#__RefHeading___Toc975_76759228" text:style-name="Index_20_Link" text:visited-style-name="Index_20_Link">system</text:a><text:alphabetical-index-mark-end text:id="IMark91932840"/><text:alphabetical-index-mark-end text:id="IMark91016312"/><text:a xlink:type="simple" xlink:href="#__RefHeading___Toc975_76759228" text:style-name="Index_20_Link" text:visited-style-name="Index_20_Link">.<text:tab/>13</text:a></text:p>
          <text:p text:style-name="P78"><text:a xlink:type="simple" xlink:href="#__RefHeading___Toc977_76759228" text:style-name="Index_20_Link" text:visited-style-name="Index_20_Link">4. Structure<text:tab/>14</text:a></text:p>
          <text:p text:style-name="P78"><text:a xlink:type="simple" xlink:href="#__RefHeading___Toc979_76759228" text:style-name="Index_20_Link" text:visited-style-name="Index_20_Link">4.1. </text:a><text:alphabetical-index-mark-start text:id="IMark86570568"/><text:a xlink:type="simple" xlink:href="#__RefHeading___Toc979_76759228" text:style-name="Index_20_Link" text:visited-style-name="Index_20_Link">/doc</text:a><text:alphabetical-index-mark-end text:id="IMark86570568"/><text:a xlink:type="simple" xlink:href="#__RefHeading___Toc979_76759228" text:style-name="Index_20_Link" text:visited-style-name="Index_20_Link"><text:tab/>14</text:a></text:p>
          <text:p text:style-name="P78"><text:a xlink:type="simple" xlink:href="#__RefHeading___Toc981_76759228" text:style-name="Index_20_Link" text:visited-style-name="Index_20_Link">4.2. </text:a><text:alphabetical-index-mark-start text:id="IMark89235304"/><text:a xlink:type="simple" xlink:href="#__RefHeading___Toc981_76759228" text:style-name="Index_20_Link" text:visited-style-name="Index_20_Link">/examples</text:a><text:alphabetical-index-mark-end text:id="IMark89235304"/><text:a xlink:type="simple" xlink:href="#__RefHeading___Toc981_76759228" text:style-name="Index_20_Link" text:visited-style-name="Index_20_Link"><text:tab/>14</text:a></text:p>
          <text:p text:style-name="P78"><text:a xlink:type="simple" xlink:href="#__RefHeading___Toc983_76759228" text:style-name="Index_20_Link" text:visited-style-name="Index_20_Link">5. Use<text:tab/>15</text:a></text:p>
          <text:p text:style-name="P78"><text:a xlink:type="simple" xlink:href="#__RefHeading___Toc985_76759228" text:style-name="Index_20_Link" text:visited-style-name="Index_20_Link">5.1. </text:a><text:alphabetical-index-mark-start text:id="IMark91157400"/><text:a xlink:type="simple" xlink:href="#__RefHeading___Toc985_76759228" text:style-name="Index_20_Link" text:visited-style-name="Index_20_Link">Install</text:a><text:alphabetical-index-mark-end text:id="IMark91157400"/><text:a xlink:type="simple" xlink:href="#__RefHeading___Toc985_76759228" text:style-name="Index_20_Link" text:visited-style-name="Index_20_Link">ation<text:tab/>15</text:a></text:p>
          <text:p text:style-name="P78"><text:a xlink:type="simple" xlink:href="#__RefHeading___Toc987_76759228" text:style-name="Index_20_Link" text:visited-style-name="Index_20_Link">5.1.1. Co</text:a><text:alphabetical-index-mark-start text:id="IMark86453240"/><text:a xlink:type="simple" xlink:href="#__RefHeading___Toc987_76759228" text:style-name="Index_20_Link" text:visited-style-name="Index_20_Link">mpi</text:a><text:alphabetical-index-mark-end text:id="IMark86453240"/><text:a xlink:type="simple" xlink:href="#__RefHeading___Toc987_76759228" text:style-name="Index_20_Link" text:visited-style-name="Index_20_Link">lation<text:tab/>15</text:a></text:p>
          <text:p text:style-name="P78"><text:a xlink:type="simple" xlink:href="#__RefHeading___Toc989_76759228" text:style-name="Index_20_Link" text:visited-style-name="Index_20_Link">5.2. De</text:a><text:alphabetical-index-mark-start text:id="IMark91304248"/><text:a xlink:type="simple" xlink:href="#__RefHeading___Toc989_76759228" text:style-name="Index_20_Link" text:visited-style-name="Index_20_Link">install</text:a><text:alphabetical-index-mark-end text:id="IMark91304248"/><text:a xlink:type="simple" xlink:href="#__RefHeading___Toc989_76759228" text:style-name="Index_20_Link" text:visited-style-name="Index_20_Link">ation<text:tab/>15</text:a></text:p>
          <text:p text:style-name="P78"><text:a xlink:type="simple" xlink:href="#__RefHeading___Toc991_76759228" text:style-name="Index_20_Link" text:visited-style-name="Index_20_Link">5.3. </text:a><text:alphabetical-index-mark-start text:id="IMark91157400"/><text:a xlink:type="simple" xlink:href="#__RefHeading___Toc991_76759228" text:style-name="Index_20_Link" text:visited-style-name="Index_20_Link">Call</text:a><text:alphabetical-index-mark-end text:id="IMark91157400"/><text:a xlink:type="simple" xlink:href="#__RefHeading___Toc991_76759228" text:style-name="Index_20_Link" text:visited-style-name="Index_20_Link">ing </text:a><text:alphabetical-index-mark-start text:id="IMark74907672"/><text:alphabetical-index-mark-start text:id="IMark91789992"/><text:a xlink:type="simple" xlink:href="#__RefHeading___Toc991_76759228" text:style-name="Index_20_Link" text:visited-style-name="Index_20_Link">sql</text:a><text:alphabetical-index-mark-end text:id="IMark91789992"/><text:alphabetical-index-mark-end text:id="IMark74907672"/><text:a xlink:type="simple" xlink:href="#__RefHeading___Toc991_76759228" text:style-name="Index_20_Link" text:visited-style-name="Index_20_Link">p with two arguments.<text:tab/>16</text:a></text:p>
          <text:p text:style-name="P78"><text:a xlink:type="simple" xlink:href="#__RefHeading___Toc8555_467953159" text:style-name="Index_20_Link" text:visited-style-name="Index_20_Link">5.4. </text:a><text:alphabetical-index-mark-start text:id="IMark74937144"/><text:a xlink:type="simple" xlink:href="#__RefHeading___Toc8555_467953159" text:style-name="Index_20_Link" text:visited-style-name="Index_20_Link">Call</text:a><text:alphabetical-index-mark-end text:id="IMark74937144"/><text:a xlink:type="simple" xlink:href="#__RefHeading___Toc8555_467953159" text:style-name="Index_20_Link" text:visited-style-name="Index_20_Link">ing </text:a><text:alphabetical-index-mark-start text:id="IMark91157016"/><text:alphabetical-index-mark-start text:id="IMark91882488"/><text:a xlink:type="simple" xlink:href="#__RefHeading___Toc8555_467953159" text:style-name="Index_20_Link" text:visited-style-name="Index_20_Link">sql</text:a><text:alphabetical-index-mark-end text:id="IMark91882488"/><text:alphabetical-index-mark-end text:id="IMark91157016"/><text:a xlink:type="simple" xlink:href="#__RefHeading___Toc8555_467953159" text:style-name="Index_20_Link" text:visited-style-name="Index_20_Link">p with three arguments.<text:tab/>17</text:a></text:p>
          <text:p text:style-name="P78"><text:a xlink:type="simple" xlink:href="#__RefHeading___Toc6740_413320909" text:style-name="Index_20_Link" text:visited-style-name="Index_20_Link">5.4.1. </text:a><text:alphabetical-index-mark-start text:id="IMark90207608"/><text:a xlink:type="simple" xlink:href="#__RefHeading___Toc6740_413320909" text:style-name="Index_20_Link" text:visited-style-name="Index_20_Link">OPEN_</text:a><text:alphabetical-index-mark-start text:id="IMark67433704"/><text:a xlink:type="simple" xlink:href="#__RefHeading___Toc6740_413320909" text:style-name="Index_20_Link" text:visited-style-name="Index_20_Link">QUERY</text:a><text:alphabetical-index-mark-end text:id="IMark67433704"/><text:a xlink:type="simple" xlink:href="#__RefHeading___Toc6740_413320909" text:style-name="Index_20_Link" text:visited-style-name="Index_20_Link">_CLOSE</text:a><text:alphabetical-index-mark-end text:id="IMark90207608"/><text:a xlink:type="simple" xlink:href="#__RefHeading___Toc6740_413320909" text:style-name="Index_20_Link" text:visited-style-name="Index_20_Link"><text:tab/>17</text:a></text:p>
          <text:p text:style-name="P78"><text:soft-page-break/><text:a xlink:type="simple" xlink:href="#__RefHeading___Toc6742_413320909" text:style-name="Index_20_Link" text:visited-style-name="Index_20_Link">5.4.2. </text:a><text:alphabetical-index-mark-start text:id="IMark91932840"/><text:a xlink:type="simple" xlink:href="#__RefHeading___Toc6742_413320909" text:style-name="Index_20_Link" text:visited-style-name="Index_20_Link">TEST_DB</text:a><text:alphabetical-index-mark-end text:id="IMark91932840"/><text:a xlink:type="simple" xlink:href="#__RefHeading___Toc6742_413320909" text:style-name="Index_20_Link" text:visited-style-name="Index_20_Link"><text:tab/>17</text:a></text:p>
          <text:p text:style-name="P78"><text:a xlink:type="simple" xlink:href="#__RefHeading___Toc10215_1965016994" text:style-name="Index_20_Link" text:visited-style-name="Index_20_Link">5.4.3. </text:a><text:alphabetical-index-mark-start text:id="IMark74367032"/><text:alphabetical-index-mark-start text:id="IMark86570568"/><text:a xlink:type="simple" xlink:href="#__RefHeading___Toc10215_1965016994" text:style-name="Index_20_Link" text:visited-style-name="Index_20_Link">OPEN_</text:a><text:alphabetical-index-mark-start text:id="IMark90207608"/><text:a xlink:type="simple" xlink:href="#__RefHeading___Toc10215_1965016994" text:style-name="Index_20_Link" text:visited-style-name="Index_20_Link">QUERY</text:a><text:alphabetical-index-mark-end text:id="IMark90207608"/><text:a xlink:type="simple" xlink:href="#__RefHeading___Toc10215_1965016994" text:style-name="Index_20_Link" text:visited-style-name="Index_20_Link">_CLOSE</text:a><text:alphabetical-index-mark-end text:id="IMark86570568"/><text:a xlink:type="simple" xlink:href="#__RefHeading___Toc10215_1965016994" text:style-name="Index_20_Link" text:visited-style-name="Index_20_Link">_SHOW</text:a><text:alphabetical-index-mark-end text:id="IMark74367032"/><text:a xlink:type="simple" xlink:href="#__RefHeading___Toc10215_1965016994" text:style-name="Index_20_Link" text:visited-style-name="Index_20_Link"><text:tab/>18</text:a></text:p>
          <text:p text:style-name="P78"><text:a xlink:type="simple" xlink:href="#__RefHeading___Toc993_76759228" text:style-name="Index_20_Link" text:visited-style-name="Index_20_Link">6. Sources<text:tab/>19</text:a></text:p>
          <text:p text:style-name="P78"><text:a xlink:type="simple" xlink:href="#__RefHeading___Toc12119_312499521" text:style-name="Index_20_Link" text:visited-style-name="Index_20_Link">Alphabetical Index<text:tab/>20</text:a></text:p>
        </text:index-body>
      </text:table-of-content>
      <text:h text:style-name="P80" text:outline-level="1"/>
      <text:h text:style-name="P81" text:outline-level="1"><text:bookmark-start text:name="__RefHeading___Toc949_76759228"/>1. Introduction.<text:bookmark-end text:name="__RefHeading___Toc949_76759228"/></text:h>
      <text:p text:style-name="P5"/>
      <text:p text:style-name="P19"><text:alphabetical-index-mark-start text:id="IMark91932840"/><text:alphabetical-index-mark-start text:id="IMark91157016"/><text:alphabetical-index-mark-start text:id="IMark75040216"/><text:alphabetical-index-mark-start text:id="IMark67433704"/><text:alphabetical-index-mark-start text:id="IMark91789992"/><text:alphabetical-index-mark-start text:id="IMark91016312"/><text:alphabetical-index-mark-start text:id="IMark90207608"/><text:alphabetical-index-mark-start text:id="IMark74826088"/><text:alphabetical-index-mark-start text:id="IMark90018776"/><text:alphabetical-index-mark-start text:id="IMark74924200"/><text:alphabetical-index-mark-start text:id="IMark74907672"/><text:alphabetical-index-mark-start text:id="IMark89746744"/><text:alphabetical-index-mark-start text:id="IMark87820856"/><text:alphabetical-index-mark-start text:id="IMark87428696"/><text:alphabetical-index-mark-start text:id="IMark88066392"/><text:alphabetical-index-mark-start text:id="IMark89746360"/><text:alphabetical-index-mark-start text:id="IMark74367032"/><text:alphabetical-index-mark-start text:id="IMark74937144"/><text:alphabetical-index-mark-start text:id="IMark74857672"/><text:alphabetical-index-mark-start text:id="IMark91304248"/><text:alphabetical-index-mark-start text:id="IMark86453240"/>Sql<text:alphabetical-index-mark-end text:id="IMark86453240"/><text:alphabetical-index-mark-end text:id="IMark91304248"/><text:alphabetical-index-mark-end text:id="IMark74857672"/><text:alphabetical-index-mark-end text:id="IMark74937144"/><text:alphabetical-index-mark-end text:id="IMark74367032"/><text:alphabetical-index-mark-end text:id="IMark89746360"/><text:alphabetical-index-mark-end text:id="IMark88066392"/><text:alphabetical-index-mark-end text:id="IMark87428696"/><text:alphabetical-index-mark-end text:id="IMark87820856"/><text:alphabetical-index-mark-end text:id="IMark89746744"/><text:alphabetical-index-mark-end text:id="IMark74907672"/><text:alphabetical-index-mark-end text:id="IMark74924200"/><text:alphabetical-index-mark-end text:id="IMark90018776"/><text:alphabetical-index-mark-end text:id="IMark74826088"/>ite<text:alphabetical-index-mark-end text:id="IMark90207608"/><text:alphabetical-index-mark-end text:id="IMark91016312"/><text:alphabetical-index-mark-end text:id="IMark91789992"/><text:alphabetical-index-mark-end text:id="IMark67433704"/><text:alphabetical-index-mark-end text:id="IMark75040216"/><text:alphabetical-index-mark-end text:id="IMark91157016"/><text:alphabetical-index-mark-end text:id="IMark91932840"/>3 is one of the most widely used <text:alphabetical-index-mark-start text:id="IMark86570568"/><text:alphabetical-index-mark-start text:id="IMark87287560"/><text:alphabetical-index-mark-start text:id="IMark89235304"/><text:alphabetical-index-mark-start text:id="IMark91157400"/><text:alphabetical-index-mark-start text:id="IMark75039816"/><text:alphabetical-index-mark-start text:id="IMark91882488"/><text:alphabetical-index-mark-start text:id="IMark87818744"/>relational<text:alphabetical-index-mark-end text:id="IMark87818744"/><text:alphabetical-index-mark-end text:id="IMark91882488"/><text:alphabetical-index-mark-end text:id="IMark75039816"/><text:alphabetical-index-mark-end text:id="IMark91157400"/><text:alphabetical-index-mark-end text:id="IMark89235304"/><text:alphabetical-index-mark-end text:id="IMark87287560"/><text:alphabetical-index-mark-end text:id="IMark86570568"/> <text:alphabetical-index-mark-start text:id="IMark91859208"/><text:alphabetical-index-mark-start text:id="IMark91860472"/><text:alphabetical-index-mark-start text:id="IMark91861736"/><text:alphabetical-index-mark-start text:id="IMark74831464"/><text:alphabetical-index-mark-start text:id="IMark87107848"/><text:alphabetical-index-mark-start text:id="IMark75143464"/><text:alphabetical-index-mark-start text:id="IMark75144728"/>database<text:alphabetical-index-mark-end text:id="IMark75144728"/><text:alphabetical-index-mark-end text:id="IMark75143464"/><text:alphabetical-index-mark-end text:id="IMark87107848"/><text:alphabetical-index-mark-end text:id="IMark74831464"/><text:alphabetical-index-mark-end text:id="IMark91861736"/><text:alphabetical-index-mark-end text:id="IMark91860472"/><text:alphabetical-index-mark-end text:id="IMark91859208"/> <text:alphabetical-index-mark-start text:id="IMark75145240"/><text:alphabetical-index-mark-start text:id="IMark89504856"/><text:alphabetical-index-mark-start text:id="IMark87399384"/><text:alphabetical-index-mark-start text:id="IMark87400680"/><text:alphabetical-index-mark-start text:id="IMark86233592"/><text:alphabetical-index-mark-start text:id="IMark86234856"/><text:alphabetical-index-mark-start text:id="IMark86236184"/><text:alphabetical-index-mark-start text:id="IMark86236280"/><text:alphabetical-index-mark-start text:id="IMark88278440"/><text:alphabetical-index-mark-start text:id="IMark85674008"/><text:alphabetical-index-mark-start text:id="IMark85675272"/><text:alphabetical-index-mark-start text:id="IMark75085496"/><text:alphabetical-index-mark-start text:id="IMark75086760"/><text:alphabetical-index-mark-start text:id="IMark75088088"/>system<text:alphabetical-index-mark-end text:id="IMark75088088"/><text:alphabetical-index-mark-end text:id="IMark75086760"/><text:alphabetical-index-mark-end text:id="IMark75085496"/><text:alphabetical-index-mark-end text:id="IMark85675272"/><text:alphabetical-index-mark-end text:id="IMark85674008"/><text:alphabetical-index-mark-end text:id="IMark88278440"/><text:alphabetical-index-mark-end text:id="IMark86236280"/><text:alphabetical-index-mark-end text:id="IMark86236184"/><text:alphabetical-index-mark-end text:id="IMark86234856"/><text:alphabetical-index-mark-end text:id="IMark86233592"/><text:alphabetical-index-mark-end text:id="IMark87400680"/><text:alphabetical-index-mark-end text:id="IMark87399384"/><text:alphabetical-index-mark-end text:id="IMark89504856"/><text:alphabetical-index-mark-end text:id="IMark75145240"/>s; it is very simple, lightweight and fast, and while it cannot be compared with great <text:alphabetical-index-mark-start text:id="IMark88004392"/><text:alphabetical-index-mark-start text:id="IMark88005624"/><text:alphabetical-index-mark-start text:id="IMark91675464"/><text:alphabetical-index-mark-start text:id="IMark91676728"/><text:alphabetical-index-mark-start text:id="IMark91678056"/><text:alphabetical-index-mark-start text:id="IMark75200856"/><text:alphabetical-index-mark-start text:id="IMark75202184"/>server<text:alphabetical-index-mark-end text:id="IMark75202184"/><text:alphabetical-index-mark-end text:id="IMark75200856"/><text:alphabetical-index-mark-end text:id="IMark91678056"/><text:alphabetical-index-mark-end text:id="IMark91676728"/><text:alphabetical-index-mark-end text:id="IMark91675464"/><text:alphabetical-index-mark-end text:id="IMark88005624"/><text:alphabetical-index-mark-end text:id="IMark88004392"/> - based <text:alphabetical-index-mark-start text:id="IMark86641576"/><text:alphabetical-index-mark-start text:id="IMark86642904"/><text:alphabetical-index-mark-start text:id="IMark87718056"/><text:alphabetical-index-mark-start text:id="IMark87719384"/><text:alphabetical-index-mark-start text:id="IMark75012312"/><text:alphabetical-index-mark-start text:id="IMark87441928"/><text:alphabetical-index-mark-start text:id="IMark87443256"/>relational<text:alphabetical-index-mark-end text:id="IMark87443256"/><text:alphabetical-index-mark-end text:id="IMark87441928"/><text:alphabetical-index-mark-end text:id="IMark75012312"/><text:alphabetical-index-mark-end text:id="IMark87719384"/><text:alphabetical-index-mark-end text:id="IMark87718056"/><text:alphabetical-index-mark-end text:id="IMark86642904"/><text:alphabetical-index-mark-end text:id="IMark86641576"/> <text:alphabetical-index-mark-start text:id="IMark86529272"/><text:alphabetical-index-mark-start text:id="IMark89713304"/><text:alphabetical-index-mark-start text:id="IMark88262344"/><text:alphabetical-index-mark-start text:id="IMark88263672"/><text:alphabetical-index-mark-start text:id="IMark77166488"/><text:alphabetical-index-mark-start text:id="IMark77167816"/><text:alphabetical-index-mark-start text:id="IMark77169144"/>database<text:alphabetical-index-mark-end text:id="IMark77169144"/><text:alphabetical-index-mark-end text:id="IMark77167816"/><text:alphabetical-index-mark-end text:id="IMark77166488"/><text:alphabetical-index-mark-end text:id="IMark88263672"/><text:alphabetical-index-mark-end text:id="IMark88262344"/><text:alphabetical-index-mark-end text:id="IMark89713304"/><text:alphabetical-index-mark-end text:id="IMark86529272"/> <text:alphabetical-index-mark-start text:id="IMark87232536"/><text:alphabetical-index-mark-start text:id="IMark87233864"/><text:alphabetical-index-mark-start text:id="IMark86212376"/><text:alphabetical-index-mark-start text:id="IMark86213704"/><text:alphabetical-index-mark-start text:id="IMark89454552"/><text:alphabetical-index-mark-start text:id="IMark89455880"/><text:alphabetical-index-mark-start text:id="IMark89457208"/><text:alphabetical-index-mark-start text:id="IMark88940728"/><text:alphabetical-index-mark-start text:id="IMark88942056"/><text:alphabetical-index-mark-start text:id="IMark87779480"/><text:alphabetical-index-mark-start text:id="IMark87780808"/><text:alphabetical-index-mark-start text:id="IMark87782136"/><text:alphabetical-index-mark-start text:id="IMark90160040"/><text:alphabetical-index-mark-start text:id="IMark90161368"/>system<text:alphabetical-index-mark-end text:id="IMark90161368"/><text:alphabetical-index-mark-end text:id="IMark90160040"/><text:alphabetical-index-mark-end text:id="IMark87782136"/><text:alphabetical-index-mark-end text:id="IMark87780808"/><text:alphabetical-index-mark-end text:id="IMark87779480"/><text:alphabetical-index-mark-end text:id="IMark88942056"/><text:alphabetical-index-mark-end text:id="IMark88940728"/><text:alphabetical-index-mark-end text:id="IMark89457208"/><text:alphabetical-index-mark-end text:id="IMark89455880"/><text:alphabetical-index-mark-end text:id="IMark89454552"/><text:alphabetical-index-mark-end text:id="IMark86213704"/><text:alphabetical-index-mark-end text:id="IMark86212376"/><text:alphabetical-index-mark-end text:id="IMark87233864"/><text:alphabetical-index-mark-end text:id="IMark87232536"/>s in terms of versatility or capabilities, it does fill a niche for many users, <text:span text:style-name="T31">probably most of those that need a </text:span><text:alphabetical-index-mark-start text:id="IMark85953400"/><text:alphabetical-index-mark-start text:id="IMark85954696"/><text:alphabetical-index-mark-start text:id="IMark88281416"/><text:alphabetical-index-mark-start text:id="IMark91175784"/><text:alphabetical-index-mark-start text:id="IMark91177112"/><text:alphabetical-index-mark-start text:id="IMark88052456"/><text:alphabetical-index-mark-start text:id="IMark89510856"/><text:span text:style-name="T31">relational</text:span><text:alphabetical-index-mark-end text:id="IMark89510856"/><text:alphabetical-index-mark-end text:id="IMark88052456"/><text:alphabetical-index-mark-end text:id="IMark91177112"/><text:alphabetical-index-mark-end text:id="IMark91175784"/><text:alphabetical-index-mark-end text:id="IMark88281416"/><text:alphabetical-index-mark-end text:id="IMark85954696"/><text:alphabetical-index-mark-end text:id="IMark85953400"/><text:span text:style-name="T31"> </text:span><text:alphabetical-index-mark-start text:id="IMark86519304"/><text:alphabetical-index-mark-start text:id="IMark89279592"/><text:alphabetical-index-mark-start text:id="IMark89280920"/><text:alphabetical-index-mark-start text:id="IMark89282248"/><text:alphabetical-index-mark-start text:id="IMark89282664"/><text:alphabetical-index-mark-start text:id="IMark87784520"/><text:alphabetical-index-mark-start text:id="IMark87785848"/><text:span text:style-name="T31">database</text:span><text:alphabetical-index-mark-end text:id="IMark87785848"/><text:alphabetical-index-mark-end text:id="IMark87784520"/><text:alphabetical-index-mark-end text:id="IMark89282664"/><text:alphabetical-index-mark-end text:id="IMark89282248"/><text:alphabetical-index-mark-end text:id="IMark89280920"/><text:alphabetical-index-mark-end text:id="IMark89279592"/><text:alphabetical-index-mark-end text:id="IMark86519304"/><text:span text:style-name="T31"> </text:span><text:alphabetical-index-mark-start text:id="IMark87785944"/><text:alphabetical-index-mark-start text:id="IMark85883448"/><text:alphabetical-index-mark-start text:id="IMark90043800"/><text:alphabetical-index-mark-start text:id="IMark90045128"/><text:alphabetical-index-mark-start text:id="IMark90046456"/><text:alphabetical-index-mark-start text:id="IMark88185336"/><text:alphabetical-index-mark-start text:id="IMark88186664"/><text:alphabetical-index-mark-start text:id="IMark91398776"/><text:alphabetical-index-mark-start text:id="IMark91400040"/><text:alphabetical-index-mark-start text:id="IMark91401368"/><text:alphabetical-index-mark-start text:id="IMark88688936"/><text:alphabetical-index-mark-start text:id="IMark88690264"/><text:alphabetical-index-mark-start text:id="IMark88691592"/><text:alphabetical-index-mark-start text:id="IMark85636264"/><text:span text:style-name="T31">system</text:span><text:alphabetical-index-mark-end text:id="IMark85636264"/><text:alphabetical-index-mark-end text:id="IMark88691592"/><text:alphabetical-index-mark-end text:id="IMark88690264"/><text:alphabetical-index-mark-end text:id="IMark88688936"/><text:alphabetical-index-mark-end text:id="IMark91401368"/><text:alphabetical-index-mark-end text:id="IMark91400040"/><text:alphabetical-index-mark-end text:id="IMark91398776"/><text:alphabetical-index-mark-end text:id="IMark88186664"/><text:alphabetical-index-mark-end text:id="IMark88185336"/><text:alphabetical-index-mark-end text:id="IMark90046456"/><text:alphabetical-index-mark-end text:id="IMark90045128"/><text:alphabetical-index-mark-end text:id="IMark90043800"/><text:alphabetical-index-mark-end text:id="IMark85883448"/><text:alphabetical-index-mark-end text:id="IMark87785944"/><text:span text:style-name="T31"> without the complications involved in maintaining a </text:span><text:alphabetical-index-mark-start text:id="IMark75038696"/><text:alphabetical-index-mark-start text:id="IMark87602264"/><text:alphabetical-index-mark-start text:id="IMark87603592"/><text:alphabetical-index-mark-start text:id="IMark87122552"/><text:alphabetical-index-mark-start text:id="IMark87123880"/><text:alphabetical-index-mark-start text:id="IMark87125208"/><text:alphabetical-index-mark-start text:id="IMark87674616"/><text:span text:style-name="T31">server</text:span><text:alphabetical-index-mark-end text:id="IMark87674616"/><text:alphabetical-index-mark-end text:id="IMark87125208"/><text:alphabetical-index-mark-end text:id="IMark87123880"/><text:alphabetical-index-mark-end text:id="IMark87122552"/><text:alphabetical-index-mark-end text:id="IMark87603592"/><text:alphabetical-index-mark-end text:id="IMark87602264"/><text:alphabetical-index-mark-end text:id="IMark75038696"/><text:span text:style-name="T31"> – based alternative such as </text:span><text:alphabetical-index-mark-start text:id="IMark89743272"/><text:alphabetical-index-mark-start text:id="IMark74767144"/><text:alphabetical-index-mark-start text:id="IMark74768408"/><text:alphabetical-index-mark-start text:id="IMark74769736"/><text:alphabetical-index-mark-start text:id="IMark87794584"/><text:alphabetical-index-mark-start text:id="IMark87795912"/><text:alphabetical-index-mark-start text:id="IMark87797240"/><text:span text:style-name="T31">Postgre</text:span><text:alphabetical-index-mark-start text:id="IMark88168968"/><text:alphabetical-index-mark-start text:id="IMark88170296"/><text:alphabetical-index-mark-start text:id="IMark86208808"/><text:alphabetical-index-mark-start text:id="IMark86210136"/><text:alphabetical-index-mark-start text:id="IMark86570984"/><text:alphabetical-index-mark-start text:id="IMark86572280"/><text:alphabetical-index-mark-start text:id="IMark86573608"/><text:alphabetical-index-mark-start text:id="IMark74910696"/><text:alphabetical-index-mark-start text:id="IMark74912024"/><text:alphabetical-index-mark-start text:id="IMark74913352"/><text:alphabetical-index-mark-start text:id="IMark83279064"/><text:alphabetical-index-mark-start text:id="IMark83280392"/><text:alphabetical-index-mark-start text:id="IMark87416168"/><text:alphabetical-index-mark-start text:id="IMark87417432"/><text:span text:style-name="T31">SQL</text:span><text:alphabetical-index-mark-end text:id="IMark87417432"/><text:alphabetical-index-mark-end text:id="IMark87416168"/><text:alphabetical-index-mark-end text:id="IMark83280392"/><text:alphabetical-index-mark-end text:id="IMark83279064"/><text:alphabetical-index-mark-end text:id="IMark74913352"/><text:alphabetical-index-mark-end text:id="IMark74912024"/><text:alphabetical-index-mark-end text:id="IMark74910696"/><text:alphabetical-index-mark-end text:id="IMark86573608"/><text:alphabetical-index-mark-end text:id="IMark86572280"/><text:alphabetical-index-mark-end text:id="IMark86570984"/><text:alphabetical-index-mark-end text:id="IMark86210136"/><text:alphabetical-index-mark-end text:id="IMark86208808"/><text:alphabetical-index-mark-end text:id="IMark88170296"/><text:alphabetical-index-mark-end text:id="IMark88168968"/><text:alphabetical-index-mark-end text:id="IMark87797240"/><text:alphabetical-index-mark-end text:id="IMark87795912"/><text:alphabetical-index-mark-end text:id="IMark87794584"/><text:alphabetical-index-mark-end text:id="IMark74769736"/><text:alphabetical-index-mark-end text:id="IMark74768408"/><text:alphabetical-index-mark-end text:id="IMark74767144"/><text:alphabetical-index-mark-end text:id="IMark89743272"/><text:span text:style-name="T31">, </text:span><text:alphabetical-index-mark-start text:id="IMark88936824"/><text:alphabetical-index-mark-start text:id="IMark88938056"/><text:alphabetical-index-mark-start text:id="IMark86677240"/><text:alphabetical-index-mark-start text:id="IMark86678536"/><text:alphabetical-index-mark-start text:id="IMark86679864"/><text:alphabetical-index-mark-start text:id="IMark90239032"/><text:alphabetical-index-mark-start text:id="IMark90240360"/><text:span text:style-name="T31">My</text:span><text:alphabetical-index-mark-start text:id="IMark85632376"/><text:alphabetical-index-mark-start text:id="IMark85633704"/><text:alphabetical-index-mark-start text:id="IMark75096328"/><text:alphabetical-index-mark-start text:id="IMark90129560"/><text:alphabetical-index-mark-start text:id="IMark90130888"/><text:alphabetical-index-mark-start text:id="IMark87096280"/><text:alphabetical-index-mark-start text:id="IMark87097544"/><text:alphabetical-index-mark-start text:id="IMark87098872"/><text:alphabetical-index-mark-start text:id="IMark89159192"/><text:alphabetical-index-mark-start text:id="IMark89160520"/><text:alphabetical-index-mark-start text:id="IMark89161848"/><text:alphabetical-index-mark-start text:id="IMark89451176"/><text:alphabetical-index-mark-start text:id="IMark89452504"/><text:alphabetical-index-mark-start text:id="IMark89453832"/><text:span text:style-name="T31">sql</text:span><text:alphabetical-index-mark-end text:id="IMark89453832"/><text:alphabetical-index-mark-end text:id="IMark89452504"/><text:alphabetical-index-mark-end text:id="IMark89451176"/><text:alphabetical-index-mark-end text:id="IMark89161848"/><text:alphabetical-index-mark-end text:id="IMark89160520"/><text:alphabetical-index-mark-end text:id="IMark89159192"/><text:alphabetical-index-mark-end text:id="IMark87098872"/><text:alphabetical-index-mark-end text:id="IMark87097544"/><text:alphabetical-index-mark-end text:id="IMark87096280"/><text:alphabetical-index-mark-end text:id="IMark90130888"/><text:alphabetical-index-mark-end text:id="IMark90129560"/><text:alphabetical-index-mark-end text:id="IMark75096328"/><text:alphabetical-index-mark-end text:id="IMark85633704"/><text:alphabetical-index-mark-end text:id="IMark85632376"/><text:alphabetical-index-mark-end text:id="IMark90240360"/><text:alphabetical-index-mark-end text:id="IMark90239032"/><text:alphabetical-index-mark-end text:id="IMark86679864"/><text:alphabetical-index-mark-end text:id="IMark86678536"/><text:alphabetical-index-mark-end text:id="IMark86677240"/><text:alphabetical-index-mark-end text:id="IMark88938056"/><text:alphabetical-index-mark-end text:id="IMark88936824"/><text:span text:style-name="T31"> or </text:span><text:alphabetical-index-mark-start text:id="IMark91902504"/><text:alphabetical-index-mark-start text:id="IMark90186680"/><text:alphabetical-index-mark-start text:id="IMark90188008"/><text:alphabetical-index-mark-start text:id="IMark90189336"/><text:alphabetical-index-mark-start text:id="IMark87420280"/><text:alphabetical-index-mark-start text:id="IMark87421608"/><text:alphabetical-index-mark-start text:id="IMark87422936"/><text:span text:style-name="T31">MariaDB</text:span><text:alphabetical-index-mark-end text:id="IMark87422936"/><text:alphabetical-index-mark-end text:id="IMark87421608"/><text:alphabetical-index-mark-end text:id="IMark87420280"/><text:alphabetical-index-mark-end text:id="IMark90189336"/><text:alphabetical-index-mark-end text:id="IMark90188008"/><text:alphabetical-index-mark-end text:id="IMark90186680"/><text:alphabetical-index-mark-end text:id="IMark91902504"/>.</text:p>
      <text:p text:style-name="P7"/>
      <text:p text:style-name="P18">Recently I have been developing a <text:alphabetical-index-mark-start text:id="IMark89235304"/><text:alphabetical-index-mark-start text:id="IMark91157400"/><text:alphabetical-index-mark-start text:id="IMark75039816"/><text:alphabetical-index-mark-start text:id="IMark91882488"/><text:alphabetical-index-mark-start text:id="IMark87818744"/><text:alphabetical-index-mark-start text:id="IMark91932840"/><text:alphabetical-index-mark-start text:id="IMark91157016"/>dataset<text:alphabetical-index-mark-end text:id="IMark91157016"/><text:alphabetical-index-mark-end text:id="IMark91932840"/><text:alphabetical-index-mark-end text:id="IMark87818744"/><text:alphabetical-index-mark-end text:id="IMark91882488"/><text:alphabetical-index-mark-end text:id="IMark75039816"/><text:alphabetical-index-mark-end text:id="IMark91157400"/><text:alphabetical-index-mark-end text:id="IMark89235304"/> based on a <text:alphabetical-index-mark-start text:id="IMark75040216"/><text:alphabetical-index-mark-start text:id="IMark67433704"/><text:alphabetical-index-mark-start text:id="IMark91789992"/><text:alphabetical-index-mark-start text:id="IMark91016312"/><text:alphabetical-index-mark-start text:id="IMark90207608"/><text:alphabetical-index-mark-start text:id="IMark74826088"/><text:alphabetical-index-mark-start text:id="IMark90018776"/><text:alphabetical-index-mark-start text:id="IMark74924200"/><text:alphabetical-index-mark-start text:id="IMark74907672"/><text:alphabetical-index-mark-start text:id="IMark89746744"/><text:alphabetical-index-mark-start text:id="IMark87820856"/><text:alphabetical-index-mark-start text:id="IMark87428696"/><text:alphabetical-index-mark-start text:id="IMark88066392"/><text:alphabetical-index-mark-start text:id="IMark89746360"/><text:alphabetical-index-mark-start text:id="IMark74367032"/><text:alphabetical-index-mark-start text:id="IMark74937144"/><text:alphabetical-index-mark-start text:id="IMark74857672"/><text:alphabetical-index-mark-start text:id="IMark91304248"/><text:alphabetical-index-mark-start text:id="IMark86453240"/><text:alphabetical-index-mark-start text:id="IMark89504856"/><text:alphabetical-index-mark-start text:id="IMark90046456"/>Sql<text:alphabetical-index-mark-end text:id="IMark90046456"/><text:alphabetical-index-mark-end text:id="IMark89504856"/><text:alphabetical-index-mark-end text:id="IMark86453240"/><text:alphabetical-index-mark-end text:id="IMark91304248"/><text:alphabetical-index-mark-end text:id="IMark74857672"/><text:alphabetical-index-mark-end text:id="IMark74937144"/><text:alphabetical-index-mark-end text:id="IMark74367032"/><text:alphabetical-index-mark-end text:id="IMark89746360"/><text:alphabetical-index-mark-end text:id="IMark88066392"/><text:alphabetical-index-mark-end text:id="IMark87428696"/><text:alphabetical-index-mark-end text:id="IMark87820856"/><text:alphabetical-index-mark-end text:id="IMark89746744"/><text:alphabetical-index-mark-end text:id="IMark74907672"/><text:alphabetical-index-mark-end text:id="IMark74924200"/>ite<text:alphabetical-index-mark-end text:id="IMark90018776"/><text:alphabetical-index-mark-end text:id="IMark74826088"/><text:alphabetical-index-mark-end text:id="IMark90207608"/><text:alphabetical-index-mark-end text:id="IMark91016312"/><text:alphabetical-index-mark-end text:id="IMark91789992"/><text:alphabetical-index-mark-end text:id="IMark67433704"/><text:alphabetical-index-mark-end text:id="IMark75040216"/>3 <text:alphabetical-index-mark-start text:id="IMark75038696"/><text:alphabetical-index-mark-start text:id="IMark91902504"/><text:alphabetical-index-mark-start text:id="IMark87287560"/><text:alphabetical-index-mark-start text:id="IMark86570568"/><text:alphabetical-index-mark-start text:id="IMark75299656"/><text:alphabetical-index-mark-start text:id="IMark89457496"/><text:alphabetical-index-mark-start text:id="IMark89162136"/>database<text:alphabetical-index-mark-end text:id="IMark89162136"/><text:alphabetical-index-mark-end text:id="IMark89457496"/><text:alphabetical-index-mark-end text:id="IMark75299656"/><text:alphabetical-index-mark-end text:id="IMark86570568"/><text:alphabetical-index-mark-end text:id="IMark87287560"/><text:alphabetical-index-mark-end text:id="IMark91902504"/><text:alphabetical-index-mark-end text:id="IMark75038696"/>. Being a <text:alphabetical-index-mark-start text:id="IMark88457992"/><text:alphabetical-index-mark-start text:id="IMark88940344"/><text:alphabetical-index-mark-start text:id="IMark88282216"/><text:alphabetical-index-mark-start text:id="IMark87986200"/><text:alphabetical-index-mark-start text:id="IMark86641192"/><text:alphabetical-index-mark-start text:id="IMark87109976"/><text:alphabetical-index-mark-start text:id="IMark85953016"/>relational<text:alphabetical-index-mark-end text:id="IMark85953016"/><text:alphabetical-index-mark-end text:id="IMark87109976"/><text:alphabetical-index-mark-end text:id="IMark86641192"/><text:alphabetical-index-mark-end text:id="IMark87986200"/><text:alphabetical-index-mark-end text:id="IMark88282216"/><text:alphabetical-index-mark-end text:id="IMark88940344"/><text:alphabetical-index-mark-end text:id="IMark88457992"/> <text:alphabetical-index-mark-start text:id="IMark87300920"/><text:alphabetical-index-mark-start text:id="IMark85881832"/><text:alphabetical-index-mark-start text:id="IMark88935688"/><text:alphabetical-index-mark-start text:id="IMark87814984"/><text:alphabetical-index-mark-start text:id="IMark85482664"/><text:alphabetical-index-mark-start text:id="IMark85604280"/><text:alphabetical-index-mark-start text:id="IMark88173640"/><text:alphabetical-index-mark-start text:id="IMark89801544"/><text:alphabetical-index-mark-start text:id="IMark89282664"/><text:alphabetical-index-mark-start text:id="IMark87604056"/><text:alphabetical-index-mark-start text:id="IMark86643192"/><text:alphabetical-index-mark-start text:id="IMark75145016"/><text:alphabetical-index-mark-start text:id="IMark90131176"/><text:alphabetical-index-mark-start text:id="IMark91401656"/>system<text:alphabetical-index-mark-end text:id="IMark91401656"/><text:alphabetical-index-mark-end text:id="IMark90131176"/><text:alphabetical-index-mark-end text:id="IMark75145016"/><text:alphabetical-index-mark-end text:id="IMark86643192"/><text:alphabetical-index-mark-end text:id="IMark87604056"/><text:alphabetical-index-mark-end text:id="IMark89282664"/><text:alphabetical-index-mark-end text:id="IMark89801544"/><text:alphabetical-index-mark-end text:id="IMark88173640"/><text:alphabetical-index-mark-end text:id="IMark85604280"/><text:alphabetical-index-mark-end text:id="IMark85482664"/><text:alphabetical-index-mark-end text:id="IMark87814984"/><text:alphabetical-index-mark-end text:id="IMark88935688"/><text:alphabetical-index-mark-end text:id="IMark85881832"/><text:alphabetical-index-mark-end text:id="IMark87300920"/>, <text:alphabetical-index-mark-start text:id="IMark85806904"/><text:alphabetical-index-mark-start text:id="IMark75109944"/><text:alphabetical-index-mark-start text:id="IMark85807576"/><text:alphabetical-index-mark-start text:id="IMark75117912"/><text:alphabetical-index-mark-start text:id="IMark75012312"/><text:alphabetical-index-mark-start text:id="IMark89712360"/><text:alphabetical-index-mark-start text:id="IMark89535496"/>dataset<text:alphabetical-index-mark-end text:id="IMark89535496"/><text:alphabetical-index-mark-end text:id="IMark89712360"/><text:alphabetical-index-mark-end text:id="IMark75012312"/><text:alphabetical-index-mark-end text:id="IMark75117912"/><text:alphabetical-index-mark-end text:id="IMark85807576"/><text:alphabetical-index-mark-end text:id="IMark75109944"/><text:alphabetical-index-mark-end text:id="IMark85806904"/>s constructed using <text:alphabetical-index-mark-start text:id="IMark89535592"/><text:alphabetical-index-mark-start text:id="IMark88167736"/><text:alphabetical-index-mark-start text:id="IMark88167832"/><text:alphabetical-index-mark-start text:id="IMark90238552"/><text:alphabetical-index-mark-start text:id="IMark90238648"/><text:alphabetical-index-mark-start text:id="IMark88937576"/><text:alphabetical-index-mark-start text:id="IMark88937672"/><text:alphabetical-index-mark-start text:id="IMark86234344"/><text:alphabetical-index-mark-start text:id="IMark75085784"/><text:alphabetical-index-mark-start text:id="IMark91859960"/><text:alphabetical-index-mark-start text:id="IMark75143752"/><text:alphabetical-index-mark-start text:id="IMark91399528"/><text:alphabetical-index-mark-start text:id="IMark87416456"/><text:alphabetical-index-mark-start text:id="IMark87097032"/><text:alphabetical-index-mark-start text:id="IMark87399672"/><text:alphabetical-index-mark-start text:id="IMark85954152"/><text:alphabetical-index-mark-start text:id="IMark86677528"/><text:alphabetical-index-mark-start text:id="IMark87401432"/><text:alphabetical-index-mark-start text:id="IMark89455496"/><text:alphabetical-index-mark-start text:id="IMark88941480"/><text:alphabetical-index-mark-start text:id="IMark87780184"/>Sql<text:alphabetical-index-mark-end text:id="IMark87780184"/><text:alphabetical-index-mark-end text:id="IMark88941480"/><text:alphabetical-index-mark-end text:id="IMark89455496"/><text:alphabetical-index-mark-end text:id="IMark87401432"/><text:alphabetical-index-mark-end text:id="IMark86677528"/><text:alphabetical-index-mark-end text:id="IMark85954152"/><text:alphabetical-index-mark-end text:id="IMark87399672"/><text:alphabetical-index-mark-end text:id="IMark87097032"/><text:alphabetical-index-mark-end text:id="IMark87416456"/><text:alphabetical-index-mark-end text:id="IMark91399528"/><text:alphabetical-index-mark-end text:id="IMark75143752"/><text:alphabetical-index-mark-end text:id="IMark91859960"/><text:alphabetical-index-mark-end text:id="IMark75085784"/><text:alphabetical-index-mark-end text:id="IMark86234344"/>ite<text:alphabetical-index-mark-end text:id="IMark88937672"/><text:alphabetical-index-mark-end text:id="IMark88937576"/><text:alphabetical-index-mark-end text:id="IMark90238648"/><text:alphabetical-index-mark-end text:id="IMark90238552"/><text:alphabetical-index-mark-end text:id="IMark88167832"/><text:alphabetical-index-mark-end text:id="IMark88167736"/><text:alphabetical-index-mark-end text:id="IMark89535592"/>3 are far better <text:span text:style-name="T31">to </text:span><text:alphabetical-index-mark-start text:id="IMark87781752"/><text:alphabetical-index-mark-start text:id="IMark91400984"/><text:alphabetical-index-mark-start text:id="IMark88691016"/><text:alphabetical-index-mark-start text:id="IMark85636968"/><text:alphabetical-index-mark-start text:id="IMark87603208"/><text:alphabetical-index-mark-start text:id="IMark87124632"/><text:alphabetical-index-mark-start text:id="IMark74768936"/><text:span text:style-name="T31">handle</text:span><text:alphabetical-index-mark-end text:id="IMark74768936"/><text:alphabetical-index-mark-end text:id="IMark87124632"/><text:alphabetical-index-mark-end text:id="IMark87603208"/><text:alphabetical-index-mark-end text:id="IMark85636968"/><text:alphabetical-index-mark-end text:id="IMark88691016"/><text:alphabetical-index-mark-end text:id="IMark91400984"/><text:alphabetical-index-mark-end text:id="IMark87781752"/><text:span text:style-name="T31"> and to safely keep data </text:span>than <text:alphabetical-index-mark-start text:id="IMark74769352"/><text:alphabetical-index-mark-start text:id="IMark87418376"/><text:alphabetical-index-mark-start text:id="IMark90239784"/><text:alphabetical-index-mark-start text:id="IMark85633080"/><text:alphabetical-index-mark-start text:id="IMark85634408"/><text:alphabetical-index-mark-start text:id="IMark87098488"/><text:alphabetical-index-mark-start text:id="IMark89161272"/>common<text:alphabetical-index-mark-end text:id="IMark89161272"/><text:alphabetical-index-mark-end text:id="IMark87098488"/><text:alphabetical-index-mark-end text:id="IMark85634408"/><text:alphabetical-index-mark-end text:id="IMark85633080"/><text:alphabetical-index-mark-end text:id="IMark90239784"/><text:alphabetical-index-mark-end text:id="IMark87418376"/><text:alphabetical-index-mark-end text:id="IMark74769352"/> flat <text:alphabetical-index-mark-start text:id="IMark86199032"/><text:alphabetical-index-mark-start text:id="IMark86210888"/><text:alphabetical-index-mark-start text:id="IMark85675560"/><text:alphabetical-index-mark-start text:id="IMark88836936"/><text:alphabetical-index-mark-start text:id="IMark86646376"/><text:alphabetical-index-mark-start text:id="IMark90241112"/><text:alphabetical-index-mark-start text:id="IMark75202888"/>file<text:alphabetical-index-mark-end text:id="IMark75202888"/><text:alphabetical-index-mark-end text:id="IMark90241112"/><text:alphabetical-index-mark-end text:id="IMark86646376"/><text:alphabetical-index-mark-end text:id="IMark88836936"/><text:alphabetical-index-mark-end text:id="IMark85675560"/><text:alphabetical-index-mark-end text:id="IMark86210888"/><text:alphabetical-index-mark-end text:id="IMark86199032"/> <text:alphabetical-index-mark-start text:id="IMark85955448"/><text:alphabetical-index-mark-start text:id="IMark87601320"/><text:alphabetical-index-mark-start text:id="IMark74831688"/><text:alphabetical-index-mark-start text:id="IMark89511080"/><text:alphabetical-index-mark-start text:id="IMark90129784"/><text:alphabetical-index-mark-start text:id="IMark87442152"/><text:alphabetical-index-mark-start text:id="IMark89329608"/>format<text:alphabetical-index-mark-end text:id="IMark89329608"/><text:alphabetical-index-mark-end text:id="IMark87442152"/><text:alphabetical-index-mark-end text:id="IMark90129784"/><text:alphabetical-index-mark-end text:id="IMark89511080"/><text:alphabetical-index-mark-end text:id="IMark74831688"/><text:alphabetical-index-mark-end text:id="IMark87601320"/><text:alphabetical-index-mark-end text:id="IMark85955448"/>s used for <text:alphabetical-index-mark-start text:id="IMark87669304"/><text:alphabetical-index-mark-start text:id="IMark87670632"/><text:alphabetical-index-mark-start text:id="IMark87107848"/><text:alphabetical-index-mark-start text:id="IMark87191704"/><text:alphabetical-index-mark-start text:id="IMark87193032"/><text:alphabetical-index-mark-start text:id="IMark88281416"/><text:alphabetical-index-mark-start text:id="IMark88730456"/>dataset<text:alphabetical-index-mark-end text:id="IMark88730456"/><text:alphabetical-index-mark-end text:id="IMark88281416"/><text:alphabetical-index-mark-end text:id="IMark87193032"/><text:alphabetical-index-mark-end text:id="IMark87191704"/><text:alphabetical-index-mark-end text:id="IMark87107848"/><text:alphabetical-index-mark-end text:id="IMark87670632"/><text:alphabetical-index-mark-end text:id="IMark87669304"/> creation, not to mention the fact that data scientists usually spend more time preparing the data from a conventional <text:alphabetical-index-mark-start text:id="IMark87835656"/><text:alphabetical-index-mark-start text:id="IMark87836984"/><text:alphabetical-index-mark-start text:id="IMark90444056"/><text:alphabetical-index-mark-start text:id="IMark90445384"/><text:alphabetical-index-mark-start text:id="IMark90446712"/><text:alphabetical-index-mark-start text:id="IMark89707288"/><text:alphabetical-index-mark-start text:id="IMark89708616"/>dataset<text:alphabetical-index-mark-end text:id="IMark89708616"/><text:alphabetical-index-mark-end text:id="IMark89707288"/><text:alphabetical-index-mark-end text:id="IMark90446712"/><text:alphabetical-index-mark-end text:id="IMark90445384"/><text:alphabetical-index-mark-end text:id="IMark90444056"/><text:alphabetical-index-mark-end text:id="IMark87836984"/><text:alphabetical-index-mark-end text:id="IMark87835656"/> than actually using the data to do the actual research.</text:p>
      <text:p text:style-name="P18"/>
      <text:p text:style-name="P18">In this regard, <text:alphabetical-index-mark-start text:id="IMark87287560"/><text:alphabetical-index-mark-start text:id="IMark86570568"/><text:alphabetical-index-mark-start text:id="IMark75299656"/><text:alphabetical-index-mark-start text:id="IMark89457496"/><text:alphabetical-index-mark-start text:id="IMark89162136"/><text:alphabetical-index-mark-start text:id="IMark75040216"/><text:alphabetical-index-mark-start text:id="IMark67433704"/><text:alphabetical-index-mark-start text:id="IMark91789992"/><text:alphabetical-index-mark-start text:id="IMark91016312"/><text:alphabetical-index-mark-start text:id="IMark90207608"/><text:alphabetical-index-mark-start text:id="IMark74826088"/><text:alphabetical-index-mark-start text:id="IMark90018776"/><text:alphabetical-index-mark-start text:id="IMark74924200"/><text:alphabetical-index-mark-start text:id="IMark74907672"/>SQL<text:alphabetical-index-mark-end text:id="IMark74907672"/><text:alphabetical-index-mark-end text:id="IMark74924200"/><text:alphabetical-index-mark-end text:id="IMark90018776"/><text:alphabetical-index-mark-end text:id="IMark74826088"/><text:alphabetical-index-mark-end text:id="IMark90207608"/><text:alphabetical-index-mark-end text:id="IMark91016312"/><text:alphabetical-index-mark-end text:id="IMark91789992"/><text:alphabetical-index-mark-end text:id="IMark67433704"/><text:alphabetical-index-mark-end text:id="IMark75040216"/><text:alphabetical-index-mark-end text:id="IMark89162136"/><text:alphabetical-index-mark-end text:id="IMark89457496"/><text:alphabetical-index-mark-end text:id="IMark75299656"/><text:alphabetical-index-mark-end text:id="IMark86570568"/><text:alphabetical-index-mark-end text:id="IMark87287560"/> offers several <text:alphabetical-index-mark-start text:id="IMark89746744"/><text:alphabetical-index-mark-start text:id="IMark87820856"/><text:alphabetical-index-mark-start text:id="IMark87428696"/><text:alphabetical-index-mark-start text:id="IMark88066392"/><text:alphabetical-index-mark-start text:id="IMark89746360"/><text:alphabetical-index-mark-start text:id="IMark74367032"/><text:alphabetical-index-mark-start text:id="IMark74937144"/>advantage<text:alphabetical-index-mark-end text:id="IMark74937144"/><text:alphabetical-index-mark-end text:id="IMark74367032"/><text:alphabetical-index-mark-end text:id="IMark89746360"/><text:alphabetical-index-mark-end text:id="IMark88066392"/><text:alphabetical-index-mark-end text:id="IMark87428696"/><text:alphabetical-index-mark-end text:id="IMark87820856"/><text:alphabetical-index-mark-end text:id="IMark89746744"/>s over <text:alphabetical-index-mark-start text:id="IMark74857672"/><text:alphabetical-index-mark-start text:id="IMark91304248"/><text:alphabetical-index-mark-start text:id="IMark86453240"/><text:alphabetical-index-mark-start text:id="IMark89504856"/><text:alphabetical-index-mark-start text:id="IMark90046456"/><text:alphabetical-index-mark-start text:id="IMark89235304"/><text:alphabetical-index-mark-start text:id="IMark91157400"/>tool<text:alphabetical-index-mark-end text:id="IMark91157400"/><text:alphabetical-index-mark-end text:id="IMark89235304"/><text:alphabetical-index-mark-end text:id="IMark90046456"/><text:alphabetical-index-mark-end text:id="IMark89504856"/><text:alphabetical-index-mark-end text:id="IMark86453240"/><text:alphabetical-index-mark-end text:id="IMark91304248"/><text:alphabetical-index-mark-end text:id="IMark74857672"/>s used for flat <text:alphabetical-index-mark-start text:id="IMark75039816"/><text:alphabetical-index-mark-start text:id="IMark91882488"/><text:alphabetical-index-mark-start text:id="IMark87818744"/><text:alphabetical-index-mark-start text:id="IMark91932840"/><text:alphabetical-index-mark-start text:id="IMark91157016"/><text:alphabetical-index-mark-start text:id="IMark91902504"/><text:alphabetical-index-mark-start text:id="IMark75038696"/>file<text:alphabetical-index-mark-end text:id="IMark75038696"/><text:alphabetical-index-mark-end text:id="IMark91902504"/><text:alphabetical-index-mark-end text:id="IMark91157016"/><text:alphabetical-index-mark-end text:id="IMark91932840"/><text:alphabetical-index-mark-end text:id="IMark87818744"/><text:alphabetical-index-mark-end text:id="IMark91882488"/><text:alphabetical-index-mark-end text:id="IMark75039816"/>s, plus, data integrity is better on <text:alphabetical-index-mark-start text:id="IMark86641944"/><text:alphabetical-index-mark-start text:id="IMark88175144"/><text:alphabetical-index-mark-start text:id="IMark81208200"/><text:alphabetical-index-mark-start text:id="IMark88222760"/><text:alphabetical-index-mark-start text:id="IMark86425112"/><text:alphabetical-index-mark-start text:id="IMark88935608"/><text:alphabetical-index-mark-start text:id="IMark85604200"/>relational<text:alphabetical-index-mark-end text:id="IMark85604200"/><text:alphabetical-index-mark-end text:id="IMark88935608"/><text:alphabetical-index-mark-end text:id="IMark86425112"/><text:alphabetical-index-mark-end text:id="IMark88222760"/><text:alphabetical-index-mark-end text:id="IMark81208200"/><text:alphabetical-index-mark-end text:id="IMark88175144"/><text:alphabetical-index-mark-end text:id="IMark86641944"/> <text:alphabetical-index-mark-start text:id="IMark90443592"/><text:alphabetical-index-mark-start text:id="IMark87834440"/><text:alphabetical-index-mark-start text:id="IMark87492120"/><text:alphabetical-index-mark-start text:id="IMark87668840"/><text:alphabetical-index-mark-start text:id="IMark88274584"/><text:alphabetical-index-mark-start text:id="IMark88272328"/><text:alphabetical-index-mark-start text:id="IMark89329144"/>database<text:alphabetical-index-mark-end text:id="IMark89329144"/><text:alphabetical-index-mark-end text:id="IMark88272328"/><text:alphabetical-index-mark-end text:id="IMark88274584"/><text:alphabetical-index-mark-end text:id="IMark87668840"/><text:alphabetical-index-mark-end text:id="IMark87492120"/><text:alphabetical-index-mark-end text:id="IMark87834440"/><text:alphabetical-index-mark-end text:id="IMark90443592"/>s. <text:span text:style-name="T14">However, </text:span><text:alphabetical-index-mark-start text:id="IMark75203176"/><text:alphabetical-index-mark-start text:id="IMark90162408"/><text:alphabetical-index-mark-start text:id="IMark89713592"/><text:alphabetical-index-mark-start text:id="IMark85806904"/><text:alphabetical-index-mark-start text:id="IMark75022456"/><text:alphabetical-index-mark-start text:id="IMark89537960"/><text:alphabetical-index-mark-start text:id="IMark74926680"/><text:alphabetical-index-mark-start text:id="IMark74799624"/><text:alphabetical-index-mark-start text:id="IMark75023320"/><text:alphabetical-index-mark-start text:id="IMark88278728"/><text:alphabetical-index-mark-start text:id="IMark88350472"/><text:alphabetical-index-mark-start text:id="IMark88004968"/><text:alphabetical-index-mark-start text:id="IMark88277784"/><text:alphabetical-index-mark-start text:id="IMark89934648"/><text:alphabetical-index-mark-start text:id="IMark88127208"/><text:alphabetical-index-mark-start text:id="IMark88172616"/><text:alphabetical-index-mark-start text:id="IMark74200216"/><text:alphabetical-index-mark-start text:id="IMark85882792"/><text:alphabetical-index-mark-start text:id="IMark91676040"/><text:alphabetical-index-mark-start text:id="IMark75144040"/><text:alphabetical-index-mark-start text:id="IMark75144344"/><text:span text:style-name="T14">Sql</text:span><text:alphabetical-index-mark-end text:id="IMark75144344"/><text:alphabetical-index-mark-end text:id="IMark75144040"/><text:alphabetical-index-mark-end text:id="IMark91676040"/><text:alphabetical-index-mark-end text:id="IMark85882792"/><text:alphabetical-index-mark-end text:id="IMark74200216"/><text:alphabetical-index-mark-end text:id="IMark88172616"/><text:alphabetical-index-mark-end text:id="IMark88127208"/><text:alphabetical-index-mark-end text:id="IMark89934648"/><text:alphabetical-index-mark-end text:id="IMark88277784"/><text:alphabetical-index-mark-end text:id="IMark88004968"/><text:alphabetical-index-mark-end text:id="IMark88350472"/><text:alphabetical-index-mark-end text:id="IMark88278728"/><text:alphabetical-index-mark-end text:id="IMark75023320"/><text:alphabetical-index-mark-end text:id="IMark74799624"/><text:span text:style-name="T14">ite</text:span><text:alphabetical-index-mark-end text:id="IMark74926680"/><text:alphabetical-index-mark-end text:id="IMark89537960"/><text:alphabetical-index-mark-end text:id="IMark75022456"/><text:alphabetical-index-mark-end text:id="IMark85806904"/><text:alphabetical-index-mark-end text:id="IMark89713592"/><text:alphabetical-index-mark-end text:id="IMark90162408"/><text:alphabetical-index-mark-end text:id="IMark75203176"/><text:span text:style-name="T14">3 has some limitations, and one of those is that it is not easy to </text:span><text:alphabetical-index-mark-start text:id="IMark89281208"/><text:alphabetical-index-mark-start text:id="IMark91176536"/><text:alphabetical-index-mark-start text:id="IMark86235560"/><text:alphabetical-index-mark-start text:id="IMark77166776"/><text:alphabetical-index-mark-start text:id="IMark89455304"/><text:alphabetical-index-mark-start text:id="IMark74911640"/><text:alphabetical-index-mark-start text:id="IMark87781560"/><text:span text:style-name="T14">execute</text:span><text:alphabetical-index-mark-end text:id="IMark87781560"/><text:alphabetical-index-mark-end text:id="IMark74911640"/><text:alphabetical-index-mark-end text:id="IMark89455304"/><text:alphabetical-index-mark-end text:id="IMark77166776"/><text:alphabetical-index-mark-end text:id="IMark86235560"/><text:alphabetical-index-mark-end text:id="IMark91176536"/><text:alphabetical-index-mark-end text:id="IMark89281208"/><text:span text:style-name="T14"> a significant number of </text:span><text:alphabetical-index-mark-start text:id="IMark89708040"/><text:alphabetical-index-mark-start text:id="IMark89709320"/><text:alphabetical-index-mark-start text:id="IMark87670248"/><text:alphabetical-index-mark-start text:id="IMark87193784"/><text:alphabetical-index-mark-start text:id="IMark88731160"/><text:alphabetical-index-mark-start text:id="IMark89330552"/><text:alphabetical-index-mark-start text:id="IMark87418184"/><text:span text:style-name="T14">queries</text:span><text:alphabetical-index-mark-end text:id="IMark87418184"/><text:alphabetical-index-mark-end text:id="IMark89330552"/><text:alphabetical-index-mark-end text:id="IMark88731160"/><text:alphabetical-index-mark-end text:id="IMark87193784"/><text:alphabetical-index-mark-end text:id="IMark87670248"/><text:alphabetical-index-mark-end text:id="IMark89709320"/><text:alphabetical-index-mark-end text:id="IMark89708040"/><text:span text:style-name="T14"> or </text:span><text:alphabetical-index-mark-start text:id="IMark87103912"/><text:alphabetical-index-mark-start text:id="IMark87105144"/><text:alphabetical-index-mark-start text:id="IMark88127928"/><text:alphabetical-index-mark-start text:id="IMark88129736"/><text:alphabetical-index-mark-start text:id="IMark88131064"/><text:alphabetical-index-mark-start text:id="IMark89629944"/><text:alphabetical-index-mark-start text:id="IMark89631208"/><text:alphabetical-index-mark-start text:id="IMark89632536"/><text:alphabetical-index-mark-start text:id="IMark88346168"/><text:alphabetical-index-mark-start text:id="IMark88347496"/><text:alphabetical-index-mark-start text:id="IMark88348824"/><text:alphabetical-index-mark-start text:id="IMark75174248"/><text:alphabetical-index-mark-start text:id="IMark75175576"/><text:alphabetical-index-mark-start text:id="IMark75176904"/><text:span text:style-name="T14">SQL</text:span><text:alphabetical-index-mark-end text:id="IMark75176904"/><text:alphabetical-index-mark-end text:id="IMark75175576"/><text:alphabetical-index-mark-end text:id="IMark75174248"/><text:alphabetical-index-mark-end text:id="IMark88348824"/><text:alphabetical-index-mark-end text:id="IMark88347496"/><text:alphabetical-index-mark-end text:id="IMark88346168"/><text:alphabetical-index-mark-end text:id="IMark89632536"/><text:alphabetical-index-mark-end text:id="IMark89631208"/><text:alphabetical-index-mark-end text:id="IMark89629944"/><text:alphabetical-index-mark-end text:id="IMark88131064"/><text:alphabetical-index-mark-end text:id="IMark88129736"/><text:alphabetical-index-mark-end text:id="IMark88127928"/><text:alphabetical-index-mark-end text:id="IMark87105144"/><text:alphabetical-index-mark-end text:id="IMark87103912"/><text:span text:style-name="T14"> </text:span><text:alphabetical-index-mark-start text:id="IMark85451912"/><text:alphabetical-index-mark-start text:id="IMark85453144"/><text:alphabetical-index-mark-start text:id="IMark85454472"/><text:alphabetical-index-mark-start text:id="IMark86558808"/><text:alphabetical-index-mark-start text:id="IMark88915016"/><text:alphabetical-index-mark-start text:id="IMark88916344"/><text:alphabetical-index-mark-start text:id="IMark88917672"/><text:span text:style-name="T14">sentence</text:span><text:alphabetical-index-mark-end text:id="IMark88917672"/><text:alphabetical-index-mark-end text:id="IMark88916344"/><text:alphabetical-index-mark-end text:id="IMark88915016"/><text:alphabetical-index-mark-end text:id="IMark86558808"/><text:alphabetical-index-mark-end text:id="IMark85454472"/><text:alphabetical-index-mark-end text:id="IMark85453144"/><text:alphabetical-index-mark-end text:id="IMark85451912"/><text:span text:style-name="T14">s at once using scripts or </text:span><text:alphabetical-index-mark-start text:id="IMark88230168"/><text:alphabetical-index-mark-start text:id="IMark85543560"/><text:alphabetical-index-mark-start text:id="IMark85544888"/><text:alphabetical-index-mark-start text:id="IMark85546216"/><text:alphabetical-index-mark-start text:id="IMark89747848"/><text:alphabetical-index-mark-start text:id="IMark89749176"/><text:alphabetical-index-mark-start text:id="IMark89750504"/><text:span text:style-name="T14">program</text:span><text:alphabetical-index-mark-end text:id="IMark89750504"/><text:alphabetical-index-mark-end text:id="IMark89749176"/><text:alphabetical-index-mark-end text:id="IMark89747848"/><text:alphabetical-index-mark-end text:id="IMark85546216"/><text:alphabetical-index-mark-end text:id="IMark85544888"/><text:alphabetical-index-mark-end text:id="IMark85543560"/><text:alphabetical-index-mark-end text:id="IMark88230168"/><text:span text:style-name="T14">s, like it is generally possible with products like those I mentioned before.</text:span></text:p>
      <text:p text:style-name="P18"/>
      <text:p text:style-name="P21">The development of this particular <text:alphabetical-index-mark-start text:id="IMark91157016"/><text:alphabetical-index-mark-start text:id="IMark91902504"/><text:alphabetical-index-mark-start text:id="IMark75038696"/><text:alphabetical-index-mark-start text:id="IMark74857672"/><text:alphabetical-index-mark-start text:id="IMark91304248"/><text:alphabetical-index-mark-start text:id="IMark86453240"/><text:alphabetical-index-mark-start text:id="IMark89504856"/>dataset<text:alphabetical-index-mark-end text:id="IMark89504856"/><text:alphabetical-index-mark-end text:id="IMark86453240"/><text:alphabetical-index-mark-end text:id="IMark91304248"/><text:alphabetical-index-mark-end text:id="IMark74857672"/><text:alphabetical-index-mark-end text:id="IMark75038696"/><text:alphabetical-index-mark-end text:id="IMark91902504"/><text:alphabetical-index-mark-end text:id="IMark91157016"/> requires constant updates and a processing protocol for the data entered that soon became <text:alphabetical-index-mark-start text:id="IMark90046456"/><text:alphabetical-index-mark-start text:id="IMark89235304"/><text:alphabetical-index-mark-start text:id="IMark91157400"/><text:alphabetical-index-mark-start text:id="IMark89746744"/><text:alphabetical-index-mark-start text:id="IMark87820856"/><text:alphabetical-index-mark-start text:id="IMark87428696"/><text:alphabetical-index-mark-start text:id="IMark88066392"/>repetitive<text:alphabetical-index-mark-end text:id="IMark88066392"/><text:alphabetical-index-mark-end text:id="IMark87428696"/><text:alphabetical-index-mark-end text:id="IMark87820856"/><text:alphabetical-index-mark-end text:id="IMark89746744"/><text:alphabetical-index-mark-end text:id="IMark91157400"/><text:alphabetical-index-mark-end text:id="IMark89235304"/><text:alphabetical-index-mark-end text:id="IMark90046456"/>. <text:span text:style-name="T50">I also needed something simpler than the </text:span><text:alphabetical-index-mark-start text:id="IMark89746360"/><text:span text:style-name="T50">command</text:span><text:alphabetical-index-mark-end text:id="IMark89746360"/><text:span text:style-name="T50"> line interpreter</text:span><text:span text:style-name="T4">[6.2.]</text:span><text:span text:style-name="T50"> that </text:span><text:alphabetical-index-mark-start text:id="IMark74367032"/><text:span text:style-name="T50">character</text:span><text:alphabetical-index-mark-end text:id="IMark74367032"/><text:span text:style-name="T50">izes </text:span><text:alphabetical-index-mark-start text:id="IMark74937144"/><text:alphabetical-index-mark-start text:id="IMark87287560"/><text:alphabetical-index-mark-start text:id="IMark86570568"/><text:span text:style-name="T50">Sql</text:span><text:alphabetical-index-mark-end text:id="IMark86570568"/><text:alphabetical-index-mark-end text:id="IMark87287560"/><text:span text:style-name="T50">ite</text:span><text:alphabetical-index-mark-end text:id="IMark74937144"/><text:span text:style-name="T50">3.</text:span> <text:span text:style-name="T50">S</text:span>o I decided to write myself a <text:alphabetical-index-mark-start text:id="IMark75299656"/><text:alphabetical-index-mark-start text:id="IMark89457496"/><text:alphabetical-index-mark-start text:id="IMark89162136"/><text:alphabetical-index-mark-start text:id="IMark75040216"/><text:alphabetical-index-mark-start text:id="IMark67433704"/><text:alphabetical-index-mark-start text:id="IMark91789992"/><text:alphabetical-index-mark-start text:id="IMark91016312"/>program<text:alphabetical-index-mark-end text:id="IMark91016312"/><text:alphabetical-index-mark-end text:id="IMark91789992"/><text:alphabetical-index-mark-end text:id="IMark67433704"/><text:alphabetical-index-mark-end text:id="IMark75040216"/><text:alphabetical-index-mark-end text:id="IMark89162136"/><text:alphabetical-index-mark-end text:id="IMark89457496"/><text:alphabetical-index-mark-end text:id="IMark75299656"/> to help me automate the whole work, and thus I wrote <text:alphabetical-index-mark-start text:id="IMark90207608"/><text:alphabetical-index-mark-start text:id="IMark74826088"/><text:alphabetical-index-mark-start text:id="IMark90018776"/><text:alphabetical-index-mark-start text:id="IMark74924200"/><text:alphabetical-index-mark-start text:id="IMark74907672"/><text:alphabetical-index-mark-start text:id="IMark91882488"/><text:alphabetical-index-mark-start text:id="IMark75039816"/><text:alphabetical-index-mark-start text:id="IMark91932840"/><text:alphabetical-index-mark-start text:id="IMark87818744"/><text:alphabetical-index-mark-start text:id="IMark87782424"/><text:alphabetical-index-mark-start text:id="IMark86646664"/><text:alphabetical-index-mark-start text:id="IMark88373608"/><text:alphabetical-index-mark-start text:id="IMark88688552"/><text:alphabetical-index-mark-start text:id="IMark74910312"/>sql<text:alphabetical-index-mark-end text:id="IMark74910312"/><text:alphabetical-index-mark-end text:id="IMark88688552"/><text:alphabetical-index-mark-end text:id="IMark88373608"/><text:alphabetical-index-mark-end text:id="IMark86646664"/><text:alphabetical-index-mark-end text:id="IMark87782424"/><text:alphabetical-index-mark-end text:id="IMark87818744"/><text:alphabetical-index-mark-end text:id="IMark91932840"/><text:alphabetical-index-mark-end text:id="IMark75039816"/><text:alphabetical-index-mark-end text:id="IMark91882488"/><text:alphabetical-index-mark-end text:id="IMark74907672"/><text:alphabetical-index-mark-end text:id="IMark74924200"/><text:alphabetical-index-mark-end text:id="IMark90018776"/><text:alphabetical-index-mark-end text:id="IMark74826088"/><text:alphabetical-index-mark-end text:id="IMark90207608"/>c.</text:p>
      <text:p text:style-name="P21"/>
      <text:p text:style-name="P21"><text:span text:style-name="T31">This is not an ambitious project but a home – grown solution, so to speak. </text:span>It does not pretend to be a <text:span text:style-name="T31">super </text:span><text:alphabetical-index-mark-start text:id="IMark91157400"/><text:alphabetical-index-mark-start text:id="IMark89746744"/><text:alphabetical-index-mark-start text:id="IMark87820856"/><text:alphabetical-index-mark-start text:id="IMark87428696"/><text:alphabetical-index-mark-start text:id="IMark88066392"/><text:alphabetical-index-mark-start text:id="IMark91157016"/><text:alphabetical-index-mark-start text:id="IMark91902504"/><text:span text:style-name="T31">tool</text:span><text:alphabetical-index-mark-end text:id="IMark91902504"/><text:alphabetical-index-mark-end text:id="IMark91157016"/><text:alphabetical-index-mark-end text:id="IMark88066392"/><text:alphabetical-index-mark-end text:id="IMark87428696"/><text:alphabetical-index-mark-end text:id="IMark87820856"/><text:alphabetical-index-mark-end text:id="IMark89746744"/><text:alphabetical-index-mark-end text:id="IMark91157400"/><text:span text:style-name="T31"> of any kind</text:span> but it does the work of executing <text:alphabetical-index-mark-start text:id="IMark75038696"/><text:alphabetical-index-mark-start text:id="IMark74857672"/><text:alphabetical-index-mark-start text:id="IMark91304248"/><text:alphabetical-index-mark-start text:id="IMark86453240"/><text:alphabetical-index-mark-start text:id="IMark89504856"/><text:alphabetical-index-mark-start text:id="IMark89746360"/><text:alphabetical-index-mark-start text:id="IMark74367032"/>independent<text:alphabetical-index-mark-end text:id="IMark74367032"/><text:alphabetical-index-mark-end text:id="IMark89746360"/><text:alphabetical-index-mark-end text:id="IMark89504856"/><text:alphabetical-index-mark-end text:id="IMark86453240"/><text:alphabetical-index-mark-end text:id="IMark91304248"/><text:alphabetical-index-mark-end text:id="IMark74857672"/><text:alphabetical-index-mark-end text:id="IMark75038696"/> <text:alphabetical-index-mark-start text:id="IMark87287560"/><text:alphabetical-index-mark-start text:id="IMark86570568"/><text:alphabetical-index-mark-start text:id="IMark74937144"/><text:alphabetical-index-mark-start text:id="IMark74826088"/><text:alphabetical-index-mark-start text:id="IMark90207608"/><text:alphabetical-index-mark-start text:id="IMark90018776"/><text:alphabetical-index-mark-start text:id="IMark74924200"/><text:alphabetical-index-mark-start text:id="IMark74907672"/><text:alphabetical-index-mark-start text:id="IMark91882488"/><text:alphabetical-index-mark-start text:id="IMark75039816"/><text:alphabetical-index-mark-start text:id="IMark91932840"/><text:alphabetical-index-mark-start text:id="IMark87818744"/><text:alphabetical-index-mark-start text:id="IMark87782424"/><text:alphabetical-index-mark-start text:id="IMark86646664"/>SQL<text:alphabetical-index-mark-end text:id="IMark86646664"/><text:alphabetical-index-mark-end text:id="IMark87782424"/><text:alphabetical-index-mark-end text:id="IMark87818744"/><text:alphabetical-index-mark-end text:id="IMark91932840"/><text:alphabetical-index-mark-end text:id="IMark75039816"/><text:alphabetical-index-mark-end text:id="IMark91882488"/><text:alphabetical-index-mark-end text:id="IMark74907672"/><text:alphabetical-index-mark-end text:id="IMark74924200"/><text:alphabetical-index-mark-end text:id="IMark90018776"/><text:alphabetical-index-mark-end text:id="IMark90207608"/><text:alphabetical-index-mark-end text:id="IMark74826088"/><text:alphabetical-index-mark-end text:id="IMark74937144"/><text:alphabetical-index-mark-end text:id="IMark86570568"/><text:alphabetical-index-mark-end text:id="IMark87287560"/> <text:alphabetical-index-mark-start text:id="IMark75299656"/><text:alphabetical-index-mark-start text:id="IMark89457496"/><text:alphabetical-index-mark-start text:id="IMark89162136"/><text:alphabetical-index-mark-start text:id="IMark75040216"/><text:alphabetical-index-mark-start text:id="IMark67433704"/><text:alphabetical-index-mark-start text:id="IMark91789992"/><text:alphabetical-index-mark-start text:id="IMark91016312"/>queries<text:alphabetical-index-mark-end text:id="IMark91016312"/><text:alphabetical-index-mark-end text:id="IMark91789992"/><text:alphabetical-index-mark-end text:id="IMark67433704"/><text:alphabetical-index-mark-end text:id="IMark75040216"/><text:alphabetical-index-mark-end text:id="IMark89162136"/><text:alphabetical-index-mark-end text:id="IMark89457496"/><text:alphabetical-index-mark-end text:id="IMark75299656"/> or series of several <text:alphabetical-index-mark-start text:id="IMark89235304"/><text:alphabetical-index-mark-start text:id="IMark90046456"/><text:alphabetical-index-mark-start text:id="IMark85809032"/><text:alphabetical-index-mark-start text:id="IMark74869464"/><text:alphabetical-index-mark-start text:id="IMark90237672"/><text:alphabetical-index-mark-start text:id="IMark90236168"/><text:alphabetical-index-mark-start text:id="IMark90234664"/>queries<text:alphabetical-index-mark-end text:id="IMark90234664"/><text:alphabetical-index-mark-end text:id="IMark90236168"/><text:alphabetical-index-mark-end text:id="IMark90237672"/><text:alphabetical-index-mark-end text:id="IMark74869464"/><text:alphabetical-index-mark-end text:id="IMark85809032"/><text:alphabetical-index-mark-end text:id="IMark90046456"/><text:alphabetical-index-mark-end text:id="IMark89235304"/> grouped into a <text:alphabetical-index-mark-start text:id="IMark88229784"/><text:alphabetical-index-mark-start text:id="IMark86198648"/><text:alphabetical-index-mark-start text:id="IMark74831304"/><text:alphabetical-index-mark-start text:id="IMark87781176"/><text:alphabetical-index-mark-start text:id="IMark86641944"/><text:alphabetical-index-mark-start text:id="IMark87441768"/><text:alphabetical-index-mark-start text:id="IMark88941096"/>single<text:alphabetical-index-mark-end text:id="IMark88941096"/><text:alphabetical-index-mark-end text:id="IMark87441768"/><text:alphabetical-index-mark-end text:id="IMark86641944"/><text:alphabetical-index-mark-end text:id="IMark87781176"/><text:alphabetical-index-mark-end text:id="IMark74831304"/><text:alphabetical-index-mark-end text:id="IMark86198648"/><text:alphabetical-index-mark-end text:id="IMark88229784"/> <text:alphabetical-index-mark-start text:id="IMark88835800"/><text:alphabetical-index-mark-start text:id="IMark75175000"/><text:alphabetical-index-mark-start text:id="IMark75176280"/><text:alphabetical-index-mark-start text:id="IMark85454088"/><text:alphabetical-index-mark-start text:id="IMark88915768"/><text:alphabetical-index-mark-start text:id="IMark88917048"/><text:alphabetical-index-mark-start text:id="IMark85544504"/>file<text:alphabetical-index-mark-end text:id="IMark85544504"/><text:alphabetical-index-mark-end text:id="IMark88917048"/><text:alphabetical-index-mark-end text:id="IMark88915768"/><text:alphabetical-index-mark-end text:id="IMark85454088"/><text:alphabetical-index-mark-end text:id="IMark75176280"/><text:alphabetical-index-mark-end text:id="IMark75175000"/><text:alphabetical-index-mark-end text:id="IMark88835800"/>.</text:p>
      <text:p text:style-name="P21"/>
      <text:p text:style-name="P55"><text:alphabetical-index-mark-start text:id="IMark87428696"/><text:alphabetical-index-mark-start text:id="IMark88066392"/><text:alphabetical-index-mark-start text:id="IMark91157016"/><text:alphabetical-index-mark-start text:id="IMark91902504"/><text:alphabetical-index-mark-start text:id="IMark89235304"/><text:alphabetical-index-mark-start text:id="IMark90046456"/>Sql<text:alphabetical-index-mark-end text:id="IMark90046456"/><text:alphabetical-index-mark-end text:id="IMark89235304"/><text:alphabetical-index-mark-end text:id="IMark91902504"/><text:alphabetical-index-mark-end text:id="IMark91157016"/>ite<text:alphabetical-index-mark-end text:id="IMark88066392"/><text:alphabetical-index-mark-end text:id="IMark87428696"/>3 has some very good <text:alphabetical-index-mark-start text:id="IMark85809032"/><text:alphabetical-index-mark-start text:id="IMark75299656"/>tool<text:alphabetical-index-mark-end text:id="IMark75299656"/><text:alphabetical-index-mark-end text:id="IMark85809032"/>s to achieve similar tasks as <text:alphabetical-index-mark-start text:id="IMark89457496"/><text:alphabetical-index-mark-start text:id="IMark89162136"/><text:alphabetical-index-mark-start text:id="IMark75040216"/><text:alphabetical-index-mark-start text:id="IMark67433704"/>sql<text:alphabetical-index-mark-end text:id="IMark67433704"/><text:alphabetical-index-mark-end text:id="IMark75040216"/><text:alphabetical-index-mark-end text:id="IMark89162136"/><text:alphabetical-index-mark-end text:id="IMark89457496"/>p, but alt least in some cases, the simpler <text:alphabetical-index-mark-start text:id="IMark91789992"/><text:alphabetical-index-mark-start text:id="IMark91016312"/>syntax<text:alphabetical-index-mark-end text:id="IMark91016312"/><text:alphabetical-index-mark-end text:id="IMark91789992"/> of <text:alphabetical-index-mark-start text:id="IMark87287560"/><text:alphabetical-index-mark-start text:id="IMark86570568"/><text:alphabetical-index-mark-start text:id="IMark74937144"/><text:alphabetical-index-mark-start text:id="IMark74826088"/>sql<text:alphabetical-index-mark-end text:id="IMark74826088"/><text:alphabetical-index-mark-end text:id="IMark74937144"/><text:alphabetical-index-mark-end text:id="IMark86570568"/><text:alphabetical-index-mark-end text:id="IMark87287560"/> could make it more convenient: <text:alphabetical-index-mark-start text:id="IMark90207608"/><text:alphabetical-index-mark-start text:id="IMark90018776"/>dot<text:alphabetical-index-mark-end text:id="IMark90018776"/><text:alphabetical-index-mark-end text:id="IMark90207608"/> <text:alphabetical-index-mark-start text:id="IMark74924200"/><text:alphabetical-index-mark-start text:id="IMark74907672"/>command<text:alphabetical-index-mark-end text:id="IMark74907672"/><text:alphabetical-index-mark-end text:id="IMark74924200"/>s are interpreted by <text:alphabetical-index-mark-start text:id="IMark91882488"/><text:alphabetical-index-mark-start text:id="IMark75039816"/><text:alphabetical-index-mark-start text:id="IMark91932840"/><text:alphabetical-index-mark-start text:id="IMark87818744"/><text:alphabetical-index-mark-start text:id="IMark87782424"/><text:alphabetical-index-mark-start text:id="IMark86646664"/>Sql<text:alphabetical-index-mark-end text:id="IMark86646664"/><text:alphabetical-index-mark-end text:id="IMark87782424"/><text:alphabetical-index-mark-end text:id="IMark87818744"/><text:alphabetical-index-mark-end text:id="IMark91932840"/>ite<text:alphabetical-index-mark-end text:id="IMark75039816"/><text:alphabetical-index-mark-end text:id="IMark91882488"/>’3’s <text:alphabetical-index-mark-start text:id="IMark75038696"/><text:alphabetical-index-mark-start text:id="IMark74857672"/>command<text:alphabetical-index-mark-end text:id="IMark74857672"/><text:alphabetical-index-mark-end text:id="IMark75038696"/> line interpreter, and not <text:alphabetical-index-mark-start text:id="IMark91304248"/><text:alphabetical-index-mark-start text:id="IMark86453240"/><text:alphabetical-index-mark-start text:id="IMark89504856"/><text:alphabetical-index-mark-start text:id="IMark89746360"/><text:alphabetical-index-mark-start text:id="IMark74367032"/><text:alphabetical-index-mark-start text:id="IMark91157400"/>Sql<text:alphabetical-index-mark-end text:id="IMark91157400"/><text:alphabetical-index-mark-end text:id="IMark74367032"/><text:alphabetical-index-mark-end text:id="IMark89746360"/><text:alphabetical-index-mark-end text:id="IMark89504856"/>ite<text:alphabetical-index-mark-end text:id="IMark86453240"/><text:alphabetical-index-mark-end text:id="IMark91304248"/>3 itself, while <text:alphabetical-index-mark-start text:id="IMark87820856"/><text:alphabetical-index-mark-start text:id="IMark89746744"/><text:alphabetical-index-mark-start text:id="IMark74927560"/><text:alphabetical-index-mark-start text:id="IMark88733112"/>sql<text:alphabetical-index-mark-end text:id="IMark88733112"/><text:alphabetical-index-mark-end text:id="IMark74927560"/><text:alphabetical-index-mark-end text:id="IMark89746744"/><text:alphabetical-index-mark-end text:id="IMark87820856"/>p passes everything directly to <text:alphabetical-index-mark-start text:id="IMark88130328"/><text:alphabetical-index-mark-start text:id="IMark90234664"/><text:alphabetical-index-mark-start text:id="IMark88835800"/><text:alphabetical-index-mark-start text:id="IMark87156392"/><text:alphabetical-index-mark-start text:id="IMark87157720"/><text:alphabetical-index-mark-start text:id="IMark87159048"/>Sql<text:alphabetical-index-mark-end text:id="IMark87159048"/><text:alphabetical-index-mark-end text:id="IMark87157720"/><text:alphabetical-index-mark-end text:id="IMark87156392"/><text:alphabetical-index-mark-end text:id="IMark88835800"/>ite<text:alphabetical-index-mark-end text:id="IMark90234664"/><text:alphabetical-index-mark-end text:id="IMark88130328"/>3, no questions asked.</text:p>
      <text:p text:style-name="P21"/>
      <text:p text:style-name="P21"/>
      <text:p text:style-name="P7"/>
      <text:p text:style-name="P9"/>
      <text:p text:style-name="P5"><text:soft-page-break/></text:p>
      <text:h text:style-name="P81" text:outline-level="1"><text:bookmark-start text:name="__RefHeading___Toc951_76759228"/>2. Conventions, caveats and base conditions for development.<text:bookmark-end text:name="__RefHeading___Toc951_76759228"/></text:h>
      <text:p text:style-name="P5"/>
      <text:p text:style-name="P13">Take into consideration these <text:alphabetical-index-mark-start text:id="IMark87818744"/><text:alphabetical-index-mark-start text:id="IMark87782424"/><text:alphabetical-index-mark-start text:id="IMark86646664"/><text:alphabetical-index-mark-start text:id="IMark74924200"/><text:alphabetical-index-mark-start text:id="IMark74907672"/><text:alphabetical-index-mark-start text:id="IMark90207608"/><text:alphabetical-index-mark-start text:id="IMark90018776"/>factor<text:alphabetical-index-mark-end text:id="IMark90018776"/><text:alphabetical-index-mark-end text:id="IMark90207608"/><text:alphabetical-index-mark-end text:id="IMark74907672"/><text:alphabetical-index-mark-end text:id="IMark74924200"/><text:alphabetical-index-mark-end text:id="IMark86646664"/><text:alphabetical-index-mark-end text:id="IMark87782424"/><text:alphabetical-index-mark-end text:id="IMark87818744"/>s.</text:p>
      <text:p text:style-name="P10"/>
      <text:h text:style-name="Heading_20_2" text:outline-level="2"><text:bookmark-start text:name="__RefHeading___Toc953_76759228"/>2.1. Terms and abbreviations used.<text:bookmark-end text:name="__RefHeading___Toc953_76759228"/></text:h>
      <text:p text:style-name="P13"/>
      <text:list xml:id="list37869787203545101" text:style-name="L3">
        <text:list-item>
          <text:p text:style-name="P74"><text:alphabetical-index-mark-start text:id="IMark75040216"/><text:alphabetical-index-mark-start text:id="IMark67433704"/><text:alphabetical-index-mark-start text:id="IMark85809032"/><text:alphabetical-index-mark-start text:id="IMark75299656"/><text:alphabetical-index-mark-start text:id="IMark87428696"/><text:alphabetical-index-mark-start text:id="IMark88066392"/>Composite<text:alphabetical-index-mark-end text:id="IMark88066392"/><text:alphabetical-index-mark-end text:id="IMark87428696"/><text:alphabetical-index-mark-end text:id="IMark75299656"/><text:alphabetical-index-mark-end text:id="IMark85809032"/><text:alphabetical-index-mark-end text:id="IMark67433704"/><text:alphabetical-index-mark-end text:id="IMark75040216"/> <text:alphabetical-index-mark-start text:id="IMark91157016"/><text:alphabetical-index-mark-start text:id="IMark91902504"/><text:alphabetical-index-mark-start text:id="IMark89235304"/><text:alphabetical-index-mark-start text:id="IMark90046456"/><text:alphabetical-index-mark-start text:id="IMark89746744"/><text:alphabetical-index-mark-start text:id="IMark87820856"/>query<text:alphabetical-index-mark-end text:id="IMark87820856"/><text:alphabetical-index-mark-end text:id="IMark89746744"/><text:alphabetical-index-mark-end text:id="IMark90046456"/><text:alphabetical-index-mark-end text:id="IMark89235304"/><text:alphabetical-index-mark-end text:id="IMark91902504"/><text:alphabetical-index-mark-end text:id="IMark91157016"/>: a <text:alphabetical-index-mark-start text:id="IMark88733112"/><text:alphabetical-index-mark-start text:id="IMark74927560"/><text:alphabetical-index-mark-start text:id="IMark86453240"/><text:alphabetical-index-mark-start text:id="IMark91304248"/><text:alphabetical-index-mark-start text:id="IMark89746360"/><text:alphabetical-index-mark-start text:id="IMark89504856"/>query<text:alphabetical-index-mark-end text:id="IMark89504856"/><text:alphabetical-index-mark-end text:id="IMark89746360"/><text:alphabetical-index-mark-end text:id="IMark91304248"/><text:alphabetical-index-mark-end text:id="IMark86453240"/><text:alphabetical-index-mark-end text:id="IMark74927560"/><text:alphabetical-index-mark-end text:id="IMark88733112"/> passed as argument to <text:alphabetical-index-mark-start text:id="IMark91157400"/><text:alphabetical-index-mark-start text:id="IMark74367032"/><text:alphabetical-index-mark-start text:id="IMark88006488"/><text:alphabetical-index-mark-start text:id="IMark74872216"/><text:alphabetical-index-mark-start text:id="IMark75038696"/><text:alphabetical-index-mark-start text:id="IMark74857672"/><text:alphabetical-index-mark-start text:id="IMark91882488"/><text:alphabetical-index-mark-start text:id="IMark85546504"/><text:alphabetical-index-mark-start text:id="IMark91932840"/><text:alphabetical-index-mark-start text:id="IMark75039816"/><text:alphabetical-index-mark-start text:id="IMark87782424"/><text:alphabetical-index-mark-start text:id="IMark87818744"/>sql<text:alphabetical-index-mark-end text:id="IMark87818744"/><text:alphabetical-index-mark-end text:id="IMark87782424"/><text:alphabetical-index-mark-end text:id="IMark75039816"/><text:alphabetical-index-mark-end text:id="IMark91932840"/><text:alphabetical-index-mark-end text:id="IMark85546504"/><text:alphabetical-index-mark-end text:id="IMark91882488"/><text:alphabetical-index-mark-end text:id="IMark74857672"/><text:alphabetical-index-mark-end text:id="IMark75038696"/><text:alphabetical-index-mark-end text:id="IMark74872216"/><text:alphabetical-index-mark-end text:id="IMark88006488"/><text:alphabetical-index-mark-end text:id="IMark74367032"/><text:alphabetical-index-mark-end text:id="IMark91157400"/>c that is in fact, a succession of two or more <text:alphabetical-index-mark-start text:id="IMark86646664"/><text:alphabetical-index-mark-start text:id="IMark74924200"/><text:alphabetical-index-mark-start text:id="IMark74907672"/><text:alphabetical-index-mark-start text:id="IMark90207608"/><text:alphabetical-index-mark-start text:id="IMark90018776"/><text:alphabetical-index-mark-start text:id="IMark87287560"/>queries<text:alphabetical-index-mark-end text:id="IMark87287560"/><text:alphabetical-index-mark-end text:id="IMark90018776"/><text:alphabetical-index-mark-end text:id="IMark90207608"/><text:alphabetical-index-mark-end text:id="IMark74907672"/><text:alphabetical-index-mark-end text:id="IMark74924200"/><text:alphabetical-index-mark-end text:id="IMark86646664"/> separated one from the other by a “;” <text:alphabetical-index-mark-start text:id="IMark74937144"/><text:alphabetical-index-mark-start text:id="IMark86570568"/><text:alphabetical-index-mark-start text:id="IMark74826088"/><text:alphabetical-index-mark-start text:id="IMark91789992"/><text:alphabetical-index-mark-start text:id="IMark91016312"/><text:alphabetical-index-mark-start text:id="IMark89162136"/>character<text:alphabetical-index-mark-end text:id="IMark89162136"/><text:alphabetical-index-mark-end text:id="IMark91016312"/><text:alphabetical-index-mark-end text:id="IMark91789992"/><text:alphabetical-index-mark-end text:id="IMark74826088"/><text:alphabetical-index-mark-end text:id="IMark86570568"/><text:alphabetical-index-mark-end text:id="IMark74937144"/>.</text:p>
          <text:p text:style-name="P74"/>
        </text:list-item>
        <text:list-item>
          <text:p text:style-name="P75"><text:span text:style-name="T15">DB</text:span>: <text:span text:style-name="T15">Data base</text:span>.</text:p>
          <text:p text:style-name="P75"/>
        </text:list-item>
        <text:list-item>
          <text:p text:style-name="P75"><text:span text:style-name="T15">RDB</text:span>: <text:alphabetical-index-mark-start text:id="IMark74924200"/><text:alphabetical-index-mark-start text:id="IMark74907672"/><text:alphabetical-index-mark-start text:id="IMark90207608"/><text:alphabetical-index-mark-start text:id="IMark90018776"/><text:alphabetical-index-mark-start text:id="IMark87287560"/><text:alphabetical-index-mark-start text:id="IMark91157400"/><text:alphabetical-index-mark-start text:id="IMark74367032"/><text:span text:style-name="T15">Relational</text:span><text:alphabetical-index-mark-end text:id="IMark74367032"/><text:alphabetical-index-mark-end text:id="IMark91157400"/><text:alphabetical-index-mark-end text:id="IMark87287560"/><text:alphabetical-index-mark-end text:id="IMark90018776"/><text:alphabetical-index-mark-end text:id="IMark90207608"/><text:alphabetical-index-mark-end text:id="IMark74907672"/><text:alphabetical-index-mark-end text:id="IMark74924200"/><text:span text:style-name="T15"> data base</text:span>.</text:p>
          <text:p text:style-name="P75"/>
        </text:list-item>
        <text:list-item>
          <text:p text:style-name="P75"><text:alphabetical-index-mark-start text:id="IMark85546504"/><text:alphabetical-index-mark-start text:id="IMark91932840"/><text:alphabetical-index-mark-start text:id="IMark75039816"/><text:alphabetical-index-mark-start text:id="IMark87782424"/><text:alphabetical-index-mark-start text:id="IMark87818744"/><text:alphabetical-index-mark-start text:id="IMark88733112"/><text:alphabetical-index-mark-start text:id="IMark74927560"/>R<text:alphabetical-index-mark-start text:id="IMark86453240"/><text:alphabetical-index-mark-start text:id="IMark91304248"/><text:alphabetical-index-mark-start text:id="IMark89746360"/><text:alphabetical-index-mark-start text:id="IMark89504856"/><text:alphabetical-index-mark-start text:id="IMark91157016"/><text:alphabetical-index-mark-start text:id="IMark91902504"/><text:alphabetical-index-mark-start text:id="IMark89235304"/><text:span text:style-name="T15">DBMS</text:span><text:alphabetical-index-mark-end text:id="IMark89235304"/><text:alphabetical-index-mark-end text:id="IMark91902504"/><text:alphabetical-index-mark-end text:id="IMark91157016"/><text:alphabetical-index-mark-end text:id="IMark89504856"/><text:alphabetical-index-mark-end text:id="IMark89746360"/><text:alphabetical-index-mark-end text:id="IMark91304248"/><text:alphabetical-index-mark-end text:id="IMark86453240"/><text:alphabetical-index-mark-end text:id="IMark74927560"/><text:alphabetical-index-mark-end text:id="IMark88733112"/><text:alphabetical-index-mark-end text:id="IMark87818744"/><text:alphabetical-index-mark-end text:id="IMark87782424"/><text:alphabetical-index-mark-end text:id="IMark75039816"/><text:alphabetical-index-mark-end text:id="IMark91932840"/><text:alphabetical-index-mark-end text:id="IMark85546504"/>: <text:alphabetical-index-mark-start text:id="IMark90046456"/><text:alphabetical-index-mark-start text:id="IMark89746744"/><text:alphabetical-index-mark-start text:id="IMark87820856"/><text:alphabetical-index-mark-start text:id="IMark75040216"/><text:alphabetical-index-mark-start text:id="IMark67433704"/><text:alphabetical-index-mark-start text:id="IMark85809032"/><text:alphabetical-index-mark-start text:id="IMark75299656"/>Re<text:span text:style-name="T15">lational</text:span><text:alphabetical-index-mark-end text:id="IMark75299656"/><text:alphabetical-index-mark-end text:id="IMark85809032"/><text:alphabetical-index-mark-end text:id="IMark67433704"/><text:alphabetical-index-mark-end text:id="IMark75040216"/><text:alphabetical-index-mark-end text:id="IMark87820856"/><text:alphabetical-index-mark-end text:id="IMark89746744"/><text:alphabetical-index-mark-end text:id="IMark90046456"/><text:span text:style-name="T15"> data base </text:span><text:alphabetical-index-mark-start text:id="IMark87428696"/><text:alphabetical-index-mark-start text:id="IMark88066392"/><text:alphabetical-index-mark-start text:id="IMark89457496"/><text:alphabetical-index-mark-start text:id="IMark74937144"/><text:alphabetical-index-mark-start text:id="IMark86570568"/><text:alphabetical-index-mark-start text:id="IMark85939128"/><text:alphabetical-index-mark-start text:id="IMark74826088"/><text:span text:style-name="T15">manage</text:span><text:alphabetical-index-mark-end text:id="IMark74826088"/><text:alphabetical-index-mark-end text:id="IMark85939128"/><text:alphabetical-index-mark-end text:id="IMark86570568"/><text:alphabetical-index-mark-end text:id="IMark74937144"/><text:alphabetical-index-mark-end text:id="IMark89457496"/><text:alphabetical-index-mark-end text:id="IMark88066392"/><text:alphabetical-index-mark-end text:id="IMark87428696"/><text:span text:style-name="T15">ment </text:span><text:alphabetical-index-mark-start text:id="IMark91016312"/><text:alphabetical-index-mark-start text:id="IMark91789992"/><text:alphabetical-index-mark-start text:id="IMark86646664"/><text:alphabetical-index-mark-start text:id="IMark89162136"/><text:alphabetical-index-mark-start text:id="IMark88006488"/><text:alphabetical-index-mark-start text:id="IMark74924200"/><text:alphabetical-index-mark-start text:id="IMark74907672"/><text:alphabetical-index-mark-start text:id="IMark90207608"/><text:alphabetical-index-mark-start text:id="IMark90018776"/><text:alphabetical-index-mark-start text:id="IMark87287560"/><text:alphabetical-index-mark-start text:id="IMark91157400"/><text:alphabetical-index-mark-start text:id="IMark74367032"/><text:alphabetical-index-mark-start text:id="IMark75038696"/><text:alphabetical-index-mark-start text:id="IMark74872216"/><text:span text:style-name="T15">system</text:span><text:alphabetical-index-mark-end text:id="IMark74872216"/><text:alphabetical-index-mark-end text:id="IMark75038696"/><text:alphabetical-index-mark-end text:id="IMark74367032"/><text:alphabetical-index-mark-end text:id="IMark91157400"/><text:alphabetical-index-mark-end text:id="IMark87287560"/><text:alphabetical-index-mark-end text:id="IMark90018776"/><text:alphabetical-index-mark-end text:id="IMark90207608"/><text:alphabetical-index-mark-end text:id="IMark74907672"/><text:alphabetical-index-mark-end text:id="IMark74924200"/><text:alphabetical-index-mark-end text:id="IMark88006488"/><text:alphabetical-index-mark-end text:id="IMark89162136"/><text:alphabetical-index-mark-end text:id="IMark86646664"/><text:alphabetical-index-mark-end text:id="IMark91789992"/><text:alphabetical-index-mark-end text:id="IMark91016312"/>.</text:p>
          <text:p text:style-name="P75"/>
        </text:list-item>
        <text:list-item>
          <text:p text:style-name="P75"><text:alphabetical-index-mark-start text:id="IMark85546504"/><text:alphabetical-index-mark-start text:id="IMark91932840"/><text:alphabetical-index-mark-start text:id="IMark75039816"/><text:alphabetical-index-mark-start text:id="IMark87782424"/><text:alphabetical-index-mark-start text:id="IMark87818744"/><text:alphabetical-index-mark-start text:id="IMark88733112"/>.<text:alphabetical-index-mark-start text:id="IMark74927560"/><text:alphabetical-index-mark-start text:id="IMark86453240"/><text:alphabetical-index-mark-start text:id="IMark91304248"/><text:alphabetical-index-mark-start text:id="IMark89746360"/><text:alphabetical-index-mark-start text:id="IMark89504856"/><text:alphabetical-index-mark-start text:id="IMark91157016"/><text:alphabetical-index-mark-start text:id="IMark91902504"/><text:alphabetical-index-mark-start text:id="IMark89235304"/><text:alphabetical-index-mark-start text:id="IMark90046456"/><text:alphabetical-index-mark-start text:id="IMark89746744"/><text:alphabetical-index-mark-start text:id="IMark87820856"/><text:alphabetical-index-mark-start text:id="IMark75040216"/><text:span text:style-name="T39">sql</text:span><text:alphabetical-index-mark-end text:id="IMark75040216"/><text:alphabetical-index-mark-end text:id="IMark87820856"/><text:alphabetical-index-mark-end text:id="IMark89746744"/><text:alphabetical-index-mark-end text:id="IMark90046456"/><text:alphabetical-index-mark-end text:id="IMark89235304"/><text:alphabetical-index-mark-end text:id="IMark91902504"/><text:alphabetical-index-mark-end text:id="IMark91157016"/><text:alphabetical-index-mark-end text:id="IMark89504856"/><text:alphabetical-index-mark-end text:id="IMark89746360"/><text:alphabetical-index-mark-end text:id="IMark91304248"/><text:alphabetical-index-mark-end text:id="IMark86453240"/><text:alphabetical-index-mark-end text:id="IMark74927560"/><text:alphabetical-index-mark-end text:id="IMark88733112"/><text:alphabetical-index-mark-end text:id="IMark87818744"/><text:alphabetical-index-mark-end text:id="IMark87782424"/><text:alphabetical-index-mark-end text:id="IMark75039816"/><text:alphabetical-index-mark-end text:id="IMark91932840"/><text:alphabetical-index-mark-end text:id="IMark85546504"/><text:span text:style-name="T39"> </text:span><text:alphabetical-index-mark-start text:id="IMark67433704"/><text:alphabetical-index-mark-start text:id="IMark85809032"/><text:alphabetical-index-mark-start text:id="IMark75299656"/><text:alphabetical-index-mark-start text:id="IMark87428696"/><text:alphabetical-index-mark-start text:id="IMark88066392"/><text:alphabetical-index-mark-start text:id="IMark89457496"/><text:span text:style-name="T39">file</text:span><text:alphabetical-index-mark-end text:id="IMark89457496"/><text:alphabetical-index-mark-end text:id="IMark88066392"/><text:alphabetical-index-mark-end text:id="IMark87428696"/><text:alphabetical-index-mark-end text:id="IMark75299656"/><text:alphabetical-index-mark-end text:id="IMark85809032"/><text:alphabetical-index-mark-end text:id="IMark67433704"/><text:span text:style-name="T39">: a flat </text:span><text:alphabetical-index-mark-start text:id="IMark74937144"/><text:alphabetical-index-mark-start text:id="IMark86570568"/><text:alphabetical-index-mark-start text:id="IMark85939128"/><text:alphabetical-index-mark-start text:id="IMark74826088"/><text:alphabetical-index-mark-start text:id="IMark91789992"/><text:alphabetical-index-mark-start text:id="IMark91016312"/><text:span text:style-name="T39">file</text:span><text:alphabetical-index-mark-end text:id="IMark91016312"/><text:alphabetical-index-mark-end text:id="IMark91789992"/><text:alphabetical-index-mark-end text:id="IMark74826088"/><text:alphabetical-index-mark-end text:id="IMark85939128"/><text:alphabetical-index-mark-end text:id="IMark86570568"/><text:alphabetical-index-mark-end text:id="IMark74937144"/><text:span text:style-name="T39"> that contains various </text:span><text:alphabetical-index-mark-start text:id="IMark86646664"/><text:alphabetical-index-mark-start text:id="IMark89162136"/><text:alphabetical-index-mark-start text:id="IMark88006488"/><text:alphabetical-index-mark-start text:id="IMark74924200"/><text:alphabetical-index-mark-start text:id="IMark74907672"/><text:alphabetical-index-mark-start text:id="IMark90207608"/><text:alphabetical-index-mark-start text:id="IMark90018776"/><text:alphabetical-index-mark-start text:id="IMark87287560"/><text:alphabetical-index-mark-start text:id="IMark91157400"/><text:alphabetical-index-mark-start text:id="IMark74367032"/><text:alphabetical-index-mark-start text:id="IMark75038696"/><text:alphabetical-index-mark-start text:id="IMark74872216"/><text:span text:style-name="T39">SQL</text:span><text:alphabetical-index-mark-end text:id="IMark74872216"/><text:alphabetical-index-mark-end text:id="IMark75038696"/><text:alphabetical-index-mark-end text:id="IMark74367032"/><text:alphabetical-index-mark-end text:id="IMark91157400"/><text:alphabetical-index-mark-end text:id="IMark87287560"/><text:alphabetical-index-mark-end text:id="IMark90018776"/><text:alphabetical-index-mark-end text:id="IMark90207608"/><text:alphabetical-index-mark-end text:id="IMark74907672"/><text:alphabetical-index-mark-end text:id="IMark74924200"/><text:alphabetical-index-mark-end text:id="IMark88006488"/><text:alphabetical-index-mark-end text:id="IMark89162136"/><text:alphabetical-index-mark-end text:id="IMark86646664"/><text:span text:style-name="T39"> </text:span><text:alphabetical-index-mark-start text:id="IMark91882488"/><text:alphabetical-index-mark-start text:id="IMark74857672"/><text:alphabetical-index-mark-start text:id="IMark90242200"/><text:alphabetical-index-mark-start text:id="IMark87722040"/><text:alphabetical-index-mark-start text:id="IMark89205608"/><text:alphabetical-index-mark-start text:id="IMark88525928"/><text:span text:style-name="T39">queries</text:span><text:alphabetical-index-mark-end text:id="IMark88525928"/><text:alphabetical-index-mark-end text:id="IMark89205608"/><text:alphabetical-index-mark-end text:id="IMark87722040"/><text:alphabetical-index-mark-end text:id="IMark90242200"/><text:alphabetical-index-mark-end text:id="IMark74857672"/><text:alphabetical-index-mark-end text:id="IMark91882488"/><text:span text:style-name="T39">. Such a </text:span><text:alphabetical-index-mark-start text:id="IMark88900552"/><text:alphabetical-index-mark-start text:id="IMark90237672"/><text:alphabetical-index-mark-start text:id="IMark88283720"/><text:alphabetical-index-mark-start text:id="IMark87026056"/><text:alphabetical-index-mark-start text:id="IMark86564248"/><text:alphabetical-index-mark-start text:id="IMark88347112"/><text:span text:style-name="T39">file</text:span><text:alphabetical-index-mark-end text:id="IMark88347112"/><text:alphabetical-index-mark-end text:id="IMark86564248"/><text:alphabetical-index-mark-end text:id="IMark87026056"/><text:alphabetical-index-mark-end text:id="IMark88283720"/><text:alphabetical-index-mark-end text:id="IMark90237672"/><text:alphabetical-index-mark-end text:id="IMark88900552"/><text:span text:style-name="T39"> contains, in fact, a </text:span><text:alphabetical-index-mark-start text:id="IMark86924696"/><text:alphabetical-index-mark-start text:id="IMark89342952"/><text:alphabetical-index-mark-start text:id="IMark89367784"/><text:alphabetical-index-mark-start text:id="IMark87187864"/><text:alphabetical-index-mark-start text:id="IMark86357528"/><text:alphabetical-index-mark-start text:id="IMark87734248"/><text:span text:style-name="T39">composite</text:span><text:alphabetical-index-mark-end text:id="IMark87734248"/><text:alphabetical-index-mark-end text:id="IMark86357528"/><text:alphabetical-index-mark-end text:id="IMark87187864"/><text:alphabetical-index-mark-end text:id="IMark89367784"/><text:alphabetical-index-mark-end text:id="IMark89342952"/><text:alphabetical-index-mark-end text:id="IMark86924696"/><text:span text:style-name="T39"> </text:span><text:alphabetical-index-mark-start text:id="IMark87135592"/><text:alphabetical-index-mark-start text:id="IMark87136920"/><text:alphabetical-index-mark-start text:id="IMark87364664"/><text:alphabetical-index-mark-start text:id="IMark87365992"/><text:alphabetical-index-mark-start text:id="IMark87367320"/><text:alphabetical-index-mark-start text:id="IMark87368648"/><text:span text:style-name="T39">query</text:span><text:alphabetical-index-mark-end text:id="IMark87368648"/><text:alphabetical-index-mark-end text:id="IMark87367320"/><text:alphabetical-index-mark-end text:id="IMark87365992"/><text:alphabetical-index-mark-end text:id="IMark87364664"/><text:alphabetical-index-mark-end text:id="IMark87136920"/><text:alphabetical-index-mark-end text:id="IMark87135592"/><text:span text:style-name="T39">.</text:span></text:p>
        </text:list-item>
      </text:list>
      <text:p text:style-name="P47"/>
      <text:p text:style-name="P13"/>
      <text:h text:style-name="Heading_20_2" text:outline-level="2"><text:bookmark-start text:name="__RefHeading___Toc955_76759228"/>2.2. Caveats.<text:bookmark-end text:name="__RefHeading___Toc955_76759228"/></text:h>
      <text:p text:style-name="P13"/>
      <text:p text:style-name="P13"><text:span text:style-name="T32">While using </text:span><text:alphabetical-index-mark-start text:id="IMark91902504"/><text:alphabetical-index-mark-start text:id="IMark89235304"/><text:alphabetical-index-mark-start text:id="IMark90046456"/><text:alphabetical-index-mark-start text:id="IMark89746744"/><text:alphabetical-index-mark-start text:id="IMark87820856"/><text:alphabetical-index-mark-start text:id="IMark75040216"/><text:alphabetical-index-mark-start text:id="IMark67433704"/><text:alphabetical-index-mark-start text:id="IMark85809032"/><text:alphabetical-index-mark-start text:id="IMark75299656"/><text:alphabetical-index-mark-start text:id="IMark87428696"/><text:alphabetical-index-mark-start text:id="IMark88066392"/><text:alphabetical-index-mark-start text:id="IMark89457496"/><text:alphabetical-index-mark-start text:id="IMark74937144"/><text:alphabetical-index-mark-start text:id="IMark86570568"/><text:span text:style-name="T32">sql</text:span><text:alphabetical-index-mark-end text:id="IMark86570568"/><text:alphabetical-index-mark-end text:id="IMark74937144"/><text:alphabetical-index-mark-end text:id="IMark89457496"/><text:alphabetical-index-mark-end text:id="IMark88066392"/><text:alphabetical-index-mark-end text:id="IMark87428696"/><text:alphabetical-index-mark-end text:id="IMark75299656"/><text:alphabetical-index-mark-end text:id="IMark85809032"/><text:alphabetical-index-mark-end text:id="IMark67433704"/><text:alphabetical-index-mark-end text:id="IMark75040216"/><text:alphabetical-index-mark-end text:id="IMark87820856"/><text:alphabetical-index-mark-end text:id="IMark89746744"/><text:alphabetical-index-mark-end text:id="IMark90046456"/><text:alphabetical-index-mark-end text:id="IMark89235304"/><text:alphabetical-index-mark-end text:id="IMark91902504"/><text:span text:style-name="T32">c y</text:span>ou should be aware of:</text:p>
      <text:p text:style-name="P13"/>
      <text:h text:style-name="Heading_20_3" text:outline-level="3"><text:bookmark-start text:name="__RefHeading___Toc957_76759228"/>2.3.1. <text:alphabetical-index-mark-start text:id="IMark89162136"/><text:alphabetical-index-mark-start text:id="IMark74924200"/><text:alphabetical-index-mark-start text:id="IMark74907672"/><text:alphabetical-index-mark-start text:id="IMark90207608"/><text:alphabetical-index-mark-start text:id="IMark90018776"/><text:alphabetical-index-mark-start text:id="IMark87287560"/><text:alphabetical-index-mark-start text:id="IMark91157400"/><text:alphabetical-index-mark-start text:id="IMark74367032"/><text:alphabetical-index-mark-start text:id="IMark75038696"/><text:alphabetical-index-mark-start text:id="IMark74872216"/><text:alphabetical-index-mark-start text:id="IMark91882488"/><text:alphabetical-index-mark-start text:id="IMark74857672"/><text:alphabetical-index-mark-start text:id="IMark85546504"/><text:alphabetical-index-mark-start text:id="IMark88932760"/>S<text:span text:style-name="T15">QL</text:span><text:alphabetical-index-mark-end text:id="IMark88932760"/><text:alphabetical-index-mark-end text:id="IMark85546504"/><text:alphabetical-index-mark-end text:id="IMark74857672"/><text:alphabetical-index-mark-end text:id="IMark91882488"/><text:alphabetical-index-mark-end text:id="IMark74872216"/><text:alphabetical-index-mark-end text:id="IMark75038696"/><text:alphabetical-index-mark-end text:id="IMark74367032"/><text:alphabetical-index-mark-end text:id="IMark91157400"/><text:alphabetical-index-mark-end text:id="IMark87287560"/><text:alphabetical-index-mark-end text:id="IMark90018776"/><text:alphabetical-index-mark-end text:id="IMark90207608"/><text:alphabetical-index-mark-end text:id="IMark74907672"/><text:alphabetical-index-mark-end text:id="IMark74924200"/><text:alphabetical-index-mark-end text:id="IMark89162136"/><text:span text:style-name="T15"> </text:span><text:alphabetical-index-mark-start text:id="IMark88933992"/><text:alphabetical-index-mark-start text:id="IMark75039816"/><text:alphabetical-index-mark-start text:id="IMark91932840"/><text:alphabetical-index-mark-start text:id="IMark87818744"/><text:alphabetical-index-mark-start text:id="IMark87782424"/><text:alphabetical-index-mark-start text:id="IMark85731144"/><text:alphabetical-index-mark-start text:id="IMark74927560"/><text:span text:style-name="T15">dialect</text:span><text:alphabetical-index-mark-end text:id="IMark74927560"/><text:alphabetical-index-mark-end text:id="IMark85731144"/><text:alphabetical-index-mark-end text:id="IMark87782424"/><text:alphabetical-index-mark-end text:id="IMark87818744"/><text:alphabetical-index-mark-end text:id="IMark91932840"/><text:alphabetical-index-mark-end text:id="IMark75039816"/><text:alphabetical-index-mark-end text:id="IMark88933992"/><text:span text:style-name="T15">.</text:span><text:bookmark-end text:name="__RefHeading___Toc957_76759228"/></text:h>
      <text:p text:style-name="P13"/>
      <text:p text:style-name="P13"><text:alphabetical-index-mark-start text:id="IMark91304248"/><text:alphabetical-index-mark-start text:id="IMark89746360"/><text:alphabetical-index-mark-start text:id="IMark86927368"/><text:alphabetical-index-mark-start text:id="IMark91157016"/><text:alphabetical-index-mark-start text:id="IMark89504856"/><text:alphabetical-index-mark-start text:id="IMark85939128"/><text:alphabetical-index-mark-start text:id="IMark91902504"/><text:alphabetical-index-mark-start text:id="IMark89235304"/><text:alphabetical-index-mark-start text:id="IMark90046456"/><text:alphabetical-index-mark-start text:id="IMark89746744"/><text:alphabetical-index-mark-start text:id="IMark87820856"/><text:alphabetical-index-mark-start text:id="IMark75040216"/><text:alphabetical-index-mark-start text:id="IMark67433704"/><text:alphabetical-index-mark-start text:id="IMark85809032"/><text:alphabetical-index-mark-start text:id="IMark75299656"/><text:alphabetical-index-mark-start text:id="IMark87428696"/><text:alphabetical-index-mark-start text:id="IMark88066392"/><text:alphabetical-index-mark-start text:id="IMark89457496"/><text:alphabetical-index-mark-start text:id="IMark74937144"/><text:alphabetical-index-mark-start text:id="IMark86570568"/><text:alphabetical-index-mark-start text:id="IMark91789992"/><text:span text:style-name="T15">Sql</text:span><text:alphabetical-index-mark-end text:id="IMark91789992"/><text:alphabetical-index-mark-end text:id="IMark86570568"/><text:alphabetical-index-mark-end text:id="IMark74937144"/><text:alphabetical-index-mark-end text:id="IMark89457496"/><text:alphabetical-index-mark-end text:id="IMark88066392"/><text:alphabetical-index-mark-end text:id="IMark87428696"/><text:alphabetical-index-mark-end text:id="IMark75299656"/><text:alphabetical-index-mark-end text:id="IMark85809032"/><text:alphabetical-index-mark-end text:id="IMark67433704"/><text:alphabetical-index-mark-end text:id="IMark75040216"/><text:alphabetical-index-mark-end text:id="IMark87820856"/><text:alphabetical-index-mark-end text:id="IMark89746744"/><text:alphabetical-index-mark-end text:id="IMark90046456"/><text:alphabetical-index-mark-end text:id="IMark89235304"/><text:span text:style-name="T15">ite</text:span><text:alphabetical-index-mark-end text:id="IMark91902504"/><text:alphabetical-index-mark-end text:id="IMark85939128"/><text:alphabetical-index-mark-end text:id="IMark89504856"/><text:alphabetical-index-mark-end text:id="IMark91157016"/><text:alphabetical-index-mark-end text:id="IMark86927368"/><text:alphabetical-index-mark-end text:id="IMark89746360"/><text:alphabetical-index-mark-end text:id="IMark91304248"/><text:span text:style-name="T15">3 uses its own </text:span><text:alphabetical-index-mark-start text:id="IMark74826088"/><text:alphabetical-index-mark-start text:id="IMark86646664"/><text:alphabetical-index-mark-start text:id="IMark91016312"/><text:alphabetical-index-mark-start text:id="IMark88006488"/><text:alphabetical-index-mark-start text:id="IMark89162136"/><text:alphabetical-index-mark-start text:id="IMark74924200"/><text:alphabetical-index-mark-start text:id="IMark74907672"/><text:alphabetical-index-mark-start text:id="IMark90207608"/><text:alphabetical-index-mark-start text:id="IMark90018776"/><text:alphabetical-index-mark-start text:id="IMark87287560"/><text:alphabetical-index-mark-start text:id="IMark91157400"/><text:alphabetical-index-mark-start text:id="IMark74367032"/><text:alphabetical-index-mark-start text:id="IMark75038696"/><text:alphabetical-index-mark-start text:id="IMark74872216"/><text:span text:style-name="T15">SQL</text:span><text:alphabetical-index-mark-end text:id="IMark74872216"/><text:alphabetical-index-mark-end text:id="IMark75038696"/><text:alphabetical-index-mark-end text:id="IMark74367032"/><text:alphabetical-index-mark-end text:id="IMark91157400"/><text:alphabetical-index-mark-end text:id="IMark87287560"/><text:alphabetical-index-mark-end text:id="IMark90018776"/><text:alphabetical-index-mark-end text:id="IMark90207608"/><text:alphabetical-index-mark-end text:id="IMark74907672"/><text:alphabetical-index-mark-end text:id="IMark74924200"/><text:alphabetical-index-mark-end text:id="IMark89162136"/><text:alphabetical-index-mark-end text:id="IMark88006488"/><text:alphabetical-index-mark-end text:id="IMark91016312"/><text:alphabetical-index-mark-end text:id="IMark86646664"/><text:alphabetical-index-mark-end text:id="IMark74826088"/><text:span text:style-name="T15"> </text:span><text:alphabetical-index-mark-start text:id="IMark91882488"/><text:alphabetical-index-mark-start text:id="IMark74857672"/><text:alphabetical-index-mark-start text:id="IMark85546504"/><text:alphabetical-index-mark-start text:id="IMark88932760"/><text:alphabetical-index-mark-start text:id="IMark88933992"/><text:alphabetical-index-mark-start text:id="IMark75039816"/><text:alphabetical-index-mark-start text:id="IMark91932840"/><text:span text:style-name="T15">dialect</text:span><text:alphabetical-index-mark-end text:id="IMark91932840"/><text:alphabetical-index-mark-end text:id="IMark75039816"/><text:alphabetical-index-mark-end text:id="IMark88933992"/><text:alphabetical-index-mark-end text:id="IMark88932760"/><text:alphabetical-index-mark-end text:id="IMark85546504"/><text:alphabetical-index-mark-end text:id="IMark74857672"/><text:alphabetical-index-mark-end text:id="IMark91882488"/>. <text:span text:style-name="T15">This </text:span><text:alphabetical-index-mark-start text:id="IMark87818744"/><text:alphabetical-index-mark-start text:id="IMark87782424"/><text:alphabetical-index-mark-start text:id="IMark85731144"/><text:alphabetical-index-mark-start text:id="IMark74927560"/><text:alphabetical-index-mark-start text:id="IMark86926408"/><text:alphabetical-index-mark-start text:id="IMark88733112"/><text:alphabetical-index-mark-start text:id="IMark91105928"/><text:span text:style-name="T15">program</text:span><text:alphabetical-index-mark-end text:id="IMark91105928"/><text:alphabetical-index-mark-end text:id="IMark88733112"/><text:alphabetical-index-mark-end text:id="IMark86926408"/><text:alphabetical-index-mark-end text:id="IMark74927560"/><text:alphabetical-index-mark-end text:id="IMark85731144"/><text:alphabetical-index-mark-end text:id="IMark87782424"/><text:alphabetical-index-mark-end text:id="IMark87818744"/><text:span text:style-name="T15"> does not do anything with the </text:span><text:alphabetical-index-mark-start text:id="IMark86453240"/><text:alphabetical-index-mark-start text:id="IMark91104968"/><text:alphabetical-index-mark-start text:id="IMark86564248"/><text:alphabetical-index-mark-start text:id="IMark87134456"/><text:alphabetical-index-mark-start text:id="IMark87362232"/><text:alphabetical-index-mark-start text:id="IMark87135208"/><text:alphabetical-index-mark-start text:id="IMark86447592"/><text:span text:style-name="T15">code</text:span><text:alphabetical-index-mark-end text:id="IMark86447592"/><text:alphabetical-index-mark-end text:id="IMark87135208"/><text:alphabetical-index-mark-end text:id="IMark87362232"/><text:alphabetical-index-mark-end text:id="IMark87134456"/><text:alphabetical-index-mark-end text:id="IMark86564248"/><text:alphabetical-index-mark-end text:id="IMark91104968"/><text:alphabetical-index-mark-end text:id="IMark86453240"/><text:span text:style-name="T15"> passed to </text:span><text:alphabetical-index-mark-start text:id="IMark83195656"/><text:alphabetical-index-mark-start text:id="IMark85957448"/><text:alphabetical-index-mark-start text:id="IMark91103048"/><text:alphabetical-index-mark-start text:id="IMark90372600"/><text:alphabetical-index-mark-start text:id="IMark88294520"/><text:alphabetical-index-mark-start text:id="IMark87722040"/><text:alphabetical-index-mark-start text:id="IMark90163336"/><text:alphabetical-index-mark-start text:id="IMark89070840"/><text:alphabetical-index-mark-start text:id="IMark89073096"/><text:alphabetical-index-mark-start text:id="IMark86902728"/><text:alphabetical-index-mark-start text:id="IMark90317096"/><text:alphabetical-index-mark-start text:id="IMark85930168"/><text:alphabetical-index-mark-start text:id="IMark88964408"/><text:alphabetical-index-mark-start text:id="IMark90315896"/><text:alphabetical-index-mark-start text:id="IMark85824632"/><text:alphabetical-index-mark-start text:id="IMark87572136"/><text:alphabetical-index-mark-start text:id="IMark88862808"/><text:alphabetical-index-mark-start text:id="IMark87223448"/><text:alphabetical-index-mark-start text:id="IMark88715560"/><text:alphabetical-index-mark-start text:id="IMark88716888"/><text:alphabetical-index-mark-start text:id="IMark88718216"/><text:span text:style-name="T15">Sql</text:span><text:alphabetical-index-mark-end text:id="IMark88718216"/><text:alphabetical-index-mark-end text:id="IMark88716888"/><text:alphabetical-index-mark-end text:id="IMark88715560"/><text:alphabetical-index-mark-end text:id="IMark87223448"/><text:alphabetical-index-mark-end text:id="IMark88862808"/><text:alphabetical-index-mark-end text:id="IMark87572136"/><text:alphabetical-index-mark-end text:id="IMark85824632"/><text:alphabetical-index-mark-end text:id="IMark90315896"/><text:alphabetical-index-mark-end text:id="IMark88964408"/><text:alphabetical-index-mark-end text:id="IMark85930168"/><text:alphabetical-index-mark-end text:id="IMark90317096"/><text:alphabetical-index-mark-end text:id="IMark86902728"/><text:alphabetical-index-mark-end text:id="IMark89073096"/><text:alphabetical-index-mark-end text:id="IMark89070840"/><text:span text:style-name="T15">ite</text:span><text:alphabetical-index-mark-end text:id="IMark90163336"/><text:alphabetical-index-mark-end text:id="IMark87722040"/><text:alphabetical-index-mark-end text:id="IMark88294520"/><text:alphabetical-index-mark-end text:id="IMark90372600"/><text:alphabetical-index-mark-end text:id="IMark91103048"/><text:alphabetical-index-mark-end text:id="IMark85957448"/><text:alphabetical-index-mark-end text:id="IMark83195656"/><text:span text:style-name="T15">3; however you still need to pass adequate </text:span><text:alphabetical-index-mark-start text:id="IMark88831608"/><text:alphabetical-index-mark-start text:id="IMark88832872"/><text:alphabetical-index-mark-start text:id="IMark89235688"/><text:alphabetical-index-mark-start text:id="IMark91151448"/><text:alphabetical-index-mark-start text:id="IMark91152776"/><text:alphabetical-index-mark-start text:id="IMark91154104"/><text:alphabetical-index-mark-start text:id="IMark89350456"/><text:span text:style-name="T15">code</text:span><text:alphabetical-index-mark-end text:id="IMark89350456"/><text:alphabetical-index-mark-end text:id="IMark91154104"/><text:alphabetical-index-mark-end text:id="IMark91152776"/><text:alphabetical-index-mark-end text:id="IMark91151448"/><text:alphabetical-index-mark-end text:id="IMark89235688"/><text:alphabetical-index-mark-end text:id="IMark88832872"/><text:alphabetical-index-mark-end text:id="IMark88831608"/><text:span text:style-name="T15">. If it seems that </text:span><text:alphabetical-index-mark-start text:id="IMark74954088"/><text:alphabetical-index-mark-start text:id="IMark74955416"/><text:alphabetical-index-mark-start text:id="IMark86428440"/><text:alphabetical-index-mark-start text:id="IMark86429768"/><text:alphabetical-index-mark-start text:id="IMark86431096"/><text:alphabetical-index-mark-start text:id="IMark86432424"/><text:alphabetical-index-mark-start text:id="IMark85406424"/><text:alphabetical-index-mark-start text:id="IMark85408216"/><text:alphabetical-index-mark-start text:id="IMark85409544"/><text:alphabetical-index-mark-start text:id="IMark85410872"/><text:alphabetical-index-mark-start text:id="IMark85411288"/><text:alphabetical-index-mark-start text:id="IMark87487416"/><text:alphabetical-index-mark-start text:id="IMark87488744"/><text:alphabetical-index-mark-start text:id="IMark87490072"/><text:span text:style-name="T15">Sql</text:span><text:alphabetical-index-mark-end text:id="IMark87490072"/><text:alphabetical-index-mark-end text:id="IMark87488744"/><text:alphabetical-index-mark-end text:id="IMark87487416"/><text:alphabetical-index-mark-end text:id="IMark85411288"/><text:alphabetical-index-mark-end text:id="IMark85410872"/><text:alphabetical-index-mark-end text:id="IMark85409544"/><text:alphabetical-index-mark-end text:id="IMark85408216"/><text:alphabetical-index-mark-end text:id="IMark85406424"/><text:alphabetical-index-mark-end text:id="IMark86432424"/><text:alphabetical-index-mark-end text:id="IMark86431096"/><text:alphabetical-index-mark-end text:id="IMark86429768"/><text:alphabetical-index-mark-end text:id="IMark86428440"/><text:alphabetical-index-mark-end text:id="IMark74955416"/><text:alphabetical-index-mark-end text:id="IMark74954088"/><text:span text:style-name="T15">c does nothing when you are attempting to use it, the most likely reason is that your </text:span><text:alphabetical-index-mark-start text:id="IMark87278648"/><text:alphabetical-index-mark-start text:id="IMark87279976"/><text:alphabetical-index-mark-start text:id="IMark87281304"/><text:alphabetical-index-mark-start text:id="IMark87838552"/><text:alphabetical-index-mark-start text:id="IMark87839880"/><text:alphabetical-index-mark-start text:id="IMark87841208"/><text:alphabetical-index-mark-start text:id="IMark87842536"/><text:alphabetical-index-mark-start text:id="IMark74760296"/><text:alphabetical-index-mark-start text:id="IMark74761624"/><text:alphabetical-index-mark-start text:id="IMark74762952"/><text:alphabetical-index-mark-start text:id="IMark74764280"/><text:alphabetical-index-mark-start text:id="IMark87725848"/><text:span text:style-name="T15">SQL</text:span><text:alphabetical-index-mark-end text:id="IMark87725848"/><text:alphabetical-index-mark-end text:id="IMark74764280"/><text:alphabetical-index-mark-end text:id="IMark74762952"/><text:alphabetical-index-mark-end text:id="IMark74761624"/><text:alphabetical-index-mark-end text:id="IMark74760296"/><text:alphabetical-index-mark-end text:id="IMark87842536"/><text:alphabetical-index-mark-end text:id="IMark87841208"/><text:alphabetical-index-mark-end text:id="IMark87839880"/><text:alphabetical-index-mark-end text:id="IMark87838552"/><text:alphabetical-index-mark-end text:id="IMark87281304"/><text:alphabetical-index-mark-end text:id="IMark87279976"/><text:alphabetical-index-mark-end text:id="IMark87278648"/><text:span text:style-name="T15"> has an error, as understood by </text:span><text:alphabetical-index-mark-start text:id="IMark87328888"/><text:alphabetical-index-mark-start text:id="IMark87967928"/><text:alphabetical-index-mark-start text:id="IMark87969256"/><text:alphabetical-index-mark-start text:id="IMark89992088"/><text:alphabetical-index-mark-start text:id="IMark89993416"/><text:alphabetical-index-mark-start text:id="IMark89994744"/><text:alphabetical-index-mark-start text:id="IMark89996072"/><text:alphabetical-index-mark-start text:id="IMark86861832"/><text:alphabetical-index-mark-start text:id="IMark86863160"/><text:alphabetical-index-mark-start text:id="IMark86864488"/><text:alphabetical-index-mark-start text:id="IMark86865816"/><text:alphabetical-index-mark-start text:id="IMark90154504"/><text:alphabetical-index-mark-start text:id="IMark90155832"/><text:alphabetical-index-mark-start text:id="IMark90157160"/><text:alphabetical-index-mark-start text:id="IMark90158488"/><text:alphabetical-index-mark-start text:id="IMark87635208"/><text:alphabetical-index-mark-start text:id="IMark87636536"/><text:alphabetical-index-mark-start text:id="IMark87637864"/><text:span text:style-name="T15">Sql</text:span><text:alphabetical-index-mark-end text:id="IMark87637864"/><text:alphabetical-index-mark-end text:id="IMark87636536"/><text:alphabetical-index-mark-end text:id="IMark87635208"/><text:alphabetical-index-mark-end text:id="IMark90158488"/><text:alphabetical-index-mark-end text:id="IMark90157160"/><text:alphabetical-index-mark-end text:id="IMark90155832"/><text:alphabetical-index-mark-end text:id="IMark90154504"/><text:alphabetical-index-mark-end text:id="IMark86865816"/><text:alphabetical-index-mark-end text:id="IMark86864488"/><text:alphabetical-index-mark-end text:id="IMark86863160"/><text:alphabetical-index-mark-end text:id="IMark86861832"/><text:alphabetical-index-mark-end text:id="IMark89996072"/><text:span text:style-name="T15">ite</text:span><text:alphabetical-index-mark-end text:id="IMark89994744"/><text:alphabetical-index-mark-end text:id="IMark89993416"/><text:alphabetical-index-mark-end text:id="IMark89992088"/><text:alphabetical-index-mark-end text:id="IMark87969256"/><text:alphabetical-index-mark-end text:id="IMark87967928"/><text:alphabetical-index-mark-end text:id="IMark87328888"/><text:span text:style-name="T15">3. In that case:</text:span></text:p>
      <text:p text:style-name="P13"><text:soft-page-break/></text:p>
      <text:p text:style-name="P13"/>
      <text:p text:style-name="P46"><text:span text:style-name="T9">2.3.1.1.</text:span> Check that your <text:alphabetical-index-mark-start text:id="IMark89457496"/><text:alphabetical-index-mark-start text:id="IMark74937144"/><text:alphabetical-index-mark-start text:id="IMark86570568"/><text:alphabetical-index-mark-start text:id="IMark91789992"/><text:alphabetical-index-mark-start text:id="IMark91304248"/><text:alphabetical-index-mark-start text:id="IMark89746360"/><text:alphabetical-index-mark-start text:id="IMark86927368"/><text:alphabetical-index-mark-start text:id="IMark91157016"/><text:alphabetical-index-mark-start text:id="IMark89504856"/><text:alphabetical-index-mark-start text:id="IMark85939128"/><text:alphabetical-index-mark-start text:id="IMark91902504"/><text:alphabetical-index-mark-start text:id="IMark89235304"/>SQL<text:alphabetical-index-mark-end text:id="IMark89235304"/><text:alphabetical-index-mark-end text:id="IMark91902504"/><text:alphabetical-index-mark-end text:id="IMark85939128"/><text:alphabetical-index-mark-end text:id="IMark89504856"/><text:alphabetical-index-mark-end text:id="IMark91157016"/><text:alphabetical-index-mark-end text:id="IMark86927368"/><text:alphabetical-index-mark-end text:id="IMark89746360"/><text:alphabetical-index-mark-end text:id="IMark91304248"/><text:alphabetical-index-mark-end text:id="IMark91789992"/><text:alphabetical-index-mark-end text:id="IMark86570568"/><text:alphabetical-index-mark-end text:id="IMark74937144"/><text:alphabetical-index-mark-end text:id="IMark89457496"/> is syntacti<text:alphabetical-index-mark-start text:id="IMark74826088"/><text:alphabetical-index-mark-start text:id="IMark86646664"/><text:alphabetical-index-mark-start text:id="IMark91016312"/><text:alphabetical-index-mark-start text:id="IMark88006488"/><text:alphabetical-index-mark-start text:id="IMark89162136"/><text:alphabetical-index-mark-start text:id="IMark74924200"/>call<text:alphabetical-index-mark-end text:id="IMark74924200"/><text:alphabetical-index-mark-end text:id="IMark89162136"/><text:alphabetical-index-mark-end text:id="IMark88006488"/><text:alphabetical-index-mark-end text:id="IMark91016312"/><text:alphabetical-index-mark-end text:id="IMark86646664"/><text:alphabetical-index-mark-end text:id="IMark74826088"/>y correct, according to <text:alphabetical-index-mark-start text:id="IMark74907672"/><text:alphabetical-index-mark-start text:id="IMark90207608"/><text:alphabetical-index-mark-start text:id="IMark90018776"/><text:alphabetical-index-mark-start text:id="IMark87287560"/><text:alphabetical-index-mark-start text:id="IMark91157400"/><text:alphabetical-index-mark-start text:id="IMark74367032"/><text:alphabetical-index-mark-start text:id="IMark75038696"/><text:alphabetical-index-mark-start text:id="IMark74872216"/><text:alphabetical-index-mark-start text:id="IMark91882488"/><text:alphabetical-index-mark-start text:id="IMark74857672"/><text:alphabetical-index-mark-start text:id="IMark85546504"/><text:alphabetical-index-mark-start text:id="IMark88932760"/><text:alphabetical-index-mark-start text:id="IMark88933992"/><text:alphabetical-index-mark-start text:id="IMark75039816"/><text:alphabetical-index-mark-start text:id="IMark91932840"/><text:alphabetical-index-mark-start text:id="IMark87818744"/><text:alphabetical-index-mark-start text:id="IMark87782424"/><text:alphabetical-index-mark-start text:id="IMark85731144"/>Sql<text:alphabetical-index-mark-end text:id="IMark85731144"/><text:alphabetical-index-mark-end text:id="IMark87782424"/><text:alphabetical-index-mark-end text:id="IMark87818744"/><text:alphabetical-index-mark-end text:id="IMark91932840"/><text:alphabetical-index-mark-end text:id="IMark75039816"/><text:alphabetical-index-mark-end text:id="IMark88933992"/><text:alphabetical-index-mark-end text:id="IMark88932760"/><text:alphabetical-index-mark-end text:id="IMark85546504"/><text:alphabetical-index-mark-end text:id="IMark74857672"/><text:alphabetical-index-mark-end text:id="IMark91882488"/><text:alphabetical-index-mark-end text:id="IMark74872216"/><text:alphabetical-index-mark-end text:id="IMark75038696"/>ite<text:alphabetical-index-mark-end text:id="IMark74367032"/><text:alphabetical-index-mark-end text:id="IMark91157400"/><text:alphabetical-index-mark-end text:id="IMark87287560"/><text:alphabetical-index-mark-end text:id="IMark90018776"/><text:alphabetical-index-mark-end text:id="IMark90207608"/><text:alphabetical-index-mark-end text:id="IMark74907672"/>3. <text:alphabetical-index-mark-start text:id="IMark74927560"/><text:alphabetical-index-mark-start text:id="IMark86926408"/><text:alphabetical-index-mark-start text:id="IMark88733112"/><text:alphabetical-index-mark-start text:id="IMark91105928"/><text:alphabetical-index-mark-start text:id="IMark90046456"/><text:alphabetical-index-mark-start text:id="IMark86453240"/><text:alphabetical-index-mark-start text:id="IMark91104968"/><text:alphabetical-index-mark-start text:id="IMark87572136"/><text:alphabetical-index-mark-start text:id="IMark89746744"/><text:alphabetical-index-mark-start text:id="IMark87820856"/><text:alphabetical-index-mark-start text:id="IMark87328888"/><text:alphabetical-index-mark-start text:id="IMark67433704"/>SQL<text:alphabetical-index-mark-end text:id="IMark67433704"/><text:alphabetical-index-mark-end text:id="IMark87328888"/><text:alphabetical-index-mark-end text:id="IMark87820856"/><text:alphabetical-index-mark-end text:id="IMark89746744"/><text:alphabetical-index-mark-end text:id="IMark87572136"/><text:alphabetical-index-mark-end text:id="IMark91104968"/><text:alphabetical-index-mark-end text:id="IMark86453240"/><text:alphabetical-index-mark-end text:id="IMark90046456"/><text:alphabetical-index-mark-end text:id="IMark91105928"/><text:alphabetical-index-mark-end text:id="IMark88733112"/><text:alphabetical-index-mark-end text:id="IMark86926408"/><text:alphabetical-index-mark-end text:id="IMark74927560"/> <text:alphabetical-index-mark-start text:id="IMark75040216"/><text:alphabetical-index-mark-start text:id="IMark87188824"/><text:alphabetical-index-mark-start text:id="IMark75299656"/><text:alphabetical-index-mark-start text:id="IMark85809032"/><text:alphabetical-index-mark-start text:id="IMark91104008"/><text:alphabetical-index-mark-start text:id="IMark88066392"/>code<text:alphabetical-index-mark-end text:id="IMark88066392"/><text:alphabetical-index-mark-end text:id="IMark91104008"/><text:alphabetical-index-mark-end text:id="IMark85809032"/><text:alphabetical-index-mark-end text:id="IMark75299656"/><text:alphabetical-index-mark-end text:id="IMark87188824"/><text:alphabetical-index-mark-end text:id="IMark75040216"/> can be tricky, especially in the case of complex <text:alphabetical-index-mark-start text:id="IMark87428696"/><text:alphabetical-index-mark-start text:id="IMark87365032"/><text:alphabetical-index-mark-start text:id="IMark85928472"/><text:alphabetical-index-mark-start text:id="IMark86356952"/><text:alphabetical-index-mark-start text:id="IMark87367976"/><text:alphabetical-index-mark-start text:id="IMark87571000"/>queries<text:alphabetical-index-mark-end text:id="IMark87571000"/><text:alphabetical-index-mark-end text:id="IMark87367976"/><text:alphabetical-index-mark-end text:id="IMark86356952"/><text:alphabetical-index-mark-end text:id="IMark85928472"/><text:alphabetical-index-mark-end text:id="IMark87365032"/><text:alphabetical-index-mark-end text:id="IMark87428696"/>.</text:p>
      <text:p text:style-name="P46"/>
      <text:p text:style-name="P46"/>
      <text:p text:style-name="P46"><text:span text:style-name="T9">2.3.1.2.</text:span> Check that you did not include any commented text, blank lines or odd <text:alphabetical-index-mark-start text:id="IMark85809032"/><text:alphabetical-index-mark-start text:id="IMark91104008"/><text:alphabetical-index-mark-start text:id="IMark88066392"/><text:alphabetical-index-mark-start text:id="IMark74927560"/><text:alphabetical-index-mark-start text:id="IMark86926408"/><text:alphabetical-index-mark-start text:id="IMark88733112"/>character<text:alphabetical-index-mark-end text:id="IMark88733112"/><text:alphabetical-index-mark-end text:id="IMark86926408"/><text:alphabetical-index-mark-end text:id="IMark74927560"/><text:alphabetical-index-mark-end text:id="IMark88066392"/><text:alphabetical-index-mark-end text:id="IMark91104008"/><text:alphabetical-index-mark-end text:id="IMark85809032"/>s.</text:p>
      <text:p text:style-name="P46"/>
      <text:p text:style-name="P46"/>
      <text:p text:style-name="P46"><text:span text:style-name="T9">2.3.1.3.</text:span> In the case of <text:alphabetical-index-mark-start text:id="IMark87820856"/><text:alphabetical-index-mark-start text:id="IMark87328888"/><text:alphabetical-index-mark-start text:id="IMark67433704"/><text:alphabetical-index-mark-start text:id="IMark74907672"/><text:alphabetical-index-mark-start text:id="IMark90207608"/><text:alphabetical-index-mark-start text:id="IMark90018776"/>composite<text:alphabetical-index-mark-end text:id="IMark90018776"/><text:alphabetical-index-mark-end text:id="IMark90207608"/><text:alphabetical-index-mark-end text:id="IMark74907672"/><text:alphabetical-index-mark-end text:id="IMark67433704"/><text:alphabetical-index-mark-end text:id="IMark87328888"/><text:alphabetical-index-mark-end text:id="IMark87820856"/> <text:alphabetical-index-mark-start text:id="IMark87287560"/><text:alphabetical-index-mark-start text:id="IMark91157400"/><text:alphabetical-index-mark-start text:id="IMark74367032"/><text:alphabetical-index-mark-start text:id="IMark75038696"/><text:alphabetical-index-mark-start text:id="IMark74872216"/><text:alphabetical-index-mark-start text:id="IMark91882488"/>queries<text:alphabetical-index-mark-end text:id="IMark91882488"/><text:alphabetical-index-mark-end text:id="IMark74872216"/><text:alphabetical-index-mark-end text:id="IMark75038696"/><text:alphabetical-index-mark-end text:id="IMark74367032"/><text:alphabetical-index-mark-end text:id="IMark91157400"/><text:alphabetical-index-mark-end text:id="IMark87287560"/> and <text:alphabetical-index-mark-start text:id="IMark74857672"/><text:alphabetical-index-mark-start text:id="IMark85546504"/><text:alphabetical-index-mark-start text:id="IMark88932760"/><text:alphabetical-index-mark-start text:id="IMark88933992"/><text:alphabetical-index-mark-start text:id="IMark75039816"/><text:alphabetical-index-mark-start text:id="IMark91932840"/>.<text:alphabetical-index-mark-start text:id="IMark87818744"/><text:alphabetical-index-mark-start text:id="IMark87782424"/><text:alphabetical-index-mark-start text:id="IMark85731144"/><text:alphabetical-index-mark-start text:id="IMark74826088"/><text:alphabetical-index-mark-start text:id="IMark86646664"/><text:alphabetical-index-mark-start text:id="IMark91016312"/><text:alphabetical-index-mark-start text:id="IMark88006488"/><text:alphabetical-index-mark-start text:id="IMark89162136"/><text:alphabetical-index-mark-start text:id="IMark74924200"/><text:alphabetical-index-mark-start text:id="IMark89457496"/><text:alphabetical-index-mark-start text:id="IMark74937144"/><text:alphabetical-index-mark-start text:id="IMark86570568"/>sql<text:alphabetical-index-mark-end text:id="IMark86570568"/><text:alphabetical-index-mark-end text:id="IMark74937144"/><text:alphabetical-index-mark-end text:id="IMark89457496"/><text:alphabetical-index-mark-end text:id="IMark74924200"/><text:alphabetical-index-mark-end text:id="IMark89162136"/><text:alphabetical-index-mark-end text:id="IMark88006488"/><text:alphabetical-index-mark-end text:id="IMark91016312"/><text:alphabetical-index-mark-end text:id="IMark86646664"/><text:alphabetical-index-mark-end text:id="IMark74826088"/><text:alphabetical-index-mark-end text:id="IMark85731144"/><text:alphabetical-index-mark-end text:id="IMark87782424"/><text:alphabetical-index-mark-end text:id="IMark87818744"/><text:alphabetical-index-mark-end text:id="IMark91932840"/><text:alphabetical-index-mark-end text:id="IMark75039816"/><text:alphabetical-index-mark-end text:id="IMark88933992"/><text:alphabetical-index-mark-end text:id="IMark88932760"/><text:alphabetical-index-mark-end text:id="IMark85546504"/><text:alphabetical-index-mark-end text:id="IMark74857672"/> <text:alphabetical-index-mark-start text:id="IMark91789992"/><text:alphabetical-index-mark-start text:id="IMark91304248"/><text:alphabetical-index-mark-start text:id="IMark89746360"/><text:alphabetical-index-mark-start text:id="IMark86927368"/><text:alphabetical-index-mark-start text:id="IMark91157016"/><text:alphabetical-index-mark-start text:id="IMark89504856"/>file<text:alphabetical-index-mark-end text:id="IMark89504856"/><text:alphabetical-index-mark-end text:id="IMark91157016"/><text:alphabetical-index-mark-end text:id="IMark86927368"/><text:alphabetical-index-mark-end text:id="IMark89746360"/><text:alphabetical-index-mark-end text:id="IMark91304248"/><text:alphabetical-index-mark-end text:id="IMark91789992"/>s, check that you have placed a “;” between each <text:alphabetical-index-mark-start text:id="IMark85939128"/><text:alphabetical-index-mark-start text:id="IMark91902504"/><text:alphabetical-index-mark-start text:id="IMark89235304"/><text:alphabetical-index-mark-start text:id="IMark75040216"/><text:alphabetical-index-mark-start text:id="IMark87428696"/><text:alphabetical-index-mark-start text:id="IMark75299656"/>query<text:alphabetical-index-mark-end text:id="IMark75299656"/><text:alphabetical-index-mark-end text:id="IMark87428696"/><text:alphabetical-index-mark-end text:id="IMark75040216"/><text:alphabetical-index-mark-end text:id="IMark89235304"/><text:alphabetical-index-mark-end text:id="IMark91902504"/><text:alphabetical-index-mark-end text:id="IMark85939128"/> and at the end of the last one.</text:p>
      <text:p text:style-name="P46"/>
      <text:p text:style-name="P46"/>
      <text:p text:style-name="P46"><text:span text:style-name="T9">2.3.1.4.</text:span> Test each <text:alphabetical-index-mark-start text:id="IMark74927560"/><text:alphabetical-index-mark-start text:id="IMark86926408"/><text:alphabetical-index-mark-start text:id="IMark88733112"/><text:alphabetical-index-mark-start text:id="IMark90046456"/><text:alphabetical-index-mark-start text:id="IMark89762536"/><text:alphabetical-index-mark-start text:id="IMark91104968"/>query<text:alphabetical-index-mark-end text:id="IMark91104968"/><text:alphabetical-index-mark-end text:id="IMark89762536"/><text:alphabetical-index-mark-end text:id="IMark90046456"/><text:alphabetical-index-mark-end text:id="IMark88733112"/><text:alphabetical-index-mark-end text:id="IMark86926408"/><text:alphabetical-index-mark-end text:id="IMark74927560"/> on its own before building <text:alphabetical-index-mark-start text:id="IMark86453240"/><text:alphabetical-index-mark-start text:id="IMark89746744"/><text:alphabetical-index-mark-start text:id="IMark87572136"/><text:alphabetical-index-mark-start text:id="IMark87188824"/><text:alphabetical-index-mark-start text:id="IMark91902504"/><text:alphabetical-index-mark-start text:id="IMark85939128"/>composite<text:alphabetical-index-mark-end text:id="IMark85939128"/><text:alphabetical-index-mark-end text:id="IMark91902504"/><text:alphabetical-index-mark-end text:id="IMark87188824"/><text:alphabetical-index-mark-end text:id="IMark87572136"/><text:alphabetical-index-mark-end text:id="IMark89746744"/><text:alphabetical-index-mark-end text:id="IMark86453240"/> <text:alphabetical-index-mark-start text:id="IMark89235304"/><text:alphabetical-index-mark-start text:id="IMark75040216"/><text:alphabetical-index-mark-start text:id="IMark87428696"/><text:alphabetical-index-mark-start text:id="IMark75299656"/><text:alphabetical-index-mark-start text:id="IMark91789992"/><text:alphabetical-index-mark-start text:id="IMark91304248"/>queries<text:alphabetical-index-mark-end text:id="IMark91304248"/><text:alphabetical-index-mark-end text:id="IMark91789992"/><text:alphabetical-index-mark-end text:id="IMark75299656"/><text:alphabetical-index-mark-end text:id="IMark87428696"/><text:alphabetical-index-mark-end text:id="IMark75040216"/><text:alphabetical-index-mark-end text:id="IMark89235304"/> or <text:alphabetical-index-mark-start text:id="IMark89746360"/><text:alphabetical-index-mark-start text:id="IMark86927368"/><text:alphabetical-index-mark-start text:id="IMark91157016"/><text:alphabetical-index-mark-start text:id="IMark89504856"/><text:alphabetical-index-mark-start text:id="IMark74857672"/><text:alphabetical-index-mark-start text:id="IMark85546504"/>.<text:alphabetical-index-mark-start text:id="IMark88932760"/><text:alphabetical-index-mark-start text:id="IMark88933992"/><text:alphabetical-index-mark-start text:id="IMark75039816"/><text:alphabetical-index-mark-start text:id="IMark91932840"/><text:alphabetical-index-mark-start text:id="IMark87818744"/><text:alphabetical-index-mark-start text:id="IMark87782424"/><text:alphabetical-index-mark-start text:id="IMark85731144"/><text:alphabetical-index-mark-start text:id="IMark74826088"/><text:alphabetical-index-mark-start text:id="IMark86646664"/><text:alphabetical-index-mark-start text:id="IMark91016312"/><text:alphabetical-index-mark-start text:id="IMark88006488"/><text:alphabetical-index-mark-start text:id="IMark89162136"/>sql<text:alphabetical-index-mark-end text:id="IMark89162136"/><text:alphabetical-index-mark-end text:id="IMark88006488"/><text:alphabetical-index-mark-end text:id="IMark91016312"/><text:alphabetical-index-mark-end text:id="IMark86646664"/><text:alphabetical-index-mark-end text:id="IMark74826088"/><text:alphabetical-index-mark-end text:id="IMark85731144"/><text:alphabetical-index-mark-end text:id="IMark87782424"/><text:alphabetical-index-mark-end text:id="IMark87818744"/><text:alphabetical-index-mark-end text:id="IMark91932840"/><text:alphabetical-index-mark-end text:id="IMark75039816"/><text:alphabetical-index-mark-end text:id="IMark88933992"/><text:alphabetical-index-mark-end text:id="IMark88932760"/><text:alphabetical-index-mark-end text:id="IMark85546504"/><text:alphabetical-index-mark-end text:id="IMark74857672"/><text:alphabetical-index-mark-end text:id="IMark89504856"/><text:alphabetical-index-mark-end text:id="IMark91157016"/><text:alphabetical-index-mark-end text:id="IMark86927368"/><text:alphabetical-index-mark-end text:id="IMark89746360"/> <text:alphabetical-index-mark-start text:id="IMark74924200"/><text:alphabetical-index-mark-start text:id="IMark89457496"/><text:alphabetical-index-mark-start text:id="IMark74937144"/><text:alphabetical-index-mark-start text:id="IMark86570568"/><text:alphabetical-index-mark-start text:id="IMark87287560"/><text:alphabetical-index-mark-start text:id="IMark91157400"/>file<text:alphabetical-index-mark-end text:id="IMark91157400"/><text:alphabetical-index-mark-end text:id="IMark87287560"/><text:alphabetical-index-mark-end text:id="IMark86570568"/><text:alphabetical-index-mark-end text:id="IMark74937144"/><text:alphabetical-index-mark-end text:id="IMark89457496"/><text:alphabetical-index-mark-end text:id="IMark74924200"/>s.</text:p>
      <text:p text:style-name="P13"/>
      <text:p text:style-name="P13"/>
      <text:h text:style-name="Heading_20_3" text:outline-level="3"><text:bookmark-start text:name="__RefHeading___Toc959_76759228"/>2.3.2. <text:span text:style-name="T15">Retrieval of </text:span><text:alphabetical-index-mark-start text:id="IMark67433704"/><text:alphabetical-index-mark-start text:id="IMark90207608"/><text:alphabetical-index-mark-start text:id="IMark90018776"/><text:alphabetical-index-mark-start text:id="IMark90264792"/><text:alphabetical-index-mark-start text:id="IMark91104008"/><text:alphabetical-index-mark-start text:id="IMark91105928"/><text:alphabetical-index-mark-start text:id="IMark88066392"/><text:span text:style-name="T15">query</text:span><text:alphabetical-index-mark-end text:id="IMark88066392"/><text:alphabetical-index-mark-end text:id="IMark91105928"/><text:alphabetical-index-mark-end text:id="IMark91104008"/><text:alphabetical-index-mark-end text:id="IMark90264792"/><text:alphabetical-index-mark-end text:id="IMark90018776"/><text:alphabetical-index-mark-end text:id="IMark90207608"/><text:alphabetical-index-mark-end text:id="IMark67433704"/><text:span text:style-name="T15"> </text:span><text:alphabetical-index-mark-start text:id="IMark85809032"/><text:alphabetical-index-mark-start text:id="IMark74367032"/><text:alphabetical-index-mark-start text:id="IMark89457496"/><text:alphabetical-index-mark-start text:id="IMark74924200"/><text:alphabetical-index-mark-start text:id="IMark74937144"/><text:alphabetical-index-mark-start text:id="IMark86570568"/><text:alphabetical-index-mark-start text:id="IMark87287560"/><text:alphabetical-index-mark-start text:id="IMark91157400"/><text:alphabetical-index-mark-start text:id="IMark89746360"/><text:alphabetical-index-mark-start text:id="IMark86927368"/><text:alphabetical-index-mark-start text:id="IMark91157016"/><text:alphabetical-index-mark-start text:id="IMark89504856"/><text:alphabetical-index-mark-start text:id="IMark74857672"/><text:alphabetical-index-mark-start text:id="IMark85546504"/><text:span text:style-name="T15">result</text:span><text:alphabetical-index-mark-end text:id="IMark85546504"/><text:alphabetical-index-mark-end text:id="IMark74857672"/><text:alphabetical-index-mark-end text:id="IMark89504856"/><text:alphabetical-index-mark-end text:id="IMark91157016"/><text:alphabetical-index-mark-end text:id="IMark86927368"/><text:alphabetical-index-mark-end text:id="IMark89746360"/><text:alphabetical-index-mark-end text:id="IMark91157400"/><text:span text:style-name="T15">s</text:span><text:alphabetical-index-mark-end text:id="IMark87287560"/><text:alphabetical-index-mark-end text:id="IMark86570568"/><text:alphabetical-index-mark-end text:id="IMark74937144"/><text:alphabetical-index-mark-end text:id="IMark74924200"/><text:alphabetical-index-mark-end text:id="IMark89457496"/><text:alphabetical-index-mark-end text:id="IMark74367032"/><text:alphabetical-index-mark-end text:id="IMark85809032"/><text:span text:style-name="T15">.</text:span><text:bookmark-end text:name="__RefHeading___Toc959_76759228"/></text:h>
      <text:p text:style-name="P13"/>
      <text:p text:style-name="P14"><text:span text:style-name="T15">Some </text:span><text:alphabetical-index-mark-start text:id="IMark87818744"/><text:alphabetical-index-mark-start text:id="IMark87782424"/><text:alphabetical-index-mark-start text:id="IMark85731144"/><text:alphabetical-index-mark-start text:id="IMark74826088"/><text:alphabetical-index-mark-start text:id="IMark86646664"/><text:alphabetical-index-mark-start text:id="IMark91016312"/><text:alphabetical-index-mark-start text:id="IMark88006488"/><text:span text:style-name="T15">queries</text:span><text:alphabetical-index-mark-end text:id="IMark88006488"/><text:alphabetical-index-mark-end text:id="IMark91016312"/><text:alphabetical-index-mark-end text:id="IMark86646664"/><text:alphabetical-index-mark-end text:id="IMark74826088"/><text:alphabetical-index-mark-end text:id="IMark85731144"/><text:alphabetical-index-mark-end text:id="IMark87782424"/><text:alphabetical-index-mark-end text:id="IMark87818744"/><text:span text:style-name="T15"> </text:span><text:alphabetical-index-mark-start text:id="IMark89162136"/><text:alphabetical-index-mark-start text:id="IMark89235304"/><text:alphabetical-index-mark-start text:id="IMark75040216"/><text:alphabetical-index-mark-start text:id="IMark87428696"/><text:alphabetical-index-mark-start text:id="IMark75299656"/><text:alphabetical-index-mark-start text:id="IMark91789992"/><text:alphabetical-index-mark-start text:id="IMark91304248"/><text:span text:style-name="T15">return</text:span><text:alphabetical-index-mark-end text:id="IMark91304248"/><text:alphabetical-index-mark-end text:id="IMark91789992"/><text:alphabetical-index-mark-end text:id="IMark75299656"/><text:alphabetical-index-mark-end text:id="IMark87428696"/><text:alphabetical-index-mark-end text:id="IMark75040216"/><text:alphabetical-index-mark-end text:id="IMark89235304"/><text:alphabetical-index-mark-end text:id="IMark89162136"/><text:span text:style-name="T15"> </text:span><text:alphabetical-index-mark-start text:id="IMark86453240"/><text:alphabetical-index-mark-start text:id="IMark89746744"/><text:alphabetical-index-mark-start text:id="IMark87572136"/><text:alphabetical-index-mark-start text:id="IMark87188824"/><text:alphabetical-index-mark-start text:id="IMark91902504"/><text:alphabetical-index-mark-start text:id="IMark85939128"/><text:alphabetical-index-mark-start text:id="IMark74927560"/><text:alphabetical-index-mark-start text:id="IMark86926408"/><text:alphabetical-index-mark-start text:id="IMark88733112"/><text:alphabetical-index-mark-start text:id="IMark90046456"/><text:alphabetical-index-mark-start text:id="IMark89762536"/><text:alphabetical-index-mark-start text:id="IMark91104968"/><text:alphabetical-index-mark-start text:id="IMark75038696"/><text:alphabetical-index-mark-start text:id="IMark91882488"/><text:span text:style-name="T15">result</text:span><text:alphabetical-index-mark-end text:id="IMark91882488"/><text:alphabetical-index-mark-end text:id="IMark75038696"/><text:alphabetical-index-mark-end text:id="IMark91104968"/><text:alphabetical-index-mark-end text:id="IMark89762536"/><text:alphabetical-index-mark-end text:id="IMark90046456"/><text:alphabetical-index-mark-end text:id="IMark88733112"/><text:alphabetical-index-mark-end text:id="IMark86926408"/><text:span text:style-name="T15">s</text:span><text:alphabetical-index-mark-end text:id="IMark74927560"/><text:alphabetical-index-mark-end text:id="IMark85939128"/><text:alphabetical-index-mark-end text:id="IMark91902504"/><text:alphabetical-index-mark-end text:id="IMark87188824"/><text:alphabetical-index-mark-end text:id="IMark87572136"/><text:alphabetical-index-mark-end text:id="IMark89746744"/><text:alphabetical-index-mark-end text:id="IMark86453240"/><text:span text:style-name="T15">, while others do not. A </text:span><text:alphabetical-index-mark-start text:id="IMark74872216"/><text:alphabetical-index-mark-start text:id="IMark87328888"/><text:alphabetical-index-mark-start text:id="IMark87820856"/><text:alphabetical-index-mark-start text:id="IMark74907672"/><text:alphabetical-index-mark-start text:id="IMark67433704"/><text:alphabetical-index-mark-start text:id="IMark90207608"/><text:alphabetical-index-mark-start text:id="IMark90018776"/><text:span text:style-name="T15">SELECT</text:span><text:alphabetical-index-mark-end text:id="IMark90018776"/><text:alphabetical-index-mark-end text:id="IMark90207608"/><text:alphabetical-index-mark-end text:id="IMark67433704"/><text:alphabetical-index-mark-end text:id="IMark74907672"/><text:alphabetical-index-mark-end text:id="IMark87820856"/><text:alphabetical-index-mark-end text:id="IMark87328888"/><text:alphabetical-index-mark-end text:id="IMark74872216"/><text:span text:style-name="T15"> produces essentially a </text:span><text:alphabetical-index-mark-start text:id="IMark90264792"/><text:alphabetical-index-mark-start text:id="IMark91104008"/><text:alphabetical-index-mark-start text:id="IMark91105928"/><text:alphabetical-index-mark-start text:id="IMark88066392"/><text:alphabetical-index-mark-start text:id="IMark91157400"/><text:alphabetical-index-mark-start text:id="IMark89746360"/><text:alphabetical-index-mark-start text:id="IMark86927368"/><text:span text:style-name="T15">select</text:span><text:alphabetical-index-mark-end text:id="IMark86927368"/><text:alphabetical-index-mark-end text:id="IMark89746360"/><text:alphabetical-index-mark-end text:id="IMark91157400"/><text:alphabetical-index-mark-end text:id="IMark88066392"/><text:alphabetical-index-mark-end text:id="IMark91105928"/><text:alphabetical-index-mark-end text:id="IMark91104008"/><text:alphabetical-index-mark-end text:id="IMark90264792"/><text:span text:style-name="T15">ion or </text:span><text:alphabetical-index-mark-start text:id="IMark91157016"/><text:alphabetical-index-mark-start text:id="IMark89504856"/><text:alphabetical-index-mark-start text:id="IMark74857672"/><text:alphabetical-index-mark-start text:id="IMark85546504"/><text:alphabetical-index-mark-start text:id="IMark85809032"/><text:alphabetical-index-mark-start text:id="IMark74367032"/><text:alphabetical-index-mark-start text:id="IMark89457496"/><text:span text:style-name="T15">listing</text:span><text:alphabetical-index-mark-end text:id="IMark89457496"/><text:alphabetical-index-mark-end text:id="IMark74367032"/><text:alphabetical-index-mark-end text:id="IMark85809032"/><text:alphabetical-index-mark-end text:id="IMark85546504"/><text:alphabetical-index-mark-end text:id="IMark74857672"/><text:alphabetical-index-mark-end text:id="IMark89504856"/><text:alphabetical-index-mark-end text:id="IMark91157016"/><text:span text:style-name="T15">, while an </text:span><text:alphabetical-index-mark-start text:id="IMark74924200"/><text:alphabetical-index-mark-start text:id="IMark74937144"/><text:alphabetical-index-mark-start text:id="IMark86570568"/><text:alphabetical-index-mark-start text:id="IMark87287560"/><text:alphabetical-index-mark-start text:id="IMark88933992"/><text:alphabetical-index-mark-start text:id="IMark88932760"/><text:alphabetical-index-mark-start text:id="IMark91932840"/><text:span text:style-name="T15">INSERT</text:span><text:alphabetical-index-mark-end text:id="IMark91932840"/><text:alphabetical-index-mark-end text:id="IMark88932760"/><text:alphabetical-index-mark-end text:id="IMark88933992"/><text:alphabetical-index-mark-end text:id="IMark87287560"/><text:alphabetical-index-mark-end text:id="IMark86570568"/><text:alphabetical-index-mark-end text:id="IMark74937144"/><text:alphabetical-index-mark-end text:id="IMark74924200"/><text:span text:style-name="T15"> does not. </text:span></text:p>
      <text:p text:style-name="P14"/>
      <text:p text:style-name="P14"/>
      <text:p text:style-name="P14"><text:span text:style-name="T15">In the case of those </text:span><text:alphabetical-index-mark-start text:id="IMark86646664"/><text:alphabetical-index-mark-start text:id="IMark91016312"/><text:alphabetical-index-mark-start text:id="IMark88006488"/><text:alphabetical-index-mark-start text:id="IMark89162136"/><text:alphabetical-index-mark-start text:id="IMark89235304"/><text:alphabetical-index-mark-start text:id="IMark75040216"/><text:alphabetical-index-mark-start text:id="IMark87428696"/><text:alphabetical-index-mark-start text:id="IMark75299656"/><text:alphabetical-index-mark-start text:id="IMark91789992"/><text:alphabetical-index-mark-start text:id="IMark91304248"/><text:alphabetical-index-mark-start text:id="IMark86926408"/><text:alphabetical-index-mark-start text:id="IMark88733112"/><text:alphabetical-index-mark-start text:id="IMark90046456"/><text:alphabetical-index-mark-start text:id="IMark89762536"/><text:span text:style-name="T15">SQL</text:span><text:alphabetical-index-mark-end text:id="IMark89762536"/><text:alphabetical-index-mark-end text:id="IMark90046456"/><text:alphabetical-index-mark-end text:id="IMark88733112"/><text:alphabetical-index-mark-end text:id="IMark86926408"/><text:alphabetical-index-mark-end text:id="IMark91304248"/><text:alphabetical-index-mark-end text:id="IMark91789992"/><text:alphabetical-index-mark-end text:id="IMark75299656"/><text:alphabetical-index-mark-end text:id="IMark87428696"/><text:alphabetical-index-mark-end text:id="IMark75040216"/><text:alphabetical-index-mark-end text:id="IMark89235304"/><text:alphabetical-index-mark-end text:id="IMark89162136"/><text:alphabetical-index-mark-end text:id="IMark88006488"/><text:alphabetical-index-mark-end text:id="IMark91016312"/><text:alphabetical-index-mark-end text:id="IMark86646664"/><text:span text:style-name="T15"> </text:span><text:alphabetical-index-mark-start text:id="IMark91104968"/><text:alphabetical-index-mark-start text:id="IMark75038696"/><text:alphabetical-index-mark-start text:id="IMark91882488"/><text:alphabetical-index-mark-start text:id="IMark86453240"/><text:alphabetical-index-mark-start text:id="IMark89746744"/><text:alphabetical-index-mark-start text:id="IMark87572136"/><text:alphabetical-index-mark-start text:id="IMark87188824"/><text:span text:style-name="T15">queries</text:span><text:alphabetical-index-mark-end text:id="IMark87188824"/><text:alphabetical-index-mark-end text:id="IMark87572136"/><text:alphabetical-index-mark-end text:id="IMark89746744"/><text:alphabetical-index-mark-end text:id="IMark86453240"/><text:alphabetical-index-mark-end text:id="IMark91882488"/><text:alphabetical-index-mark-end text:id="IMark75038696"/><text:alphabetical-index-mark-end text:id="IMark91104968"/><text:span text:style-name="T15"> that do </text:span><text:alphabetical-index-mark-start text:id="IMark91902504"/><text:alphabetical-index-mark-start text:id="IMark85939128"/><text:alphabetical-index-mark-start text:id="IMark74927560"/><text:alphabetical-index-mark-start text:id="IMark74872216"/><text:alphabetical-index-mark-start text:id="IMark87328888"/><text:alphabetical-index-mark-start text:id="IMark87820856"/><text:alphabetical-index-mark-start text:id="IMark74907672"/><text:span text:style-name="T15">return</text:span><text:alphabetical-index-mark-end text:id="IMark74907672"/><text:alphabetical-index-mark-end text:id="IMark87820856"/><text:alphabetical-index-mark-end text:id="IMark87328888"/><text:alphabetical-index-mark-end text:id="IMark74872216"/><text:alphabetical-index-mark-end text:id="IMark74927560"/><text:alphabetical-index-mark-end text:id="IMark85939128"/><text:alphabetical-index-mark-end text:id="IMark91902504"/><text:span text:style-name="T15"> </text:span><text:alphabetical-index-mark-start text:id="IMark67433704"/><text:alphabetical-index-mark-start text:id="IMark90207608"/><text:alphabetical-index-mark-start text:id="IMark90018776"/><text:alphabetical-index-mark-start text:id="IMark90264792"/><text:alphabetical-index-mark-start text:id="IMark91104008"/><text:alphabetical-index-mark-start text:id="IMark91105928"/><text:alphabetical-index-mark-start text:id="IMark88066392"/><text:alphabetical-index-mark-start text:id="IMark91157400"/><text:alphabetical-index-mark-start text:id="IMark89746360"/><text:alphabetical-index-mark-start text:id="IMark86927368"/><text:alphabetical-index-mark-start text:id="IMark91157016"/><text:alphabetical-index-mark-start text:id="IMark89504856"/><text:alphabetical-index-mark-start text:id="IMark74857672"/><text:alphabetical-index-mark-start text:id="IMark85546504"/><text:span text:style-name="T15">result</text:span><text:alphabetical-index-mark-end text:id="IMark85546504"/><text:alphabetical-index-mark-end text:id="IMark74857672"/><text:alphabetical-index-mark-end text:id="IMark89504856"/><text:alphabetical-index-mark-end text:id="IMark91157016"/><text:alphabetical-index-mark-end text:id="IMark86927368"/><text:alphabetical-index-mark-end text:id="IMark89746360"/><text:alphabetical-index-mark-end text:id="IMark91157400"/><text:span text:style-name="T15">s</text:span><text:alphabetical-index-mark-end text:id="IMark88066392"/><text:alphabetical-index-mark-end text:id="IMark91105928"/><text:alphabetical-index-mark-end text:id="IMark91104008"/><text:alphabetical-index-mark-end text:id="IMark90264792"/><text:alphabetical-index-mark-end text:id="IMark90018776"/><text:alphabetical-index-mark-end text:id="IMark90207608"/><text:alphabetical-index-mark-end text:id="IMark67433704"/><text:span text:style-name="T15"> in the form of </text:span><text:alphabetical-index-mark-start text:id="IMark85809032"/><text:alphabetical-index-mark-start text:id="IMark74367032"/><text:alphabetical-index-mark-start text:id="IMark89457496"/><text:alphabetical-index-mark-start text:id="IMark74924200"/><text:alphabetical-index-mark-start text:id="IMark74937144"/><text:alphabetical-index-mark-start text:id="IMark86570568"/><text:alphabetical-index-mark-start text:id="IMark87287560"/><text:span text:style-name="T15">listing</text:span><text:alphabetical-index-mark-end text:id="IMark87287560"/><text:alphabetical-index-mark-end text:id="IMark86570568"/><text:alphabetical-index-mark-end text:id="IMark74937144"/><text:alphabetical-index-mark-end text:id="IMark74924200"/><text:alphabetical-index-mark-end text:id="IMark89457496"/><text:alphabetical-index-mark-end text:id="IMark74367032"/><text:alphabetical-index-mark-end text:id="IMark85809032"/><text:span text:style-name="T15">s, </text:span><text:alphabetical-index-mark-start text:id="IMark88933992"/><text:alphabetical-index-mark-start text:id="IMark88932760"/><text:alphabetical-index-mark-start text:id="IMark91932840"/><text:alphabetical-index-mark-start text:id="IMark75039816"/><text:alphabetical-index-mark-start text:id="IMark87840824"/><text:alphabetical-index-mark-start text:id="IMark87782424"/><text:alphabetical-index-mark-start text:id="IMark87818744"/><text:alphabetical-index-mark-start text:id="IMark74826088"/><text:alphabetical-index-mark-start text:id="IMark85731144"/><text:alphabetical-index-mark-start text:id="IMark88735704"/><text:alphabetical-index-mark-start text:id="IMark91151816"/><text:alphabetical-index-mark-start text:id="IMark86324952"/><text:alphabetical-index-mark-start text:id="IMark90157528"/><text:alphabetical-index-mark-start text:id="IMark87635048"/><text:span text:style-name="T15">sql</text:span><text:alphabetical-index-mark-end text:id="IMark87635048"/><text:alphabetical-index-mark-end text:id="IMark90157528"/><text:alphabetical-index-mark-end text:id="IMark86324952"/><text:alphabetical-index-mark-end text:id="IMark91151816"/><text:alphabetical-index-mark-end text:id="IMark88735704"/><text:alphabetical-index-mark-end text:id="IMark85731144"/><text:alphabetical-index-mark-end text:id="IMark74826088"/><text:alphabetical-index-mark-end text:id="IMark87818744"/><text:alphabetical-index-mark-end text:id="IMark87782424"/><text:alphabetical-index-mark-end text:id="IMark87840824"/><text:alphabetical-index-mark-end text:id="IMark75039816"/><text:alphabetical-index-mark-end text:id="IMark91932840"/><text:alphabetical-index-mark-end text:id="IMark88932760"/><text:alphabetical-index-mark-end text:id="IMark88933992"/><text:span text:style-name="T15">p stores them into a </text:span><text:alphabetical-index-mark-start text:id="IMark87362232"/><text:alphabetical-index-mark-start text:id="IMark87726792"/><text:alphabetical-index-mark-start text:id="IMark87435128"/><text:alphabetical-index-mark-start text:id="IMark87433624"/><text:alphabetical-index-mark-start text:id="IMark87432120"/><text:alphabetical-index-mark-start text:id="IMark87430616"/><text:alphabetical-index-mark-start text:id="IMark86788040"/><text:span text:style-name="T15">file</text:span><text:alphabetical-index-mark-end text:id="IMark86788040"/><text:alphabetical-index-mark-end text:id="IMark87430616"/><text:alphabetical-index-mark-end text:id="IMark87432120"/><text:alphabetical-index-mark-end text:id="IMark87433624"/><text:alphabetical-index-mark-end text:id="IMark87435128"/><text:alphabetical-index-mark-end text:id="IMark87726792"/><text:alphabetical-index-mark-end text:id="IMark87362232"/><text:span text:style-name="T15"> </text:span><text:alphabetical-index-mark-start text:id="IMark86786536"/><text:alphabetical-index-mark-start text:id="IMark86785032"/><text:alphabetical-index-mark-start text:id="IMark86783528"/><text:alphabetical-index-mark-start text:id="IMark89296040"/><text:alphabetical-index-mark-start text:id="IMark89294536"/><text:alphabetical-index-mark-start text:id="IMark89293032"/><text:alphabetical-index-mark-start text:id="IMark90150344"/><text:span text:style-name="T15">call</text:span><text:alphabetical-index-mark-end text:id="IMark90150344"/><text:alphabetical-index-mark-end text:id="IMark89293032"/><text:alphabetical-index-mark-end text:id="IMark89294536"/><text:alphabetical-index-mark-end text:id="IMark89296040"/><text:alphabetical-index-mark-end text:id="IMark86783528"/><text:alphabetical-index-mark-end text:id="IMark86785032"/><text:alphabetical-index-mark-end text:id="IMark86786536"/><text:span text:style-name="T15">ed </text:span><text:alphabetical-index-mark-start text:id="IMark90333080"/><text:alphabetical-index-mark-start text:id="IMark85600088"/><text:alphabetical-index-mark-start text:id="IMark85598584"/><text:alphabetical-index-mark-start text:id="IMark85597080"/><text:alphabetical-index-mark-start text:id="IMark89546152"/><text:alphabetical-index-mark-start text:id="IMark89544648"/><text:alphabetical-index-mark-start text:id="IMark86596376"/><text:alphabetical-index-mark-start text:id="IMark88799208"/><text:alphabetical-index-mark-start text:id="IMark88800536"/><text:alphabetical-index-mark-start text:id="IMark86080440"/><text:alphabetical-index-mark-start text:id="IMark86081768"/><text:alphabetical-index-mark-start text:id="IMark86083096"/><text:alphabetical-index-mark-start text:id="IMark86084424"/><text:alphabetical-index-mark-start text:id="IMark86085752"/><text:span text:style-name="T22">sql</text:span><text:alphabetical-index-mark-end text:id="IMark86085752"/><text:alphabetical-index-mark-end text:id="IMark86084424"/><text:alphabetical-index-mark-end text:id="IMark86083096"/><text:alphabetical-index-mark-end text:id="IMark86081768"/><text:alphabetical-index-mark-end text:id="IMark86080440"/><text:alphabetical-index-mark-end text:id="IMark88800536"/><text:alphabetical-index-mark-end text:id="IMark88799208"/><text:alphabetical-index-mark-end text:id="IMark86596376"/><text:alphabetical-index-mark-end text:id="IMark89544648"/><text:alphabetical-index-mark-end text:id="IMark89546152"/><text:alphabetical-index-mark-end text:id="IMark85597080"/><text:alphabetical-index-mark-end text:id="IMark85598584"/><text:alphabetical-index-mark-end text:id="IMark85600088"/><text:alphabetical-index-mark-end text:id="IMark90333080"/><text:span text:style-name="T22">p_</text:span><text:alphabetical-index-mark-start text:id="IMark83272488"/><text:alphabetical-index-mark-start text:id="IMark83273752"/><text:alphabetical-index-mark-start text:id="IMark83275080"/><text:alphabetical-index-mark-start text:id="IMark83276408"/><text:alphabetical-index-mark-start text:id="IMark87156968"/><text:alphabetical-index-mark-start text:id="IMark86036216"/><text:alphabetical-index-mark-start text:id="IMark86037544"/><text:alphabetical-index-mark-start text:id="IMark86038872"/><text:alphabetical-index-mark-start text:id="IMark86040200"/><text:alphabetical-index-mark-start text:id="IMark86817032"/><text:alphabetical-index-mark-start text:id="IMark86818360"/><text:alphabetical-index-mark-start text:id="IMark86819688"/><text:alphabetical-index-mark-start text:id="IMark86821016"/><text:alphabetical-index-mark-start text:id="IMark86822344"/><text:span text:style-name="T22">result</text:span><text:alphabetical-index-mark-end text:id="IMark86822344"/><text:alphabetical-index-mark-end text:id="IMark86821016"/><text:alphabetical-index-mark-end text:id="IMark86819688"/><text:alphabetical-index-mark-end text:id="IMark86818360"/><text:alphabetical-index-mark-end text:id="IMark86817032"/><text:alphabetical-index-mark-end text:id="IMark86040200"/><text:alphabetical-index-mark-end text:id="IMark86038872"/><text:span text:style-name="T22">s</text:span><text:alphabetical-index-mark-end text:id="IMark86037544"/><text:alphabetical-index-mark-end text:id="IMark86036216"/><text:alphabetical-index-mark-end text:id="IMark87156968"/><text:alphabetical-index-mark-end text:id="IMark83276408"/><text:alphabetical-index-mark-end text:id="IMark83275080"/><text:alphabetical-index-mark-end text:id="IMark83273752"/><text:alphabetical-index-mark-end text:id="IMark83272488"/><text:alphabetical-index-mark-start text:id="IMark89956776"/><text:alphabetical-index-mark-start text:id="IMark86850200"/><text:alphabetical-index-mark-start text:id="IMark86851528"/><text:alphabetical-index-mark-start text:id="IMark86852856"/><text:alphabetical-index-mark-start text:id="IMark86854184"/><text:alphabetical-index-mark-start text:id="IMark91847048"/><text:alphabetical-index-mark-start text:id="IMark86151544"/><text:span text:style-name="T22">.txt</text:span><text:alphabetical-index-mark-end text:id="IMark86151544"/><text:alphabetical-index-mark-end text:id="IMark91847048"/><text:alphabetical-index-mark-end text:id="IMark86854184"/><text:alphabetical-index-mark-end text:id="IMark86852856"/><text:alphabetical-index-mark-end text:id="IMark86851528"/><text:alphabetical-index-mark-end text:id="IMark86850200"/><text:alphabetical-index-mark-end text:id="IMark89956776"/><text:span text:style-name="T15">, in which the values for every field and record are separated with the </text:span><text:alphabetical-index-mark-start text:id="IMark85971896"/><text:alphabetical-index-mark-start text:id="IMark85973224"/><text:alphabetical-index-mark-start text:id="IMark85974552"/><text:alphabetical-index-mark-start text:id="IMark86657752"/><text:alphabetical-index-mark-start text:id="IMark86659080"/><text:alphabetical-index-mark-start text:id="IMark86660408"/><text:alphabetical-index-mark-start text:id="IMark86661736"/><text:span text:style-name="T15">character</text:span><text:alphabetical-index-mark-end text:id="IMark86661736"/><text:alphabetical-index-mark-end text:id="IMark86660408"/><text:alphabetical-index-mark-end text:id="IMark86659080"/><text:alphabetical-index-mark-end text:id="IMark86657752"/><text:alphabetical-index-mark-end text:id="IMark85974552"/><text:alphabetical-index-mark-end text:id="IMark85973224"/><text:alphabetical-index-mark-end text:id="IMark85971896"/><text:span text:style-name="T15"> “|”.</text:span></text:p>
      <text:p text:style-name="P13"/>
      <text:p text:style-name="P22">Note from example <text:span text:style-name="T9">[2.3.3.2]</text:span> below that in the case of a <text:alphabetical-index-mark-start text:id="IMark88733112"/><text:alphabetical-index-mark-start text:id="IMark90046456"/><text:alphabetical-index-mark-start text:id="IMark89762536"/><text:alphabetical-index-mark-start text:id="IMark91104968"/><text:alphabetical-index-mark-start text:id="IMark75038696"/><text:alphabetical-index-mark-start text:id="IMark91882488"/><text:alphabetical-index-mark-start text:id="IMark86453240"/>composite<text:alphabetical-index-mark-end text:id="IMark86453240"/><text:alphabetical-index-mark-end text:id="IMark91882488"/><text:alphabetical-index-mark-end text:id="IMark75038696"/><text:alphabetical-index-mark-end text:id="IMark91104968"/><text:alphabetical-index-mark-end text:id="IMark89762536"/><text:alphabetical-index-mark-end text:id="IMark90046456"/><text:alphabetical-index-mark-end text:id="IMark88733112"/> <text:alphabetical-index-mark-start text:id="IMark89746744"/><text:alphabetical-index-mark-start text:id="IMark87572136"/><text:alphabetical-index-mark-start text:id="IMark87188824"/><text:alphabetical-index-mark-start text:id="IMark91902504"/><text:alphabetical-index-mark-start text:id="IMark85939128"/><text:alphabetical-index-mark-start text:id="IMark74927560"/><text:alphabetical-index-mark-start text:id="IMark74872216"/>query<text:alphabetical-index-mark-end text:id="IMark74872216"/><text:alphabetical-index-mark-end text:id="IMark74927560"/><text:alphabetical-index-mark-end text:id="IMark85939128"/><text:alphabetical-index-mark-end text:id="IMark91902504"/><text:alphabetical-index-mark-end text:id="IMark87188824"/><text:alphabetical-index-mark-end text:id="IMark87572136"/><text:alphabetical-index-mark-end text:id="IMark89746744"/>, <text:alphabetical-index-mark-start text:id="IMark87328888"/><text:alphabetical-index-mark-start text:id="IMark87820856"/><text:alphabetical-index-mark-start text:id="IMark74907672"/><text:alphabetical-index-mark-start text:id="IMark91157400"/><text:alphabetical-index-mark-start text:id="IMark89746360"/><text:alphabetical-index-mark-start text:id="IMark86927368"/><text:alphabetical-index-mark-start text:id="IMark91157016"/><text:alphabetical-index-mark-start text:id="IMark89504856"/><text:alphabetical-index-mark-start text:id="IMark74857672"/><text:alphabetical-index-mark-start text:id="IMark85546504"/><text:alphabetical-index-mark-start text:id="IMark67433704"/><text:alphabetical-index-mark-start text:id="IMark90207608"/><text:alphabetical-index-mark-start text:id="IMark90018776"/><text:alphabetical-index-mark-start text:id="IMark90264792"/>result<text:alphabetical-index-mark-end text:id="IMark90264792"/><text:alphabetical-index-mark-end text:id="IMark90018776"/><text:alphabetical-index-mark-end text:id="IMark90207608"/><text:alphabetical-index-mark-end text:id="IMark67433704"/><text:alphabetical-index-mark-end text:id="IMark85546504"/><text:alphabetical-index-mark-end text:id="IMark74857672"/><text:alphabetical-index-mark-end text:id="IMark89504856"/>s<text:alphabetical-index-mark-end text:id="IMark91157016"/><text:alphabetical-index-mark-end text:id="IMark86927368"/><text:alphabetical-index-mark-end text:id="IMark89746360"/><text:alphabetical-index-mark-end text:id="IMark91157400"/><text:alphabetical-index-mark-end text:id="IMark74907672"/><text:alphabetical-index-mark-end text:id="IMark87820856"/><text:alphabetical-index-mark-end text:id="IMark87328888"/> for the second one will be <text:alphabetical-index-mark-start text:id="IMark91104008"/><text:alphabetical-index-mark-start text:id="IMark91105928"/><text:alphabetical-index-mark-start text:id="IMark88066392"/><text:alphabetical-index-mark-start text:id="IMark86646664"/><text:alphabetical-index-mark-start text:id="IMark85809032"/><text:alphabetical-index-mark-start text:id="IMark74367032"/><text:alphabetical-index-mark-start text:id="IMark89457496"/>append<text:alphabetical-index-mark-end text:id="IMark89457496"/><text:alphabetical-index-mark-end text:id="IMark74367032"/><text:alphabetical-index-mark-end text:id="IMark85809032"/><text:alphabetical-index-mark-end text:id="IMark86646664"/><text:alphabetical-index-mark-end text:id="IMark88066392"/><text:alphabetical-index-mark-end text:id="IMark91105928"/><text:alphabetical-index-mark-end text:id="IMark91104008"/>ed to the <text:alphabetical-index-mark-start text:id="IMark74924200"/><text:alphabetical-index-mark-start text:id="IMark74937144"/><text:alphabetical-index-mark-start text:id="IMark86570568"/><text:alphabetical-index-mark-start text:id="IMark87287560"/><text:alphabetical-index-mark-start text:id="IMark88933992"/><text:alphabetical-index-mark-start text:id="IMark88932760"/><text:alphabetical-index-mark-start text:id="IMark91932840"/><text:alphabetical-index-mark-start text:id="IMark75039816"/><text:alphabetical-index-mark-start text:id="IMark87840824"/><text:alphabetical-index-mark-start text:id="IMark87782424"/><text:alphabetical-index-mark-start text:id="IMark87818744"/><text:alphabetical-index-mark-start text:id="IMark74826088"/><text:alphabetical-index-mark-start text:id="IMark85731144"/><text:alphabetical-index-mark-start text:id="IMark91016312"/>result<text:alphabetical-index-mark-end text:id="IMark91016312"/><text:alphabetical-index-mark-end text:id="IMark85731144"/><text:alphabetical-index-mark-end text:id="IMark74826088"/><text:alphabetical-index-mark-end text:id="IMark87818744"/><text:alphabetical-index-mark-end text:id="IMark87782424"/><text:alphabetical-index-mark-end text:id="IMark87840824"/><text:alphabetical-index-mark-end text:id="IMark75039816"/>s<text:alphabetical-index-mark-end text:id="IMark91932840"/><text:alphabetical-index-mark-end text:id="IMark88932760"/><text:alphabetical-index-mark-end text:id="IMark88933992"/><text:alphabetical-index-mark-end text:id="IMark87287560"/><text:alphabetical-index-mark-end text:id="IMark86570568"/><text:alphabetical-index-mark-end text:id="IMark74937144"/><text:alphabetical-index-mark-end text:id="IMark74924200"/> of the first <text:alphabetical-index-mark-start text:id="IMark88006488"/><text:alphabetical-index-mark-start text:id="IMark89162136"/><text:alphabetical-index-mark-start text:id="IMark89235304"/><text:alphabetical-index-mark-start text:id="IMark75040216"/><text:alphabetical-index-mark-start text:id="IMark87428696"/><text:alphabetical-index-mark-start text:id="IMark91789992"/><text:alphabetical-index-mark-start text:id="IMark75299656"/>query<text:alphabetical-index-mark-end text:id="IMark75299656"/><text:alphabetical-index-mark-end text:id="IMark91789992"/><text:alphabetical-index-mark-end text:id="IMark87428696"/><text:alphabetical-index-mark-end text:id="IMark75040216"/><text:alphabetical-index-mark-end text:id="IMark89235304"/><text:alphabetical-index-mark-end text:id="IMark89162136"/><text:alphabetical-index-mark-end text:id="IMark88006488"/> in <text:alphabetical-index-mark-start text:id="IMark74762568"/><text:alphabetical-index-mark-start text:id="IMark86926408"/><text:alphabetical-index-mark-start text:id="IMark91304248"/><text:alphabetical-index-mark-start text:id="IMark89543144"/><text:alphabetical-index-mark-start text:id="IMark88447224"/><text:alphabetical-index-mark-start text:id="IMark85949336"/><text:alphabetical-index-mark-start text:id="IMark87828328"/><text:alphabetical-index-mark-start text:id="IMark86749080"/><text:alphabetical-index-mark-start text:id="IMark87451928"/><text:alphabetical-index-mark-start text:id="IMark86697384"/><text:alphabetical-index-mark-start text:id="IMark83227544"/><text:alphabetical-index-mark-start text:id="IMark87833224"/><text:alphabetical-index-mark-start text:id="IMark87831720"/><text:alphabetical-index-mark-start text:id="IMark87830216"/><text:span text:style-name="T20">sql</text:span><text:alphabetical-index-mark-end text:id="IMark87830216"/><text:alphabetical-index-mark-end text:id="IMark87831720"/><text:alphabetical-index-mark-end text:id="IMark87833224"/><text:alphabetical-index-mark-end text:id="IMark83227544"/><text:alphabetical-index-mark-end text:id="IMark86697384"/><text:alphabetical-index-mark-end text:id="IMark87451928"/><text:alphabetical-index-mark-end text:id="IMark86749080"/><text:alphabetical-index-mark-end text:id="IMark87828328"/><text:alphabetical-index-mark-end text:id="IMark85949336"/><text:alphabetical-index-mark-end text:id="IMark88447224"/><text:alphabetical-index-mark-end text:id="IMark89543144"/><text:alphabetical-index-mark-end text:id="IMark91304248"/><text:alphabetical-index-mark-end text:id="IMark86926408"/><text:alphabetical-index-mark-end text:id="IMark74762568"/><text:span text:style-name="T20">p_</text:span><text:alphabetical-index-mark-start text:id="IMark88889976"/><text:alphabetical-index-mark-start text:id="IMark83231304"/><text:alphabetical-index-mark-start text:id="IMark83229800"/><text:alphabetical-index-mark-start text:id="IMark88489592"/><text:alphabetical-index-mark-start text:id="IMark89288776"/><text:alphabetical-index-mark-start text:id="IMark89287272"/><text:alphabetical-index-mark-start text:id="IMark89285768"/><text:alphabetical-index-mark-start text:id="IMark89284264"/><text:alphabetical-index-mark-start text:id="IMark86242056"/><text:alphabetical-index-mark-start text:id="IMark86240552"/><text:alphabetical-index-mark-start text:id="IMark86239048"/><text:alphabetical-index-mark-start text:id="IMark86237544"/><text:alphabetical-index-mark-start text:id="IMark89967016"/><text:alphabetical-index-mark-start text:id="IMark89964232"/><text:span text:style-name="T20">result</text:span><text:alphabetical-index-mark-end text:id="IMark89964232"/><text:alphabetical-index-mark-end text:id="IMark89967016"/><text:alphabetical-index-mark-end text:id="IMark86237544"/><text:alphabetical-index-mark-end text:id="IMark86239048"/><text:alphabetical-index-mark-end text:id="IMark86240552"/><text:alphabetical-index-mark-end text:id="IMark86242056"/><text:alphabetical-index-mark-end text:id="IMark89284264"/><text:span text:style-name="T20">s</text:span><text:alphabetical-index-mark-end text:id="IMark89285768"/><text:alphabetical-index-mark-end text:id="IMark89287272"/><text:alphabetical-index-mark-end text:id="IMark89288776"/><text:alphabetical-index-mark-end text:id="IMark88489592"/><text:alphabetical-index-mark-end text:id="IMark83229800"/><text:alphabetical-index-mark-end text:id="IMark83231304"/><text:alphabetical-index-mark-end text:id="IMark88889976"/><text:alphabetical-index-mark-start text:id="IMark89962728"/><text:alphabetical-index-mark-start text:id="IMark88735704"/><text:alphabetical-index-mark-start text:id="IMark87176888"/><text:alphabetical-index-mark-start text:id="IMark88613992"/><text:alphabetical-index-mark-start text:id="IMark86596376"/><text:alphabetical-index-mark-start text:id="IMark85951976"/><text:alphabetical-index-mark-start text:id="IMark87829464"/><text:span text:style-name="T20">.txt</text:span><text:alphabetical-index-mark-end text:id="IMark87829464"/><text:alphabetical-index-mark-end text:id="IMark85951976"/><text:alphabetical-index-mark-end text:id="IMark86596376"/><text:alphabetical-index-mark-end text:id="IMark88613992"/><text:alphabetical-index-mark-end text:id="IMark87176888"/><text:alphabetical-index-mark-end text:id="IMark88735704"/><text:alphabetical-index-mark-end text:id="IMark89962728"/>. It is up to the user in such a case to <text:alphabetical-index-mark-start text:id="IMark88490728"/><text:alphabetical-index-mark-start text:id="IMark86849816"/><text:alphabetical-index-mark-start text:id="IMark89965512"/><text:alphabetical-index-mark-start text:id="IMark88327512"/><text:alphabetical-index-mark-start text:id="IMark88328840"/><text:alphabetical-index-mark-start text:id="IMark88330168"/><text:alphabetical-index-mark-start text:id="IMark88331496"/>parse<text:alphabetical-index-mark-end text:id="IMark88331496"/><text:alphabetical-index-mark-end text:id="IMark88330168"/><text:alphabetical-index-mark-end text:id="IMark88328840"/><text:alphabetical-index-mark-end text:id="IMark88327512"/><text:alphabetical-index-mark-end text:id="IMark89965512"/><text:alphabetical-index-mark-end text:id="IMark86849816"/><text:alphabetical-index-mark-end text:id="IMark88490728"/> those <text:alphabetical-index-mark-start text:id="IMark88332824"/><text:alphabetical-index-mark-start text:id="IMark86028888"/><text:alphabetical-index-mark-start text:id="IMark86030216"/><text:alphabetical-index-mark-start text:id="IMark86031544"/><text:alphabetical-index-mark-start text:id="IMark86032872"/><text:alphabetical-index-mark-start text:id="IMark85436072"/><text:alphabetical-index-mark-start text:id="IMark85437400"/><text:alphabetical-index-mark-start text:id="IMark85438728"/><text:alphabetical-index-mark-start text:id="IMark85440056"/><text:alphabetical-index-mark-start text:id="IMark85441384"/><text:alphabetical-index-mark-start text:id="IMark86157160"/><text:alphabetical-index-mark-start text:id="IMark86158456"/><text:alphabetical-index-mark-start text:id="IMark86159784"/><text:alphabetical-index-mark-start text:id="IMark86161112"/>result<text:alphabetical-index-mark-end text:id="IMark86161112"/><text:alphabetical-index-mark-end text:id="IMark86159784"/><text:alphabetical-index-mark-end text:id="IMark86158456"/><text:alphabetical-index-mark-end text:id="IMark86157160"/><text:alphabetical-index-mark-end text:id="IMark85441384"/><text:alphabetical-index-mark-end text:id="IMark85440056"/><text:alphabetical-index-mark-end text:id="IMark85438728"/>s<text:alphabetical-index-mark-end text:id="IMark85437400"/><text:alphabetical-index-mark-end text:id="IMark85436072"/><text:alphabetical-index-mark-end text:id="IMark86032872"/><text:alphabetical-index-mark-end text:id="IMark86031544"/><text:alphabetical-index-mark-end text:id="IMark86030216"/><text:alphabetical-index-mark-end text:id="IMark86028888"/><text:alphabetical-index-mark-end text:id="IMark88332824"/> adequately, or to perform separate <text:alphabetical-index-mark-start text:id="IMark85501800"/><text:alphabetical-index-mark-start text:id="IMark85503032"/><text:alphabetical-index-mark-start text:id="IMark85885032"/><text:alphabetical-index-mark-start text:id="IMark85886360"/><text:alphabetical-index-mark-start text:id="IMark85888216"/><text:alphabetical-index-mark-start text:id="IMark85889544"/><text:alphabetical-index-mark-start text:id="IMark85890872"/>call<text:alphabetical-index-mark-end text:id="IMark85890872"/><text:alphabetical-index-mark-end text:id="IMark85889544"/><text:alphabetical-index-mark-end text:id="IMark85888216"/><text:alphabetical-index-mark-end text:id="IMark85886360"/><text:alphabetical-index-mark-end text:id="IMark85885032"/><text:alphabetical-index-mark-end text:id="IMark85503032"/><text:alphabetical-index-mark-end text:id="IMark85501800"/>s to <text:alphabetical-index-mark-start text:id="IMark85519640"/><text:alphabetical-index-mark-start text:id="IMark85520904"/><text:alphabetical-index-mark-start text:id="IMark85522232"/><text:alphabetical-index-mark-start text:id="IMark85523560"/><text:alphabetical-index-mark-start text:id="IMark85524888"/><text:alphabetical-index-mark-start text:id="IMark91358888"/><text:alphabetical-index-mark-start text:id="IMark91360216"/><text:alphabetical-index-mark-start text:id="IMark91361544"/><text:alphabetical-index-mark-start text:id="IMark91362872"/><text:alphabetical-index-mark-start text:id="IMark91364200"/><text:alphabetical-index-mark-start text:id="IMark87255272"/><text:alphabetical-index-mark-start text:id="IMark87256600"/><text:alphabetical-index-mark-start text:id="IMark87257928"/><text:alphabetical-index-mark-start text:id="IMark87259256"/>sql<text:alphabetical-index-mark-end text:id="IMark87259256"/><text:alphabetical-index-mark-end text:id="IMark87257928"/><text:alphabetical-index-mark-end text:id="IMark87256600"/><text:alphabetical-index-mark-end text:id="IMark87255272"/><text:alphabetical-index-mark-end text:id="IMark91364200"/><text:alphabetical-index-mark-end text:id="IMark91362872"/><text:alphabetical-index-mark-end text:id="IMark91361544"/><text:alphabetical-index-mark-end text:id="IMark91360216"/><text:alphabetical-index-mark-end text:id="IMark91358888"/><text:alphabetical-index-mark-end text:id="IMark85524888"/><text:alphabetical-index-mark-end text:id="IMark85523560"/><text:alphabetical-index-mark-end text:id="IMark85522232"/><text:alphabetical-index-mark-end text:id="IMark85520904"/><text:alphabetical-index-mark-end text:id="IMark85519640"/>p doing a <text:alphabetical-index-mark-start text:id="IMark87261336"/><text:alphabetical-index-mark-start text:id="IMark91148664"/><text:alphabetical-index-mark-start text:id="IMark87844712"/><text:alphabetical-index-mark-start text:id="IMark87846040"/><text:alphabetical-index-mark-start text:id="IMark87847368"/><text:alphabetical-index-mark-start text:id="IMark87848696"/><text:alphabetical-index-mark-start text:id="IMark87850024"/><text:alphabetical-index-mark-start text:id="IMark90241400"/><text:alphabetical-index-mark-start text:id="IMark88620904"/><text:alphabetical-index-mark-start text:id="IMark88622232"/><text:alphabetical-index-mark-start text:id="IMark88623560"/><text:alphabetical-index-mark-start text:id="IMark88624888"/><text:alphabetical-index-mark-start text:id="IMark88626216"/><text:alphabetical-index-mark-start text:id="IMark90191224"/>result<text:alphabetical-index-mark-end text:id="IMark90191224"/><text:alphabetical-index-mark-end text:id="IMark88626216"/><text:alphabetical-index-mark-end text:id="IMark88624888"/><text:alphabetical-index-mark-end text:id="IMark88623560"/><text:alphabetical-index-mark-end text:id="IMark88622232"/><text:alphabetical-index-mark-end text:id="IMark88620904"/><text:alphabetical-index-mark-end text:id="IMark90241400"/>s<text:alphabetical-index-mark-end text:id="IMark87850024"/><text:alphabetical-index-mark-end text:id="IMark87848696"/><text:alphabetical-index-mark-end text:id="IMark87847368"/><text:alphabetical-index-mark-end text:id="IMark87846040"/><text:alphabetical-index-mark-end text:id="IMark87844712"/><text:alphabetical-index-mark-end text:id="IMark91148664"/><text:alphabetical-index-mark-end text:id="IMark87261336"/> – producing <text:alphabetical-index-mark-start text:id="IMark85711752"/><text:alphabetical-index-mark-start text:id="IMark85713048"/><text:alphabetical-index-mark-start text:id="IMark85714376"/><text:alphabetical-index-mark-start text:id="IMark85715704"/><text:alphabetical-index-mark-start text:id="IMark85717032"/><text:alphabetical-index-mark-start text:id="IMark91352264"/><text:alphabetical-index-mark-start text:id="IMark91353592"/>query<text:alphabetical-index-mark-end text:id="IMark91353592"/><text:alphabetical-index-mark-end text:id="IMark91352264"/><text:alphabetical-index-mark-end text:id="IMark85717032"/><text:alphabetical-index-mark-end text:id="IMark85715704"/><text:alphabetical-index-mark-end text:id="IMark85714376"/><text:alphabetical-index-mark-end text:id="IMark85713048"/><text:alphabetical-index-mark-end text:id="IMark85711752"/> on each case, and extracting the data from <text:alphabetical-index-mark-start text:id="IMark90201352"/><text:alphabetical-index-mark-start text:id="IMark90202680"/><text:alphabetical-index-mark-start text:id="IMark90204008"/><text:alphabetical-index-mark-start text:id="IMark89371048"/><text:alphabetical-index-mark-start text:id="IMark89372376"/><text:alphabetical-index-mark-start text:id="IMark89373704"/><text:alphabetical-index-mark-start text:id="IMark89375032"/><text:alphabetical-index-mark-start text:id="IMark89376360"/><text:alphabetical-index-mark-start text:id="IMark87639784"/><text:alphabetical-index-mark-start text:id="IMark87641048"/><text:alphabetical-index-mark-start text:id="IMark87642376"/><text:alphabetical-index-mark-start text:id="IMark87643704"/><text:alphabetical-index-mark-start text:id="IMark87645032"/><text:alphabetical-index-mark-start text:id="IMark87646360"/><text:span text:style-name="T20">sql</text:span><text:alphabetical-index-mark-end text:id="IMark87646360"/><text:alphabetical-index-mark-end text:id="IMark87645032"/><text:alphabetical-index-mark-end text:id="IMark87643704"/><text:alphabetical-index-mark-end text:id="IMark87642376"/><text:alphabetical-index-mark-end text:id="IMark87641048"/><text:alphabetical-index-mark-end text:id="IMark87639784"/><text:alphabetical-index-mark-end text:id="IMark89376360"/><text:alphabetical-index-mark-end text:id="IMark89375032"/><text:alphabetical-index-mark-end text:id="IMark89373704"/><text:alphabetical-index-mark-end text:id="IMark89372376"/><text:alphabetical-index-mark-end text:id="IMark89371048"/><text:alphabetical-index-mark-end text:id="IMark90204008"/><text:alphabetical-index-mark-end text:id="IMark90202680"/><text:alphabetical-index-mark-end text:id="IMark90201352"/><text:span text:style-name="T20">p_</text:span><text:alphabetical-index-mark-start text:id="IMark88681176"/><text:alphabetical-index-mark-start text:id="IMark88702248"/><text:alphabetical-index-mark-start text:id="IMark88703576"/><text:alphabetical-index-mark-start text:id="IMark88704904"/><text:alphabetical-index-mark-start text:id="IMark88706232"/><text:alphabetical-index-mark-start text:id="IMark88707560"/><text:alphabetical-index-mark-start text:id="IMark88708600"/><text:alphabetical-index-mark-start text:id="IMark87334136"/><text:alphabetical-index-mark-start text:id="IMark87335464"/><text:alphabetical-index-mark-start text:id="IMark87337320"/><text:alphabetical-index-mark-start text:id="IMark87338648"/><text:alphabetical-index-mark-start text:id="IMark87339976"/><text:alphabetical-index-mark-start text:id="IMark85919048"/><text:alphabetical-index-mark-start text:id="IMark85920376"/><text:span text:style-name="T20">result</text:span><text:alphabetical-index-mark-end text:id="IMark85920376"/><text:alphabetical-index-mark-end text:id="IMark85919048"/><text:alphabetical-index-mark-end text:id="IMark87339976"/><text:alphabetical-index-mark-end text:id="IMark87338648"/><text:alphabetical-index-mark-end text:id="IMark87337320"/><text:alphabetical-index-mark-end text:id="IMark87335464"/><text:alphabetical-index-mark-end text:id="IMark87334136"/><text:span text:style-name="T20">s</text:span><text:alphabetical-index-mark-end text:id="IMark88708600"/><text:alphabetical-index-mark-end text:id="IMark88707560"/><text:alphabetical-index-mark-end text:id="IMark88706232"/><text:alphabetical-index-mark-end text:id="IMark88704904"/><text:alphabetical-index-mark-end text:id="IMark88703576"/><text:alphabetical-index-mark-end text:id="IMark88702248"/><text:alphabetical-index-mark-end text:id="IMark88681176"/><text:alphabetical-index-mark-start text:id="IMark86530936"/><text:alphabetical-index-mark-start text:id="IMark86532200"/><text:alphabetical-index-mark-start text:id="IMark86533528"/><text:alphabetical-index-mark-start text:id="IMark86534856"/><text:alphabetical-index-mark-start text:id="IMark86536184"/><text:alphabetical-index-mark-start text:id="IMark86579048"/><text:alphabetical-index-mark-start text:id="IMark86580376"/><text:span text:style-name="T20">.txt</text:span><text:alphabetical-index-mark-end text:id="IMark86580376"/><text:alphabetical-index-mark-end text:id="IMark86579048"/><text:alphabetical-index-mark-end text:id="IMark86536184"/><text:alphabetical-index-mark-end text:id="IMark86534856"/><text:alphabetical-index-mark-end text:id="IMark86533528"/><text:alphabetical-index-mark-end text:id="IMark86532200"/><text:alphabetical-index-mark-end text:id="IMark86530936"/> on each occasion.</text:p>
      <text:p text:style-name="P22"/>
      <text:p text:style-name="P37">Keep in mind that each time that <text:alphabetical-index-mark-start text:id="IMark88932760"/><text:alphabetical-index-mark-start text:id="IMark91932840"/><text:alphabetical-index-mark-start text:id="IMark75039816"/><text:alphabetical-index-mark-start text:id="IMark87840824"/><text:alphabetical-index-mark-start text:id="IMark87782424"/><text:alphabetical-index-mark-start text:id="IMark87818744"/><text:alphabetical-index-mark-start text:id="IMark74826088"/><text:alphabetical-index-mark-start text:id="IMark85731144"/><text:alphabetical-index-mark-start text:id="IMark91016312"/><text:alphabetical-index-mark-start text:id="IMark91104008"/><text:alphabetical-index-mark-start text:id="IMark91105928"/><text:alphabetical-index-mark-start text:id="IMark88066392"/><text:alphabetical-index-mark-start text:id="IMark86646664"/><text:alphabetical-index-mark-start text:id="IMark85809032"/>sql<text:alphabetical-index-mark-end text:id="IMark85809032"/><text:alphabetical-index-mark-end text:id="IMark86646664"/><text:alphabetical-index-mark-end text:id="IMark88066392"/><text:alphabetical-index-mark-end text:id="IMark91105928"/><text:alphabetical-index-mark-end text:id="IMark91104008"/><text:alphabetical-index-mark-end text:id="IMark91016312"/><text:alphabetical-index-mark-end text:id="IMark85731144"/><text:alphabetical-index-mark-end text:id="IMark74826088"/><text:alphabetical-index-mark-end text:id="IMark87818744"/><text:alphabetical-index-mark-end text:id="IMark87782424"/><text:alphabetical-index-mark-end text:id="IMark87840824"/><text:alphabetical-index-mark-end text:id="IMark75039816"/><text:alphabetical-index-mark-end text:id="IMark91932840"/><text:alphabetical-index-mark-end text:id="IMark88932760"/>c is <text:alphabetical-index-mark-start text:id="IMark74367032"/><text:alphabetical-index-mark-start text:id="IMark89457496"/><text:alphabetical-index-mark-start text:id="IMark87328888"/><text:alphabetical-index-mark-start text:id="IMark87820856"/><text:alphabetical-index-mark-start text:id="IMark74907672"/><text:alphabetical-index-mark-start text:id="IMark91157400"/><text:alphabetical-index-mark-start text:id="IMark89746360"/>call<text:alphabetical-index-mark-end text:id="IMark89746360"/><text:alphabetical-index-mark-end text:id="IMark91157400"/><text:alphabetical-index-mark-end text:id="IMark74907672"/><text:alphabetical-index-mark-end text:id="IMark87820856"/><text:alphabetical-index-mark-end text:id="IMark87328888"/><text:alphabetical-index-mark-end text:id="IMark89457496"/><text:alphabetical-index-mark-end text:id="IMark74367032"/>ed, it <text:alphabetical-index-mark-start text:id="IMark86927368"/><text:alphabetical-index-mark-start text:id="IMark91157016"/><text:alphabetical-index-mark-start text:id="IMark89504856"/><text:alphabetical-index-mark-start text:id="IMark74857672"/><text:alphabetical-index-mark-start text:id="IMark85546504"/><text:alphabetical-index-mark-start text:id="IMark67433704"/><text:alphabetical-index-mark-start text:id="IMark90207608"/>overwrite<text:alphabetical-index-mark-end text:id="IMark90207608"/><text:alphabetical-index-mark-end text:id="IMark67433704"/><text:alphabetical-index-mark-end text:id="IMark85546504"/><text:alphabetical-index-mark-end text:id="IMark74857672"/><text:alphabetical-index-mark-end text:id="IMark89504856"/><text:alphabetical-index-mark-end text:id="IMark91157016"/><text:alphabetical-index-mark-end text:id="IMark86927368"/>s <text:alphabetical-index-mark-start text:id="IMark90018776"/><text:alphabetical-index-mark-start text:id="IMark90264792"/><text:alphabetical-index-mark-start text:id="IMark89746744"/><text:alphabetical-index-mark-start text:id="IMark87572136"/><text:alphabetical-index-mark-start text:id="IMark87188824"/><text:alphabetical-index-mark-start text:id="IMark91902504"/><text:alphabetical-index-mark-start text:id="IMark85939128"/><text:alphabetical-index-mark-start text:id="IMark74927560"/><text:alphabetical-index-mark-start text:id="IMark74872216"/><text:alphabetical-index-mark-start text:id="IMark88733112"/><text:alphabetical-index-mark-start text:id="IMark90046456"/><text:alphabetical-index-mark-start text:id="IMark89762536"/><text:alphabetical-index-mark-start text:id="IMark91104968"/><text:alphabetical-index-mark-start text:id="IMark75038696"/>sql<text:alphabetical-index-mark-end text:id="IMark75038696"/><text:alphabetical-index-mark-end text:id="IMark91104968"/><text:alphabetical-index-mark-end text:id="IMark89762536"/><text:alphabetical-index-mark-end text:id="IMark90046456"/><text:alphabetical-index-mark-end text:id="IMark88733112"/><text:alphabetical-index-mark-end text:id="IMark74872216"/><text:alphabetical-index-mark-end text:id="IMark74927560"/><text:alphabetical-index-mark-end text:id="IMark85939128"/><text:alphabetical-index-mark-end text:id="IMark91902504"/><text:alphabetical-index-mark-end text:id="IMark87188824"/><text:alphabetical-index-mark-end text:id="IMark87572136"/><text:alphabetical-index-mark-end text:id="IMark89746744"/><text:alphabetical-index-mark-end text:id="IMark90264792"/><text:alphabetical-index-mark-end text:id="IMark90018776"/>p_<text:alphabetical-index-mark-start text:id="IMark91882488"/><text:alphabetical-index-mark-start text:id="IMark86453240"/><text:alphabetical-index-mark-start text:id="IMark74762568"/><text:alphabetical-index-mark-start text:id="IMark86926408"/><text:alphabetical-index-mark-start text:id="IMark91304248"/><text:alphabetical-index-mark-start text:id="IMark88006488"/><text:alphabetical-index-mark-start text:id="IMark89162136"/><text:alphabetical-index-mark-start text:id="IMark89235304"/><text:alphabetical-index-mark-start text:id="IMark75040216"/><text:alphabetical-index-mark-start text:id="IMark87261336"/><text:alphabetical-index-mark-start text:id="IMark88332824"/><text:alphabetical-index-mark-start text:id="IMark87428696"/><text:alphabetical-index-mark-start text:id="IMark91789992"/><text:alphabetical-index-mark-start text:id="IMark75299656"/>result<text:alphabetical-index-mark-end text:id="IMark75299656"/><text:alphabetical-index-mark-end text:id="IMark91789992"/><text:alphabetical-index-mark-end text:id="IMark87428696"/><text:alphabetical-index-mark-end text:id="IMark88332824"/><text:alphabetical-index-mark-end text:id="IMark87261336"/><text:alphabetical-index-mark-end text:id="IMark75040216"/><text:alphabetical-index-mark-end text:id="IMark89235304"/>s<text:alphabetical-index-mark-end text:id="IMark89162136"/><text:alphabetical-index-mark-end text:id="IMark88006488"/><text:alphabetical-index-mark-end text:id="IMark91304248"/><text:alphabetical-index-mark-end text:id="IMark86926408"/><text:alphabetical-index-mark-end text:id="IMark74762568"/><text:alphabetical-index-mark-end text:id="IMark86453240"/><text:alphabetical-index-mark-end text:id="IMark91882488"/><text:alphabetical-index-mark-start text:id="IMark74924200"/><text:alphabetical-index-mark-start text:id="IMark74937144"/><text:alphabetical-index-mark-start text:id="IMark86570568"/><text:alphabetical-index-mark-start text:id="IMark88933992"/><text:alphabetical-index-mark-start text:id="IMark87287560"/><text:alphabetical-index-mark-start text:id="IMark86084792"/><text:alphabetical-index-mark-start text:id="IMark86082136"/>.txt<text:alphabetical-index-mark-end text:id="IMark86082136"/><text:alphabetical-index-mark-end text:id="IMark86084792"/><text:alphabetical-index-mark-end text:id="IMark87287560"/><text:alphabetical-index-mark-end text:id="IMark88933992"/><text:alphabetical-index-mark-end text:id="IMark86570568"/><text:alphabetical-index-mark-end text:id="IMark74937144"/><text:alphabetical-index-mark-end text:id="IMark74924200"/>, but on each <text:alphabetical-index-mark-start text:id="IMark88609704"/><text:alphabetical-index-mark-start text:id="IMark86150680"/><text:alphabetical-index-mark-start text:id="IMark88135608"/><text:alphabetical-index-mark-start text:id="IMark90099336"/><text:alphabetical-index-mark-start text:id="IMark86363560"/><text:alphabetical-index-mark-start text:id="IMark87173672"/><text:alphabetical-index-mark-start text:id="IMark86366024"/>call<text:alphabetical-index-mark-end text:id="IMark86366024"/><text:alphabetical-index-mark-end text:id="IMark87173672"/><text:alphabetical-index-mark-end text:id="IMark86363560"/><text:alphabetical-index-mark-end text:id="IMark90099336"/><text:alphabetical-index-mark-end text:id="IMark88135608"/><text:alphabetical-index-mark-end text:id="IMark86150680"/><text:alphabetical-index-mark-end text:id="IMark88609704"/>, if <text:alphabetical-index-mark-start text:id="IMark85697944"/><text:alphabetical-index-mark-start text:id="IMark86035384"/><text:alphabetical-index-mark-start text:id="IMark86154744"/><text:alphabetical-index-mark-start text:id="IMark88610984"/><text:alphabetical-index-mark-start text:id="IMark86657368"/><text:alphabetical-index-mark-start text:id="IMark88429320"/><text:alphabetical-index-mark-start text:id="IMark86239048"/><text:alphabetical-index-mark-start text:id="IMark87271816"/><text:alphabetical-index-mark-start text:id="IMark83231304"/><text:alphabetical-index-mark-start text:id="IMark89821976"/><text:alphabetical-index-mark-start text:id="IMark89817464"/><text:alphabetical-index-mark-start text:id="IMark87358760"/><text:alphabetical-index-mark-start text:id="IMark87354248"/><text:alphabetical-index-mark-start text:id="IMark85498408"/>result<text:alphabetical-index-mark-end text:id="IMark85498408"/><text:alphabetical-index-mark-end text:id="IMark87354248"/><text:alphabetical-index-mark-end text:id="IMark87358760"/><text:alphabetical-index-mark-end text:id="IMark89817464"/><text:alphabetical-index-mark-end text:id="IMark89821976"/><text:alphabetical-index-mark-end text:id="IMark83231304"/><text:alphabetical-index-mark-end text:id="IMark87271816"/>s<text:alphabetical-index-mark-end text:id="IMark86239048"/><text:alphabetical-index-mark-end text:id="IMark88429320"/><text:alphabetical-index-mark-end text:id="IMark86657368"/><text:alphabetical-index-mark-end text:id="IMark88610984"/><text:alphabetical-index-mark-end text:id="IMark86154744"/><text:alphabetical-index-mark-end text:id="IMark86035384"/><text:alphabetical-index-mark-end text:id="IMark85697944"/> are <text:alphabetical-index-mark-start text:id="IMark87472952"/><text:alphabetical-index-mark-start text:id="IMark89224296"/><text:alphabetical-index-mark-start text:id="IMark85924328"/><text:alphabetical-index-mark-start text:id="IMark86529800"/><text:alphabetical-index-mark-start text:id="IMark88791080"/><text:alphabetical-index-mark-start text:id="IMark88490728"/><text:alphabetical-index-mark-start text:id="IMark86596376"/>retrieve<text:alphabetical-index-mark-end text:id="IMark86596376"/><text:alphabetical-index-mark-end text:id="IMark88490728"/><text:alphabetical-index-mark-end text:id="IMark88791080"/><text:alphabetical-index-mark-end text:id="IMark86529800"/><text:alphabetical-index-mark-end text:id="IMark85924328"/><text:alphabetical-index-mark-end text:id="IMark89224296"/><text:alphabetical-index-mark-end text:id="IMark87472952"/>d more than once, <text:alphabetical-index-mark-start text:id="IMark87829464"/><text:alphabetical-index-mark-start text:id="IMark87846328"/><text:alphabetical-index-mark-start text:id="IMark87848120"/><text:alphabetical-index-mark-start text:id="IMark87849640"/><text:alphabetical-index-mark-start text:id="IMark88621656"/><text:alphabetical-index-mark-start text:id="IMark88622936"/><text:alphabetical-index-mark-start text:id="IMark88624504"/>listing<text:alphabetical-index-mark-end text:id="IMark88624504"/><text:alphabetical-index-mark-end text:id="IMark88622936"/><text:alphabetical-index-mark-end text:id="IMark88621656"/><text:alphabetical-index-mark-end text:id="IMark87849640"/><text:alphabetical-index-mark-end text:id="IMark87848120"/><text:alphabetical-index-mark-end text:id="IMark87846328"/><text:alphabetical-index-mark-end text:id="IMark87829464"/>s are <text:alphabetical-index-mark-start text:id="IMark91363336"/><text:alphabetical-index-mark-start text:id="IMark87256024"/><text:alphabetical-index-mark-start text:id="IMark87257304"/><text:alphabetical-index-mark-start text:id="IMark87258872"/><text:alphabetical-index-mark-start text:id="IMark85885784"/><text:alphabetical-index-mark-start text:id="IMark85887064"/><text:alphabetical-index-mark-start text:id="IMark85890488"/>append<text:alphabetical-index-mark-end text:id="IMark85890488"/><text:alphabetical-index-mark-end text:id="IMark85887064"/><text:alphabetical-index-mark-end text:id="IMark85885784"/><text:alphabetical-index-mark-end text:id="IMark87258872"/><text:alphabetical-index-mark-end text:id="IMark87257304"/><text:alphabetical-index-mark-end text:id="IMark87256024"/><text:alphabetical-index-mark-end text:id="IMark91363336"/>ed at the end of <text:alphabetical-index-mark-start text:id="IMark86160248"/><text:alphabetical-index-mark-start text:id="IMark86161864"/><text:alphabetical-index-mark-start text:id="IMark88328216"/><text:alphabetical-index-mark-start text:id="IMark88329784"/><text:alphabetical-index-mark-start text:id="IMark88332248"/><text:alphabetical-index-mark-start text:id="IMark90203384"/><text:alphabetical-index-mark-start text:id="IMark89371992"/><text:alphabetical-index-mark-start text:id="IMark89374456"/><text:alphabetical-index-mark-start text:id="IMark89375736"/><text:alphabetical-index-mark-start text:id="IMark87641992"/><text:alphabetical-index-mark-start text:id="IMark87644456"/><text:alphabetical-index-mark-start text:id="IMark87645736"/><text:alphabetical-index-mark-start text:id="IMark90202296"/><text:alphabetical-index-mark-start text:id="IMark87339400"/>sql<text:alphabetical-index-mark-end text:id="IMark87339400"/><text:alphabetical-index-mark-end text:id="IMark90202296"/><text:alphabetical-index-mark-end text:id="IMark87645736"/><text:alphabetical-index-mark-end text:id="IMark87644456"/><text:alphabetical-index-mark-end text:id="IMark87641992"/><text:alphabetical-index-mark-end text:id="IMark89375736"/><text:alphabetical-index-mark-end text:id="IMark89374456"/><text:alphabetical-index-mark-end text:id="IMark89371992"/><text:alphabetical-index-mark-end text:id="IMark90203384"/><text:alphabetical-index-mark-end text:id="IMark88332248"/><text:alphabetical-index-mark-end text:id="IMark88329784"/><text:alphabetical-index-mark-end text:id="IMark88328216"/><text:alphabetical-index-mark-end text:id="IMark86161864"/><text:alphabetical-index-mark-end text:id="IMark86160248"/>p_<text:alphabetical-index-mark-start text:id="IMark83281384"/><text:alphabetical-index-mark-start text:id="IMark88707848"/><text:alphabetical-index-mark-start text:id="IMark86033624"/><text:alphabetical-index-mark-start text:id="IMark86033928"/><text:alphabetical-index-mark-start text:id="IMark87925848"/><text:alphabetical-index-mark-start text:id="IMark87337544"/><text:alphabetical-index-mark-start text:id="IMark85888440"/><text:alphabetical-index-mark-start text:id="IMark85789704"/><text:alphabetical-index-mark-start text:id="IMark85791032"/><text:alphabetical-index-mark-start text:id="IMark85792360"/><text:alphabetical-index-mark-start text:id="IMark85487160"/><text:alphabetical-index-mark-start text:id="IMark85488488"/><text:alphabetical-index-mark-start text:id="IMark85489816"/><text:alphabetical-index-mark-start text:id="IMark85491144"/>result<text:alphabetical-index-mark-end text:id="IMark85491144"/><text:alphabetical-index-mark-end text:id="IMark85489816"/><text:alphabetical-index-mark-end text:id="IMark85488488"/><text:alphabetical-index-mark-end text:id="IMark85487160"/><text:alphabetical-index-mark-end text:id="IMark85792360"/><text:alphabetical-index-mark-end text:id="IMark85791032"/><text:alphabetical-index-mark-end text:id="IMark85789704"/>s<text:alphabetical-index-mark-end text:id="IMark85888440"/><text:alphabetical-index-mark-end text:id="IMark87337544"/><text:alphabetical-index-mark-end text:id="IMark87925848"/><text:alphabetical-index-mark-end text:id="IMark86033928"/><text:alphabetical-index-mark-end text:id="IMark86033624"/><text:alphabetical-index-mark-end text:id="IMark88707848"/><text:alphabetical-index-mark-end text:id="IMark83281384"/><text:alphabetical-index-mark-start text:id="IMark88206728"/><text:alphabetical-index-mark-start text:id="IMark88208024"/><text:alphabetical-index-mark-start text:id="IMark88209352"/><text:alphabetical-index-mark-start text:id="IMark75096328"/><text:alphabetical-index-mark-start text:id="IMark85560280"/><text:alphabetical-index-mark-start text:id="IMark85561608"/><text:alphabetical-index-mark-start text:id="IMark85562936"/>.txt<text:alphabetical-index-mark-end text:id="IMark85562936"/><text:alphabetical-index-mark-end text:id="IMark85561608"/><text:alphabetical-index-mark-end text:id="IMark85560280"/><text:alphabetical-index-mark-end text:id="IMark75096328"/><text:alphabetical-index-mark-end text:id="IMark88209352"/><text:alphabetical-index-mark-end text:id="IMark88208024"/><text:alphabetical-index-mark-end text:id="IMark88206728"/>, thus:</text:p>
      <text:p text:style-name="P37"><text:soft-page-break/></text:p>
      <text:p text:style-name="P37"><text:span text:style-name="T9">2.3.2.1.</text:span> <text:alphabetical-index-mark-start text:id="IMark86570568"/><text:alphabetical-index-mark-start text:id="IMark88933992"/><text:alphabetical-index-mark-start text:id="IMark87287560"/><text:alphabetical-index-mark-start text:id="IMark91882488"/><text:alphabetical-index-mark-start text:id="IMark86453240"/><text:alphabetical-index-mark-start text:id="IMark74762568"/><text:alphabetical-index-mark-start text:id="IMark86926408"/><text:alphabetical-index-mark-start text:id="IMark91304248"/><text:alphabetical-index-mark-start text:id="IMark88006488"/><text:alphabetical-index-mark-start text:id="IMark89162136"/><text:alphabetical-index-mark-start text:id="IMark89235304"/><text:alphabetical-index-mark-start text:id="IMark75040216"/><text:alphabetical-index-mark-start text:id="IMark87261336"/><text:alphabetical-index-mark-start text:id="IMark88332824"/>sql<text:alphabetical-index-mark-end text:id="IMark88332824"/><text:alphabetical-index-mark-end text:id="IMark87261336"/><text:alphabetical-index-mark-end text:id="IMark75040216"/><text:alphabetical-index-mark-end text:id="IMark89235304"/><text:alphabetical-index-mark-end text:id="IMark89162136"/><text:alphabetical-index-mark-end text:id="IMark88006488"/><text:alphabetical-index-mark-end text:id="IMark91304248"/><text:alphabetical-index-mark-end text:id="IMark86926408"/><text:alphabetical-index-mark-end text:id="IMark74762568"/><text:alphabetical-index-mark-end text:id="IMark86453240"/><text:alphabetical-index-mark-end text:id="IMark91882488"/><text:alphabetical-index-mark-end text:id="IMark87287560"/><text:alphabetical-index-mark-end text:id="IMark88933992"/><text:alphabetical-index-mark-end text:id="IMark86570568"/>p_<text:alphabetical-index-mark-start text:id="IMark87428696"/><text:alphabetical-index-mark-start text:id="IMark91789992"/><text:alphabetical-index-mark-start text:id="IMark75299656"/><text:alphabetical-index-mark-start text:id="IMark90018776"/><text:alphabetical-index-mark-start text:id="IMark90264792"/><text:alphabetical-index-mark-start text:id="IMark89746744"/><text:alphabetical-index-mark-start text:id="IMark87572136"/><text:alphabetical-index-mark-start text:id="IMark87188824"/><text:alphabetical-index-mark-start text:id="IMark91902504"/><text:alphabetical-index-mark-start text:id="IMark85939128"/><text:alphabetical-index-mark-start text:id="IMark74927560"/><text:alphabetical-index-mark-start text:id="IMark74872216"/><text:alphabetical-index-mark-start text:id="IMark88733112"/><text:alphabetical-index-mark-start text:id="IMark90046456"/>result<text:alphabetical-index-mark-end text:id="IMark90046456"/><text:alphabetical-index-mark-end text:id="IMark88733112"/><text:alphabetical-index-mark-end text:id="IMark74872216"/><text:alphabetical-index-mark-end text:id="IMark74927560"/><text:alphabetical-index-mark-end text:id="IMark85939128"/><text:alphabetical-index-mark-end text:id="IMark91902504"/><text:alphabetical-index-mark-end text:id="IMark87188824"/>s<text:alphabetical-index-mark-end text:id="IMark87572136"/><text:alphabetical-index-mark-end text:id="IMark89746744"/><text:alphabetical-index-mark-end text:id="IMark90264792"/><text:alphabetical-index-mark-end text:id="IMark90018776"/><text:alphabetical-index-mark-end text:id="IMark75299656"/><text:alphabetical-index-mark-end text:id="IMark91789992"/><text:alphabetical-index-mark-end text:id="IMark87428696"/><text:alphabetical-index-mark-start text:id="IMark89762536"/><text:alphabetical-index-mark-start text:id="IMark91104968"/><text:alphabetical-index-mark-start text:id="IMark75038696"/><text:alphabetical-index-mark-start text:id="IMark86927368"/><text:alphabetical-index-mark-start text:id="IMark91157016"/><text:alphabetical-index-mark-start text:id="IMark89504856"/><text:alphabetical-index-mark-start text:id="IMark74857672"/>.txt<text:alphabetical-index-mark-end text:id="IMark74857672"/><text:alphabetical-index-mark-end text:id="IMark89504856"/><text:alphabetical-index-mark-end text:id="IMark91157016"/><text:alphabetical-index-mark-end text:id="IMark86927368"/><text:alphabetical-index-mark-end text:id="IMark75038696"/><text:alphabetical-index-mark-end text:id="IMark91104968"/><text:alphabetical-index-mark-end text:id="IMark89762536"/> with one <text:alphabetical-index-mark-start text:id="IMark85546504"/><text:alphabetical-index-mark-start text:id="IMark67433704"/><text:alphabetical-index-mark-start text:id="IMark90207608"/><text:alphabetical-index-mark-start text:id="IMark74367032"/><text:alphabetical-index-mark-start text:id="IMark89457496"/><text:alphabetical-index-mark-start text:id="IMark87328888"/><text:alphabetical-index-mark-start text:id="IMark87820856"/>listing<text:alphabetical-index-mark-end text:id="IMark87820856"/><text:alphabetical-index-mark-end text:id="IMark87328888"/><text:alphabetical-index-mark-end text:id="IMark89457496"/><text:alphabetical-index-mark-end text:id="IMark74367032"/><text:alphabetical-index-mark-end text:id="IMark90207608"/><text:alphabetical-index-mark-end text:id="IMark67433704"/><text:alphabetical-index-mark-end text:id="IMark85546504"/></text:p>
      <text:p text:style-name="P37"/>
      <text:p text:style-name="P24"><text:span text:style-name="T20">./</text:span><text:alphabetical-index-mark-start text:id="IMark91932840"/><text:alphabetical-index-mark-start text:id="IMark75039816"/><text:alphabetical-index-mark-start text:id="IMark87840824"/><text:alphabetical-index-mark-start text:id="IMark87782424"/><text:alphabetical-index-mark-start text:id="IMark87818744"/><text:alphabetical-index-mark-start text:id="IMark74826088"/><text:alphabetical-index-mark-start text:id="IMark85731144"/><text:alphabetical-index-mark-start text:id="IMark91016312"/><text:alphabetical-index-mark-start text:id="IMark91104008"/><text:alphabetical-index-mark-start text:id="IMark91105928"/><text:alphabetical-index-mark-start text:id="IMark88066392"/><text:alphabetical-index-mark-start text:id="IMark86646664"/><text:alphabetical-index-mark-start text:id="IMark85809032"/><text:alphabetical-index-mark-start text:id="IMark74937144"/><text:span text:style-name="T24">sql</text:span><text:alphabetical-index-mark-end text:id="IMark74937144"/><text:alphabetical-index-mark-end text:id="IMark85809032"/><text:alphabetical-index-mark-end text:id="IMark86646664"/><text:alphabetical-index-mark-end text:id="IMark88066392"/><text:alphabetical-index-mark-end text:id="IMark91105928"/><text:alphabetical-index-mark-end text:id="IMark91104008"/><text:alphabetical-index-mark-end text:id="IMark91016312"/><text:alphabetical-index-mark-end text:id="IMark85731144"/><text:alphabetical-index-mark-end text:id="IMark74826088"/><text:alphabetical-index-mark-end text:id="IMark87818744"/><text:alphabetical-index-mark-end text:id="IMark87782424"/><text:alphabetical-index-mark-end text:id="IMark87840824"/><text:alphabetical-index-mark-end text:id="IMark75039816"/><text:alphabetical-index-mark-end text:id="IMark91932840"/><text:span text:style-name="T24">c </text:span><text:alphabetical-index-mark-start text:id="IMark74924200"/><text:alphabetical-index-mark-start text:id="IMark74907672"/><text:alphabetical-index-mark-start text:id="IMark67433704"/><text:alphabetical-index-mark-start text:id="IMark85546504"/><text:alphabetical-index-mark-start text:id="IMark90207608"/><text:alphabetical-index-mark-start text:id="IMark74367032"/><text:alphabetical-index-mark-start text:id="IMark89457496"/><text:span text:style-name="T24">your_</text:span><text:alphabetical-index-mark-start text:id="IMark87328888"/><text:alphabetical-index-mark-start text:id="IMark87820856"/><text:alphabetical-index-mark-start text:id="IMark89762536"/><text:alphabetical-index-mark-start text:id="IMark91104968"/><text:alphabetical-index-mark-start text:id="IMark75038696"/><text:alphabetical-index-mark-start text:id="IMark86927368"/><text:alphabetical-index-mark-start text:id="IMark91157016"/><text:span text:style-name="T24">database</text:span><text:alphabetical-index-mark-end text:id="IMark91157016"/><text:alphabetical-index-mark-end text:id="IMark86927368"/><text:alphabetical-index-mark-end text:id="IMark75038696"/><text:alphabetical-index-mark-end text:id="IMark91104968"/><text:alphabetical-index-mark-end text:id="IMark89762536"/><text:alphabetical-index-mark-end text:id="IMark87820856"/><text:alphabetical-index-mark-end text:id="IMark87328888"/><text:alphabetical-index-mark-end text:id="IMark89457496"/><text:alphabetical-index-mark-end text:id="IMark74367032"/><text:alphabetical-index-mark-end text:id="IMark90207608"/><text:alphabetical-index-mark-end text:id="IMark85546504"/><text:alphabetical-index-mark-end text:id="IMark67433704"/><text:alphabetical-index-mark-end text:id="IMark74907672"/><text:alphabetical-index-mark-end text:id="IMark74924200"/><text:span text:style-name="T24"> </text:span><text:span text:style-name="T20">“</text:span><text:alphabetical-index-mark-start text:id="IMark89504856"/><text:alphabetical-index-mark-start text:id="IMark74857672"/><text:alphabetical-index-mark-start text:id="IMark87428696"/><text:alphabetical-index-mark-start text:id="IMark91789992"/><text:alphabetical-index-mark-start text:id="IMark75299656"/><text:alphabetical-index-mark-start text:id="IMark90018776"/><text:alphabetical-index-mark-start text:id="IMark90264792"/><text:span text:style-name="T20">SELECT</text:span><text:alphabetical-index-mark-end text:id="IMark90264792"/><text:alphabetical-index-mark-end text:id="IMark90018776"/><text:alphabetical-index-mark-end text:id="IMark75299656"/><text:alphabetical-index-mark-end text:id="IMark91789992"/><text:alphabetical-index-mark-end text:id="IMark87428696"/><text:alphabetical-index-mark-end text:id="IMark74857672"/><text:alphabetical-index-mark-end text:id="IMark89504856"/><text:span text:style-name="T20"> * FROM </text:span><text:alphabetical-index-mark-start text:id="IMark89746744"/><text:alphabetical-index-mark-start text:id="IMark87572136"/><text:alphabetical-index-mark-start text:id="IMark87188824"/><text:alphabetical-index-mark-start text:id="IMark91902504"/><text:alphabetical-index-mark-start text:id="IMark85939128"/><text:alphabetical-index-mark-start text:id="IMark74927560"/><text:alphabetical-index-mark-start text:id="IMark74872216"/><text:span text:style-name="T20">your_</text:span><text:alphabetical-index-mark-start text:id="IMark88733112"/><text:alphabetical-index-mark-start text:id="IMark90046456"/><text:alphabetical-index-mark-start text:id="IMark86570568"/><text:alphabetical-index-mark-start text:id="IMark88933992"/><text:alphabetical-index-mark-start text:id="IMark87287560"/><text:alphabetical-index-mark-start text:id="IMark91882488"/><text:alphabetical-index-mark-start text:id="IMark86453240"/><text:span text:style-name="T20">table</text:span><text:alphabetical-index-mark-end text:id="IMark86453240"/><text:alphabetical-index-mark-end text:id="IMark91882488"/><text:alphabetical-index-mark-end text:id="IMark87287560"/><text:alphabetical-index-mark-end text:id="IMark88933992"/><text:alphabetical-index-mark-end text:id="IMark86570568"/><text:alphabetical-index-mark-end text:id="IMark90046456"/><text:alphabetical-index-mark-end text:id="IMark88733112"/><text:alphabetical-index-mark-end text:id="IMark74872216"/><text:alphabetical-index-mark-end text:id="IMark74927560"/><text:alphabetical-index-mark-end text:id="IMark85939128"/><text:alphabetical-index-mark-end text:id="IMark91902504"/><text:alphabetical-index-mark-end text:id="IMark87188824"/><text:alphabetical-index-mark-end text:id="IMark87572136"/><text:alphabetical-index-mark-end text:id="IMark89746744"/><text:span text:style-name="T20">_1;”</text:span></text:p>
      <text:p text:style-name="P59"/>
      <text:p text:style-name="P64">will <text:alphabetical-index-mark-start text:id="IMark75039816"/><text:alphabetical-index-mark-start text:id="IMark87840824"/><text:alphabetical-index-mark-start text:id="IMark87782424"/><text:alphabetical-index-mark-start text:id="IMark87818744"/><text:alphabetical-index-mark-start text:id="IMark74826088"/><text:alphabetical-index-mark-start text:id="IMark85731144"/><text:alphabetical-index-mark-start text:id="IMark91016312"/>overwrite<text:alphabetical-index-mark-end text:id="IMark91016312"/><text:alphabetical-index-mark-end text:id="IMark85731144"/><text:alphabetical-index-mark-end text:id="IMark74826088"/><text:alphabetical-index-mark-end text:id="IMark87818744"/><text:alphabetical-index-mark-end text:id="IMark87782424"/><text:alphabetical-index-mark-end text:id="IMark87840824"/><text:alphabetical-index-mark-end text:id="IMark75039816"/> any existing <text:alphabetical-index-mark-start text:id="IMark91104008"/><text:alphabetical-index-mark-start text:id="IMark91105928"/><text:alphabetical-index-mark-start text:id="IMark88066392"/><text:alphabetical-index-mark-start text:id="IMark86646664"/><text:alphabetical-index-mark-start text:id="IMark85809032"/><text:alphabetical-index-mark-start text:id="IMark74937144"/><text:alphabetical-index-mark-start text:id="IMark91304248"/>instance<text:alphabetical-index-mark-end text:id="IMark91304248"/><text:alphabetical-index-mark-end text:id="IMark74937144"/><text:alphabetical-index-mark-end text:id="IMark85809032"/><text:alphabetical-index-mark-end text:id="IMark86646664"/><text:alphabetical-index-mark-end text:id="IMark88066392"/><text:alphabetical-index-mark-end text:id="IMark91105928"/><text:alphabetical-index-mark-end text:id="IMark91104008"/> of <text:alphabetical-index-mark-start text:id="IMark88006488"/><text:alphabetical-index-mark-start text:id="IMark89162136"/><text:alphabetical-index-mark-start text:id="IMark74924200"/><text:alphabetical-index-mark-start text:id="IMark74907672"/><text:alphabetical-index-mark-start text:id="IMark67433704"/><text:alphabetical-index-mark-start text:id="IMark85546504"/><text:alphabetical-index-mark-start text:id="IMark90207608"/><text:alphabetical-index-mark-start text:id="IMark74367032"/><text:alphabetical-index-mark-start text:id="IMark89457496"/><text:alphabetical-index-mark-start text:id="IMark87328888"/><text:alphabetical-index-mark-start text:id="IMark87820856"/><text:alphabetical-index-mark-start text:id="IMark89762536"/><text:alphabetical-index-mark-start text:id="IMark91104968"/><text:alphabetical-index-mark-start text:id="IMark75038696"/>sql<text:alphabetical-index-mark-end text:id="IMark75038696"/><text:alphabetical-index-mark-end text:id="IMark91104968"/><text:alphabetical-index-mark-end text:id="IMark89762536"/><text:alphabetical-index-mark-end text:id="IMark87820856"/><text:alphabetical-index-mark-end text:id="IMark87328888"/><text:alphabetical-index-mark-end text:id="IMark89457496"/><text:alphabetical-index-mark-end text:id="IMark74367032"/><text:alphabetical-index-mark-end text:id="IMark90207608"/><text:alphabetical-index-mark-end text:id="IMark85546504"/><text:alphabetical-index-mark-end text:id="IMark67433704"/><text:alphabetical-index-mark-end text:id="IMark74907672"/><text:alphabetical-index-mark-end text:id="IMark74924200"/><text:alphabetical-index-mark-end text:id="IMark89162136"/><text:alphabetical-index-mark-end text:id="IMark88006488"/>p_<text:alphabetical-index-mark-start text:id="IMark86927368"/><text:alphabetical-index-mark-start text:id="IMark91157016"/><text:alphabetical-index-mark-start text:id="IMark89235304"/><text:alphabetical-index-mark-start text:id="IMark75040216"/><text:alphabetical-index-mark-start text:id="IMark87261336"/><text:alphabetical-index-mark-start text:id="IMark89504856"/><text:alphabetical-index-mark-start text:id="IMark74857672"/><text:alphabetical-index-mark-start text:id="IMark87428696"/><text:alphabetical-index-mark-start text:id="IMark91789992"/><text:alphabetical-index-mark-start text:id="IMark75299656"/><text:alphabetical-index-mark-start text:id="IMark90018776"/><text:alphabetical-index-mark-start text:id="IMark90264792"/><text:alphabetical-index-mark-start text:id="IMark88332824"/><text:alphabetical-index-mark-start text:id="IMark91157400"/>result<text:alphabetical-index-mark-end text:id="IMark91157400"/><text:alphabetical-index-mark-end text:id="IMark88332824"/><text:alphabetical-index-mark-end text:id="IMark90264792"/><text:alphabetical-index-mark-end text:id="IMark90018776"/><text:alphabetical-index-mark-end text:id="IMark75299656"/><text:alphabetical-index-mark-end text:id="IMark91789992"/><text:alphabetical-index-mark-end text:id="IMark87428696"/>s<text:alphabetical-index-mark-end text:id="IMark74857672"/><text:alphabetical-index-mark-end text:id="IMark89504856"/><text:alphabetical-index-mark-end text:id="IMark87261336"/><text:alphabetical-index-mark-end text:id="IMark75040216"/><text:alphabetical-index-mark-end text:id="IMark89235304"/><text:alphabetical-index-mark-end text:id="IMark91157016"/><text:alphabetical-index-mark-end text:id="IMark86927368"/><text:alphabetical-index-mark-start text:id="IMark88932760"/><text:alphabetical-index-mark-start text:id="IMark88326648"/><text:alphabetical-index-mark-start text:id="IMark89746744"/><text:alphabetical-index-mark-start text:id="IMark87572136"/><text:alphabetical-index-mark-start text:id="IMark87188824"/><text:alphabetical-index-mark-start text:id="IMark91902504"/><text:alphabetical-index-mark-start text:id="IMark85939128"/>.txt<text:alphabetical-index-mark-end text:id="IMark85939128"/><text:alphabetical-index-mark-end text:id="IMark91902504"/><text:alphabetical-index-mark-end text:id="IMark87188824"/><text:alphabetical-index-mark-end text:id="IMark87572136"/><text:alphabetical-index-mark-end text:id="IMark89746744"/><text:alphabetical-index-mark-end text:id="IMark88326648"/><text:alphabetical-index-mark-end text:id="IMark88932760"/> in the working <text:alphabetical-index-mark-start text:id="IMark74927560"/><text:alphabetical-index-mark-start text:id="IMark74872216"/><text:alphabetical-index-mark-start text:id="IMark88733112"/><text:alphabetical-index-mark-start text:id="IMark90046456"/><text:alphabetical-index-mark-start text:id="IMark86570568"/><text:alphabetical-index-mark-start text:id="IMark88933992"/><text:alphabetical-index-mark-start text:id="IMark87287560"/>folder<text:alphabetical-index-mark-end text:id="IMark87287560"/><text:alphabetical-index-mark-end text:id="IMark88933992"/><text:alphabetical-index-mark-end text:id="IMark86570568"/><text:alphabetical-index-mark-end text:id="IMark90046456"/><text:alphabetical-index-mark-end text:id="IMark88733112"/><text:alphabetical-index-mark-end text:id="IMark74872216"/><text:alphabetical-index-mark-end text:id="IMark74927560"/> and fill it with the contents of the <text:alphabetical-index-mark-start text:id="IMark91882488"/><text:alphabetical-index-mark-start text:id="IMark86453240"/><text:alphabetical-index-mark-start text:id="IMark89746360"/><text:alphabetical-index-mark-start text:id="IMark74762568"/><text:alphabetical-index-mark-start text:id="IMark86749752"/><text:alphabetical-index-mark-start text:id="IMark91932840"/><text:alphabetical-index-mark-start text:id="IMark86926408"/>SELECT<text:alphabetical-index-mark-end text:id="IMark86926408"/><text:alphabetical-index-mark-end text:id="IMark91932840"/><text:alphabetical-index-mark-end text:id="IMark86749752"/><text:alphabetical-index-mark-end text:id="IMark74762568"/><text:alphabetical-index-mark-end text:id="IMark89746360"/><text:alphabetical-index-mark-end text:id="IMark86453240"/><text:alphabetical-index-mark-end text:id="IMark91882488"/> <text:alphabetical-index-mark-start text:id="IMark90196680"/><text:alphabetical-index-mark-start text:id="IMark85710616"/><text:alphabetical-index-mark-start text:id="IMark90199464"/><text:alphabetical-index-mark-start text:id="IMark83229800"/><text:alphabetical-index-mark-start text:id="IMark89964232"/><text:alphabetical-index-mark-start text:id="IMark86242056"/><text:alphabetical-index-mark-start text:id="IMark86854552"/>operation<text:alphabetical-index-mark-end text:id="IMark86854552"/><text:alphabetical-index-mark-end text:id="IMark86242056"/><text:alphabetical-index-mark-end text:id="IMark89964232"/><text:alphabetical-index-mark-end text:id="IMark83229800"/><text:alphabetical-index-mark-end text:id="IMark90199464"/><text:alphabetical-index-mark-end text:id="IMark85710616"/><text:alphabetical-index-mark-end text:id="IMark90196680"/> described above.</text:p>
      <text:p text:style-name="P64"/>
      <text:p text:style-name="P64"/>
      <text:p text:style-name="P37"><text:span text:style-name="T9">2.3.2.2.</text:span> <text:alphabetical-index-mark-start text:id="IMark74762568"/><text:alphabetical-index-mark-start text:id="IMark86749752"/><text:alphabetical-index-mark-start text:id="IMark91932840"/><text:alphabetical-index-mark-start text:id="IMark86926408"/><text:alphabetical-index-mark-start text:id="IMark74927560"/><text:alphabetical-index-mark-start text:id="IMark74872216"/><text:alphabetical-index-mark-start text:id="IMark88733112"/><text:alphabetical-index-mark-start text:id="IMark90046456"/><text:alphabetical-index-mark-start text:id="IMark86570568"/><text:alphabetical-index-mark-start text:id="IMark88933992"/><text:alphabetical-index-mark-start text:id="IMark87287560"/><text:alphabetical-index-mark-start text:id="IMark88932760"/><text:alphabetical-index-mark-start text:id="IMark89746744"/><text:alphabetical-index-mark-start text:id="IMark87572136"/>sql<text:alphabetical-index-mark-end text:id="IMark87572136"/><text:alphabetical-index-mark-end text:id="IMark89746744"/><text:alphabetical-index-mark-end text:id="IMark88932760"/><text:alphabetical-index-mark-end text:id="IMark87287560"/><text:alphabetical-index-mark-end text:id="IMark88933992"/><text:alphabetical-index-mark-end text:id="IMark86570568"/><text:alphabetical-index-mark-end text:id="IMark90046456"/><text:alphabetical-index-mark-end text:id="IMark88733112"/><text:alphabetical-index-mark-end text:id="IMark74872216"/><text:alphabetical-index-mark-end text:id="IMark74927560"/><text:alphabetical-index-mark-end text:id="IMark86926408"/><text:alphabetical-index-mark-end text:id="IMark91932840"/><text:alphabetical-index-mark-end text:id="IMark86749752"/><text:alphabetical-index-mark-end text:id="IMark74762568"/>p_<text:alphabetical-index-mark-start text:id="IMark87188824"/><text:alphabetical-index-mark-start text:id="IMark91902504"/><text:alphabetical-index-mark-start text:id="IMark85939128"/><text:alphabetical-index-mark-start text:id="IMark86927368"/><text:alphabetical-index-mark-start text:id="IMark91157016"/><text:alphabetical-index-mark-start text:id="IMark89235304"/><text:alphabetical-index-mark-start text:id="IMark75040216"/><text:alphabetical-index-mark-start text:id="IMark87261336"/><text:alphabetical-index-mark-start text:id="IMark89504856"/><text:alphabetical-index-mark-start text:id="IMark74857672"/><text:alphabetical-index-mark-start text:id="IMark87428696"/><text:alphabetical-index-mark-start text:id="IMark91789992"/><text:alphabetical-index-mark-start text:id="IMark75299656"/><text:alphabetical-index-mark-start text:id="IMark90018776"/>result<text:alphabetical-index-mark-end text:id="IMark90018776"/><text:alphabetical-index-mark-end text:id="IMark75299656"/><text:alphabetical-index-mark-end text:id="IMark91789992"/><text:alphabetical-index-mark-end text:id="IMark87428696"/><text:alphabetical-index-mark-end text:id="IMark74857672"/><text:alphabetical-index-mark-end text:id="IMark89504856"/><text:alphabetical-index-mark-end text:id="IMark87261336"/>s<text:alphabetical-index-mark-end text:id="IMark75040216"/><text:alphabetical-index-mark-end text:id="IMark89235304"/><text:alphabetical-index-mark-end text:id="IMark91157016"/><text:alphabetical-index-mark-end text:id="IMark86927368"/><text:alphabetical-index-mark-end text:id="IMark85939128"/><text:alphabetical-index-mark-end text:id="IMark91902504"/><text:alphabetical-index-mark-end text:id="IMark87188824"/><text:alphabetical-index-mark-start text:id="IMark90264792"/><text:alphabetical-index-mark-start text:id="IMark88332824"/><text:alphabetical-index-mark-start text:id="IMark91157400"/><text:alphabetical-index-mark-start text:id="IMark88006488"/><text:alphabetical-index-mark-start text:id="IMark89162136"/><text:alphabetical-index-mark-start text:id="IMark74924200"/><text:alphabetical-index-mark-start text:id="IMark74907672"/>.txt<text:alphabetical-index-mark-end text:id="IMark74907672"/><text:alphabetical-index-mark-end text:id="IMark74924200"/><text:alphabetical-index-mark-end text:id="IMark89162136"/><text:alphabetical-index-mark-end text:id="IMark88006488"/><text:alphabetical-index-mark-end text:id="IMark91157400"/><text:alphabetical-index-mark-end text:id="IMark88332824"/><text:alphabetical-index-mark-end text:id="IMark90264792"/> with two or more <text:alphabetical-index-mark-start text:id="IMark67433704"/><text:alphabetical-index-mark-start text:id="IMark85546504"/><text:alphabetical-index-mark-start text:id="IMark90207608"/><text:alphabetical-index-mark-start text:id="IMark74367032"/><text:alphabetical-index-mark-start text:id="IMark89457496"/><text:alphabetical-index-mark-start text:id="IMark87328888"/><text:alphabetical-index-mark-start text:id="IMark87820856"/>listing<text:alphabetical-index-mark-end text:id="IMark87820856"/><text:alphabetical-index-mark-end text:id="IMark87328888"/><text:alphabetical-index-mark-end text:id="IMark89457496"/><text:alphabetical-index-mark-end text:id="IMark74367032"/><text:alphabetical-index-mark-end text:id="IMark90207608"/><text:alphabetical-index-mark-end text:id="IMark85546504"/><text:alphabetical-index-mark-end text:id="IMark67433704"/>s</text:p>
      <text:p text:style-name="P37"/>
      <text:p text:style-name="P24"><text:span text:style-name="T20">./</text:span><text:alphabetical-index-mark-start text:id="IMark91105928"/><text:alphabetical-index-mark-start text:id="IMark88066392"/><text:alphabetical-index-mark-start text:id="IMark86646664"/><text:alphabetical-index-mark-start text:id="IMark85809032"/><text:alphabetical-index-mark-start text:id="IMark74937144"/><text:alphabetical-index-mark-start text:id="IMark91304248"/><text:alphabetical-index-mark-start text:id="IMark75039816"/><text:alphabetical-index-mark-start text:id="IMark87840824"/><text:alphabetical-index-mark-start text:id="IMark87782424"/><text:alphabetical-index-mark-start text:id="IMark87818744"/><text:alphabetical-index-mark-start text:id="IMark74826088"/><text:alphabetical-index-mark-start text:id="IMark85731144"/><text:alphabetical-index-mark-start text:id="IMark91016312"/><text:alphabetical-index-mark-start text:id="IMark91882488"/><text:span text:style-name="T24">sql</text:span><text:alphabetical-index-mark-end text:id="IMark91882488"/><text:alphabetical-index-mark-end text:id="IMark91016312"/><text:alphabetical-index-mark-end text:id="IMark85731144"/><text:alphabetical-index-mark-end text:id="IMark74826088"/><text:alphabetical-index-mark-end text:id="IMark87818744"/><text:alphabetical-index-mark-end text:id="IMark87782424"/><text:alphabetical-index-mark-end text:id="IMark87840824"/><text:alphabetical-index-mark-end text:id="IMark75039816"/><text:alphabetical-index-mark-end text:id="IMark91304248"/><text:alphabetical-index-mark-end text:id="IMark74937144"/><text:alphabetical-index-mark-end text:id="IMark85809032"/><text:alphabetical-index-mark-end text:id="IMark86646664"/><text:alphabetical-index-mark-end text:id="IMark88066392"/><text:alphabetical-index-mark-end text:id="IMark91105928"/><text:span text:style-name="T24">c </text:span><text:alphabetical-index-mark-start text:id="IMark88708600"/><text:alphabetical-index-mark-start text:id="IMark89746360"/><text:alphabetical-index-mark-start text:id="IMark86453240"/><text:alphabetical-index-mark-start text:id="IMark89762536"/><text:alphabetical-index-mark-start text:id="IMark85546504"/><text:alphabetical-index-mark-start text:id="IMark67433704"/><text:alphabetical-index-mark-start text:id="IMark90207608"/><text:span text:style-name="T24">your_</text:span><text:alphabetical-index-mark-start text:id="IMark74367032"/><text:alphabetical-index-mark-start text:id="IMark89457496"/><text:alphabetical-index-mark-start text:id="IMark87328888"/><text:alphabetical-index-mark-start text:id="IMark87820856"/><text:alphabetical-index-mark-start text:id="IMark90264792"/><text:alphabetical-index-mark-start text:id="IMark88332824"/><text:alphabetical-index-mark-start text:id="IMark91157400"/><text:span text:style-name="T24">database</text:span><text:alphabetical-index-mark-end text:id="IMark91157400"/><text:alphabetical-index-mark-end text:id="IMark88332824"/><text:alphabetical-index-mark-end text:id="IMark90264792"/><text:alphabetical-index-mark-end text:id="IMark87820856"/><text:alphabetical-index-mark-end text:id="IMark87328888"/><text:alphabetical-index-mark-end text:id="IMark89457496"/><text:alphabetical-index-mark-end text:id="IMark74367032"/><text:alphabetical-index-mark-end text:id="IMark90207608"/><text:alphabetical-index-mark-end text:id="IMark67433704"/><text:alphabetical-index-mark-end text:id="IMark85546504"/><text:alphabetical-index-mark-end text:id="IMark89762536"/><text:alphabetical-index-mark-end text:id="IMark86453240"/><text:alphabetical-index-mark-end text:id="IMark89746360"/><text:alphabetical-index-mark-end text:id="IMark88708600"/><text:span text:style-name="T24"> </text:span><text:span text:style-name="T20">“</text:span><text:alphabetical-index-mark-start text:id="IMark88006488"/><text:alphabetical-index-mark-start text:id="IMark89162136"/><text:alphabetical-index-mark-start text:id="IMark74924200"/><text:alphabetical-index-mark-start text:id="IMark74907672"/><text:alphabetical-index-mark-start text:id="IMark87188824"/><text:alphabetical-index-mark-start text:id="IMark91902504"/><text:alphabetical-index-mark-start text:id="IMark85939128"/><text:span text:style-name="T20">SELECT</text:span><text:alphabetical-index-mark-end text:id="IMark85939128"/><text:alphabetical-index-mark-end text:id="IMark91902504"/><text:alphabetical-index-mark-end text:id="IMark87188824"/><text:alphabetical-index-mark-end text:id="IMark74907672"/><text:alphabetical-index-mark-end text:id="IMark74924200"/><text:alphabetical-index-mark-end text:id="IMark89162136"/><text:alphabetical-index-mark-end text:id="IMark88006488"/><text:span text:style-name="T20"> * FROM </text:span><text:alphabetical-index-mark-start text:id="IMark86927368"/><text:alphabetical-index-mark-start text:id="IMark91157016"/><text:alphabetical-index-mark-start text:id="IMark89235304"/><text:alphabetical-index-mark-start text:id="IMark75040216"/><text:alphabetical-index-mark-start text:id="IMark87261336"/><text:alphabetical-index-mark-start text:id="IMark89504856"/><text:alphabetical-index-mark-start text:id="IMark74857672"/><text:span text:style-name="T20">your_</text:span><text:alphabetical-index-mark-start text:id="IMark87428696"/><text:alphabetical-index-mark-start text:id="IMark91789992"/><text:alphabetical-index-mark-start text:id="IMark75299656"/><text:alphabetical-index-mark-start text:id="IMark90018776"/><text:alphabetical-index-mark-start text:id="IMark74762568"/><text:alphabetical-index-mark-start text:id="IMark86749752"/><text:alphabetical-index-mark-start text:id="IMark91932840"/><text:span text:style-name="T20">table</text:span><text:alphabetical-index-mark-end text:id="IMark91932840"/><text:alphabetical-index-mark-end text:id="IMark86749752"/><text:alphabetical-index-mark-end text:id="IMark74762568"/><text:alphabetical-index-mark-end text:id="IMark90018776"/><text:alphabetical-index-mark-end text:id="IMark75299656"/><text:alphabetical-index-mark-end text:id="IMark91789992"/><text:alphabetical-index-mark-end text:id="IMark87428696"/><text:alphabetical-index-mark-end text:id="IMark74857672"/><text:alphabetical-index-mark-end text:id="IMark89504856"/><text:alphabetical-index-mark-end text:id="IMark87261336"/><text:alphabetical-index-mark-end text:id="IMark75040216"/><text:alphabetical-index-mark-end text:id="IMark89235304"/><text:alphabetical-index-mark-end text:id="IMark91157016"/><text:alphabetical-index-mark-end text:id="IMark86927368"/><text:span text:style-name="T20">_1; </text:span><text:alphabetical-index-mark-start text:id="IMark86926408"/><text:alphabetical-index-mark-start text:id="IMark74927560"/><text:alphabetical-index-mark-start text:id="IMark74872216"/><text:alphabetical-index-mark-start text:id="IMark88733112"/><text:alphabetical-index-mark-start text:id="IMark90046456"/><text:alphabetical-index-mark-start text:id="IMark86570568"/><text:alphabetical-index-mark-start text:id="IMark88933992"/><text:span text:style-name="T20">SELECT</text:span><text:alphabetical-index-mark-end text:id="IMark88933992"/><text:alphabetical-index-mark-end text:id="IMark86570568"/><text:alphabetical-index-mark-end text:id="IMark90046456"/><text:alphabetical-index-mark-end text:id="IMark88733112"/><text:alphabetical-index-mark-end text:id="IMark74872216"/><text:alphabetical-index-mark-end text:id="IMark74927560"/><text:alphabetical-index-mark-end text:id="IMark86926408"/><text:span text:style-name="T20"> * FROM </text:span><text:alphabetical-index-mark-start text:id="IMark87287560"/><text:alphabetical-index-mark-start text:id="IMark88932760"/><text:alphabetical-index-mark-start text:id="IMark89746744"/><text:alphabetical-index-mark-start text:id="IMark87572136"/><text:alphabetical-index-mark-start text:id="IMark91104968"/><text:alphabetical-index-mark-start text:id="IMark91104008"/><text:alphabetical-index-mark-start text:id="IMark75038696"/><text:span text:style-name="T20">your_</text:span><text:alphabetical-index-mark-start text:id="IMark87430616"/><text:alphabetical-index-mark-start text:id="IMark89955640"/><text:alphabetical-index-mark-start text:id="IMark90099336"/><text:alphabetical-index-mark-start text:id="IMark86035384"/><text:alphabetical-index-mark-start text:id="IMark91358504"/><text:alphabetical-index-mark-start text:id="IMark90120552"/><text:alphabetical-index-mark-start text:id="IMark90117544"/><text:span text:style-name="T20">table</text:span><text:alphabetical-index-mark-end text:id="IMark90117544"/><text:alphabetical-index-mark-end text:id="IMark90120552"/><text:alphabetical-index-mark-end text:id="IMark91358504"/><text:alphabetical-index-mark-end text:id="IMark86035384"/><text:alphabetical-index-mark-end text:id="IMark90099336"/><text:alphabetical-index-mark-end text:id="IMark89955640"/><text:alphabetical-index-mark-end text:id="IMark87430616"/><text:alphabetical-index-mark-end text:id="IMark75038696"/><text:alphabetical-index-mark-end text:id="IMark91104008"/><text:alphabetical-index-mark-end text:id="IMark91104968"/><text:alphabetical-index-mark-end text:id="IMark87572136"/><text:alphabetical-index-mark-end text:id="IMark89746744"/><text:alphabetical-index-mark-end text:id="IMark88932760"/><text:alphabetical-index-mark-end text:id="IMark87287560"/><text:span text:style-name="T20">_</text:span><text:span text:style-name="T25">2</text:span><text:span text:style-name="T20">;”</text:span></text:p>
      <text:p text:style-name="P59"/>
      <text:p text:style-name="P64">Will also <text:alphabetical-index-mark-start text:id="IMark85546504"/><text:alphabetical-index-mark-start text:id="IMark67433704"/><text:alphabetical-index-mark-start text:id="IMark90207608"/><text:alphabetical-index-mark-start text:id="IMark74367032"/><text:alphabetical-index-mark-start text:id="IMark89457496"/><text:alphabetical-index-mark-start text:id="IMark87328888"/><text:alphabetical-index-mark-start text:id="IMark87820856"/>overwrite<text:alphabetical-index-mark-end text:id="IMark87820856"/><text:alphabetical-index-mark-end text:id="IMark87328888"/><text:alphabetical-index-mark-end text:id="IMark89457496"/><text:alphabetical-index-mark-end text:id="IMark74367032"/><text:alphabetical-index-mark-end text:id="IMark90207608"/><text:alphabetical-index-mark-end text:id="IMark67433704"/><text:alphabetical-index-mark-end text:id="IMark85546504"/> any existing <text:alphabetical-index-mark-start text:id="IMark90264792"/><text:alphabetical-index-mark-start text:id="IMark88332824"/><text:alphabetical-index-mark-start text:id="IMark91157400"/><text:alphabetical-index-mark-start text:id="IMark88066392"/><text:alphabetical-index-mark-start text:id="IMark86646664"/><text:alphabetical-index-mark-start text:id="IMark85809032"/><text:alphabetical-index-mark-start text:id="IMark88006488"/>instance<text:alphabetical-index-mark-end text:id="IMark88006488"/><text:alphabetical-index-mark-end text:id="IMark85809032"/><text:alphabetical-index-mark-end text:id="IMark86646664"/><text:alphabetical-index-mark-end text:id="IMark88066392"/><text:alphabetical-index-mark-end text:id="IMark91157400"/><text:alphabetical-index-mark-end text:id="IMark88332824"/><text:alphabetical-index-mark-end text:id="IMark90264792"/> of <text:alphabetical-index-mark-start text:id="IMark89162136"/><text:alphabetical-index-mark-start text:id="IMark74924200"/><text:alphabetical-index-mark-start text:id="IMark74907672"/><text:alphabetical-index-mark-start text:id="IMark87188824"/><text:alphabetical-index-mark-start text:id="IMark91902504"/><text:alphabetical-index-mark-start text:id="IMark85939128"/><text:alphabetical-index-mark-start text:id="IMark74937144"/><text:alphabetical-index-mark-start text:id="IMark91304248"/><text:alphabetical-index-mark-start text:id="IMark75039816"/><text:alphabetical-index-mark-start text:id="IMark86927368"/><text:alphabetical-index-mark-start text:id="IMark91157016"/><text:alphabetical-index-mark-start text:id="IMark89235304"/><text:alphabetical-index-mark-start text:id="IMark75040216"/><text:alphabetical-index-mark-start text:id="IMark87261336"/>sql<text:alphabetical-index-mark-end text:id="IMark87261336"/><text:alphabetical-index-mark-end text:id="IMark75040216"/><text:alphabetical-index-mark-end text:id="IMark89235304"/><text:alphabetical-index-mark-end text:id="IMark91157016"/><text:alphabetical-index-mark-end text:id="IMark86927368"/><text:alphabetical-index-mark-end text:id="IMark75039816"/><text:alphabetical-index-mark-end text:id="IMark91304248"/><text:alphabetical-index-mark-end text:id="IMark74937144"/><text:alphabetical-index-mark-end text:id="IMark85939128"/><text:alphabetical-index-mark-end text:id="IMark91902504"/><text:alphabetical-index-mark-end text:id="IMark87188824"/><text:alphabetical-index-mark-end text:id="IMark74907672"/><text:alphabetical-index-mark-end text:id="IMark74924200"/><text:alphabetical-index-mark-end text:id="IMark89162136"/>p_<text:alphabetical-index-mark-start text:id="IMark89504856"/><text:alphabetical-index-mark-start text:id="IMark74857672"/><text:alphabetical-index-mark-start text:id="IMark87428696"/><text:alphabetical-index-mark-start text:id="IMark91789992"/><text:alphabetical-index-mark-start text:id="IMark75299656"/><text:alphabetical-index-mark-start text:id="IMark90018776"/><text:alphabetical-index-mark-start text:id="IMark74762568"/><text:alphabetical-index-mark-start text:id="IMark86749752"/><text:alphabetical-index-mark-start text:id="IMark91932840"/><text:alphabetical-index-mark-start text:id="IMark87840824"/><text:alphabetical-index-mark-start text:id="IMark87782424"/><text:alphabetical-index-mark-start text:id="IMark86926408"/><text:alphabetical-index-mark-start text:id="IMark74927560"/><text:alphabetical-index-mark-start text:id="IMark74872216"/>result<text:alphabetical-index-mark-end text:id="IMark74872216"/><text:alphabetical-index-mark-end text:id="IMark74927560"/><text:alphabetical-index-mark-end text:id="IMark86926408"/><text:alphabetical-index-mark-end text:id="IMark87782424"/><text:alphabetical-index-mark-end text:id="IMark87840824"/><text:alphabetical-index-mark-end text:id="IMark91932840"/><text:alphabetical-index-mark-end text:id="IMark86749752"/>s<text:alphabetical-index-mark-end text:id="IMark74762568"/><text:alphabetical-index-mark-end text:id="IMark90018776"/><text:alphabetical-index-mark-end text:id="IMark75299656"/><text:alphabetical-index-mark-end text:id="IMark91789992"/><text:alphabetical-index-mark-end text:id="IMark87428696"/><text:alphabetical-index-mark-end text:id="IMark74857672"/><text:alphabetical-index-mark-end text:id="IMark89504856"/><text:alphabetical-index-mark-start text:id="IMark88733112"/><text:alphabetical-index-mark-start text:id="IMark90046456"/><text:alphabetical-index-mark-start text:id="IMark86570568"/><text:alphabetical-index-mark-start text:id="IMark88933992"/><text:alphabetical-index-mark-start text:id="IMark87818744"/><text:alphabetical-index-mark-start text:id="IMark74826088"/><text:alphabetical-index-mark-start text:id="IMark85731144"/>.txt<text:alphabetical-index-mark-end text:id="IMark85731144"/><text:alphabetical-index-mark-end text:id="IMark74826088"/><text:alphabetical-index-mark-end text:id="IMark87818744"/><text:alphabetical-index-mark-end text:id="IMark88933992"/><text:alphabetical-index-mark-end text:id="IMark86570568"/><text:alphabetical-index-mark-end text:id="IMark90046456"/><text:alphabetical-index-mark-end text:id="IMark88733112"/> and will fill it with the <text:alphabetical-index-mark-start text:id="IMark87287560"/><text:alphabetical-index-mark-start text:id="IMark88932760"/><text:alphabetical-index-mark-start text:id="IMark89746744"/><text:alphabetical-index-mark-start text:id="IMark87572136"/><text:alphabetical-index-mark-start text:id="IMark91104968"/><text:alphabetical-index-mark-start text:id="IMark91104008"/><text:alphabetical-index-mark-start text:id="IMark75038696"/><text:alphabetical-index-mark-start text:id="IMark91016312"/><text:alphabetical-index-mark-start text:id="IMark91882488"/><text:alphabetical-index-mark-start text:id="IMark91105928"/><text:alphabetical-index-mark-start text:id="IMark89746360"/><text:alphabetical-index-mark-start text:id="IMark88708600"/><text:alphabetical-index-mark-start text:id="IMark89762536"/><text:alphabetical-index-mark-start text:id="IMark86453240"/>result<text:alphabetical-index-mark-end text:id="IMark86453240"/><text:alphabetical-index-mark-end text:id="IMark89762536"/><text:alphabetical-index-mark-end text:id="IMark88708600"/><text:alphabetical-index-mark-end text:id="IMark89746360"/><text:alphabetical-index-mark-end text:id="IMark91105928"/><text:alphabetical-index-mark-end text:id="IMark91882488"/><text:alphabetical-index-mark-end text:id="IMark91016312"/>s<text:alphabetical-index-mark-end text:id="IMark75038696"/><text:alphabetical-index-mark-end text:id="IMark91104008"/><text:alphabetical-index-mark-end text:id="IMark91104968"/><text:alphabetical-index-mark-end text:id="IMark87572136"/><text:alphabetical-index-mark-end text:id="IMark89746744"/><text:alphabetical-index-mark-end text:id="IMark88932760"/><text:alphabetical-index-mark-end text:id="IMark87287560"/> of the first <text:alphabetical-index-mark-start text:id="IMark86534472"/><text:alphabetical-index-mark-start text:id="IMark86006552"/><text:alphabetical-index-mark-start text:id="IMark85441752"/><text:alphabetical-index-mark-start text:id="IMark85491512"/><text:alphabetical-index-mark-start text:id="IMark85439096"/><text:alphabetical-index-mark-start text:id="IMark85487528"/><text:alphabetical-index-mark-start text:id="IMark90196680"/>SELECT<text:alphabetical-index-mark-end text:id="IMark90196680"/><text:alphabetical-index-mark-end text:id="IMark85487528"/><text:alphabetical-index-mark-end text:id="IMark85439096"/><text:alphabetical-index-mark-end text:id="IMark85491512"/><text:alphabetical-index-mark-end text:id="IMark85441752"/><text:alphabetical-index-mark-end text:id="IMark86006552"/><text:alphabetical-index-mark-end text:id="IMark86534472"/>, and then with the <text:alphabetical-index-mark-start text:id="IMark87224728"/><text:alphabetical-index-mark-start text:id="IMark87336120"/><text:alphabetical-index-mark-start text:id="IMark88215544"/><text:alphabetical-index-mark-start text:id="IMark85885400"/><text:alphabetical-index-mark-start text:id="IMark86604952"/><text:alphabetical-index-mark-start text:id="IMark86603448"/><text:alphabetical-index-mark-start text:id="IMark86601944"/><text:alphabetical-index-mark-start text:id="IMark86600440"/><text:alphabetical-index-mark-start text:id="IMark89867480"/><text:alphabetical-index-mark-start text:id="IMark85563592"/><text:alphabetical-index-mark-start text:id="IMark86934040"/><text:alphabetical-index-mark-start text:id="IMark86932536"/><text:alphabetical-index-mark-start text:id="IMark86931032"/><text:alphabetical-index-mark-start text:id="IMark86929528"/>result<text:alphabetical-index-mark-end text:id="IMark86929528"/><text:alphabetical-index-mark-end text:id="IMark86931032"/><text:alphabetical-index-mark-end text:id="IMark86932536"/><text:alphabetical-index-mark-end text:id="IMark86934040"/><text:alphabetical-index-mark-end text:id="IMark85563592"/><text:alphabetical-index-mark-end text:id="IMark89867480"/><text:alphabetical-index-mark-end text:id="IMark86600440"/>s<text:alphabetical-index-mark-end text:id="IMark86601944"/><text:alphabetical-index-mark-end text:id="IMark86603448"/><text:alphabetical-index-mark-end text:id="IMark86604952"/><text:alphabetical-index-mark-end text:id="IMark85885400"/><text:alphabetical-index-mark-end text:id="IMark88215544"/><text:alphabetical-index-mark-end text:id="IMark87336120"/><text:alphabetical-index-mark-end text:id="IMark87224728"/> of the second <text:alphabetical-index-mark-start text:id="IMark88176200"/><text:alphabetical-index-mark-start text:id="IMark88182600"/><text:alphabetical-index-mark-start text:id="IMark85458472"/><text:alphabetical-index-mark-start text:id="IMark85456968"/><text:alphabetical-index-mark-start text:id="IMark87595512"/><text:alphabetical-index-mark-start text:id="IMark87594008"/><text:alphabetical-index-mark-start text:id="IMark87593256"/>query<text:alphabetical-index-mark-end text:id="IMark87593256"/><text:alphabetical-index-mark-end text:id="IMark87594008"/><text:alphabetical-index-mark-end text:id="IMark87595512"/><text:alphabetical-index-mark-end text:id="IMark85456968"/><text:alphabetical-index-mark-end text:id="IMark85458472"/><text:alphabetical-index-mark-end text:id="IMark88182600"/><text:alphabetical-index-mark-end text:id="IMark88176200"/> <text:alphabetical-index-mark-start text:id="IMark87591752"/><text:alphabetical-index-mark-start text:id="IMark87590248"/><text:alphabetical-index-mark-start text:id="IMark87588744"/><text:alphabetical-index-mark-start text:id="IMark91246744"/><text:alphabetical-index-mark-start text:id="IMark91245240"/><text:alphabetical-index-mark-start text:id="IMark86980296"/><text:alphabetical-index-mark-start text:id="IMark86978792"/>append<text:alphabetical-index-mark-end text:id="IMark86978792"/><text:alphabetical-index-mark-end text:id="IMark86980296"/><text:alphabetical-index-mark-end text:id="IMark91245240"/><text:alphabetical-index-mark-end text:id="IMark91246744"/><text:alphabetical-index-mark-end text:id="IMark87588744"/><text:alphabetical-index-mark-end text:id="IMark87590248"/><text:alphabetical-index-mark-end text:id="IMark87591752"/>ed to the first.</text:p>
      <text:p text:style-name="P13"/>
      <text:p text:style-name="P13"/>
      <text:h text:style-name="Heading_20_3" text:outline-level="3"><text:bookmark-start text:name="__RefHeading___Toc961_76759228"/>2.3.3. <text:alphabetical-index-mark-start text:id="IMark89746744"/><text:alphabetical-index-mark-start text:id="IMark91104968"/><text:alphabetical-index-mark-start text:id="IMark91104008"/><text:alphabetical-index-mark-start text:id="IMark75038696"/><text:alphabetical-index-mark-start text:id="IMark91016312"/><text:alphabetical-index-mark-start text:id="IMark91882488"/><text:alphabetical-index-mark-start text:id="IMark91105928"/><text:alphabetical-index-mark-start text:id="IMark89746360"/><text:alphabetical-index-mark-start text:id="IMark88708600"/><text:alphabetical-index-mark-start text:id="IMark89762536"/><text:alphabetical-index-mark-start text:id="IMark86453240"/><text:alphabetical-index-mark-start text:id="IMark88733112"/><text:alphabetical-index-mark-start text:id="IMark90046456"/><text:alphabetical-index-mark-start text:id="IMark86570568"/><text:span text:style-name="T16">Sql</text:span><text:alphabetical-index-mark-end text:id="IMark86570568"/><text:alphabetical-index-mark-end text:id="IMark90046456"/><text:alphabetical-index-mark-end text:id="IMark88733112"/><text:alphabetical-index-mark-end text:id="IMark86453240"/><text:alphabetical-index-mark-end text:id="IMark89762536"/><text:alphabetical-index-mark-end text:id="IMark88708600"/><text:alphabetical-index-mark-end text:id="IMark89746360"/><text:alphabetical-index-mark-end text:id="IMark91105928"/><text:alphabetical-index-mark-end text:id="IMark91882488"/><text:alphabetical-index-mark-end text:id="IMark91016312"/><text:alphabetical-index-mark-end text:id="IMark75038696"/><text:alphabetical-index-mark-end text:id="IMark91104008"/><text:alphabetical-index-mark-end text:id="IMark91104968"/><text:alphabetical-index-mark-end text:id="IMark89746744"/><text:span text:style-name="T16"> </text:span><text:alphabetical-index-mark-start text:id="IMark88933992"/><text:alphabetical-index-mark-start text:id="IMark87818744"/><text:alphabetical-index-mark-start text:id="IMark74826088"/><text:alphabetical-index-mark-start text:id="IMark85731144"/><text:alphabetical-index-mark-start text:id="IMark89504856"/><text:alphabetical-index-mark-start text:id="IMark74857672"/><text:alphabetical-index-mark-start text:id="IMark87428696"/><text:span text:style-name="T16">file</text:span><text:alphabetical-index-mark-end text:id="IMark87428696"/><text:alphabetical-index-mark-end text:id="IMark74857672"/><text:alphabetical-index-mark-end text:id="IMark89504856"/><text:alphabetical-index-mark-end text:id="IMark85731144"/><text:alphabetical-index-mark-end text:id="IMark74826088"/><text:alphabetical-index-mark-end text:id="IMark87818744"/><text:alphabetical-index-mark-end text:id="IMark88933992"/><text:span text:style-name="T16"> and </text:span><text:alphabetical-index-mark-start text:id="IMark91789992"/><text:alphabetical-index-mark-start text:id="IMark75299656"/><text:alphabetical-index-mark-start text:id="IMark90018776"/><text:alphabetical-index-mark-start text:id="IMark74762568"/><text:alphabetical-index-mark-start text:id="IMark86749752"/><text:alphabetical-index-mark-start text:id="IMark91932840"/><text:alphabetical-index-mark-start text:id="IMark87840824"/><text:span text:style-name="T16">composite</text:span><text:alphabetical-index-mark-end text:id="IMark87840824"/><text:alphabetical-index-mark-end text:id="IMark91932840"/><text:alphabetical-index-mark-end text:id="IMark86749752"/><text:alphabetical-index-mark-end text:id="IMark74762568"/><text:alphabetical-index-mark-end text:id="IMark90018776"/><text:alphabetical-index-mark-end text:id="IMark75299656"/><text:alphabetical-index-mark-end text:id="IMark91789992"/><text:span text:style-name="T16"> </text:span><text:alphabetical-index-mark-start text:id="IMark87782424"/><text:alphabetical-index-mark-start text:id="IMark86926408"/><text:alphabetical-index-mark-start text:id="IMark74927560"/><text:alphabetical-index-mark-start text:id="IMark74872216"/><text:alphabetical-index-mark-start text:id="IMark89162136"/><text:alphabetical-index-mark-start text:id="IMark74924200"/><text:alphabetical-index-mark-start text:id="IMark74907672"/><text:span text:style-name="T16">query</text:span><text:alphabetical-index-mark-end text:id="IMark74907672"/><text:alphabetical-index-mark-end text:id="IMark74924200"/><text:alphabetical-index-mark-end text:id="IMark89162136"/><text:alphabetical-index-mark-end text:id="IMark74872216"/><text:alphabetical-index-mark-end text:id="IMark74927560"/><text:alphabetical-index-mark-end text:id="IMark86926408"/><text:alphabetical-index-mark-end text:id="IMark87782424"/><text:span text:style-name="T16"> </text:span><text:alphabetical-index-mark-start text:id="IMark87188824"/><text:alphabetical-index-mark-start text:id="IMark91902504"/><text:alphabetical-index-mark-start text:id="IMark85939128"/><text:alphabetical-index-mark-start text:id="IMark74937144"/><text:alphabetical-index-mark-start text:id="IMark91304248"/><text:alphabetical-index-mark-start text:id="IMark75039816"/><text:alphabetical-index-mark-start text:id="IMark86927368"/><text:span text:style-name="T16">syntax</text:span><text:alphabetical-index-mark-end text:id="IMark86927368"/><text:alphabetical-index-mark-end text:id="IMark75039816"/><text:alphabetical-index-mark-end text:id="IMark91304248"/><text:alphabetical-index-mark-end text:id="IMark74937144"/><text:alphabetical-index-mark-end text:id="IMark85939128"/><text:alphabetical-index-mark-end text:id="IMark91902504"/><text:alphabetical-index-mark-end text:id="IMark87188824"/><text:span text:style-name="T16">.</text:span><text:bookmark-end text:name="__RefHeading___Toc961_76759228"/></text:h>
      <text:p text:style-name="P15"/>
      <text:p text:style-name="P23"><text:alphabetical-index-mark-start text:id="IMark90264792"/><text:alphabetical-index-mark-start text:id="IMark88332824"/><text:alphabetical-index-mark-start text:id="IMark91157400"/><text:alphabetical-index-mark-start text:id="IMark88066392"/><text:alphabetical-index-mark-start text:id="IMark86646664"/><text:alphabetical-index-mark-start text:id="IMark85809032"/><text:alphabetical-index-mark-start text:id="IMark88006488"/><text:alphabetical-index-mark-start text:id="IMark85546504"/><text:alphabetical-index-mark-start text:id="IMark67433704"/><text:alphabetical-index-mark-start text:id="IMark90207608"/><text:alphabetical-index-mark-start text:id="IMark74367032"/><text:alphabetical-index-mark-start text:id="IMark89457496"/><text:alphabetical-index-mark-start text:id="IMark87328888"/><text:alphabetical-index-mark-start text:id="IMark87820856"/>Sql<text:alphabetical-index-mark-end text:id="IMark87820856"/><text:alphabetical-index-mark-end text:id="IMark87328888"/><text:alphabetical-index-mark-end text:id="IMark89457496"/><text:alphabetical-index-mark-end text:id="IMark74367032"/><text:alphabetical-index-mark-end text:id="IMark90207608"/><text:alphabetical-index-mark-end text:id="IMark67433704"/><text:alphabetical-index-mark-end text:id="IMark85546504"/><text:alphabetical-index-mark-end text:id="IMark88006488"/><text:alphabetical-index-mark-end text:id="IMark85809032"/><text:alphabetical-index-mark-end text:id="IMark86646664"/><text:alphabetical-index-mark-end text:id="IMark88066392"/><text:alphabetical-index-mark-end text:id="IMark91157400"/><text:alphabetical-index-mark-end text:id="IMark88332824"/><text:alphabetical-index-mark-end text:id="IMark90264792"/>c accepts <text:alphabetical-index-mark-start text:id="IMark86534472"/><text:alphabetical-index-mark-start text:id="IMark91248168"/><text:alphabetical-index-mark-start text:id="IMark88932760"/><text:alphabetical-index-mark-start text:id="IMark87287560"/><text:alphabetical-index-mark-start text:id="IMark90060104"/><text:alphabetical-index-mark-start text:id="IMark87572136"/><text:alphabetical-index-mark-start text:id="IMark89746744"/>single<text:alphabetical-index-mark-end text:id="IMark89746744"/><text:alphabetical-index-mark-end text:id="IMark87572136"/><text:alphabetical-index-mark-end text:id="IMark90060104"/><text:alphabetical-index-mark-end text:id="IMark87287560"/><text:alphabetical-index-mark-end text:id="IMark88932760"/><text:alphabetical-index-mark-end text:id="IMark91248168"/><text:alphabetical-index-mark-end text:id="IMark86534472"/> and <text:alphabetical-index-mark-start text:id="IMark91104968"/><text:alphabetical-index-mark-start text:id="IMark91104008"/><text:alphabetical-index-mark-start text:id="IMark75038696"/><text:alphabetical-index-mark-start text:id="IMark91016312"/><text:alphabetical-index-mark-start text:id="IMark91882488"/><text:alphabetical-index-mark-start text:id="IMark91105928"/><text:alphabetical-index-mark-start text:id="IMark89746360"/>composite<text:alphabetical-index-mark-end text:id="IMark89746360"/><text:alphabetical-index-mark-end text:id="IMark91105928"/><text:alphabetical-index-mark-end text:id="IMark91882488"/><text:alphabetical-index-mark-end text:id="IMark91016312"/><text:alphabetical-index-mark-end text:id="IMark75038696"/><text:alphabetical-index-mark-end text:id="IMark91104008"/><text:alphabetical-index-mark-end text:id="IMark91104968"/> <text:alphabetical-index-mark-start text:id="IMark88708600"/><text:alphabetical-index-mark-start text:id="IMark89762536"/><text:alphabetical-index-mark-start text:id="IMark86453240"/><text:alphabetical-index-mark-start text:id="IMark88733112"/><text:alphabetical-index-mark-start text:id="IMark90046456"/><text:alphabetical-index-mark-start text:id="IMark86570568"/><text:alphabetical-index-mark-start text:id="IMark88933992"/>queries<text:alphabetical-index-mark-end text:id="IMark88933992"/><text:alphabetical-index-mark-end text:id="IMark86570568"/><text:alphabetical-index-mark-end text:id="IMark90046456"/><text:alphabetical-index-mark-end text:id="IMark88733112"/><text:alphabetical-index-mark-end text:id="IMark86453240"/><text:alphabetical-index-mark-end text:id="IMark89762536"/><text:alphabetical-index-mark-end text:id="IMark88708600"/>, as well as <text:alphabetical-index-mark-start text:id="IMark87818744"/><text:alphabetical-index-mark-start text:id="IMark74826088"/><text:alphabetical-index-mark-start text:id="IMark85731144"/><text:alphabetical-index-mark-start text:id="IMark89504856"/><text:alphabetical-index-mark-start text:id="IMark74857672"/><text:alphabetical-index-mark-start text:id="IMark87428696"/><text:alphabetical-index-mark-start text:id="IMark91789992"/><text:alphabetical-index-mark-start text:id="IMark75299656"/><text:alphabetical-index-mark-start text:id="IMark90018776"/><text:alphabetical-index-mark-start text:id="IMark74762568"/><text:alphabetical-index-mark-start text:id="IMark86749752"/><text:alphabetical-index-mark-start text:id="IMark91932840"/><text:alphabetical-index-mark-start text:id="IMark87840824"/><text:alphabetical-index-mark-start text:id="IMark87782424"/>sql<text:alphabetical-index-mark-end text:id="IMark87782424"/><text:alphabetical-index-mark-end text:id="IMark87840824"/><text:alphabetical-index-mark-end text:id="IMark91932840"/><text:alphabetical-index-mark-end text:id="IMark86749752"/><text:alphabetical-index-mark-end text:id="IMark74762568"/><text:alphabetical-index-mark-end text:id="IMark90018776"/><text:alphabetical-index-mark-end text:id="IMark75299656"/><text:alphabetical-index-mark-end text:id="IMark91789992"/><text:alphabetical-index-mark-end text:id="IMark87428696"/><text:alphabetical-index-mark-end text:id="IMark74857672"/><text:alphabetical-index-mark-end text:id="IMark89504856"/><text:alphabetical-index-mark-end text:id="IMark85731144"/><text:alphabetical-index-mark-end text:id="IMark74826088"/><text:alphabetical-index-mark-end text:id="IMark87818744"/> <text:alphabetical-index-mark-start text:id="IMark86926408"/><text:alphabetical-index-mark-start text:id="IMark74927560"/><text:alphabetical-index-mark-start text:id="IMark74872216"/><text:alphabetical-index-mark-start text:id="IMark89162136"/><text:alphabetical-index-mark-start text:id="IMark74924200"/><text:alphabetical-index-mark-start text:id="IMark74907672"/><text:alphabetical-index-mark-start text:id="IMark87188824"/>file<text:alphabetical-index-mark-end text:id="IMark87188824"/><text:alphabetical-index-mark-end text:id="IMark74907672"/><text:alphabetical-index-mark-end text:id="IMark74924200"/><text:alphabetical-index-mark-end text:id="IMark89162136"/><text:alphabetical-index-mark-end text:id="IMark74872216"/><text:alphabetical-index-mark-end text:id="IMark74927560"/><text:alphabetical-index-mark-end text:id="IMark86926408"/>s as input. In all cases you should end each <text:alphabetical-index-mark-start text:id="IMark91902504"/><text:alphabetical-index-mark-start text:id="IMark85939128"/><text:alphabetical-index-mark-start text:id="IMark74937144"/><text:alphabetical-index-mark-start text:id="IMark91304248"/><text:alphabetical-index-mark-start text:id="IMark75039816"/><text:alphabetical-index-mark-start text:id="IMark86927368"/><text:alphabetical-index-mark-start text:id="IMark89235304"/>query<text:alphabetical-index-mark-end text:id="IMark89235304"/><text:alphabetical-index-mark-end text:id="IMark86927368"/><text:alphabetical-index-mark-end text:id="IMark75039816"/><text:alphabetical-index-mark-end text:id="IMark91304248"/><text:alphabetical-index-mark-end text:id="IMark74937144"/><text:alphabetical-index-mark-end text:id="IMark85939128"/><text:alphabetical-index-mark-end text:id="IMark91902504"/> with a “;” to tell <text:alphabetical-index-mark-start text:id="IMark91157016"/><text:alphabetical-index-mark-start text:id="IMark87261336"/><text:alphabetical-index-mark-start text:id="IMark75040216"/><text:alphabetical-index-mark-start text:id="IMark87290088"/><text:alphabetical-index-mark-start text:id="IMark89129640"/><text:alphabetical-index-mark-start text:id="IMark85477176"/><text:alphabetical-index-mark-start text:id="IMark85474168"/><text:alphabetical-index-mark-start text:id="IMark87239720"/><text:alphabetical-index-mark-start text:id="IMark87890712"/><text:alphabetical-index-mark-start text:id="IMark88844008"/><text:alphabetical-index-mark-start text:id="IMark88841000"/><text:alphabetical-index-mark-start text:id="IMark88837992"/><text:alphabetical-index-mark-start text:id="IMark86890264"/><text:alphabetical-index-mark-start text:id="IMark86887256"/><text:alphabetical-index-mark-start text:id="IMark87554536"/><text:alphabetical-index-mark-start text:id="IMark87551528"/><text:alphabetical-index-mark-start text:id="IMark91598648"/><text:alphabetical-index-mark-start text:id="IMark91595640"/><text:alphabetical-index-mark-start text:id="IMark85908664"/><text:alphabetical-index-mark-start text:id="IMark85905656"/><text:alphabetical-index-mark-start text:id="IMark88098520"/>Sql<text:alphabetical-index-mark-end text:id="IMark88098520"/><text:alphabetical-index-mark-end text:id="IMark85905656"/><text:alphabetical-index-mark-end text:id="IMark85908664"/><text:alphabetical-index-mark-end text:id="IMark91595640"/><text:alphabetical-index-mark-end text:id="IMark91598648"/><text:alphabetical-index-mark-end text:id="IMark87551528"/><text:alphabetical-index-mark-end text:id="IMark87554536"/><text:alphabetical-index-mark-end text:id="IMark86887256"/><text:alphabetical-index-mark-end text:id="IMark86890264"/><text:alphabetical-index-mark-end text:id="IMark88837992"/><text:alphabetical-index-mark-end text:id="IMark88841000"/><text:alphabetical-index-mark-end text:id="IMark88844008"/><text:alphabetical-index-mark-end text:id="IMark87890712"/><text:alphabetical-index-mark-end text:id="IMark87239720"/>ite<text:alphabetical-index-mark-end text:id="IMark85474168"/><text:alphabetical-index-mark-end text:id="IMark85477176"/><text:alphabetical-index-mark-end text:id="IMark89129640"/><text:alphabetical-index-mark-end text:id="IMark87290088"/><text:alphabetical-index-mark-end text:id="IMark75040216"/><text:alphabetical-index-mark-end text:id="IMark87261336"/><text:alphabetical-index-mark-end text:id="IMark91157016"/>3 that each is a separate <text:alphabetical-index-mark-start text:id="IMark91550264"/><text:alphabetical-index-mark-start text:id="IMark91552664"/><text:alphabetical-index-mark-start text:id="IMark91250584"/><text:alphabetical-index-mark-start text:id="IMark91544232"/><text:alphabetical-index-mark-start text:id="IMark91553896"/><text:alphabetical-index-mark-start text:id="IMark91557720"/><text:alphabetical-index-mark-start text:id="IMark91249416"/>query<text:alphabetical-index-mark-end text:id="IMark91249416"/><text:alphabetical-index-mark-end text:id="IMark91557720"/><text:alphabetical-index-mark-end text:id="IMark91553896"/><text:alphabetical-index-mark-end text:id="IMark91544232"/><text:alphabetical-index-mark-end text:id="IMark91250584"/><text:alphabetical-index-mark-end text:id="IMark91552664"/><text:alphabetical-index-mark-end text:id="IMark91550264"/>. </text:p>
      <text:p text:style-name="P16"/>
      <text:p text:style-name="P22">Examples:</text:p>
      <text:p text:style-name="P22"/>
      <text:p text:style-name="P25"><text:span text:style-name="T9">2.3.3.1.</text:span> <text:alphabetical-index-mark-start text:id="IMark91304248"/><text:alphabetical-index-mark-start text:id="IMark75039816"/><text:alphabetical-index-mark-start text:id="IMark86927368"/><text:alphabetical-index-mark-start text:id="IMark89235304"/><text:alphabetical-index-mark-start text:id="IMark86926408"/><text:alphabetical-index-mark-start text:id="IMark74927560"/><text:alphabetical-index-mark-start text:id="IMark74872216"/><text:span text:style-name="T33">Single</text:span><text:alphabetical-index-mark-end text:id="IMark74872216"/><text:alphabetical-index-mark-end text:id="IMark74927560"/><text:alphabetical-index-mark-end text:id="IMark86926408"/><text:alphabetical-index-mark-end text:id="IMark89235304"/><text:alphabetical-index-mark-end text:id="IMark86927368"/><text:alphabetical-index-mark-end text:id="IMark75039816"/><text:alphabetical-index-mark-end text:id="IMark91304248"/><text:span text:style-name="T33"> </text:span><text:alphabetical-index-mark-start text:id="IMark89162136"/><text:alphabetical-index-mark-start text:id="IMark74924200"/><text:alphabetical-index-mark-start text:id="IMark74907672"/><text:alphabetical-index-mark-start text:id="IMark87188824"/><text:alphabetical-index-mark-start text:id="IMark87818744"/><text:alphabetical-index-mark-start text:id="IMark74826088"/><text:alphabetical-index-mark-start text:id="IMark85731144"/><text:span text:style-name="T33">query</text:span><text:alphabetical-index-mark-end text:id="IMark85731144"/><text:alphabetical-index-mark-end text:id="IMark74826088"/><text:alphabetical-index-mark-end text:id="IMark87818744"/><text:alphabetical-index-mark-end text:id="IMark87188824"/><text:alphabetical-index-mark-end text:id="IMark74907672"/><text:alphabetical-index-mark-end text:id="IMark74924200"/><text:alphabetical-index-mark-end text:id="IMark89162136"/></text:p>
      <text:p text:style-name="P60"/>
      <text:p text:style-name="P25"><text:span text:style-name="T20">“</text:span><text:alphabetical-index-mark-start text:id="IMark75299656"/><text:alphabetical-index-mark-start text:id="IMark90018776"/><text:alphabetical-index-mark-start text:id="IMark74762568"/><text:alphabetical-index-mark-start text:id="IMark86749752"/><text:alphabetical-index-mark-start text:id="IMark91932840"/><text:alphabetical-index-mark-start text:id="IMark87840824"/><text:alphabetical-index-mark-start text:id="IMark87782424"/><text:span text:style-name="T20">SELECT</text:span><text:alphabetical-index-mark-end text:id="IMark87782424"/><text:alphabetical-index-mark-end text:id="IMark87840824"/><text:alphabetical-index-mark-end text:id="IMark91932840"/><text:alphabetical-index-mark-end text:id="IMark86749752"/><text:alphabetical-index-mark-end text:id="IMark74762568"/><text:alphabetical-index-mark-end text:id="IMark90018776"/><text:alphabetical-index-mark-end text:id="IMark75299656"/><text:span text:style-name="T20"> * FROM </text:span><text:alphabetical-index-mark-start text:id="IMark88708600"/><text:alphabetical-index-mark-start text:id="IMark89762536"/><text:alphabetical-index-mark-start text:id="IMark86453240"/><text:alphabetical-index-mark-start text:id="IMark88733112"/><text:alphabetical-index-mark-start text:id="IMark90046456"/><text:alphabetical-index-mark-start text:id="IMark86570568"/><text:alphabetical-index-mark-start text:id="IMark88933992"/><text:span text:style-name="T20">your_</text:span><text:alphabetical-index-mark-start text:id="IMark91104968"/><text:alphabetical-index-mark-start text:id="IMark91104008"/><text:alphabetical-index-mark-start text:id="IMark75038696"/><text:alphabetical-index-mark-start text:id="IMark91016312"/><text:alphabetical-index-mark-start text:id="IMark91882488"/><text:alphabetical-index-mark-start text:id="IMark91105928"/><text:alphabetical-index-mark-start text:id="IMark89746360"/><text:span text:style-name="T20">table</text:span><text:alphabetical-index-mark-end text:id="IMark89746360"/><text:alphabetical-index-mark-end text:id="IMark91105928"/><text:alphabetical-index-mark-end text:id="IMark91882488"/><text:alphabetical-index-mark-end text:id="IMark91016312"/><text:alphabetical-index-mark-end text:id="IMark75038696"/><text:alphabetical-index-mark-end text:id="IMark91104008"/><text:alphabetical-index-mark-end text:id="IMark91104968"/><text:alphabetical-index-mark-end text:id="IMark88933992"/><text:alphabetical-index-mark-end text:id="IMark86570568"/><text:alphabetical-index-mark-end text:id="IMark90046456"/><text:alphabetical-index-mark-end text:id="IMark88733112"/><text:alphabetical-index-mark-end text:id="IMark86453240"/><text:alphabetical-index-mark-end text:id="IMark89762536"/><text:alphabetical-index-mark-end text:id="IMark88708600"/><text:span text:style-name="T20">_1;”</text:span></text:p>
      <text:p text:style-name="P22"/>
      <text:p text:style-name="P22"/>
      <text:p text:style-name="P25"><text:span text:style-name="T9">2.3.3.2.</text:span> <text:alphabetical-index-mark-start text:id="IMark85809032"/><text:alphabetical-index-mark-start text:id="IMark88006488"/><text:alphabetical-index-mark-start text:id="IMark85546504"/><text:alphabetical-index-mark-start text:id="IMark67433704"/><text:alphabetical-index-mark-start text:id="IMark90207608"/><text:alphabetical-index-mark-start text:id="IMark74367032"/><text:alphabetical-index-mark-start text:id="IMark89457496"/><text:span text:style-name="T33">Composite</text:span><text:alphabetical-index-mark-end text:id="IMark89457496"/><text:alphabetical-index-mark-end text:id="IMark74367032"/><text:alphabetical-index-mark-end text:id="IMark90207608"/><text:alphabetical-index-mark-end text:id="IMark67433704"/><text:alphabetical-index-mark-end text:id="IMark85546504"/><text:alphabetical-index-mark-end text:id="IMark88006488"/><text:alphabetical-index-mark-end text:id="IMark85809032"/><text:span text:style-name="T33"> </text:span><text:alphabetical-index-mark-start text:id="IMark87328888"/><text:alphabetical-index-mark-start text:id="IMark87820856"/><text:alphabetical-index-mark-start text:id="IMark85477848"/><text:alphabetical-index-mark-start text:id="IMark87261336"/><text:alphabetical-index-mark-start text:id="IMark91157016"/><text:alphabetical-index-mark-start text:id="IMark91902504"/><text:alphabetical-index-mark-start text:id="IMark75040216"/><text:span text:style-name="T33">query</text:span><text:alphabetical-index-mark-end text:id="IMark75040216"/><text:alphabetical-index-mark-end text:id="IMark91902504"/><text:alphabetical-index-mark-end text:id="IMark91157016"/><text:alphabetical-index-mark-end text:id="IMark87261336"/><text:alphabetical-index-mark-end text:id="IMark85477848"/><text:alphabetical-index-mark-end text:id="IMark87820856"/><text:alphabetical-index-mark-end text:id="IMark87328888"/></text:p>
      <text:p text:style-name="P60"/>
      <text:p text:style-name="P25"><text:span text:style-name="T20">“</text:span><text:alphabetical-index-mark-start text:id="IMark74857672"/><text:alphabetical-index-mark-start text:id="IMark91304248"/><text:alphabetical-index-mark-start text:id="IMark75039816"/><text:alphabetical-index-mark-start text:id="IMark86927368"/><text:alphabetical-index-mark-start text:id="IMark89235304"/><text:alphabetical-index-mark-start text:id="IMark86926408"/><text:alphabetical-index-mark-start text:id="IMark74927560"/><text:span text:style-name="T20">SELECT</text:span><text:alphabetical-index-mark-end text:id="IMark74927560"/><text:alphabetical-index-mark-end text:id="IMark86926408"/><text:alphabetical-index-mark-end text:id="IMark89235304"/><text:alphabetical-index-mark-end text:id="IMark86927368"/><text:alphabetical-index-mark-end text:id="IMark75039816"/><text:alphabetical-index-mark-end text:id="IMark91304248"/><text:alphabetical-index-mark-end text:id="IMark74857672"/><text:span text:style-name="T20"> * FROM </text:span><text:alphabetical-index-mark-start text:id="IMark74872216"/><text:alphabetical-index-mark-start text:id="IMark74924200"/><text:alphabetical-index-mark-start text:id="IMark89162136"/><text:alphabetical-index-mark-start text:id="IMark74907672"/><text:alphabetical-index-mark-start text:id="IMark87188824"/><text:alphabetical-index-mark-start text:id="IMark87818744"/><text:alphabetical-index-mark-start text:id="IMark74826088"/><text:span text:style-name="T20">your_</text:span><text:alphabetical-index-mark-start text:id="IMark85731144"/><text:alphabetical-index-mark-start text:id="IMark91789992"/><text:alphabetical-index-mark-start text:id="IMark87428696"/><text:alphabetical-index-mark-start text:id="IMark86534472"/><text:alphabetical-index-mark-start text:id="IMark91248168"/><text:alphabetical-index-mark-start text:id="IMark75299656"/><text:alphabetical-index-mark-start text:id="IMark90018776"/><text:span text:style-name="T20">table</text:span><text:alphabetical-index-mark-end text:id="IMark90018776"/><text:alphabetical-index-mark-end text:id="IMark75299656"/><text:alphabetical-index-mark-end text:id="IMark91248168"/><text:alphabetical-index-mark-end text:id="IMark86534472"/><text:alphabetical-index-mark-end text:id="IMark87428696"/><text:alphabetical-index-mark-end text:id="IMark91789992"/><text:alphabetical-index-mark-end text:id="IMark85731144"/><text:alphabetical-index-mark-end text:id="IMark74826088"/><text:alphabetical-index-mark-end text:id="IMark87818744"/><text:alphabetical-index-mark-end text:id="IMark87188824"/><text:alphabetical-index-mark-end text:id="IMark74907672"/><text:alphabetical-index-mark-end text:id="IMark89162136"/><text:alphabetical-index-mark-end text:id="IMark74924200"/><text:alphabetical-index-mark-end text:id="IMark74872216"/><text:span text:style-name="T20">_1; </text:span><text:alphabetical-index-mark-start text:id="IMark74762568"/><text:alphabetical-index-mark-start text:id="IMark86749752"/><text:alphabetical-index-mark-start text:id="IMark91932840"/><text:alphabetical-index-mark-start text:id="IMark87840824"/><text:alphabetical-index-mark-start text:id="IMark87782424"/><text:alphabetical-index-mark-start text:id="IMark88932760"/><text:alphabetical-index-mark-start text:id="IMark87287560"/><text:span text:style-name="T20">SELECT</text:span><text:alphabetical-index-mark-end text:id="IMark87287560"/><text:alphabetical-index-mark-end text:id="IMark88932760"/><text:alphabetical-index-mark-end text:id="IMark87782424"/><text:alphabetical-index-mark-end text:id="IMark87840824"/><text:alphabetical-index-mark-end text:id="IMark91932840"/><text:alphabetical-index-mark-end text:id="IMark86749752"/><text:alphabetical-index-mark-end text:id="IMark74762568"/><text:span text:style-name="T20"> * FROM </text:span><text:alphabetical-index-mark-start text:id="IMark90060104"/><text:alphabetical-index-mark-start text:id="IMark88708600"/><text:alphabetical-index-mark-start text:id="IMark89762536"/><text:alphabetical-index-mark-start text:id="IMark86453240"/><text:alphabetical-index-mark-start text:id="IMark88733112"/><text:alphabetical-index-mark-start text:id="IMark90046456"/><text:alphabetical-index-mark-start text:id="IMark86570568"/><text:span text:style-name="T20">your_</text:span><text:alphabetical-index-mark-start text:id="IMark88933992"/><text:alphabetical-index-mark-start text:id="IMark91104968"/><text:alphabetical-index-mark-start text:id="IMark91104008"/><text:alphabetical-index-mark-start text:id="IMark75038696"/><text:alphabetical-index-mark-start text:id="IMark91016312"/><text:alphabetical-index-mark-start text:id="IMark91882488"/><text:alphabetical-index-mark-start text:id="IMark91105928"/><text:span text:style-name="T20">table</text:span><text:alphabetical-index-mark-end text:id="IMark91105928"/><text:alphabetical-index-mark-end text:id="IMark91882488"/><text:alphabetical-index-mark-end text:id="IMark91016312"/><text:alphabetical-index-mark-end text:id="IMark75038696"/><text:alphabetical-index-mark-end text:id="IMark91104008"/><text:alphabetical-index-mark-end text:id="IMark91104968"/><text:alphabetical-index-mark-end text:id="IMark88933992"/><text:alphabetical-index-mark-end text:id="IMark86570568"/><text:alphabetical-index-mark-end text:id="IMark90046456"/><text:alphabetical-index-mark-end text:id="IMark88733112"/><text:alphabetical-index-mark-end text:id="IMark86453240"/><text:alphabetical-index-mark-end text:id="IMark89762536"/><text:alphabetical-index-mark-end text:id="IMark88708600"/><text:alphabetical-index-mark-end text:id="IMark90060104"/><text:span text:style-name="T20">_2;”</text:span></text:p>
      <text:p text:style-name="P31"><text:soft-page-break/></text:p>
      <text:p text:style-name="P16"/>
      <text:h text:style-name="Heading_20_3" text:outline-level="3"><text:bookmark-start text:name="__RefHeading___Toc963_76759228"/>2.3.4. <text:alphabetical-index-mark-start text:id="IMark87820856"/><text:alphabetical-index-mark-start text:id="IMark85477848"/><text:alphabetical-index-mark-start text:id="IMark87261336"/><text:alphabetical-index-mark-start text:id="IMark91157016"/><text:alphabetical-index-mark-start text:id="IMark91902504"/><text:alphabetical-index-mark-start text:id="IMark75040216"/><text:alphabetical-index-mark-start text:id="IMark89504856"/><text:alphabetical-index-mark-start text:id="IMark85939128"/><text:alphabetical-index-mark-start text:id="IMark86623768"/><text:alphabetical-index-mark-start text:id="IMark86797048"/><text:alphabetical-index-mark-start text:id="IMark89746360"/><text:alphabetical-index-mark-start text:id="IMark87572136"/><text:alphabetical-index-mark-start text:id="IMark74857672"/><text:alphabetical-index-mark-start text:id="IMark91304248"/><text:span text:style-name="T17">System</text:span><text:alphabetical-index-mark-end text:id="IMark91304248"/><text:alphabetical-index-mark-end text:id="IMark74857672"/><text:alphabetical-index-mark-end text:id="IMark87572136"/><text:alphabetical-index-mark-end text:id="IMark89746360"/><text:alphabetical-index-mark-end text:id="IMark86797048"/><text:alphabetical-index-mark-end text:id="IMark86623768"/><text:alphabetical-index-mark-end text:id="IMark85939128"/><text:alphabetical-index-mark-end text:id="IMark89504856"/><text:alphabetical-index-mark-end text:id="IMark75040216"/><text:alphabetical-index-mark-end text:id="IMark91902504"/><text:alphabetical-index-mark-end text:id="IMark91157016"/><text:alphabetical-index-mark-end text:id="IMark87261336"/><text:alphabetical-index-mark-end text:id="IMark85477848"/><text:alphabetical-index-mark-end text:id="IMark87820856"/><text:span text:style-name="T17"> </text:span><text:alphabetical-index-mark-start text:id="IMark75039816"/><text:alphabetical-index-mark-start text:id="IMark86927368"/><text:alphabetical-index-mark-start text:id="IMark89235304"/><text:alphabetical-index-mark-start text:id="IMark86926408"/><text:alphabetical-index-mark-start text:id="IMark74927560"/><text:alphabetical-index-mark-start text:id="IMark90264792"/><text:alphabetical-index-mark-start text:id="IMark89746744"/><text:span text:style-name="T17">call</text:span><text:alphabetical-index-mark-end text:id="IMark89746744"/><text:alphabetical-index-mark-end text:id="IMark90264792"/><text:alphabetical-index-mark-end text:id="IMark74927560"/><text:alphabetical-index-mark-end text:id="IMark86926408"/><text:alphabetical-index-mark-end text:id="IMark89235304"/><text:alphabetical-index-mark-end text:id="IMark86927368"/><text:alphabetical-index-mark-end text:id="IMark75039816"/><text:span text:style-name="T17">s.</text:span><text:bookmark-end text:name="__RefHeading___Toc963_76759228"/></text:h>
      <text:p text:style-name="P17"/>
      <text:p text:style-name="P39">In theory, <text:alphabetical-index-mark-start text:id="IMark74907672"/><text:alphabetical-index-mark-start text:id="IMark87188824"/><text:alphabetical-index-mark-start text:id="IMark87818744"/><text:alphabetical-index-mark-start text:id="IMark74826088"/><text:alphabetical-index-mark-start text:id="IMark85731144"/><text:alphabetical-index-mark-start text:id="IMark91789992"/><text:alphabetical-index-mark-start text:id="IMark87428696"/><text:alphabetical-index-mark-start text:id="IMark86534472"/><text:alphabetical-index-mark-start text:id="IMark91248168"/><text:alphabetical-index-mark-start text:id="IMark75299656"/><text:alphabetical-index-mark-start text:id="IMark90018776"/><text:alphabetical-index-mark-start text:id="IMark88332824"/><text:alphabetical-index-mark-start text:id="IMark86646664"/><text:alphabetical-index-mark-start text:id="IMark74762568"/>Sql<text:alphabetical-index-mark-end text:id="IMark74762568"/><text:alphabetical-index-mark-end text:id="IMark86646664"/><text:alphabetical-index-mark-end text:id="IMark88332824"/><text:alphabetical-index-mark-end text:id="IMark90018776"/><text:alphabetical-index-mark-end text:id="IMark75299656"/><text:alphabetical-index-mark-end text:id="IMark91248168"/><text:alphabetical-index-mark-end text:id="IMark86534472"/><text:alphabetical-index-mark-end text:id="IMark87428696"/><text:alphabetical-index-mark-end text:id="IMark91789992"/><text:alphabetical-index-mark-end text:id="IMark85731144"/><text:alphabetical-index-mark-end text:id="IMark74826088"/><text:alphabetical-index-mark-end text:id="IMark87818744"/><text:alphabetical-index-mark-end text:id="IMark87188824"/><text:alphabetical-index-mark-end text:id="IMark74907672"/>p can be <text:alphabetical-index-mark-start text:id="IMark86749752"/><text:alphabetical-index-mark-start text:id="IMark91932840"/><text:alphabetical-index-mark-start text:id="IMark87840824"/><text:alphabetical-index-mark-start text:id="IMark87782424"/><text:alphabetical-index-mark-start text:id="IMark88932760"/><text:alphabetical-index-mark-start text:id="IMark87287560"/><text:alphabetical-index-mark-start text:id="IMark88066392"/>call<text:alphabetical-index-mark-end text:id="IMark88066392"/><text:alphabetical-index-mark-end text:id="IMark87287560"/><text:alphabetical-index-mark-end text:id="IMark88932760"/><text:alphabetical-index-mark-end text:id="IMark87782424"/><text:alphabetical-index-mark-end text:id="IMark87840824"/><text:alphabetical-index-mark-end text:id="IMark91932840"/><text:alphabetical-index-mark-end text:id="IMark86749752"/>ed via a <text:alphabetical-index-mark-start text:id="IMark83326264"/><text:alphabetical-index-mark-start text:id="IMark74937144"/><text:alphabetical-index-mark-start text:id="IMark90060104"/><text:alphabetical-index-mark-start text:id="IMark88708600"/><text:alphabetical-index-mark-start text:id="IMark89762536"/><text:alphabetical-index-mark-start text:id="IMark86453240"/><text:alphabetical-index-mark-start text:id="IMark88733112"/><text:alphabetical-index-mark-start text:id="IMark90046456"/><text:alphabetical-index-mark-start text:id="IMark86570568"/><text:alphabetical-index-mark-start text:id="IMark88933992"/><text:alphabetical-index-mark-start text:id="IMark91104968"/><text:alphabetical-index-mark-start text:id="IMark91104008"/><text:alphabetical-index-mark-start text:id="IMark75038696"/><text:alphabetical-index-mark-start text:id="IMark91016312"/>system<text:alphabetical-index-mark-end text:id="IMark91016312"/><text:alphabetical-index-mark-end text:id="IMark75038696"/><text:alphabetical-index-mark-end text:id="IMark91104008"/><text:alphabetical-index-mark-end text:id="IMark91104968"/><text:alphabetical-index-mark-end text:id="IMark88933992"/><text:alphabetical-index-mark-end text:id="IMark86570568"/><text:alphabetical-index-mark-end text:id="IMark90046456"/><text:alphabetical-index-mark-end text:id="IMark88733112"/><text:alphabetical-index-mark-end text:id="IMark86453240"/><text:alphabetical-index-mark-end text:id="IMark89762536"/><text:alphabetical-index-mark-end text:id="IMark88708600"/><text:alphabetical-index-mark-end text:id="IMark90060104"/><text:alphabetical-index-mark-end text:id="IMark74937144"/><text:alphabetical-index-mark-end text:id="IMark83326264"/> <text:alphabetical-index-mark-start text:id="IMark91882488"/><text:alphabetical-index-mark-start text:id="IMark91105928"/><text:alphabetical-index-mark-start text:id="IMark85809032"/><text:alphabetical-index-mark-start text:id="IMark85546504"/><text:alphabetical-index-mark-start text:id="IMark88006488"/><text:alphabetical-index-mark-start text:id="IMark90207608"/><text:alphabetical-index-mark-start text:id="IMark67433704"/>call<text:alphabetical-index-mark-end text:id="IMark67433704"/><text:alphabetical-index-mark-end text:id="IMark90207608"/><text:alphabetical-index-mark-end text:id="IMark88006488"/><text:alphabetical-index-mark-end text:id="IMark85546504"/><text:alphabetical-index-mark-end text:id="IMark85809032"/><text:alphabetical-index-mark-end text:id="IMark91105928"/><text:alphabetical-index-mark-end text:id="IMark91882488"/> from any <text:alphabetical-index-mark-start text:id="IMark89457496"/><text:alphabetical-index-mark-start text:id="IMark74367032"/><text:alphabetical-index-mark-start text:id="IMark87328888"/><text:alphabetical-index-mark-start text:id="IMark87820856"/><text:alphabetical-index-mark-start text:id="IMark85477848"/><text:alphabetical-index-mark-start text:id="IMark87261336"/><text:alphabetical-index-mark-start text:id="IMark91157016"/>program<text:alphabetical-index-mark-end text:id="IMark91157016"/><text:alphabetical-index-mark-end text:id="IMark87261336"/><text:alphabetical-index-mark-end text:id="IMark85477848"/><text:alphabetical-index-mark-end text:id="IMark87820856"/><text:alphabetical-index-mark-end text:id="IMark87328888"/><text:alphabetical-index-mark-end text:id="IMark74367032"/><text:alphabetical-index-mark-end text:id="IMark89457496"/> written in any language without the need of having language – specific <text:alphabetical-index-mark-start text:id="IMark91902504"/><text:alphabetical-index-mark-start text:id="IMark75040216"/><text:alphabetical-index-mark-start text:id="IMark89504856"/><text:alphabetical-index-mark-start text:id="IMark85939128"/><text:alphabetical-index-mark-start text:id="IMark86623768"/><text:alphabetical-index-mark-start text:id="IMark86797048"/><text:alphabetical-index-mark-start text:id="IMark89746360"/>libraries<text:alphabetical-index-mark-end text:id="IMark89746360"/><text:alphabetical-index-mark-end text:id="IMark86797048"/><text:alphabetical-index-mark-end text:id="IMark86623768"/><text:alphabetical-index-mark-end text:id="IMark85939128"/><text:alphabetical-index-mark-end text:id="IMark89504856"/><text:alphabetical-index-mark-end text:id="IMark75040216"/><text:alphabetical-index-mark-end text:id="IMark91902504"/> <text:alphabetical-index-mark-start text:id="IMark87572136"/><text:alphabetical-index-mark-start text:id="IMark74857672"/><text:alphabetical-index-mark-start text:id="IMark91304248"/><text:alphabetical-index-mark-start text:id="IMark75039816"/><text:alphabetical-index-mark-start text:id="IMark86927368"/><text:alphabetical-index-mark-start text:id="IMark89235304"/><text:alphabetical-index-mark-start text:id="IMark86926408"/>install<text:alphabetical-index-mark-end text:id="IMark86926408"/><text:alphabetical-index-mark-end text:id="IMark89235304"/><text:alphabetical-index-mark-end text:id="IMark86927368"/><text:alphabetical-index-mark-end text:id="IMark75039816"/><text:alphabetical-index-mark-end text:id="IMark91304248"/><text:alphabetical-index-mark-end text:id="IMark74857672"/><text:alphabetical-index-mark-end text:id="IMark87572136"/>ed. <text:span text:style-name="T34">It can also be </text:span><text:alphabetical-index-mark-start text:id="IMark74927560"/><text:alphabetical-index-mark-start text:id="IMark90264792"/><text:alphabetical-index-mark-start text:id="IMark89746744"/><text:alphabetical-index-mark-start text:id="IMark74872216"/><text:alphabetical-index-mark-start text:id="IMark91157400"/><text:alphabetical-index-mark-start text:id="IMark89162136"/><text:alphabetical-index-mark-start text:id="IMark74924200"/><text:span text:style-name="T34">call</text:span><text:alphabetical-index-mark-end text:id="IMark74924200"/><text:alphabetical-index-mark-end text:id="IMark89162136"/><text:alphabetical-index-mark-end text:id="IMark91157400"/><text:alphabetical-index-mark-end text:id="IMark74872216"/><text:alphabetical-index-mark-end text:id="IMark89746744"/><text:alphabetical-index-mark-end text:id="IMark90264792"/><text:alphabetical-index-mark-end text:id="IMark74927560"/><text:span text:style-name="T34">ed directly from the </text:span><text:alphabetical-index-mark-start text:id="IMark87890712"/><text:alphabetical-index-mark-start text:id="IMark87463048"/><text:alphabetical-index-mark-start text:id="IMark90451768"/><text:alphabetical-index-mark-start text:id="IMark90271816"/><text:alphabetical-index-mark-start text:id="IMark88805416"/><text:alphabetical-index-mark-start text:id="IMark88802408"/><text:alphabetical-index-mark-start text:id="IMark87395368"/><text:span text:style-name="T34">terminal</text:span><text:alphabetical-index-mark-end text:id="IMark87395368"/><text:alphabetical-index-mark-end text:id="IMark88802408"/><text:alphabetical-index-mark-end text:id="IMark88805416"/><text:alphabetical-index-mark-end text:id="IMark90271816"/><text:alphabetical-index-mark-end text:id="IMark90451768"/><text:alphabetical-index-mark-end text:id="IMark87463048"/><text:alphabetical-index-mark-end text:id="IMark87890712"/><text:span text:style-name="T34"> prompt. </text:span></text:p>
      <text:p text:style-name="P39"/>
      <text:p text:style-name="P39"/>
      <text:p text:style-name="P48">If , when making a <text:alphabetical-index-mark-start text:id="IMark86926408"/><text:alphabetical-index-mark-start text:id="IMark91902504"/><text:alphabetical-index-mark-start text:id="IMark75040216"/><text:alphabetical-index-mark-start text:id="IMark89504856"/><text:alphabetical-index-mark-start text:id="IMark85939128"/>call<text:alphabetical-index-mark-end text:id="IMark85939128"/><text:alphabetical-index-mark-end text:id="IMark89504856"/><text:alphabetical-index-mark-end text:id="IMark75040216"/><text:alphabetical-index-mark-end text:id="IMark91902504"/><text:alphabetical-index-mark-end text:id="IMark86926408"/>, <text:alphabetical-index-mark-start text:id="IMark86623768"/><text:alphabetical-index-mark-start text:id="IMark86797048"/><text:alphabetical-index-mark-start text:id="IMark89746360"/><text:alphabetical-index-mark-start text:id="IMark89457496"/><text:alphabetical-index-mark-start text:id="IMark74367032"/><text:alphabetical-index-mark-start text:id="IMark87328888"/><text:alphabetical-index-mark-start text:id="IMark87820856"/><text:alphabetical-index-mark-start text:id="IMark85477848"/><text:alphabetical-index-mark-start text:id="IMark87261336"/><text:alphabetical-index-mark-start text:id="IMark91157016"/>sql<text:alphabetical-index-mark-end text:id="IMark91157016"/><text:alphabetical-index-mark-end text:id="IMark87261336"/><text:alphabetical-index-mark-end text:id="IMark85477848"/><text:alphabetical-index-mark-end text:id="IMark87820856"/><text:alphabetical-index-mark-end text:id="IMark87328888"/><text:alphabetical-index-mark-end text:id="IMark74367032"/><text:alphabetical-index-mark-end text:id="IMark89457496"/><text:alphabetical-index-mark-end text:id="IMark89746360"/><text:alphabetical-index-mark-end text:id="IMark86797048"/><text:alphabetical-index-mark-end text:id="IMark86623768"/>p answers you with</text:p>
      <text:p text:style-name="P48"/>
      <text:p text:style-name="P61">“Incorrect number of arguments”</text:p>
      <text:p text:style-name="P48"/>
      <text:p text:style-name="P48">You should: </text:p>
      <text:p text:style-name="P48"/>
      <text:p text:style-name="P48"><text:span text:style-name="T9">2.3.4.1.</text:span> First check that you have in fact written the number of arguments required by the <text:alphabetical-index-mark-start text:id="IMark89762536"/><text:alphabetical-index-mark-start text:id="IMark86453240"/><text:alphabetical-index-mark-start text:id="IMark88733112"/><text:alphabetical-index-mark-start text:id="IMark90046456"/><text:alphabetical-index-mark-start text:id="IMark86570568"/>program<text:alphabetical-index-mark-end text:id="IMark86570568"/><text:alphabetical-index-mark-end text:id="IMark90046456"/><text:alphabetical-index-mark-end text:id="IMark88733112"/><text:alphabetical-index-mark-end text:id="IMark86453240"/><text:alphabetical-index-mark-end text:id="IMark89762536"/>.</text:p>
      <text:p text:style-name="P48"/>
      <text:p text:style-name="P48"/>
      <text:p text:style-name="P48"><text:span text:style-name="T9">2.3.4.2.</text:span> Check that the <text:alphabetical-index-mark-start text:id="IMark91932840"/><text:alphabetical-index-mark-start text:id="IMark87840824"/><text:alphabetical-index-mark-start text:id="IMark87782424"/><text:alphabetical-index-mark-start text:id="IMark88932760"/><text:alphabetical-index-mark-start text:id="IMark87287560"/>string<text:alphabetical-index-mark-end text:id="IMark87287560"/><text:alphabetical-index-mark-end text:id="IMark88932760"/><text:alphabetical-index-mark-end text:id="IMark87782424"/><text:alphabetical-index-mark-end text:id="IMark87840824"/><text:alphabetical-index-mark-end text:id="IMark91932840"/>s corresponding to each argument have no spaces between <text:alphabetical-index-mark-start text:id="IMark88066392"/><text:alphabetical-index-mark-start text:id="IMark74907672"/><text:alphabetical-index-mark-start text:id="IMark87188824"/><text:alphabetical-index-mark-start text:id="IMark87818744"/><text:alphabetical-index-mark-start text:id="IMark74826088"/>character<text:alphabetical-index-mark-end text:id="IMark74826088"/><text:alphabetical-index-mark-end text:id="IMark87818744"/><text:alphabetical-index-mark-end text:id="IMark87188824"/><text:alphabetical-index-mark-end text:id="IMark74907672"/><text:alphabetical-index-mark-end text:id="IMark88066392"/>s. This might be interpreted by <text:alphabetical-index-mark-start text:id="IMark85731144"/><text:alphabetical-index-mark-start text:id="IMark91789992"/><text:alphabetical-index-mark-start text:id="IMark87428696"/><text:alphabetical-index-mark-start text:id="IMark86534472"/><text:alphabetical-index-mark-start text:id="IMark91248168"/><text:alphabetical-index-mark-start text:id="IMark75299656"/><text:alphabetical-index-mark-start text:id="IMark90018776"/><text:alphabetical-index-mark-start text:id="IMark88332824"/><text:alphabetical-index-mark-start text:id="IMark86646664"/><text:alphabetical-index-mark-start text:id="IMark74762568"/>sql<text:alphabetical-index-mark-end text:id="IMark74762568"/><text:alphabetical-index-mark-end text:id="IMark86646664"/><text:alphabetical-index-mark-end text:id="IMark88332824"/><text:alphabetical-index-mark-end text:id="IMark90018776"/><text:alphabetical-index-mark-end text:id="IMark75299656"/><text:alphabetical-index-mark-end text:id="IMark91248168"/><text:alphabetical-index-mark-end text:id="IMark86534472"/><text:alphabetical-index-mark-end text:id="IMark87428696"/><text:alphabetical-index-mark-end text:id="IMark91789992"/><text:alphabetical-index-mark-end text:id="IMark85731144"/>p as additional arguments and hence, the <text:alphabetical-index-mark-start text:id="IMark74927560"/><text:alphabetical-index-mark-start text:id="IMark90264792"/><text:alphabetical-index-mark-start text:id="IMark89746744"/><text:alphabetical-index-mark-start text:id="IMark74872216"/><text:alphabetical-index-mark-start text:id="IMark91157400"/>program<text:alphabetical-index-mark-end text:id="IMark91157400"/><text:alphabetical-index-mark-end text:id="IMark74872216"/><text:alphabetical-index-mark-end text:id="IMark89746744"/><text:alphabetical-index-mark-end text:id="IMark90264792"/><text:alphabetical-index-mark-end text:id="IMark74927560"/> rejects your <text:alphabetical-index-mark-start text:id="IMark89162136"/><text:alphabetical-index-mark-start text:id="IMark74924200"/><text:alphabetical-index-mark-start text:id="IMark74857672"/><text:alphabetical-index-mark-start text:id="IMark87572136"/><text:alphabetical-index-mark-start text:id="IMark75039816"/>call<text:alphabetical-index-mark-end text:id="IMark75039816"/><text:alphabetical-index-mark-end text:id="IMark87572136"/><text:alphabetical-index-mark-end text:id="IMark74857672"/><text:alphabetical-index-mark-end text:id="IMark74924200"/><text:alphabetical-index-mark-end text:id="IMark89162136"/>. In this case you might solve the problem by using quotes (“ “) to surround each one of your arguments.</text:p>
      <text:p text:style-name="P48"/>
      <text:p text:style-name="P48"/>
      <text:p text:style-name="P48"><text:span text:style-name="T9">2.3.4.3.</text:span> <text:alphabetical-index-mark-start text:id="IMark89457496"/><text:alphabetical-index-mark-start text:id="IMark74367032"/><text:alphabetical-index-mark-start text:id="IMark87328888"/><text:alphabetical-index-mark-start text:id="IMark87820856"/><text:alphabetical-index-mark-start text:id="IMark85477848"/><text:alphabetical-index-mark-start text:id="IMark87261336"/><text:alphabetical-index-mark-start text:id="IMark91157016"/><text:alphabetical-index-mark-start text:id="IMark86926408"/><text:alphabetical-index-mark-start text:id="IMark91902504"/><text:alphabetical-index-mark-start text:id="IMark75040216"/><text:alphabetical-index-mark-start text:id="IMark89504856"/><text:alphabetical-index-mark-start text:id="IMark85939128"/><text:alphabetical-index-mark-start text:id="IMark91882488"/><text:alphabetical-index-mark-start text:id="IMark85809032"/><text:alphabetical-index-mark-start text:id="IMark91105928"/>Sql<text:alphabetical-index-mark-end text:id="IMark91105928"/><text:alphabetical-index-mark-end text:id="IMark85809032"/><text:alphabetical-index-mark-end text:id="IMark91882488"/><text:alphabetical-index-mark-end text:id="IMark85939128"/><text:alphabetical-index-mark-end text:id="IMark89504856"/><text:alphabetical-index-mark-end text:id="IMark75040216"/><text:alphabetical-index-mark-end text:id="IMark91902504"/><text:alphabetical-index-mark-end text:id="IMark86926408"/><text:alphabetical-index-mark-end text:id="IMark91157016"/><text:alphabetical-index-mark-end text:id="IMark87261336"/>ite<text:alphabetical-index-mark-end text:id="IMark85477848"/><text:alphabetical-index-mark-end text:id="IMark87820856"/><text:alphabetical-index-mark-end text:id="IMark87328888"/><text:alphabetical-index-mark-end text:id="IMark74367032"/><text:alphabetical-index-mark-end text:id="IMark89457496"/>3 also requires quotes (‘ ‘ or “ “) for <text:alphabetical-index-mark-start text:id="IMark88006488"/><text:alphabetical-index-mark-start text:id="IMark85546504"/><text:alphabetical-index-mark-start text:id="IMark67433704"/><text:alphabetical-index-mark-start text:id="IMark90207608"/><text:alphabetical-index-mark-start text:id="IMark74937144"/>string<text:alphabetical-index-mark-end text:id="IMark74937144"/><text:alphabetical-index-mark-end text:id="IMark90207608"/><text:alphabetical-index-mark-end text:id="IMark67433704"/><text:alphabetical-index-mark-end text:id="IMark85546504"/><text:alphabetical-index-mark-end text:id="IMark88006488"/>s. In this case, surround your <text:alphabetical-index-mark-start text:id="IMark83326264"/><text:alphabetical-index-mark-start text:id="IMark88708600"/><text:alphabetical-index-mark-start text:id="IMark90060104"/><text:alphabetical-index-mark-start text:id="IMark88933992"/><text:alphabetical-index-mark-start text:id="IMark86453240"/>query<text:alphabetical-index-mark-end text:id="IMark86453240"/><text:alphabetical-index-mark-end text:id="IMark88933992"/><text:alphabetical-index-mark-end text:id="IMark90060104"/><text:alphabetical-index-mark-end text:id="IMark88708600"/><text:alphabetical-index-mark-end text:id="IMark83326264"/> with double quotes (“ “), and the <text:alphabetical-index-mark-start text:id="IMark89762536"/><text:alphabetical-index-mark-start text:id="IMark88733112"/><text:alphabetical-index-mark-start text:id="IMark90046456"/><text:alphabetical-index-mark-start text:id="IMark86570568"/><text:alphabetical-index-mark-start text:id="IMark91104968"/>string<text:alphabetical-index-mark-end text:id="IMark91104968"/><text:alphabetical-index-mark-end text:id="IMark86570568"/><text:alphabetical-index-mark-end text:id="IMark90046456"/><text:alphabetical-index-mark-end text:id="IMark88733112"/><text:alphabetical-index-mark-end text:id="IMark89762536"/>s inside each <text:alphabetical-index-mark-start text:id="IMark75038696"/><text:alphabetical-index-mark-start text:id="IMark91104008"/><text:alphabetical-index-mark-start text:id="IMark86749752"/><text:alphabetical-index-mark-start text:id="IMark91016312"/><text:alphabetical-index-mark-start text:id="IMark91304248"/>query<text:alphabetical-index-mark-end text:id="IMark91304248"/><text:alphabetical-index-mark-end text:id="IMark91016312"/><text:alphabetical-index-mark-end text:id="IMark86749752"/><text:alphabetical-index-mark-end text:id="IMark91104008"/><text:alphabetical-index-mark-end text:id="IMark75038696"/> with <text:alphabetical-index-mark-start text:id="IMark74924200"/><text:alphabetical-index-mark-start text:id="IMark89162136"/><text:alphabetical-index-mark-start text:id="IMark74857672"/><text:alphabetical-index-mark-start text:id="IMark87572136"/><text:alphabetical-index-mark-start text:id="IMark75039816"/>single<text:alphabetical-index-mark-end text:id="IMark75039816"/><text:alphabetical-index-mark-end text:id="IMark87572136"/><text:alphabetical-index-mark-end text:id="IMark74857672"/><text:alphabetical-index-mark-end text:id="IMark89162136"/><text:alphabetical-index-mark-end text:id="IMark74924200"/> quotes (‘ ‘).</text:p>
      <text:p text:style-name="P48"/>
      <text:p text:style-name="P48"/>
      <text:p text:style-name="P49"><text:span text:style-name="T9">2.3.4.4.</text:span> If the problem remains and you are sure about the number of arguments and the correctness of the <text:alphabetical-index-mark-start text:id="IMark91789992"/><text:alphabetical-index-mark-start text:id="IMark87428696"/><text:alphabetical-index-mark-start text:id="IMark86534472"/><text:alphabetical-index-mark-start text:id="IMark91248168"/><text:alphabetical-index-mark-start text:id="IMark75299656"/><text:alphabetical-index-mark-start text:id="IMark90018776"/><text:alphabetical-index-mark-start text:id="IMark88332824"/><text:alphabetical-index-mark-start text:id="IMark86646664"/><text:alphabetical-index-mark-start text:id="IMark74762568"/><text:alphabetical-index-mark-start text:id="IMark88066392"/>SQL<text:alphabetical-index-mark-end text:id="IMark88066392"/><text:alphabetical-index-mark-end text:id="IMark74762568"/><text:alphabetical-index-mark-end text:id="IMark86646664"/><text:alphabetical-index-mark-end text:id="IMark88332824"/><text:alphabetical-index-mark-end text:id="IMark90018776"/><text:alphabetical-index-mark-end text:id="IMark75299656"/><text:alphabetical-index-mark-end text:id="IMark91248168"/><text:alphabetical-index-mark-end text:id="IMark86534472"/><text:alphabetical-index-mark-end text:id="IMark87428696"/><text:alphabetical-index-mark-end text:id="IMark91789992"/> <text:alphabetical-index-mark-start text:id="IMark74907672"/><text:alphabetical-index-mark-start text:id="IMark87188824"/><text:alphabetical-index-mark-start text:id="IMark87818744"/><text:alphabetical-index-mark-start text:id="IMark74826088"/><text:alphabetical-index-mark-start text:id="IMark91932840"/>code<text:alphabetical-index-mark-end text:id="IMark91932840"/><text:alphabetical-index-mark-end text:id="IMark74826088"/><text:alphabetical-index-mark-end text:id="IMark87818744"/><text:alphabetical-index-mark-end text:id="IMark87188824"/><text:alphabetical-index-mark-end text:id="IMark74907672"/>, you might need to tell <text:alphabetical-index-mark-start text:id="IMark87840824"/><text:alphabetical-index-mark-start text:id="IMark87782424"/><text:alphabetical-index-mark-start text:id="IMark88932760"/><text:alphabetical-index-mark-start text:id="IMark87287560"/><text:alphabetical-index-mark-start text:id="IMark89235304"/><text:alphabetical-index-mark-start text:id="IMark85752056"/><text:alphabetical-index-mark-start text:id="IMark86797048"/><text:alphabetical-index-mark-start text:id="IMark86927368"/><text:alphabetical-index-mark-start text:id="IMark85656056"/><text:alphabetical-index-mark-start text:id="IMark89746360"/><text:alphabetical-index-mark-start text:id="IMark86623768"/><text:alphabetical-index-mark-start text:id="IMark74927560"/><text:alphabetical-index-mark-start text:id="IMark89162136"/><text:alphabetical-index-mark-start text:id="IMark74924200"/><text:alphabetical-index-mark-start text:id="IMark74857672"/>Sql<text:alphabetical-index-mark-end text:id="IMark74857672"/><text:alphabetical-index-mark-end text:id="IMark74924200"/><text:alphabetical-index-mark-end text:id="IMark89162136"/><text:alphabetical-index-mark-end text:id="IMark74927560"/><text:alphabetical-index-mark-end text:id="IMark86623768"/><text:alphabetical-index-mark-end text:id="IMark89746360"/><text:alphabetical-index-mark-end text:id="IMark85656056"/><text:alphabetical-index-mark-end text:id="IMark86927368"/><text:alphabetical-index-mark-end text:id="IMark86797048"/><text:alphabetical-index-mark-end text:id="IMark85752056"/>ite<text:alphabetical-index-mark-end text:id="IMark89235304"/><text:alphabetical-index-mark-end text:id="IMark87287560"/><text:alphabetical-index-mark-end text:id="IMark88932760"/><text:alphabetical-index-mark-end text:id="IMark87782424"/><text:alphabetical-index-mark-end text:id="IMark87840824"/>3 that you are passing in fact, the <text:alphabetical-index-mark-start text:id="IMark87572136"/><text:alphabetical-index-mark-start text:id="IMark75039816"/><text:alphabetical-index-mark-start text:id="IMark75038696"/><text:alphabetical-index-mark-start text:id="IMark91104008"/><text:alphabetical-index-mark-start text:id="IMark86749752"/>character<text:alphabetical-index-mark-end text:id="IMark86749752"/><text:alphabetical-index-mark-end text:id="IMark91104008"/><text:alphabetical-index-mark-end text:id="IMark75038696"/><text:alphabetical-index-mark-end text:id="IMark75039816"/><text:alphabetical-index-mark-end text:id="IMark87572136"/>s that correspond to quotes (\‘ \’ instead of ‘ ‘ and \“ \” instead of “ “).</text:p>
      <text:p text:style-name="P49"/>
      <text:p text:style-name="P49"><text:soft-page-break/>This happens, for example, when you <text:alphabetical-index-mark-start text:id="IMark90046456"/><text:alphabetical-index-mark-start text:id="IMark86570568"/><text:alphabetical-index-mark-start text:id="IMark91104968"/><text:alphabetical-index-mark-start text:id="IMark83326264"/><text:alphabetical-index-mark-start text:id="IMark88708600"/>call<text:alphabetical-index-mark-end text:id="IMark88708600"/><text:alphabetical-index-mark-end text:id="IMark83326264"/><text:alphabetical-index-mark-end text:id="IMark91104968"/><text:alphabetical-index-mark-end text:id="IMark86570568"/><text:alphabetical-index-mark-end text:id="IMark90046456"/> <text:alphabetical-index-mark-start text:id="IMark90060104"/><text:alphabetical-index-mark-start text:id="IMark88933992"/><text:alphabetical-index-mark-start text:id="IMark86453240"/><text:alphabetical-index-mark-start text:id="IMark88006488"/><text:alphabetical-index-mark-start text:id="IMark85546504"/><text:alphabetical-index-mark-start text:id="IMark67433704"/><text:alphabetical-index-mark-start text:id="IMark90207608"/><text:alphabetical-index-mark-start text:id="IMark74937144"/><text:alphabetical-index-mark-start text:id="IMark89457496"/><text:alphabetical-index-mark-start text:id="IMark74367032"/>sql<text:alphabetical-index-mark-end text:id="IMark74367032"/><text:alphabetical-index-mark-end text:id="IMark89457496"/><text:alphabetical-index-mark-end text:id="IMark74937144"/><text:alphabetical-index-mark-end text:id="IMark90207608"/><text:alphabetical-index-mark-end text:id="IMark67433704"/><text:alphabetical-index-mark-end text:id="IMark85546504"/><text:alphabetical-index-mark-end text:id="IMark88006488"/><text:alphabetical-index-mark-end text:id="IMark86453240"/><text:alphabetical-index-mark-end text:id="IMark88933992"/><text:alphabetical-index-mark-end text:id="IMark90060104"/>p from within the <text:alphabetical-index-mark-start text:id="IMark87328888"/><text:alphabetical-index-mark-start text:id="IMark87820856"/><text:alphabetical-index-mark-start text:id="IMark85477848"/><text:alphabetical-index-mark-start text:id="IMark87261336"/><text:alphabetical-index-mark-start text:id="IMark91157016"/><text:alphabetical-index-mark-start text:id="IMark86926408"/><text:alphabetical-index-mark-start text:id="IMark91902504"/><text:alphabetical-index-mark-start text:id="IMark75040216"/><text:alphabetical-index-mark-start text:id="IMark89504856"/><text:alphabetical-index-mark-start text:id="IMark85939128"/>system<text:alphabetical-index-mark-end text:id="IMark85939128"/><text:alphabetical-index-mark-end text:id="IMark89504856"/><text:alphabetical-index-mark-end text:id="IMark75040216"/><text:alphabetical-index-mark-end text:id="IMark91902504"/><text:alphabetical-index-mark-end text:id="IMark86926408"/><text:alphabetical-index-mark-end text:id="IMark91157016"/><text:alphabetical-index-mark-end text:id="IMark87261336"/><text:alphabetical-index-mark-end text:id="IMark85477848"/><text:alphabetical-index-mark-end text:id="IMark87820856"/><text:alphabetical-index-mark-end text:id="IMark87328888"/> function in <text:alphabetical-index-mark-start text:id="IMark91882488"/><text:alphabetical-index-mark-start text:id="IMark85809032"/><text:alphabetical-index-mark-start text:id="IMark91105928"/><text:alphabetical-index-mark-start text:id="IMark90264792"/><text:alphabetical-index-mark-start text:id="IMark74872216"/>Scheme<text:alphabetical-index-mark-end text:id="IMark74872216"/><text:alphabetical-index-mark-end text:id="IMark90264792"/><text:alphabetical-index-mark-end text:id="IMark91105928"/><text:alphabetical-index-mark-end text:id="IMark85809032"/><text:alphabetical-index-mark-end text:id="IMark91882488"/>, <text:span text:style-name="T41">so you would have to write something like</text:span>:</text:p>
      <text:p text:style-name="P48"/>
      <text:p text:style-name="P61">(<text:alphabetical-index-mark-start text:id="IMark75039816"/><text:alphabetical-index-mark-start text:id="IMark87572136"/><text:alphabetical-index-mark-start text:id="IMark75038696"/><text:alphabetical-index-mark-start text:id="IMark91104008"/><text:alphabetical-index-mark-start text:id="IMark86749752"/><text:alphabetical-index-mark-start text:id="IMark87840824"/><text:alphabetical-index-mark-start text:id="IMark87782424"/><text:alphabetical-index-mark-start text:id="IMark88932760"/><text:alphabetical-index-mark-start text:id="IMark87287560"/><text:alphabetical-index-mark-start text:id="IMark89235304"/>system<text:alphabetical-index-mark-end text:id="IMark89235304"/><text:alphabetical-index-mark-end text:id="IMark87287560"/><text:alphabetical-index-mark-end text:id="IMark88932760"/><text:alphabetical-index-mark-end text:id="IMark87782424"/><text:alphabetical-index-mark-end text:id="IMark87840824"/><text:alphabetical-index-mark-end text:id="IMark86749752"/><text:alphabetical-index-mark-end text:id="IMark91104008"/><text:alphabetical-index-mark-end text:id="IMark75038696"/><text:alphabetical-index-mark-end text:id="IMark87572136"/><text:alphabetical-index-mark-end text:id="IMark75039816"/> “./<text:alphabetical-index-mark-start text:id="IMark85752056"/><text:alphabetical-index-mark-start text:id="IMark86797048"/><text:alphabetical-index-mark-start text:id="IMark86927368"/><text:alphabetical-index-mark-start text:id="IMark85656056"/><text:alphabetical-index-mark-start text:id="IMark89746360"/><text:alphabetical-index-mark-start text:id="IMark86623768"/><text:alphabetical-index-mark-start text:id="IMark74927560"/><text:alphabetical-index-mark-start text:id="IMark89162136"/><text:alphabetical-index-mark-start text:id="IMark74924200"/><text:alphabetical-index-mark-start text:id="IMark74857672"/>sql<text:alphabetical-index-mark-end text:id="IMark74857672"/><text:alphabetical-index-mark-end text:id="IMark74924200"/><text:alphabetical-index-mark-end text:id="IMark89162136"/><text:alphabetical-index-mark-end text:id="IMark74927560"/><text:alphabetical-index-mark-end text:id="IMark86623768"/><text:alphabetical-index-mark-end text:id="IMark89746360"/><text:alphabetical-index-mark-end text:id="IMark85656056"/><text:alphabetical-index-mark-end text:id="IMark86927368"/><text:alphabetical-index-mark-end text:id="IMark86797048"/><text:alphabetical-index-mark-end text:id="IMark85752056"/>p <text:span text:style-name="T41">\</text:span>“<text:alphabetical-index-mark-start text:id="IMark74907672"/><text:alphabetical-index-mark-start text:id="IMark87188824"/><text:alphabetical-index-mark-start text:id="IMark87818744"/><text:alphabetical-index-mark-start text:id="IMark74826088"/><text:alphabetical-index-mark-start text:id="IMark91932840"/>your_<text:alphabetical-index-mark-start text:id="IMark91789992"/><text:alphabetical-index-mark-start text:id="IMark87428696"/><text:alphabetical-index-mark-start text:id="IMark86534472"/><text:alphabetical-index-mark-start text:id="IMark91248168"/><text:alphabetical-index-mark-start text:id="IMark75299656"/>database<text:alphabetical-index-mark-end text:id="IMark75299656"/><text:alphabetical-index-mark-end text:id="IMark91248168"/><text:alphabetical-index-mark-end text:id="IMark86534472"/><text:alphabetical-index-mark-end text:id="IMark87428696"/><text:alphabetical-index-mark-end text:id="IMark91789992"/><text:alphabetical-index-mark-end text:id="IMark91932840"/><text:alphabetical-index-mark-end text:id="IMark74826088"/><text:alphabetical-index-mark-end text:id="IMark87818744"/><text:alphabetical-index-mark-end text:id="IMark87188824"/><text:alphabetical-index-mark-end text:id="IMark74907672"/><text:span text:style-name="T41">\</text:span>” <text:span text:style-name="T41">\</text:span>“<text:alphabetical-index-mark-start text:id="IMark90018776"/><text:alphabetical-index-mark-start text:id="IMark88332824"/><text:alphabetical-index-mark-start text:id="IMark86646664"/><text:alphabetical-index-mark-start text:id="IMark74762568"/><text:alphabetical-index-mark-start text:id="IMark88066392"/>SELECT<text:alphabetical-index-mark-end text:id="IMark88066392"/><text:alphabetical-index-mark-end text:id="IMark74762568"/><text:alphabetical-index-mark-end text:id="IMark86646664"/><text:alphabetical-index-mark-end text:id="IMark88332824"/><text:alphabetical-index-mark-end text:id="IMark90018776"/> * FROM <text:alphabetical-index-mark-start text:id="IMark91304248"/><text:alphabetical-index-mark-start text:id="IMark88733112"/><text:alphabetical-index-mark-start text:id="IMark89762536"/><text:alphabetical-index-mark-start text:id="IMark91882488"/><text:alphabetical-index-mark-start text:id="IMark85809032"/>your_<text:alphabetical-index-mark-start text:id="IMark91105928"/><text:alphabetical-index-mark-start text:id="IMark90264792"/><text:alphabetical-index-mark-start text:id="IMark74872216"/><text:alphabetical-index-mark-start text:id="IMark87328888"/><text:alphabetical-index-mark-start text:id="IMark87820856"/>table<text:alphabetical-index-mark-end text:id="IMark87820856"/><text:alphabetical-index-mark-end text:id="IMark87328888"/><text:alphabetical-index-mark-end text:id="IMark74872216"/><text:alphabetical-index-mark-end text:id="IMark90264792"/><text:alphabetical-index-mark-end text:id="IMark91105928"/><text:alphabetical-index-mark-end text:id="IMark85809032"/><text:alphabetical-index-mark-end text:id="IMark91882488"/><text:alphabetical-index-mark-end text:id="IMark89762536"/><text:alphabetical-index-mark-end text:id="IMark88733112"/><text:alphabetical-index-mark-end text:id="IMark91304248"/>_1 WHERE your_<text:alphabetical-index-mark-start text:id="IMark85477848"/><text:alphabetical-index-mark-start text:id="IMark87261336"/><text:alphabetical-index-mark-start text:id="IMark91157016"/><text:alphabetical-index-mark-start text:id="IMark86926408"/><text:alphabetical-index-mark-start text:id="IMark91902504"/>string<text:alphabetical-index-mark-end text:id="IMark91902504"/><text:alphabetical-index-mark-end text:id="IMark86926408"/><text:alphabetical-index-mark-end text:id="IMark91157016"/><text:alphabetical-index-mark-end text:id="IMark87261336"/><text:alphabetical-index-mark-end text:id="IMark85477848"/> = \‘Hello world!<text:span text:style-name="T41">\</text:span>’;\” ”)</text:p>
      <text:p text:style-name="P48"/>
      <text:p text:style-name="P50">While the same <text:alphabetical-index-mark-start text:id="IMark86453240"/><text:alphabetical-index-mark-start text:id="IMark88006488"/><text:alphabetical-index-mark-start text:id="IMark85546504"/><text:alphabetical-index-mark-start text:id="IMark67433704"/><text:alphabetical-index-mark-start text:id="IMark90207608"/>call<text:alphabetical-index-mark-end text:id="IMark90207608"/><text:alphabetical-index-mark-end text:id="IMark67433704"/><text:alphabetical-index-mark-end text:id="IMark85546504"/><text:alphabetical-index-mark-end text:id="IMark88006488"/><text:alphabetical-index-mark-end text:id="IMark86453240"/> from within a <text:alphabetical-index-mark-start text:id="IMark74937144"/><text:alphabetical-index-mark-start text:id="IMark89457496"/><text:alphabetical-index-mark-start text:id="IMark74367032"/><text:alphabetical-index-mark-start text:id="IMark90046456"/><text:alphabetical-index-mark-start text:id="IMark86570568"/>terminal<text:alphabetical-index-mark-end text:id="IMark86570568"/><text:alphabetical-index-mark-end text:id="IMark90046456"/><text:alphabetical-index-mark-end text:id="IMark74367032"/><text:alphabetical-index-mark-end text:id="IMark89457496"/><text:alphabetical-index-mark-end text:id="IMark74937144"/> would be:</text:p>
      <text:p text:style-name="P50"/>
      <text:p text:style-name="P50">./<text:alphabetical-index-mark-start text:id="IMark89746744"/><text:alphabetical-index-mark-start text:id="IMark91157400"/><text:alphabetical-index-mark-start text:id="IMark85731144"/><text:alphabetical-index-mark-start text:id="IMark91016312"/><text:alphabetical-index-mark-start text:id="IMark87623160"/><text:alphabetical-index-mark-start text:id="IMark85752056"/><text:alphabetical-index-mark-start text:id="IMark86797048"/><text:alphabetical-index-mark-start text:id="IMark86927368"/><text:alphabetical-index-mark-start text:id="IMark85656056"/><text:alphabetical-index-mark-start text:id="IMark89746360"/>sql<text:alphabetical-index-mark-end text:id="IMark89746360"/><text:alphabetical-index-mark-end text:id="IMark85656056"/><text:alphabetical-index-mark-end text:id="IMark86927368"/><text:alphabetical-index-mark-end text:id="IMark86797048"/><text:alphabetical-index-mark-end text:id="IMark85752056"/><text:alphabetical-index-mark-end text:id="IMark87623160"/><text:alphabetical-index-mark-end text:id="IMark91016312"/><text:alphabetical-index-mark-end text:id="IMark85731144"/><text:alphabetical-index-mark-end text:id="IMark91157400"/><text:alphabetical-index-mark-end text:id="IMark89746744"/>p <text:alphabetical-index-mark-start text:id="IMark86623768"/><text:alphabetical-index-mark-start text:id="IMark74927560"/><text:alphabetical-index-mark-start text:id="IMark89162136"/><text:alphabetical-index-mark-start text:id="IMark74924200"/><text:alphabetical-index-mark-start text:id="IMark74857672"/>your_<text:alphabetical-index-mark-start text:id="IMark75039816"/><text:alphabetical-index-mark-start text:id="IMark87572136"/><text:alphabetical-index-mark-start text:id="IMark75038696"/><text:alphabetical-index-mark-start text:id="IMark91104008"/><text:alphabetical-index-mark-start text:id="IMark86749752"/>database<text:alphabetical-index-mark-end text:id="IMark86749752"/><text:alphabetical-index-mark-end text:id="IMark91104008"/><text:alphabetical-index-mark-end text:id="IMark75038696"/><text:alphabetical-index-mark-end text:id="IMark87572136"/><text:alphabetical-index-mark-end text:id="IMark75039816"/><text:alphabetical-index-mark-end text:id="IMark74857672"/><text:alphabetical-index-mark-end text:id="IMark74924200"/><text:alphabetical-index-mark-end text:id="IMark89162136"/><text:alphabetical-index-mark-end text:id="IMark74927560"/><text:alphabetical-index-mark-end text:id="IMark86623768"/> <text:span text:style-name="T26">“</text:span><text:alphabetical-index-mark-start text:id="IMark87840824"/><text:alphabetical-index-mark-start text:id="IMark87782424"/><text:alphabetical-index-mark-start text:id="IMark88932760"/><text:alphabetical-index-mark-start text:id="IMark87287560"/><text:alphabetical-index-mark-start text:id="IMark89235304"/><text:span text:style-name="T26">SELECT</text:span><text:alphabetical-index-mark-end text:id="IMark89235304"/><text:alphabetical-index-mark-end text:id="IMark87287560"/><text:alphabetical-index-mark-end text:id="IMark88932760"/><text:alphabetical-index-mark-end text:id="IMark87782424"/><text:alphabetical-index-mark-end text:id="IMark87840824"/><text:span text:style-name="T26"> * FROM </text:span><text:alphabetical-index-mark-start text:id="IMark75040216"/><text:alphabetical-index-mark-start text:id="IMark74907672"/><text:alphabetical-index-mark-start text:id="IMark87188824"/><text:alphabetical-index-mark-start text:id="IMark87818744"/><text:alphabetical-index-mark-start text:id="IMark74826088"/><text:span text:style-name="T26">your_</text:span><text:alphabetical-index-mark-start text:id="IMark91932840"/><text:alphabetical-index-mark-start text:id="IMark91789992"/><text:alphabetical-index-mark-start text:id="IMark87428696"/><text:alphabetical-index-mark-start text:id="IMark86534472"/><text:alphabetical-index-mark-start text:id="IMark91248168"/><text:span text:style-name="T26">table</text:span><text:alphabetical-index-mark-end text:id="IMark91248168"/><text:alphabetical-index-mark-end text:id="IMark86534472"/><text:alphabetical-index-mark-end text:id="IMark87428696"/><text:alphabetical-index-mark-end text:id="IMark91789992"/><text:alphabetical-index-mark-end text:id="IMark91932840"/><text:alphabetical-index-mark-end text:id="IMark74826088"/><text:alphabetical-index-mark-end text:id="IMark87818744"/><text:alphabetical-index-mark-end text:id="IMark87188824"/><text:alphabetical-index-mark-end text:id="IMark74907672"/><text:alphabetical-index-mark-end text:id="IMark75040216"/><text:span text:style-name="T26">_1 WHERE your_</text:span><text:alphabetical-index-mark-start text:id="IMark75299656"/><text:alphabetical-index-mark-start text:id="IMark85477848"/><text:alphabetical-index-mark-start text:id="IMark87261336"/><text:alphabetical-index-mark-start text:id="IMark91157016"/><text:alphabetical-index-mark-start text:id="IMark86926408"/><text:span text:style-name="T26">string</text:span><text:alphabetical-index-mark-end text:id="IMark86926408"/><text:alphabetical-index-mark-end text:id="IMark91157016"/><text:alphabetical-index-mark-end text:id="IMark87261336"/><text:alphabetical-index-mark-end text:id="IMark85477848"/><text:alphabetical-index-mark-end text:id="IMark75299656"/><text:span text:style-name="T26"> = \‘Hello world!</text:span><text:span text:style-name="T20">\</text:span><text:span text:style-name="T26">’;”</text:span></text:p>
      <text:p text:style-name="P65"/>
      <text:p text:style-name="P50"><text:span text:style-name="T43">o</text:span><text:span text:style-name="T42">r even:</text:span></text:p>
      <text:p text:style-name="P66"/>
      <text:p text:style-name="P63">./<text:alphabetical-index-mark-start text:id="IMark89457496"/><text:alphabetical-index-mark-start text:id="IMark74937144"/><text:alphabetical-index-mark-start text:id="IMark74367032"/><text:alphabetical-index-mark-start text:id="IMark90046456"/><text:alphabetical-index-mark-start text:id="IMark86570568"/><text:alphabetical-index-mark-start text:id="IMark86453240"/><text:alphabetical-index-mark-start text:id="IMark88006488"/><text:alphabetical-index-mark-start text:id="IMark85546504"/><text:alphabetical-index-mark-start text:id="IMark67433704"/><text:alphabetical-index-mark-start text:id="IMark90207608"/>sql<text:alphabetical-index-mark-end text:id="IMark90207608"/><text:alphabetical-index-mark-end text:id="IMark67433704"/><text:alphabetical-index-mark-end text:id="IMark85546504"/><text:alphabetical-index-mark-end text:id="IMark88006488"/><text:alphabetical-index-mark-end text:id="IMark86453240"/><text:alphabetical-index-mark-end text:id="IMark86570568"/><text:alphabetical-index-mark-end text:id="IMark90046456"/><text:alphabetical-index-mark-end text:id="IMark74367032"/><text:alphabetical-index-mark-end text:id="IMark74937144"/><text:alphabetical-index-mark-end text:id="IMark89457496"/>p <text:alphabetical-index-mark-start text:id="IMark91104968"/><text:alphabetical-index-mark-start text:id="IMark88708600"/><text:alphabetical-index-mark-start text:id="IMark83326264"/><text:alphabetical-index-mark-start text:id="IMark86623768"/><text:alphabetical-index-mark-start text:id="IMark74927560"/>your_<text:alphabetical-index-mark-start text:id="IMark89162136"/><text:alphabetical-index-mark-start text:id="IMark74924200"/><text:alphabetical-index-mark-start text:id="IMark74857672"/><text:alphabetical-index-mark-start text:id="IMark75039816"/><text:alphabetical-index-mark-start text:id="IMark87572136"/>database<text:alphabetical-index-mark-end text:id="IMark87572136"/><text:alphabetical-index-mark-end text:id="IMark75039816"/><text:alphabetical-index-mark-end text:id="IMark74857672"/><text:alphabetical-index-mark-end text:id="IMark74924200"/><text:alphabetical-index-mark-end text:id="IMark89162136"/><text:alphabetical-index-mark-end text:id="IMark74927560"/><text:alphabetical-index-mark-end text:id="IMark86623768"/><text:alphabetical-index-mark-end text:id="IMark83326264"/><text:alphabetical-index-mark-end text:id="IMark88708600"/><text:alphabetical-index-mark-end text:id="IMark91104968"/> <text:span text:style-name="T40">“</text:span><text:alphabetical-index-mark-start text:id="IMark75038696"/><text:alphabetical-index-mark-start text:id="IMark91104008"/><text:alphabetical-index-mark-start text:id="IMark86749752"/><text:alphabetical-index-mark-start text:id="IMark89746744"/><text:alphabetical-index-mark-start text:id="IMark91157400"/><text:span text:style-name="T40">SELECT</text:span><text:alphabetical-index-mark-end text:id="IMark91157400"/><text:alphabetical-index-mark-end text:id="IMark89746744"/><text:alphabetical-index-mark-end text:id="IMark86749752"/><text:alphabetical-index-mark-end text:id="IMark91104008"/><text:alphabetical-index-mark-end text:id="IMark75038696"/><text:span text:style-name="T40"> * FROM </text:span><text:alphabetical-index-mark-start text:id="IMark85731144"/><text:alphabetical-index-mark-start text:id="IMark91016312"/><text:alphabetical-index-mark-start text:id="IMark87623160"/><text:alphabetical-index-mark-start text:id="IMark85752056"/><text:alphabetical-index-mark-start text:id="IMark86797048"/><text:span text:style-name="T40">your_</text:span><text:alphabetical-index-mark-start text:id="IMark86927368"/><text:alphabetical-index-mark-start text:id="IMark85656056"/><text:alphabetical-index-mark-start text:id="IMark89746360"/><text:alphabetical-index-mark-start text:id="IMark91902504"/><text:alphabetical-index-mark-start text:id="IMark91304248"/><text:span text:style-name="T40">table</text:span><text:alphabetical-index-mark-end text:id="IMark91304248"/><text:alphabetical-index-mark-end text:id="IMark91902504"/><text:alphabetical-index-mark-end text:id="IMark89746360"/><text:alphabetical-index-mark-end text:id="IMark85656056"/><text:alphabetical-index-mark-end text:id="IMark86927368"/><text:alphabetical-index-mark-end text:id="IMark86797048"/><text:alphabetical-index-mark-end text:id="IMark85752056"/><text:alphabetical-index-mark-end text:id="IMark87623160"/><text:alphabetical-index-mark-end text:id="IMark91016312"/><text:alphabetical-index-mark-end text:id="IMark85731144"/><text:span text:style-name="T40">_1 WHERE your_</text:span><text:alphabetical-index-mark-start text:id="IMark87840824"/><text:alphabetical-index-mark-start text:id="IMark87782424"/><text:alphabetical-index-mark-start text:id="IMark88932760"/><text:alphabetical-index-mark-start text:id="IMark87287560"/><text:alphabetical-index-mark-start text:id="IMark89235304"/><text:span text:style-name="T40">string</text:span><text:alphabetical-index-mark-end text:id="IMark89235304"/><text:alphabetical-index-mark-end text:id="IMark87287560"/><text:alphabetical-index-mark-end text:id="IMark88932760"/><text:alphabetical-index-mark-end text:id="IMark87782424"/><text:alphabetical-index-mark-end text:id="IMark87840824"/><text:span text:style-name="T40"> = ‘Hello world!’;”</text:span></text:p>
      <text:p text:style-name="P66"/>
      <text:p text:style-name="P66">Other languages might require a different <text:alphabetical-index-mark-start text:id="IMark87188824"/><text:alphabetical-index-mark-start text:id="IMark87818744"/><text:alphabetical-index-mark-start text:id="IMark74826088"/><text:alphabetical-index-mark-start text:id="IMark91932840"/><text:alphabetical-index-mark-start text:id="IMark91789992"/>syntax<text:alphabetical-index-mark-end text:id="IMark91789992"/><text:alphabetical-index-mark-end text:id="IMark91932840"/><text:alphabetical-index-mark-end text:id="IMark74826088"/><text:alphabetical-index-mark-end text:id="IMark87818744"/><text:alphabetical-index-mark-end text:id="IMark87188824"/>, so you might have to try different combinations.</text:p>
      <text:p text:style-name="P62"/>
      <text:p text:style-name="P62"/>
      <text:p text:style-name="P48"/>
      <text:h text:style-name="P81" text:outline-level="1"><text:bookmark-start text:name="__RefHeading___Toc965_76759228"/>3. Development.<text:bookmark-end text:name="__RefHeading___Toc965_76759228"/></text:h>
      <text:p text:style-name="P5"/>
      <text:p text:style-name="P26">This is a very simple, short <text:alphabetical-index-mark-start text:id="IMark87328888"/><text:alphabetical-index-mark-start text:id="IMark90018776"/><text:alphabetical-index-mark-start text:id="IMark87820856"/><text:alphabetical-index-mark-start text:id="IMark86646664"/><text:alphabetical-index-mark-start text:id="IMark88332824"/><text:alphabetical-index-mark-start text:id="IMark74762568"/><text:alphabetical-index-mark-start text:id="IMark88066392"/>program<text:alphabetical-index-mark-end text:id="IMark88066392"/><text:alphabetical-index-mark-end text:id="IMark74762568"/><text:alphabetical-index-mark-end text:id="IMark88332824"/><text:alphabetical-index-mark-end text:id="IMark86646664"/><text:alphabetical-index-mark-end text:id="IMark87820856"/><text:alphabetical-index-mark-end text:id="IMark90018776"/><text:alphabetical-index-mark-end text:id="IMark87328888"/> written in C++. I wrote it as a time – saving <text:alphabetical-index-mark-start text:id="IMark89504856"/><text:alphabetical-index-mark-start text:id="IMark85939128"/><text:alphabetical-index-mark-start text:id="IMark90060104"/><text:alphabetical-index-mark-start text:id="IMark88933992"/><text:alphabetical-index-mark-start text:id="IMark91104968"/><text:alphabetical-index-mark-start text:id="IMark88708600"/><text:alphabetical-index-mark-start text:id="IMark83326264"/>tool<text:alphabetical-index-mark-end text:id="IMark83326264"/><text:alphabetical-index-mark-end text:id="IMark88708600"/><text:alphabetical-index-mark-end text:id="IMark91104968"/><text:alphabetical-index-mark-end text:id="IMark88933992"/><text:alphabetical-index-mark-end text:id="IMark90060104"/><text:alphabetical-index-mark-end text:id="IMark85939128"/><text:alphabetical-index-mark-end text:id="IMark89504856"/> to use during the development of a <text:alphabetical-index-mark-start text:id="IMark86623768"/><text:alphabetical-index-mark-start text:id="IMark74927560"/><text:alphabetical-index-mark-start text:id="IMark89162136"/><text:alphabetical-index-mark-start text:id="IMark74924200"/><text:alphabetical-index-mark-start text:id="IMark74857672"/><text:alphabetical-index-mark-start text:id="IMark75039816"/><text:alphabetical-index-mark-start text:id="IMark87572136"/>dataset<text:alphabetical-index-mark-end text:id="IMark87572136"/><text:alphabetical-index-mark-end text:id="IMark75039816"/><text:alphabetical-index-mark-end text:id="IMark74857672"/><text:alphabetical-index-mark-end text:id="IMark74924200"/><text:alphabetical-index-mark-end text:id="IMark89162136"/><text:alphabetical-index-mark-end text:id="IMark74927560"/><text:alphabetical-index-mark-end text:id="IMark86623768"/> that required some degree of data <text:alphabetical-index-mark-start text:id="IMark89457496"/><text:alphabetical-index-mark-start text:id="IMark74937144"/><text:alphabetical-index-mark-start text:id="IMark74367032"/><text:alphabetical-index-mark-start text:id="IMark90046456"/><text:alphabetical-index-mark-start text:id="IMark86570568"/><text:alphabetical-index-mark-start text:id="IMark86453240"/><text:alphabetical-index-mark-start text:id="IMark88006488"/>preparation<text:alphabetical-index-mark-end text:id="IMark88006488"/><text:alphabetical-index-mark-end text:id="IMark86453240"/><text:alphabetical-index-mark-end text:id="IMark86570568"/><text:alphabetical-index-mark-end text:id="IMark90046456"/><text:alphabetical-index-mark-end text:id="IMark74367032"/><text:alphabetical-index-mark-end text:id="IMark74937144"/><text:alphabetical-index-mark-end text:id="IMark89457496"/> using a somewhat lengthy and <text:alphabetical-index-mark-start text:id="IMark85546504"/><text:alphabetical-index-mark-start text:id="IMark67433704"/><text:alphabetical-index-mark-start text:id="IMark90207608"/><text:alphabetical-index-mark-start text:id="IMark88733112"/><text:alphabetical-index-mark-start text:id="IMark75038696"/><text:alphabetical-index-mark-start text:id="IMark91104008"/><text:alphabetical-index-mark-start text:id="IMark86749752"/>repetitive<text:alphabetical-index-mark-end text:id="IMark86749752"/><text:alphabetical-index-mark-end text:id="IMark91104008"/><text:alphabetical-index-mark-end text:id="IMark75038696"/><text:alphabetical-index-mark-end text:id="IMark88733112"/><text:alphabetical-index-mark-end text:id="IMark90207608"/><text:alphabetical-index-mark-end text:id="IMark67433704"/><text:alphabetical-index-mark-end text:id="IMark85546504"/> process.</text:p>
      <text:p text:style-name="P26"/>
      <text:p text:style-name="P26">It is not meant to do miracles, but to pass <text:alphabetical-index-mark-start text:id="IMark91016312"/><text:alphabetical-index-mark-start text:id="IMark87623160"/><text:alphabetical-index-mark-start text:id="IMark85752056"/><text:alphabetical-index-mark-start text:id="IMark86797048"/><text:alphabetical-index-mark-start text:id="IMark86927368"/><text:alphabetical-index-mark-start text:id="IMark85656056"/><text:alphabetical-index-mark-start text:id="IMark89746360"/><text:alphabetical-index-mark-start text:id="IMark91902504"/><text:alphabetical-index-mark-start text:id="IMark91304248"/><text:alphabetical-index-mark-start text:id="IMark87840824"/><text:alphabetical-index-mark-start text:id="IMark87782424"/><text:alphabetical-index-mark-start text:id="IMark88932760"/><text:alphabetical-index-mark-start text:id="IMark87287560"/><text:alphabetical-index-mark-start text:id="IMark89235304"/>SQL<text:alphabetical-index-mark-end text:id="IMark89235304"/><text:alphabetical-index-mark-end text:id="IMark87287560"/><text:alphabetical-index-mark-end text:id="IMark88932760"/><text:alphabetical-index-mark-end text:id="IMark87782424"/><text:alphabetical-index-mark-end text:id="IMark87840824"/><text:alphabetical-index-mark-end text:id="IMark91304248"/><text:alphabetical-index-mark-end text:id="IMark91902504"/><text:alphabetical-index-mark-end text:id="IMark89746360"/><text:alphabetical-index-mark-end text:id="IMark85656056"/><text:alphabetical-index-mark-end text:id="IMark86927368"/><text:alphabetical-index-mark-end text:id="IMark86797048"/><text:alphabetical-index-mark-end text:id="IMark85752056"/><text:alphabetical-index-mark-end text:id="IMark87623160"/><text:alphabetical-index-mark-end text:id="IMark91016312"/> <text:alphabetical-index-mark-start text:id="IMark91882488"/><text:alphabetical-index-mark-start text:id="IMark89762536"/><text:alphabetical-index-mark-start text:id="IMark74907672"/><text:alphabetical-index-mark-start text:id="IMark75040216"/><text:alphabetical-index-mark-start text:id="IMark87818744"/><text:alphabetical-index-mark-start text:id="IMark87188824"/><text:alphabetical-index-mark-start text:id="IMark74826088"/>queries<text:alphabetical-index-mark-end text:id="IMark74826088"/><text:alphabetical-index-mark-end text:id="IMark87188824"/><text:alphabetical-index-mark-end text:id="IMark87818744"/><text:alphabetical-index-mark-end text:id="IMark75040216"/><text:alphabetical-index-mark-end text:id="IMark74907672"/><text:alphabetical-index-mark-end text:id="IMark89762536"/><text:alphabetical-index-mark-end text:id="IMark91882488"/> to <text:alphabetical-index-mark-start text:id="IMark91932840"/><text:alphabetical-index-mark-start text:id="IMark91789992"/><text:alphabetical-index-mark-start text:id="IMark87428696"/><text:alphabetical-index-mark-start text:id="IMark91248168"/><text:alphabetical-index-mark-start text:id="IMark86534472"/><text:alphabetical-index-mark-start text:id="IMark91105928"/><text:alphabetical-index-mark-start text:id="IMark85809032"/><text:alphabetical-index-mark-start text:id="IMark85477848"/><text:alphabetical-index-mark-start text:id="IMark75299656"/><text:alphabetical-index-mark-start text:id="IMark87261336"/><text:alphabetical-index-mark-start text:id="IMark91157016"/><text:alphabetical-index-mark-start text:id="IMark86926408"/><text:alphabetical-index-mark-start text:id="IMark74872216"/><text:alphabetical-index-mark-start text:id="IMark90264792"/><text:alphabetical-index-mark-start text:id="IMark67433704"/><text:alphabetical-index-mark-start text:id="IMark85546504"/><text:alphabetical-index-mark-start text:id="IMark90207608"/><text:alphabetical-index-mark-start text:id="IMark88733112"/><text:alphabetical-index-mark-start text:id="IMark75038696"/><text:alphabetical-index-mark-start text:id="IMark91104008"/><text:alphabetical-index-mark-start text:id="IMark86749752"/>Sql<text:alphabetical-index-mark-end text:id="IMark86749752"/><text:alphabetical-index-mark-end text:id="IMark91104008"/><text:alphabetical-index-mark-end text:id="IMark75038696"/><text:alphabetical-index-mark-end text:id="IMark88733112"/><text:alphabetical-index-mark-end text:id="IMark90207608"/><text:alphabetical-index-mark-end text:id="IMark85546504"/><text:alphabetical-index-mark-end text:id="IMark67433704"/><text:alphabetical-index-mark-end text:id="IMark90264792"/><text:alphabetical-index-mark-end text:id="IMark74872216"/><text:alphabetical-index-mark-end text:id="IMark86926408"/><text:alphabetical-index-mark-end text:id="IMark91157016"/><text:alphabetical-index-mark-end text:id="IMark87261336"/><text:alphabetical-index-mark-end text:id="IMark75299656"/><text:alphabetical-index-mark-end text:id="IMark85477848"/>ite<text:alphabetical-index-mark-end text:id="IMark85809032"/><text:alphabetical-index-mark-end text:id="IMark91105928"/><text:alphabetical-index-mark-end text:id="IMark86534472"/><text:alphabetical-index-mark-end text:id="IMark91248168"/><text:alphabetical-index-mark-end text:id="IMark87428696"/><text:alphabetical-index-mark-end text:id="IMark91789992"/><text:alphabetical-index-mark-end text:id="IMark91932840"/>3 u<text:span text:style-name="T35">s</text:span>ing just two arguments, which are the <text:alphabetical-index-mark-start text:id="IMark89457496"/><text:alphabetical-index-mark-start text:id="IMark74937144"/><text:alphabetical-index-mark-start text:id="IMark74367032"/><text:alphabetical-index-mark-start text:id="IMark90046456"/><text:alphabetical-index-mark-start text:id="IMark86570568"/><text:alphabetical-index-mark-start text:id="IMark86453240"/><text:alphabetical-index-mark-start text:id="IMark88006488"/>database<text:alphabetical-index-mark-end text:id="IMark88006488"/><text:alphabetical-index-mark-end text:id="IMark86453240"/><text:alphabetical-index-mark-end text:id="IMark86570568"/><text:alphabetical-index-mark-end text:id="IMark90046456"/><text:alphabetical-index-mark-end text:id="IMark74367032"/><text:alphabetical-index-mark-end text:id="IMark74937144"/><text:alphabetical-index-mark-end text:id="IMark89457496"/> name and the <text:alphabetical-index-mark-start text:id="IMark86623768"/><text:alphabetical-index-mark-start text:id="IMark74927560"/><text:alphabetical-index-mark-start text:id="IMark89162136"/><text:alphabetical-index-mark-start text:id="IMark74924200"/><text:alphabetical-index-mark-start text:id="IMark74857672"/><text:alphabetical-index-mark-start text:id="IMark75039816"/><text:alphabetical-index-mark-start text:id="IMark87572136"/>string<text:alphabetical-index-mark-end text:id="IMark87572136"/><text:alphabetical-index-mark-end text:id="IMark75039816"/><text:alphabetical-index-mark-end text:id="IMark74857672"/><text:alphabetical-index-mark-end text:id="IMark74924200"/><text:alphabetical-index-mark-end text:id="IMark89162136"/><text:alphabetical-index-mark-end text:id="IMark74927560"/><text:alphabetical-index-mark-end text:id="IMark86623768"/> representing the <text:alphabetical-index-mark-start text:id="IMark89504856"/><text:alphabetical-index-mark-start text:id="IMark85939128"/><text:alphabetical-index-mark-start text:id="IMark90060104"/><text:alphabetical-index-mark-start text:id="IMark88933992"/><text:alphabetical-index-mark-start text:id="IMark91104968"/><text:alphabetical-index-mark-start text:id="IMark88708600"/><text:alphabetical-index-mark-start text:id="IMark83326264"/>query<text:alphabetical-index-mark-end text:id="IMark83326264"/><text:alphabetical-index-mark-end text:id="IMark88708600"/><text:alphabetical-index-mark-end text:id="IMark91104968"/><text:alphabetical-index-mark-end text:id="IMark88933992"/><text:alphabetical-index-mark-end text:id="IMark90060104"/><text:alphabetical-index-mark-end text:id="IMark85939128"/><text:alphabetical-index-mark-end text:id="IMark89504856"/> or <text:alphabetical-index-mark-start text:id="IMark87328888"/><text:alphabetical-index-mark-start text:id="IMark90018776"/><text:alphabetical-index-mark-start text:id="IMark87820856"/><text:alphabetical-index-mark-start text:id="IMark86646664"/><text:alphabetical-index-mark-start text:id="IMark88332824"/><text:alphabetical-index-mark-start text:id="IMark74762568"/><text:alphabetical-index-mark-start text:id="IMark88066392"/>file<text:alphabetical-index-mark-end text:id="IMark88066392"/><text:alphabetical-index-mark-end text:id="IMark74762568"/><text:alphabetical-index-mark-end text:id="IMark88332824"/><text:alphabetical-index-mark-end text:id="IMark86646664"/><text:alphabetical-index-mark-end text:id="IMark87820856"/><text:alphabetical-index-mark-end text:id="IMark90018776"/><text:alphabetical-index-mark-end text:id="IMark87328888"/> that contains the <text:alphabetical-index-mark-start text:id="IMark89746744"/><text:alphabetical-index-mark-start text:id="IMark85731144"/><text:alphabetical-index-mark-start text:id="IMark91157400"/><text:alphabetical-index-mark-start text:id="IMark89521896"/><text:alphabetical-index-mark-start text:id="IMark89115672"/><text:alphabetical-index-mark-start text:id="IMark88720296"/><text:alphabetical-index-mark-start text:id="IMark87979256"/>queries<text:alphabetical-index-mark-end text:id="IMark87979256"/><text:alphabetical-index-mark-end text:id="IMark88720296"/><text:alphabetical-index-mark-end text:id="IMark89115672"/><text:alphabetical-index-mark-end text:id="IMark89521896"/><text:alphabetical-index-mark-end text:id="IMark91157400"/><text:alphabetical-index-mark-end text:id="IMark85731144"/><text:alphabetical-index-mark-end text:id="IMark89746744"/>.</text:p>
      <text:p text:style-name="P26"/>
      <text:p text:style-name="P26">In the second case, when <text:alphabetical-index-mark-start text:id="IMark87428696"/><text:alphabetical-index-mark-start text:id="IMark91248168"/><text:alphabetical-index-mark-start text:id="IMark86534472"/><text:alphabetical-index-mark-start text:id="IMark91105928"/><text:alphabetical-index-mark-start text:id="IMark85809032"/><text:alphabetical-index-mark-start text:id="IMark85477848"/><text:alphabetical-index-mark-start text:id="IMark75299656"/><text:alphabetical-index-mark-start text:id="IMark87261336"/><text:alphabetical-index-mark-start text:id="IMark91157016"/><text:alphabetical-index-mark-start text:id="IMark86926408"/><text:alphabetical-index-mark-start text:id="IMark74872216"/><text:alphabetical-index-mark-start text:id="IMark90264792"/><text:alphabetical-index-mark-start text:id="IMark67433704"/><text:alphabetical-index-mark-start text:id="IMark85546504"/>sql<text:alphabetical-index-mark-end text:id="IMark85546504"/><text:alphabetical-index-mark-end text:id="IMark67433704"/><text:alphabetical-index-mark-end text:id="IMark90264792"/><text:alphabetical-index-mark-end text:id="IMark74872216"/><text:alphabetical-index-mark-end text:id="IMark86926408"/><text:alphabetical-index-mark-end text:id="IMark91157016"/><text:alphabetical-index-mark-end text:id="IMark87261336"/><text:alphabetical-index-mark-end text:id="IMark75299656"/><text:alphabetical-index-mark-end text:id="IMark85477848"/><text:alphabetical-index-mark-end text:id="IMark85809032"/><text:alphabetical-index-mark-end text:id="IMark91105928"/><text:alphabetical-index-mark-end text:id="IMark86534472"/><text:alphabetical-index-mark-end text:id="IMark91248168"/><text:alphabetical-index-mark-end text:id="IMark87428696"/>p is <text:alphabetical-index-mark-start text:id="IMark90207608"/><text:alphabetical-index-mark-start text:id="IMark88733112"/><text:alphabetical-index-mark-start text:id="IMark75038696"/><text:alphabetical-index-mark-start text:id="IMark91104008"/><text:alphabetical-index-mark-start text:id="IMark86749752"/><text:alphabetical-index-mark-start text:id="IMark91882488"/><text:alphabetical-index-mark-start text:id="IMark89762536"/>call<text:alphabetical-index-mark-end text:id="IMark89762536"/><text:alphabetical-index-mark-end text:id="IMark91882488"/><text:alphabetical-index-mark-end text:id="IMark86749752"/><text:alphabetical-index-mark-end text:id="IMark91104008"/><text:alphabetical-index-mark-end text:id="IMark75038696"/><text:alphabetical-index-mark-end text:id="IMark88733112"/><text:alphabetical-index-mark-end text:id="IMark90207608"/>ed with an <text:alphabetical-index-mark-start text:id="IMark74907672"/><text:alphabetical-index-mark-start text:id="IMark75040216"/><text:alphabetical-index-mark-start text:id="IMark87818744"/><text:alphabetical-index-mark-start text:id="IMark87188824"/><text:alphabetical-index-mark-start text:id="IMark74826088"/><text:alphabetical-index-mark-start text:id="IMark91016312"/><text:alphabetical-index-mark-start text:id="IMark87623160"/>.<text:alphabetical-index-mark-start text:id="IMark85752056"/><text:alphabetical-index-mark-start text:id="IMark86797048"/><text:alphabetical-index-mark-start text:id="IMark86927368"/><text:alphabetical-index-mark-start text:id="IMark85656056"/><text:alphabetical-index-mark-start text:id="IMark89746360"/><text:alphabetical-index-mark-start text:id="IMark91902504"/><text:alphabetical-index-mark-start text:id="IMark91304248"/><text:alphabetical-index-mark-start text:id="IMark87840824"/><text:alphabetical-index-mark-start text:id="IMark87782424"/><text:alphabetical-index-mark-start text:id="IMark88932760"/><text:alphabetical-index-mark-start text:id="IMark87287560"/><text:alphabetical-index-mark-start text:id="IMark89235304"/><text:alphabetical-index-mark-start text:id="IMark85731144"/><text:alphabetical-index-mark-start text:id="IMark89746744"/>sql<text:alphabetical-index-mark-end text:id="IMark89746744"/><text:alphabetical-index-mark-end text:id="IMark85731144"/><text:alphabetical-index-mark-end text:id="IMark89235304"/><text:alphabetical-index-mark-end text:id="IMark87287560"/><text:alphabetical-index-mark-end text:id="IMark88932760"/><text:alphabetical-index-mark-end text:id="IMark87782424"/><text:alphabetical-index-mark-end text:id="IMark87840824"/><text:alphabetical-index-mark-end text:id="IMark91304248"/><text:alphabetical-index-mark-end text:id="IMark91902504"/><text:alphabetical-index-mark-end text:id="IMark89746360"/><text:alphabetical-index-mark-end text:id="IMark85656056"/><text:alphabetical-index-mark-end text:id="IMark86927368"/><text:alphabetical-index-mark-end text:id="IMark86797048"/><text:alphabetical-index-mark-end text:id="IMark85752056"/><text:alphabetical-index-mark-end text:id="IMark87623160"/><text:alphabetical-index-mark-end text:id="IMark91016312"/><text:alphabetical-index-mark-end text:id="IMark74826088"/><text:alphabetical-index-mark-end text:id="IMark87188824"/><text:alphabetical-index-mark-end text:id="IMark87818744"/><text:alphabetical-index-mark-end text:id="IMark75040216"/><text:alphabetical-index-mark-end text:id="IMark74907672"/> <text:alphabetical-index-mark-start text:id="IMark91157400"/><text:alphabetical-index-mark-start text:id="IMark87328888"/><text:alphabetical-index-mark-start text:id="IMark90018776"/><text:alphabetical-index-mark-start text:id="IMark87820856"/><text:alphabetical-index-mark-start text:id="IMark86646664"/><text:alphabetical-index-mark-start text:id="IMark88332824"/><text:alphabetical-index-mark-start text:id="IMark74762568"/>file<text:alphabetical-index-mark-end text:id="IMark74762568"/><text:alphabetical-index-mark-end text:id="IMark88332824"/><text:alphabetical-index-mark-end text:id="IMark86646664"/><text:alphabetical-index-mark-end text:id="IMark87820856"/><text:alphabetical-index-mark-end text:id="IMark90018776"/><text:alphabetical-index-mark-end text:id="IMark87328888"/><text:alphabetical-index-mark-end text:id="IMark91157400"/> as second argument, <text:alphabetical-index-mark-start text:id="IMark88066392"/><text:alphabetical-index-mark-start text:id="IMark89504856"/><text:alphabetical-index-mark-start text:id="IMark85939128"/><text:alphabetical-index-mark-start text:id="IMark90060104"/><text:alphabetical-index-mark-start text:id="IMark88933992"/><text:alphabetical-index-mark-start text:id="IMark91104968"/><text:alphabetical-index-mark-start text:id="IMark88708600"/><text:alphabetical-index-mark-start text:id="IMark83326264"/><text:alphabetical-index-mark-start text:id="IMark86623768"/><text:alphabetical-index-mark-start text:id="IMark74927560"/><text:alphabetical-index-mark-start text:id="IMark89162136"/><text:alphabetical-index-mark-start text:id="IMark74924200"/><text:alphabetical-index-mark-start text:id="IMark74857672"/><text:alphabetical-index-mark-start text:id="IMark75039816"/>sql<text:alphabetical-index-mark-end text:id="IMark75039816"/><text:alphabetical-index-mark-end text:id="IMark74857672"/><text:alphabetical-index-mark-end text:id="IMark74924200"/><text:alphabetical-index-mark-end text:id="IMark89162136"/><text:alphabetical-index-mark-end text:id="IMark74927560"/><text:alphabetical-index-mark-end text:id="IMark86623768"/><text:alphabetical-index-mark-end text:id="IMark83326264"/><text:alphabetical-index-mark-end text:id="IMark88708600"/><text:alphabetical-index-mark-end text:id="IMark91104968"/><text:alphabetical-index-mark-end text:id="IMark88933992"/><text:alphabetical-index-mark-end text:id="IMark90060104"/><text:alphabetical-index-mark-end text:id="IMark85939128"/><text:alphabetical-index-mark-end text:id="IMark89504856"/><text:alphabetical-index-mark-end text:id="IMark88066392"/>p opens the <text:alphabetical-index-mark-start text:id="IMark87572136"/><text:alphabetical-index-mark-start text:id="IMark89457496"/><text:alphabetical-index-mark-start text:id="IMark74937144"/><text:alphabetical-index-mark-start text:id="IMark74367032"/><text:alphabetical-index-mark-start text:id="IMark90046456"/><text:alphabetical-index-mark-start text:id="IMark86570568"/><text:alphabetical-index-mark-start text:id="IMark86453240"/>file<text:alphabetical-index-mark-end text:id="IMark86453240"/><text:alphabetical-index-mark-end text:id="IMark86570568"/><text:alphabetical-index-mark-end text:id="IMark90046456"/><text:alphabetical-index-mark-end text:id="IMark74367032"/><text:alphabetical-index-mark-end text:id="IMark74937144"/><text:alphabetical-index-mark-end text:id="IMark89457496"/><text:alphabetical-index-mark-end text:id="IMark87572136"/> and converts all its contents into a <text:alphabetical-index-mark-start text:id="IMark88006488"/><text:alphabetical-index-mark-start text:id="IMark88668024"/><text:alphabetical-index-mark-start text:id="IMark91789992"/><text:alphabetical-index-mark-start text:id="IMark91932840"/><text:alphabetical-index-mark-start text:id="IMark89067208"/><text:alphabetical-index-mark-start text:id="IMark89064200"/><text:alphabetical-index-mark-start text:id="IMark90249800"/>single<text:alphabetical-index-mark-end text:id="IMark90249800"/><text:alphabetical-index-mark-end text:id="IMark89064200"/><text:alphabetical-index-mark-end text:id="IMark89067208"/><text:alphabetical-index-mark-end text:id="IMark91932840"/><text:alphabetical-index-mark-end text:id="IMark91789992"/><text:alphabetical-index-mark-end text:id="IMark88668024"/><text:alphabetical-index-mark-end text:id="IMark88006488"/> <text:alphabetical-index-mark-start text:id="IMark90248296"/><text:alphabetical-index-mark-start text:id="IMark90246792"/><text:alphabetical-index-mark-start text:id="IMark87632424"/><text:alphabetical-index-mark-start text:id="IMark87630920"/><text:alphabetical-index-mark-start text:id="IMark87629416"/><text:alphabetical-index-mark-start text:id="IMark87627912"/><text:alphabetical-index-mark-start text:id="IMark87626408"/>string<text:alphabetical-index-mark-end text:id="IMark87626408"/><text:alphabetical-index-mark-end text:id="IMark87627912"/><text:alphabetical-index-mark-end text:id="IMark87629416"/><text:alphabetical-index-mark-end text:id="IMark87630920"/><text:alphabetical-index-mark-end text:id="IMark87632424"/><text:alphabetical-index-mark-end text:id="IMark90246792"/><text:alphabetical-index-mark-end text:id="IMark90248296"/>, that then is passed to <text:alphabetical-index-mark-start text:id="IMark87624904"/><text:alphabetical-index-mark-start text:id="IMark89888072"/><text:alphabetical-index-mark-start text:id="IMark89886568"/><text:alphabetical-index-mark-start text:id="IMark89117928"/><text:alphabetical-index-mark-start text:id="IMark88665848"/><text:alphabetical-index-mark-start text:id="IMark88664344"/><text:alphabetical-index-mark-start text:id="IMark88662840"/><text:alphabetical-index-mark-start text:id="IMark88661336"/><text:alphabetical-index-mark-start text:id="IMark83211288"/><text:alphabetical-index-mark-start text:id="IMark83209368"/><text:alphabetical-index-mark-start text:id="IMark83207864"/><text:alphabetical-index-mark-start text:id="IMark83206360"/><text:alphabetical-index-mark-start text:id="IMark90056200"/><text:alphabetical-index-mark-start text:id="IMark86273576"/><text:alphabetical-index-mark-start text:id="IMark86272072"/><text:alphabetical-index-mark-start text:id="IMark86270568"/><text:alphabetical-index-mark-start text:id="IMark86269064"/><text:alphabetical-index-mark-start text:id="IMark87959144"/><text:alphabetical-index-mark-start text:id="IMark87957640"/><text:alphabetical-index-mark-start text:id="IMark87956136"/><text:alphabetical-index-mark-start text:id="IMark87954632"/>Sql<text:alphabetical-index-mark-end text:id="IMark87954632"/><text:alphabetical-index-mark-end text:id="IMark87956136"/><text:alphabetical-index-mark-end text:id="IMark87957640"/><text:alphabetical-index-mark-end text:id="IMark87959144"/><text:alphabetical-index-mark-end text:id="IMark86269064"/><text:alphabetical-index-mark-end text:id="IMark86270568"/><text:alphabetical-index-mark-end text:id="IMark86272072"/><text:alphabetical-index-mark-end text:id="IMark86273576"/><text:alphabetical-index-mark-end text:id="IMark90056200"/><text:alphabetical-index-mark-end text:id="IMark83206360"/><text:alphabetical-index-mark-end text:id="IMark83207864"/><text:alphabetical-index-mark-end text:id="IMark83209368"/><text:alphabetical-index-mark-end text:id="IMark83211288"/><text:alphabetical-index-mark-end text:id="IMark88661336"/>ite<text:alphabetical-index-mark-end text:id="IMark88662840"/><text:alphabetical-index-mark-end text:id="IMark88664344"/><text:alphabetical-index-mark-end text:id="IMark88665848"/><text:alphabetical-index-mark-end text:id="IMark89117928"/><text:alphabetical-index-mark-end text:id="IMark89886568"/><text:alphabetical-index-mark-end text:id="IMark89888072"/><text:alphabetical-index-mark-end text:id="IMark87624904"/>3. <text:span text:style-name="T35">Once data is </text:span><text:alphabetical-index-mark-start text:id="IMark87544328"/><text:alphabetical-index-mark-start text:id="IMark87038520"/><text:alphabetical-index-mark-start text:id="IMark87037016"/><text:alphabetical-index-mark-start text:id="IMark87035512"/><text:alphabetical-index-mark-start text:id="IMark87034008"/><text:alphabetical-index-mark-start text:id="IMark90251304"/><text:alphabetical-index-mark-start text:id="IMark89115672"/><text:span text:style-name="T35">retrieve</text:span><text:alphabetical-index-mark-end text:id="IMark89115672"/><text:alphabetical-index-mark-end text:id="IMark90251304"/><text:alphabetical-index-mark-end text:id="IMark87034008"/><text:alphabetical-index-mark-end text:id="IMark87035512"/><text:alphabetical-index-mark-end text:id="IMark87037016"/><text:alphabetical-index-mark-end text:id="IMark87038520"/><text:alphabetical-index-mark-end text:id="IMark87544328"/><text:span text:style-name="T35">d from the </text:span><text:alphabetical-index-mark-start text:id="IMark87979256"/><text:alphabetical-index-mark-start text:id="IMark86730248"/><text:alphabetical-index-mark-start text:id="IMark87519704"/><text:alphabetical-index-mark-start text:id="IMark86728696"/><text:alphabetical-index-mark-start text:id="IMark87964312"/><text:alphabetical-index-mark-start text:id="IMark91208872"/><text:alphabetical-index-mark-start text:id="IMark83226296"/><text:span text:style-name="T35">.</text:span><text:alphabetical-index-mark-start text:id="IMark85548200"/><text:alphabetical-index-mark-start text:id="IMark85549528"/><text:alphabetical-index-mark-start text:id="IMark85550856"/><text:alphabetical-index-mark-start text:id="IMark85552184"/><text:alphabetical-index-mark-start text:id="IMark85553512"/><text:alphabetical-index-mark-start text:id="IMark85554840"/><text:alphabetical-index-mark-start text:id="IMark85556168"/><text:alphabetical-index-mark-start text:id="IMark85557496"/><text:alphabetical-index-mark-start text:id="IMark90220488"/><text:alphabetical-index-mark-start text:id="IMark90221816"/><text:alphabetical-index-mark-start text:id="IMark90223144"/><text:alphabetical-index-mark-start text:id="IMark90224472"/><text:alphabetical-index-mark-start text:id="IMark90225800"/><text:alphabetical-index-mark-start text:id="IMark90227128"/><text:span text:style-name="T35">sql</text:span><text:alphabetical-index-mark-end text:id="IMark90227128"/><text:alphabetical-index-mark-end text:id="IMark90225800"/><text:alphabetical-index-mark-end text:id="IMark90224472"/><text:alphabetical-index-mark-end text:id="IMark90223144"/><text:alphabetical-index-mark-end text:id="IMark90221816"/><text:alphabetical-index-mark-end text:id="IMark90220488"/><text:alphabetical-index-mark-end text:id="IMark85557496"/><text:alphabetical-index-mark-end text:id="IMark85556168"/><text:alphabetical-index-mark-end text:id="IMark85554840"/><text:alphabetical-index-mark-end text:id="IMark85553512"/><text:alphabetical-index-mark-end text:id="IMark85552184"/><text:alphabetical-index-mark-end text:id="IMark85550856"/><text:alphabetical-index-mark-end text:id="IMark85549528"/><text:alphabetical-index-mark-end text:id="IMark85548200"/><text:alphabetical-index-mark-end text:id="IMark83226296"/><text:alphabetical-index-mark-end text:id="IMark91208872"/><text:alphabetical-index-mark-end text:id="IMark87964312"/><text:alphabetical-index-mark-end text:id="IMark86728696"/><text:alphabetical-index-mark-end text:id="IMark87519704"/><text:alphabetical-index-mark-end text:id="IMark86730248"/><text:alphabetical-index-mark-end text:id="IMark87979256"/><text:span text:style-name="T35"> </text:span><text:alphabetical-index-mark-start text:id="IMark89495208"/><text:alphabetical-index-mark-start text:id="IMark89496536"/><text:alphabetical-index-mark-start text:id="IMark89497864"/><text:alphabetical-index-mark-start text:id="IMark89499192"/><text:alphabetical-index-mark-start text:id="IMark89500520"/><text:alphabetical-index-mark-start text:id="IMark87724968"/><text:alphabetical-index-mark-start text:id="IMark90208728"/><text:span text:style-name="T35">file</text:span><text:alphabetical-index-mark-end text:id="IMark90208728"/><text:alphabetical-index-mark-end text:id="IMark87724968"/><text:alphabetical-index-mark-end text:id="IMark89500520"/><text:alphabetical-index-mark-end text:id="IMark89499192"/><text:alphabetical-index-mark-end text:id="IMark89497864"/><text:alphabetical-index-mark-end text:id="IMark89496536"/><text:alphabetical-index-mark-end text:id="IMark89495208"/><text:span text:style-name="T35"> and converted into a rather long </text:span><text:alphabetical-index-mark-start text:id="IMark90216824"/><text:alphabetical-index-mark-start text:id="IMark90218152"/><text:alphabetical-index-mark-start text:id="IMark89785512"/><text:alphabetical-index-mark-start text:id="IMark89786808"/><text:alphabetical-index-mark-start text:id="IMark89788136"/><text:alphabetical-index-mark-start text:id="IMark89789464"/><text:alphabetical-index-mark-start text:id="IMark89790792"/><text:span text:style-name="T35">string</text:span><text:alphabetical-index-mark-end text:id="IMark89790792"/><text:alphabetical-index-mark-end text:id="IMark89789464"/><text:alphabetical-index-mark-end text:id="IMark89788136"/><text:alphabetical-index-mark-end text:id="IMark89786808"/><text:alphabetical-index-mark-end text:id="IMark89785512"/><text:alphabetical-index-mark-end text:id="IMark90218152"/><text:alphabetical-index-mark-end text:id="IMark90216824"/><text:span text:style-name="T35">, </text:span><text:alphabetical-index-mark-start text:id="IMark88156360"/><text:alphabetical-index-mark-start text:id="IMark88157688"/><text:alphabetical-index-mark-start text:id="IMark88159016"/><text:alphabetical-index-mark-start text:id="IMark88160344"/><text:alphabetical-index-mark-start text:id="IMark88161672"/><text:alphabetical-index-mark-start text:id="IMark88163000"/><text:alphabetical-index-mark-start text:id="IMark88164328"/><text:alphabetical-index-mark-start text:id="IMark88250904"/><text:alphabetical-index-mark-start text:id="IMark88252232"/><text:alphabetical-index-mark-start text:id="IMark88253560"/><text:alphabetical-index-mark-start text:id="IMark88254888"/><text:alphabetical-index-mark-start text:id="IMark88256216"/><text:alphabetical-index-mark-start text:id="IMark88257544"/><text:alphabetical-index-mark-start text:id="IMark88258872"/><text:span text:style-name="T35">sql</text:span><text:alphabetical-index-mark-end text:id="IMark88258872"/><text:alphabetical-index-mark-end text:id="IMark88257544"/><text:alphabetical-index-mark-end text:id="IMark88256216"/><text:alphabetical-index-mark-end text:id="IMark88254888"/><text:alphabetical-index-mark-end text:id="IMark88253560"/><text:alphabetical-index-mark-end text:id="IMark88252232"/><text:alphabetical-index-mark-end text:id="IMark88250904"/><text:alphabetical-index-mark-end text:id="IMark88164328"/><text:alphabetical-index-mark-end text:id="IMark88163000"/><text:alphabetical-index-mark-end text:id="IMark88161672"/><text:alphabetical-index-mark-end text:id="IMark88160344"/><text:alphabetical-index-mark-end text:id="IMark88159016"/><text:alphabetical-index-mark-end text:id="IMark88157688"/><text:alphabetical-index-mark-end text:id="IMark88156360"/><text:span text:style-name="T35">p treats that data exactly as in the case of a short </text:span><text:alphabetical-index-mark-start text:id="IMark86639688"/><text:alphabetical-index-mark-start text:id="IMark89582680"/><text:alphabetical-index-mark-start text:id="IMark89584008"/><text:alphabetical-index-mark-start text:id="IMark89585336"/><text:alphabetical-index-mark-start text:id="IMark89586664"/><text:alphabetical-index-mark-start text:id="IMark89587992"/><text:alphabetical-index-mark-start text:id="IMark89589320"/><text:span text:style-name="T35">string</text:span><text:alphabetical-index-mark-end text:id="IMark89589320"/><text:alphabetical-index-mark-end text:id="IMark89587992"/><text:alphabetical-index-mark-end text:id="IMark89586664"/><text:alphabetical-index-mark-end text:id="IMark89585336"/><text:alphabetical-index-mark-end text:id="IMark89584008"/><text:alphabetical-index-mark-end text:id="IMark89582680"/><text:alphabetical-index-mark-end text:id="IMark86639688"/><text:span text:style-name="T35"> </text:span><text:alphabetical-index-mark-start text:id="IMark89483016"/><text:alphabetical-index-mark-start text:id="IMark89484344"/><text:alphabetical-index-mark-start text:id="IMark89485672"/><text:alphabetical-index-mark-start text:id="IMark89487000"/><text:alphabetical-index-mark-start text:id="IMark89488328"/><text:alphabetical-index-mark-start text:id="IMark89489656"/><text:alphabetical-index-mark-start text:id="IMark86802136"/><text:span text:style-name="T35">query</text:span><text:alphabetical-index-mark-end text:id="IMark86802136"/><text:alphabetical-index-mark-end text:id="IMark89489656"/><text:alphabetical-index-mark-end text:id="IMark89488328"/><text:alphabetical-index-mark-end text:id="IMark89487000"/><text:alphabetical-index-mark-end text:id="IMark89485672"/><text:alphabetical-index-mark-end text:id="IMark89484344"/><text:alphabetical-index-mark-end text:id="IMark89483016"/><text:span text:style-name="T35">.</text:span></text:p>
      <text:p text:style-name="P42"/>
      <text:h text:style-name="Heading_20_2" text:outline-level="2"><text:bookmark-start text:name="__RefHeading___Toc967_76759228"/>3.1. Possible developments in the future.<text:bookmark-end text:name="__RefHeading___Toc967_76759228"/></text:h>
      <text:p text:style-name="P2"/>
      <text:p text:style-name="P3">Some ideas that might work in the future, but I have not tested yet are:</text:p>
      <text:p text:style-name="P38"/>
      <text:p text:style-name="P38"/>
      <text:h text:style-name="Heading_20_3" text:outline-level="3"><text:bookmark-start text:name="__RefHeading___Toc969_76759228"/>3.<text:span text:style-name="T35">1</text:span>.1. <text:span text:style-name="T35">Embed </text:span><text:alphabetical-index-mark-start text:id="IMark91104968"/><text:alphabetical-index-mark-start text:id="IMark83326264"/><text:alphabetical-index-mark-start text:id="IMark86623768"/><text:alphabetical-index-mark-start text:id="IMark74927560"/><text:alphabetical-index-mark-start text:id="IMark89162136"/><text:alphabetical-index-mark-start text:id="IMark74924200"/><text:alphabetical-index-mark-start text:id="IMark74857672"/><text:alphabetical-index-mark-start text:id="IMark75039816"/><text:alphabetical-index-mark-start text:id="IMark91157400"/><text:alphabetical-index-mark-start text:id="IMark87328888"/><text:alphabetical-index-mark-start text:id="IMark90018776"/><text:alphabetical-index-mark-start text:id="IMark87820856"/><text:alphabetical-index-mark-start text:id="IMark86646664"/><text:alphabetical-index-mark-start text:id="IMark88332824"/><text:span text:style-name="T35">sql</text:span><text:alphabetical-index-mark-end text:id="IMark88332824"/><text:alphabetical-index-mark-end text:id="IMark86646664"/><text:alphabetical-index-mark-end text:id="IMark87820856"/><text:alphabetical-index-mark-end text:id="IMark90018776"/><text:alphabetical-index-mark-end text:id="IMark87328888"/><text:alphabetical-index-mark-end text:id="IMark91157400"/><text:alphabetical-index-mark-end text:id="IMark75039816"/><text:alphabetical-index-mark-end text:id="IMark74857672"/><text:alphabetical-index-mark-end text:id="IMark74924200"/><text:alphabetical-index-mark-end text:id="IMark89162136"/><text:alphabetical-index-mark-end text:id="IMark74927560"/><text:alphabetical-index-mark-end text:id="IMark86623768"/><text:alphabetical-index-mark-end text:id="IMark83326264"/><text:alphabetical-index-mark-end text:id="IMark91104968"/><text:span text:style-name="T35">p in a multi </text:span><text:alphabetical-index-mark-start text:id="IMark74762568"/><text:alphabetical-index-mark-start text:id="IMark74907672"/><text:alphabetical-index-mark-start text:id="IMark75040216"/><text:alphabetical-index-mark-start text:id="IMark87818744"/><text:alphabetical-index-mark-start text:id="IMark87188824"/><text:alphabetical-index-mark-start text:id="IMark74826088"/><text:alphabetical-index-mark-start text:id="IMark91016312"/><text:span text:style-name="T35">thread</text:span><text:alphabetical-index-mark-end text:id="IMark91016312"/><text:alphabetical-index-mark-end text:id="IMark74826088"/><text:alphabetical-index-mark-end text:id="IMark87188824"/><text:alphabetical-index-mark-end text:id="IMark87818744"/><text:alphabetical-index-mark-end text:id="IMark75040216"/><text:alphabetical-index-mark-end text:id="IMark74907672"/><text:alphabetical-index-mark-end text:id="IMark74762568"/><text:span text:style-name="T35">ed </text:span><text:alphabetical-index-mark-start text:id="IMark87623160"/><text:alphabetical-index-mark-start text:id="IMark85752056"/><text:alphabetical-index-mark-start text:id="IMark86797048"/><text:alphabetical-index-mark-start text:id="IMark86927368"/><text:alphabetical-index-mark-start text:id="IMark85656056"/><text:alphabetical-index-mark-start text:id="IMark89746360"/><text:alphabetical-index-mark-start text:id="IMark91902504"/><text:span text:style-name="T35">environment</text:span><text:alphabetical-index-mark-end text:id="IMark91902504"/><text:alphabetical-index-mark-end text:id="IMark89746360"/><text:alphabetical-index-mark-end text:id="IMark85656056"/><text:alphabetical-index-mark-end text:id="IMark86927368"/><text:alphabetical-index-mark-end text:id="IMark86797048"/><text:alphabetical-index-mark-end text:id="IMark85752056"/><text:alphabetical-index-mark-end text:id="IMark87623160"/><text:span text:style-name="T35">.</text:span><text:bookmark-end text:name="__RefHeading___Toc969_76759228"/></text:h>
      <text:p text:style-name="P40"/>
      <text:p text:style-name="P40"><text:alphabetical-index-mark-start text:id="IMark87287560"/><text:alphabetical-index-mark-start text:id="IMark89235304"/><text:alphabetical-index-mark-start text:id="IMark85731144"/><text:alphabetical-index-mark-start text:id="IMark89746744"/><text:alphabetical-index-mark-start text:id="IMark90207608"/><text:alphabetical-index-mark-start text:id="IMark88733112"/><text:alphabetical-index-mark-start text:id="IMark75038696"/><text:alphabetical-index-mark-start text:id="IMark91104008"/><text:alphabetical-index-mark-start text:id="IMark86749752"/><text:alphabetical-index-mark-start text:id="IMark91882488"/><text:alphabetical-index-mark-start text:id="IMark89762536"/><text:alphabetical-index-mark-start text:id="IMark87428696"/><text:alphabetical-index-mark-start text:id="IMark91248168"/><text:alphabetical-index-mark-start text:id="IMark86534472"/><text:span text:style-name="T35">S</text:span>ql<text:alphabetical-index-mark-end text:id="IMark86534472"/><text:alphabetical-index-mark-end text:id="IMark91248168"/><text:alphabetical-index-mark-end text:id="IMark87428696"/><text:alphabetical-index-mark-end text:id="IMark89762536"/><text:alphabetical-index-mark-end text:id="IMark91882488"/><text:alphabetical-index-mark-end text:id="IMark86749752"/><text:alphabetical-index-mark-end text:id="IMark91104008"/><text:alphabetical-index-mark-end text:id="IMark75038696"/><text:alphabetical-index-mark-end text:id="IMark88733112"/><text:alphabetical-index-mark-end text:id="IMark90207608"/><text:alphabetical-index-mark-end text:id="IMark89746744"/><text:alphabetical-index-mark-end text:id="IMark85731144"/><text:alphabetical-index-mark-end text:id="IMark89235304"/><text:alphabetical-index-mark-end text:id="IMark87287560"/>p <text:span text:style-name="T35">could work</text:span> in a multi <text:alphabetical-index-mark-start text:id="IMark91105928"/><text:alphabetical-index-mark-start text:id="IMark85809032"/><text:alphabetical-index-mark-start text:id="IMark85477848"/><text:alphabetical-index-mark-start text:id="IMark75299656"/><text:alphabetical-index-mark-start text:id="IMark87261336"/><text:alphabetical-index-mark-start text:id="IMark91157016"/><text:alphabetical-index-mark-start text:id="IMark86926408"/>thread<text:alphabetical-index-mark-end text:id="IMark86926408"/><text:alphabetical-index-mark-end text:id="IMark91157016"/><text:alphabetical-index-mark-end text:id="IMark87261336"/><text:alphabetical-index-mark-end text:id="IMark75299656"/><text:alphabetical-index-mark-end text:id="IMark85477848"/><text:alphabetical-index-mark-end text:id="IMark85809032"/><text:alphabetical-index-mark-end text:id="IMark91105928"/>ed <text:alphabetical-index-mark-start text:id="IMark74872216"/><text:alphabetical-index-mark-start text:id="IMark90264792"/><text:alphabetical-index-mark-start text:id="IMark67433704"/><text:alphabetical-index-mark-start text:id="IMark85546504"/><text:alphabetical-index-mark-start text:id="IMark91208872"/><text:alphabetical-index-mark-start text:id="IMark88006488"/><text:alphabetical-index-mark-start text:id="IMark91789992"/>environment<text:alphabetical-index-mark-end text:id="IMark91789992"/><text:alphabetical-index-mark-end text:id="IMark88006488"/><text:alphabetical-index-mark-end text:id="IMark91208872"/><text:alphabetical-index-mark-end text:id="IMark85546504"/><text:alphabetical-index-mark-end text:id="IMark67433704"/><text:alphabetical-index-mark-end text:id="IMark90264792"/><text:alphabetical-index-mark-end text:id="IMark74872216"/> provided by <text:alphabetical-index-mark-start text:id="IMark88668024"/><text:alphabetical-index-mark-start text:id="IMark87572136"/><text:alphabetical-index-mark-start text:id="IMark91932840"/><text:alphabetical-index-mark-start text:id="IMark89457496"/><text:alphabetical-index-mark-start text:id="IMark74937144"/><text:alphabetical-index-mark-start text:id="IMark74367032"/><text:alphabetical-index-mark-start text:id="IMark86570568"/>OpenMP<text:alphabetical-index-mark-end text:id="IMark86570568"/><text:alphabetical-index-mark-end text:id="IMark74367032"/><text:alphabetical-index-mark-end text:id="IMark74937144"/><text:alphabetical-index-mark-end text:id="IMark89457496"/><text:alphabetical-index-mark-end text:id="IMark91932840"/><text:alphabetical-index-mark-end text:id="IMark87572136"/><text:alphabetical-index-mark-end text:id="IMark88668024"/> or some <text:alphabetical-index-mark-start text:id="IMark90046456"/><text:alphabetical-index-mark-start text:id="IMark89414616"/><text:alphabetical-index-mark-start text:id="IMark88066392"/><text:alphabetical-index-mark-start text:id="IMark86453240"/><text:alphabetical-index-mark-start text:id="IMark85939128"/><text:alphabetical-index-mark-start text:id="IMark89504856"/><text:alphabetical-index-mark-start text:id="IMark88933992"/>MPI<text:alphabetical-index-mark-end text:id="IMark88933992"/><text:alphabetical-index-mark-end text:id="IMark89504856"/><text:alphabetical-index-mark-end text:id="IMark85939128"/><text:alphabetical-index-mark-end text:id="IMark86453240"/><text:alphabetical-index-mark-end text:id="IMark88066392"/><text:alphabetical-index-mark-end text:id="IMark89414616"/><text:alphabetical-index-mark-end text:id="IMark90046456"/> <text:alphabetical-index-mark-start text:id="IMark90060104"/><text:alphabetical-index-mark-start text:id="IMark88708600"/><text:alphabetical-index-mark-start text:id="IMark91104968"/><text:alphabetical-index-mark-start text:id="IMark83326264"/><text:alphabetical-index-mark-start text:id="IMark86623768"/><text:alphabetical-index-mark-start text:id="IMark74927560"/><text:alphabetical-index-mark-start text:id="IMark89162136"/>library<text:alphabetical-index-mark-end text:id="IMark89162136"/><text:alphabetical-index-mark-end text:id="IMark74927560"/><text:alphabetical-index-mark-end text:id="IMark86623768"/><text:alphabetical-index-mark-end text:id="IMark83326264"/><text:alphabetical-index-mark-end text:id="IMark91104968"/><text:alphabetical-index-mark-end text:id="IMark88708600"/><text:alphabetical-index-mark-end text:id="IMark90060104"/> <text:span text:style-name="T35">integrated into a </text:span><text:alphabetical-index-mark-start text:id="IMark74924200"/><text:alphabetical-index-mark-start text:id="IMark74857672"/><text:alphabetical-index-mark-start text:id="IMark75039816"/><text:alphabetical-index-mark-start text:id="IMark91157400"/><text:alphabetical-index-mark-start text:id="IMark87328888"/><text:alphabetical-index-mark-start text:id="IMark90018776"/><text:alphabetical-index-mark-start text:id="IMark87820856"/><text:span text:style-name="T35">program</text:span><text:alphabetical-index-mark-end text:id="IMark87820856"/><text:alphabetical-index-mark-end text:id="IMark90018776"/><text:alphabetical-index-mark-end text:id="IMark87328888"/><text:alphabetical-index-mark-end text:id="IMark91157400"/><text:alphabetical-index-mark-end text:id="IMark75039816"/><text:alphabetical-index-mark-end text:id="IMark74857672"/><text:alphabetical-index-mark-end text:id="IMark74924200"/><text:span text:style-name="T35"> that </text:span><text:alphabetical-index-mark-start text:id="IMark86646664"/><text:alphabetical-index-mark-start text:id="IMark88332824"/><text:alphabetical-index-mark-start text:id="IMark74762568"/><text:alphabetical-index-mark-start text:id="IMark74907672"/><text:alphabetical-index-mark-start text:id="IMark75040216"/><text:alphabetical-index-mark-start text:id="IMark87818744"/><text:alphabetical-index-mark-start text:id="IMark87188824"/><text:span text:style-name="T35">call</text:span><text:alphabetical-index-mark-end text:id="IMark87188824"/><text:alphabetical-index-mark-end text:id="IMark87818744"/><text:alphabetical-index-mark-end text:id="IMark75040216"/><text:alphabetical-index-mark-end text:id="IMark74907672"/><text:alphabetical-index-mark-end text:id="IMark74762568"/><text:alphabetical-index-mark-end text:id="IMark88332824"/><text:alphabetical-index-mark-end text:id="IMark86646664"/><text:span text:style-name="T35">s </text:span><text:alphabetical-index-mark-start text:id="IMark74826088"/><text:alphabetical-index-mark-start text:id="IMark91016312"/><text:alphabetical-index-mark-start text:id="IMark87623160"/><text:alphabetical-index-mark-start text:id="IMark85752056"/><text:alphabetical-index-mark-start text:id="IMark86797048"/><text:alphabetical-index-mark-start text:id="IMark86927368"/><text:alphabetical-index-mark-start text:id="IMark85656056"/><text:alphabetical-index-mark-start text:id="IMark89746360"/><text:alphabetical-index-mark-start text:id="IMark91902504"/><text:alphabetical-index-mark-start text:id="IMark87840824"/><text:alphabetical-index-mark-start text:id="IMark91304248"/><text:alphabetical-index-mark-start text:id="IMark88932760"/><text:alphabetical-index-mark-start text:id="IMark87782424"/><text:alphabetical-index-mark-start text:id="IMark90211176"/><text:span text:style-name="T35">sql</text:span><text:alphabetical-index-mark-end text:id="IMark90211176"/><text:alphabetical-index-mark-end text:id="IMark87782424"/><text:alphabetical-index-mark-end text:id="IMark88932760"/><text:alphabetical-index-mark-end text:id="IMark91304248"/><text:alphabetical-index-mark-end text:id="IMark87840824"/><text:alphabetical-index-mark-end text:id="IMark91902504"/><text:alphabetical-index-mark-end text:id="IMark89746360"/><text:alphabetical-index-mark-end text:id="IMark85656056"/><text:alphabetical-index-mark-end text:id="IMark86927368"/><text:alphabetical-index-mark-end text:id="IMark86797048"/><text:alphabetical-index-mark-end text:id="IMark85752056"/><text:alphabetical-index-mark-end text:id="IMark87623160"/><text:alphabetical-index-mark-end text:id="IMark91016312"/><text:alphabetical-index-mark-end text:id="IMark74826088"/><text:span text:style-name="T35">p</text:span>. <text:span text:style-name="T35">The only thing to consider is how </text:span><text:alphabetical-index-mark-start text:id="IMark90216440"/><text:alphabetical-index-mark-start text:id="IMark88154472"/><text:alphabetical-index-mark-start text:id="IMark89794744"/><text:alphabetical-index-mark-start text:id="IMark89793240"/><text:alphabetical-index-mark-start text:id="IMark88155976"/><text:alphabetical-index-mark-start text:id="IMark86637800"/><text:alphabetical-index-mark-start text:id="IMark86636296"/><text:span text:style-name="T35">table</text:span><text:alphabetical-index-mark-end text:id="IMark86636296"/><text:alphabetical-index-mark-end text:id="IMark86637800"/><text:alphabetical-index-mark-end text:id="IMark88155976"/><text:alphabetical-index-mark-end text:id="IMark89793240"/><text:alphabetical-index-mark-end text:id="IMark89794744"/><text:alphabetical-index-mark-end text:id="IMark88154472"/><text:alphabetical-index-mark-end text:id="IMark90216440"/><text:span text:style-name="T35"> </text:span><text:alphabetical-index-mark-start text:id="IMark86634792"/><text:alphabetical-index-mark-start text:id="IMark86633288"/><text:alphabetical-index-mark-start text:id="IMark86631784"/><text:alphabetical-index-mark-start text:id="IMark86630280"/><text:alphabetical-index-mark-start text:id="IMark88260568"/><text:alphabetical-index-mark-start text:id="IMark86639304"/><text:alphabetical-index-mark-start text:id="IMark89481128"/><text:alphabetical-index-mark-start text:id="IMark89479624"/><text:alphabetical-index-mark-start text:id="IMark89591768"/><text:alphabetical-index-mark-start text:id="IMark89482632"/><text:alphabetical-index-mark-start text:id="IMark86807560"/><text:alphabetical-index-mark-start text:id="IMark86806056"/><text:alphabetical-index-mark-start text:id="IMark86804552"/><text:alphabetical-index-mark-start text:id="IMark88667352"/><text:span text:style-name="T35">lock</text:span><text:alphabetical-index-mark-end text:id="IMark88667352"/><text:alphabetical-index-mark-end text:id="IMark86804552"/><text:alphabetical-index-mark-end text:id="IMark86806056"/><text:alphabetical-index-mark-end text:id="IMark86807560"/><text:alphabetical-index-mark-end text:id="IMark89482632"/><text:alphabetical-index-mark-end text:id="IMark89591768"/><text:alphabetical-index-mark-end text:id="IMark89479624"/><text:span text:style-name="T35">ing</text:span><text:alphabetical-index-mark-end text:id="IMark89481128"/><text:alphabetical-index-mark-end text:id="IMark86639304"/><text:alphabetical-index-mark-end text:id="IMark88260568"/><text:alphabetical-index-mark-end text:id="IMark86630280"/><text:alphabetical-index-mark-end text:id="IMark86631784"/><text:alphabetical-index-mark-end text:id="IMark86633288"/><text:alphabetical-index-mark-end text:id="IMark86634792"/><text:span text:style-name="T35"> will be </text:span><text:alphabetical-index-mark-start text:id="IMark83293608"/><text:alphabetical-index-mark-start text:id="IMark83292856"/><text:alphabetical-index-mark-start text:id="IMark90228824"/><text:alphabetical-index-mark-start text:id="IMark87979256"/><text:alphabetical-index-mark-start text:id="IMark86730248"/><text:alphabetical-index-mark-start text:id="IMark87519704"/><text:alphabetical-index-mark-start text:id="IMark83220936"/><text:span text:style-name="T35">manage</text:span><text:alphabetical-index-mark-end text:id="IMark83220936"/><text:alphabetical-index-mark-end text:id="IMark87519704"/><text:alphabetical-index-mark-end text:id="IMark86730248"/><text:alphabetical-index-mark-end text:id="IMark87979256"/><text:alphabetical-index-mark-end text:id="IMark90228824"/><text:alphabetical-index-mark-end text:id="IMark83292856"/><text:alphabetical-index-mark-end text:id="IMark83293608"/><text:span text:style-name="T35">d by </text:span><text:alphabetical-index-mark-start text:id="IMark83217928"/><text:alphabetical-index-mark-start text:id="IMark88868104"/><text:alphabetical-index-mark-start text:id="IMark88865096"/><text:alphabetical-index-mark-start text:id="IMark89245576"/><text:alphabetical-index-mark-start text:id="IMark89838712"/><text:alphabetical-index-mark-start text:id="IMark89830776"/><text:alphabetical-index-mark-start text:id="IMark90208344"/><text:alphabetical-index-mark-start text:id="IMark86709368"/><text:alphabetical-index-mark-start text:id="IMark86706360"/><text:alphabetical-index-mark-start text:id="IMark89404680"/><text:alphabetical-index-mark-start text:id="IMark91206232"/><text:alphabetical-index-mark-start text:id="IMark91201944"/><text:alphabetical-index-mark-start text:id="IMark91198936"/><text:alphabetical-index-mark-start text:id="IMark91711032"/><text:alphabetical-index-mark-start text:id="IMark89494824"/><text:alphabetical-index-mark-start text:id="IMark89888072"/><text:alphabetical-index-mark-start text:id="IMark88664344"/><text:alphabetical-index-mark-start text:id="IMark83207864"/><text:alphabetical-index-mark-start text:id="IMark86272072"/><text:alphabetical-index-mark-start text:id="IMark86269064"/><text:alphabetical-index-mark-start text:id="IMark87954632"/><text:span text:style-name="T35">Sql</text:span><text:alphabetical-index-mark-end text:id="IMark87954632"/><text:alphabetical-index-mark-end text:id="IMark86269064"/><text:alphabetical-index-mark-end text:id="IMark86272072"/><text:alphabetical-index-mark-end text:id="IMark83207864"/><text:alphabetical-index-mark-end text:id="IMark88664344"/><text:alphabetical-index-mark-end text:id="IMark89888072"/><text:alphabetical-index-mark-end text:id="IMark89494824"/><text:alphabetical-index-mark-end text:id="IMark91711032"/><text:alphabetical-index-mark-end text:id="IMark91198936"/><text:alphabetical-index-mark-end text:id="IMark91201944"/><text:alphabetical-index-mark-end text:id="IMark91206232"/><text:alphabetical-index-mark-end text:id="IMark89404680"/><text:alphabetical-index-mark-end text:id="IMark86706360"/><text:alphabetical-index-mark-end text:id="IMark86709368"/><text:span text:style-name="T35">ite</text:span><text:alphabetical-index-mark-end text:id="IMark90208344"/><text:alphabetical-index-mark-end text:id="IMark89830776"/><text:alphabetical-index-mark-end text:id="IMark89838712"/><text:alphabetical-index-mark-end text:id="IMark89245576"/><text:alphabetical-index-mark-end text:id="IMark88865096"/><text:alphabetical-index-mark-end text:id="IMark88868104"/><text:alphabetical-index-mark-end text:id="IMark83217928"/><text:span text:style-name="T35">3 in practice.</text:span></text:p>
      <text:p text:style-name="P40"/>
      <text:p text:style-name="P40"/>
      <text:h text:style-name="Heading_20_3" text:outline-level="3"><text:bookmark-start text:name="__RefHeading___Toc971_76759228"/>3.<text:span text:style-name="T35">1</text:span>.2. <text:alphabetical-index-mark-start text:id="IMark86749752"/><text:alphabetical-index-mark-start text:id="IMark89762536"/><text:alphabetical-index-mark-start text:id="IMark87428696"/><text:alphabetical-index-mark-start text:id="IMark91248168"/><text:alphabetical-index-mark-start text:id="IMark86534472"/><text:alphabetical-index-mark-start text:id="IMark90060104"/><text:alphabetical-index-mark-start text:id="IMark88708600"/>Call<text:alphabetical-index-mark-end text:id="IMark88708600"/><text:alphabetical-index-mark-end text:id="IMark90060104"/><text:alphabetical-index-mark-end text:id="IMark86534472"/><text:alphabetical-index-mark-end text:id="IMark91248168"/><text:alphabetical-index-mark-end text:id="IMark87428696"/><text:alphabetical-index-mark-end text:id="IMark89762536"/><text:alphabetical-index-mark-end text:id="IMark86749752"/> <text:alphabetical-index-mark-start text:id="IMark91104968"/><text:alphabetical-index-mark-start text:id="IMark83326264"/><text:alphabetical-index-mark-start text:id="IMark86623768"/><text:alphabetical-index-mark-start text:id="IMark74927560"/><text:alphabetical-index-mark-start text:id="IMark89162136"/><text:alphabetical-index-mark-start text:id="IMark90046456"/><text:alphabetical-index-mark-start text:id="IMark89414616"/><text:alphabetical-index-mark-start text:id="IMark88066392"/><text:alphabetical-index-mark-start text:id="IMark86453240"/><text:alphabetical-index-mark-start text:id="IMark85939128"/><text:alphabetical-index-mark-start text:id="IMark89504856"/><text:alphabetical-index-mark-start text:id="IMark88933992"/><text:alphabetical-index-mark-start text:id="IMark88668024"/><text:alphabetical-index-mark-start text:id="IMark87572136"/>sql<text:alphabetical-index-mark-end text:id="IMark87572136"/><text:alphabetical-index-mark-end text:id="IMark88668024"/><text:alphabetical-index-mark-end text:id="IMark88933992"/><text:alphabetical-index-mark-end text:id="IMark89504856"/><text:alphabetical-index-mark-end text:id="IMark85939128"/><text:alphabetical-index-mark-end text:id="IMark86453240"/><text:alphabetical-index-mark-end text:id="IMark88066392"/><text:alphabetical-index-mark-end text:id="IMark89414616"/><text:alphabetical-index-mark-end text:id="IMark90046456"/><text:alphabetical-index-mark-end text:id="IMark89162136"/><text:alphabetical-index-mark-end text:id="IMark74927560"/><text:alphabetical-index-mark-end text:id="IMark86623768"/><text:alphabetical-index-mark-end text:id="IMark83326264"/><text:alphabetical-index-mark-end text:id="IMark91104968"/>p from within an un<text:alphabetical-index-mark-start text:id="IMark91932840"/><text:alphabetical-index-mark-start text:id="IMark89457496"/><text:alphabetical-index-mark-start text:id="IMark74937144"/><text:alphabetical-index-mark-start text:id="IMark74367032"/><text:alphabetical-index-mark-start text:id="IMark86570568"/><text:alphabetical-index-mark-start text:id="IMark74872216"/><text:alphabetical-index-mark-start text:id="IMark90264792"/>common<text:alphabetical-index-mark-end text:id="IMark90264792"/><text:alphabetical-index-mark-end text:id="IMark74872216"/><text:alphabetical-index-mark-end text:id="IMark86570568"/><text:alphabetical-index-mark-end text:id="IMark74367032"/><text:alphabetical-index-mark-end text:id="IMark74937144"/><text:alphabetical-index-mark-end text:id="IMark89457496"/><text:alphabetical-index-mark-end text:id="IMark91932840"/> language.<text:bookmark-end text:name="__RefHeading___Toc971_76759228"/></text:h>
      <text:p text:style-name="P41"/>
      <text:p text:style-name="P41"><text:span text:style-name="T36">It would be possible to use </text:span><text:alphabetical-index-mark-start text:id="IMark91208872"/><text:alphabetical-index-mark-start text:id="IMark88006488"/><text:alphabetical-index-mark-start text:id="IMark91789992"/><text:alphabetical-index-mark-start text:id="IMark91105928"/><text:alphabetical-index-mark-start text:id="IMark85809032"/><text:alphabetical-index-mark-start text:id="IMark85477848"/><text:alphabetical-index-mark-start text:id="IMark75299656"/><text:alphabetical-index-mark-start text:id="IMark87261336"/><text:alphabetical-index-mark-start text:id="IMark91157016"/><text:alphabetical-index-mark-start text:id="IMark86926408"/><text:alphabetical-index-mark-start text:id="IMark87287560"/><text:alphabetical-index-mark-start text:id="IMark74924200"/><text:alphabetical-index-mark-start text:id="IMark74857672"/><text:alphabetical-index-mark-start text:id="IMark75039816"/><text:span text:style-name="T36">sql</text:span><text:alphabetical-index-mark-end text:id="IMark75039816"/><text:alphabetical-index-mark-end text:id="IMark74857672"/><text:alphabetical-index-mark-end text:id="IMark74924200"/><text:alphabetical-index-mark-end text:id="IMark87287560"/><text:alphabetical-index-mark-end text:id="IMark86926408"/><text:alphabetical-index-mark-end text:id="IMark91157016"/><text:alphabetical-index-mark-end text:id="IMark87261336"/><text:alphabetical-index-mark-end text:id="IMark75299656"/><text:alphabetical-index-mark-end text:id="IMark85477848"/><text:alphabetical-index-mark-end text:id="IMark85809032"/><text:alphabetical-index-mark-end text:id="IMark91105928"/><text:alphabetical-index-mark-end text:id="IMark91789992"/><text:alphabetical-index-mark-end text:id="IMark88006488"/><text:alphabetical-index-mark-end text:id="IMark91208872"/><text:span text:style-name="T36">p with a language</text:span> like <text:alphabetical-index-mark-start text:id="IMark91157400"/><text:alphabetical-index-mark-start text:id="IMark87328888"/><text:alphabetical-index-mark-start text:id="IMark90018776"/><text:alphabetical-index-mark-start text:id="IMark87820856"/><text:alphabetical-index-mark-start text:id="IMark86646664"/><text:alphabetical-index-mark-start text:id="IMark88332824"/><text:alphabetical-index-mark-start text:id="IMark74762568"/>Scheme<text:alphabetical-index-mark-end text:id="IMark74762568"/><text:alphabetical-index-mark-end text:id="IMark88332824"/><text:alphabetical-index-mark-end text:id="IMark86646664"/><text:alphabetical-index-mark-end text:id="IMark87820856"/><text:alphabetical-index-mark-end text:id="IMark90018776"/><text:alphabetical-index-mark-end text:id="IMark87328888"/><text:alphabetical-index-mark-end text:id="IMark91157400"/> or <text:alphabetical-index-mark-start text:id="IMark74907672"/><text:alphabetical-index-mark-start text:id="IMark75040216"/><text:alphabetical-index-mark-start text:id="IMark87818744"/><text:alphabetical-index-mark-start text:id="IMark87188824"/><text:alphabetical-index-mark-start text:id="IMark74826088"/><text:alphabetical-index-mark-start text:id="IMark91016312"/><text:alphabetical-index-mark-start text:id="IMark87623160"/>Fortran<text:alphabetical-index-mark-end text:id="IMark87623160"/><text:alphabetical-index-mark-end text:id="IMark91016312"/><text:alphabetical-index-mark-end text:id="IMark74826088"/><text:alphabetical-index-mark-end text:id="IMark87188824"/><text:alphabetical-index-mark-end text:id="IMark87818744"/><text:alphabetical-index-mark-end text:id="IMark75040216"/><text:alphabetical-index-mark-end text:id="IMark74907672"/> using a <text:alphabetical-index-mark-start text:id="IMark85752056"/><text:alphabetical-index-mark-start text:id="IMark86797048"/><text:alphabetical-index-mark-start text:id="IMark86927368"/><text:alphabetical-index-mark-start text:id="IMark85656056"/><text:alphabetical-index-mark-start text:id="IMark89746360"/><text:alphabetical-index-mark-start text:id="IMark91902504"/><text:alphabetical-index-mark-start text:id="IMark87840824"/><text:alphabetical-index-mark-start text:id="IMark91304248"/><text:alphabetical-index-mark-start text:id="IMark88932760"/><text:alphabetical-index-mark-start text:id="IMark87782424"/><text:alphabetical-index-mark-start text:id="IMark89235304"/><text:alphabetical-index-mark-start text:id="IMark89746744"/><text:alphabetical-index-mark-start text:id="IMark85731144"/><text:alphabetical-index-mark-start text:id="IMark88733112"/>system<text:alphabetical-index-mark-end text:id="IMark88733112"/><text:alphabetical-index-mark-end text:id="IMark85731144"/><text:alphabetical-index-mark-end text:id="IMark89746744"/><text:alphabetical-index-mark-end text:id="IMark89235304"/><text:alphabetical-index-mark-end text:id="IMark87782424"/><text:alphabetical-index-mark-end text:id="IMark88932760"/><text:alphabetical-index-mark-end text:id="IMark91304248"/><text:alphabetical-index-mark-end text:id="IMark87840824"/><text:alphabetical-index-mark-end text:id="IMark91902504"/><text:alphabetical-index-mark-end text:id="IMark89746360"/><text:alphabetical-index-mark-end text:id="IMark85656056"/><text:alphabetical-index-mark-end text:id="IMark86927368"/><text:alphabetical-index-mark-end text:id="IMark86797048"/><text:alphabetical-index-mark-end text:id="IMark85752056"/> <text:alphabetical-index-mark-start text:id="IMark90207608"/><text:alphabetical-index-mark-start text:id="IMark91104008"/><text:alphabetical-index-mark-start text:id="IMark75038696"/><text:alphabetical-index-mark-start text:id="IMark91882488"/><text:alphabetical-index-mark-start text:id="IMark89457496"/><text:alphabetical-index-mark-start text:id="IMark91932840"/><text:alphabetical-index-mark-start text:id="IMark74937144"/>call<text:alphabetical-index-mark-end text:id="IMark74937144"/><text:alphabetical-index-mark-end text:id="IMark91932840"/><text:alphabetical-index-mark-end text:id="IMark89457496"/><text:alphabetical-index-mark-end text:id="IMark91882488"/><text:alphabetical-index-mark-end text:id="IMark75038696"/><text:alphabetical-index-mark-end text:id="IMark91104008"/><text:alphabetical-index-mark-end text:id="IMark90207608"/> and thus eliminating the need for <text:alphabetical-index-mark-start text:id="IMark74367032"/><text:alphabetical-index-mark-start text:id="IMark86570568"/><text:alphabetical-index-mark-start text:id="IMark74872216"/><text:alphabetical-index-mark-start text:id="IMark90264792"/><text:alphabetical-index-mark-start text:id="IMark91104968"/><text:alphabetical-index-mark-start text:id="IMark83326264"/><text:alphabetical-index-mark-start text:id="IMark86623768"/><text:alphabetical-index-mark-start text:id="IMark74927560"/><text:alphabetical-index-mark-start text:id="IMark89162136"/><text:alphabetical-index-mark-start text:id="IMark90046456"/><text:alphabetical-index-mark-start text:id="IMark89414616"/><text:alphabetical-index-mark-start text:id="IMark88066392"/><text:alphabetical-index-mark-start text:id="IMark86453240"/><text:alphabetical-index-mark-start text:id="IMark85939128"/><text:alphabetical-index-mark-start text:id="IMark89504856"/><text:alphabetical-index-mark-start text:id="IMark88933992"/><text:alphabetical-index-mark-start text:id="IMark88668024"/><text:alphabetical-index-mark-start text:id="IMark87572136"/><text:alphabetical-index-mark-start text:id="IMark86749752"/><text:alphabetical-index-mark-start text:id="IMark89762536"/><text:alphabetical-index-mark-start text:id="IMark87428696"/>Sql<text:alphabetical-index-mark-end text:id="IMark87428696"/><text:alphabetical-index-mark-end text:id="IMark89762536"/><text:alphabetical-index-mark-end text:id="IMark86749752"/><text:alphabetical-index-mark-end text:id="IMark87572136"/><text:alphabetical-index-mark-end text:id="IMark88668024"/><text:alphabetical-index-mark-end text:id="IMark88933992"/><text:alphabetical-index-mark-end text:id="IMark89504856"/><text:alphabetical-index-mark-end text:id="IMark85939128"/><text:alphabetical-index-mark-end text:id="IMark86453240"/><text:alphabetical-index-mark-end text:id="IMark88066392"/><text:alphabetical-index-mark-end text:id="IMark89414616"/><text:alphabetical-index-mark-end text:id="IMark90046456"/><text:alphabetical-index-mark-end text:id="IMark89162136"/><text:alphabetical-index-mark-end text:id="IMark74927560"/>ite<text:alphabetical-index-mark-end text:id="IMark86623768"/><text:alphabetical-index-mark-end text:id="IMark83326264"/><text:alphabetical-index-mark-end text:id="IMark91104968"/><text:alphabetical-index-mark-end text:id="IMark90264792"/><text:alphabetical-index-mark-end text:id="IMark74872216"/><text:alphabetical-index-mark-end text:id="IMark86570568"/><text:alphabetical-index-mark-end text:id="IMark74367032"/>3 <text:alphabetical-index-mark-start text:id="IMark91248168"/><text:alphabetical-index-mark-start text:id="IMark86534472"/><text:alphabetical-index-mark-start text:id="IMark90060104"/><text:alphabetical-index-mark-start text:id="IMark88708600"/><text:alphabetical-index-mark-start text:id="IMark85546504"/><text:alphabetical-index-mark-start text:id="IMark67433704"/><text:alphabetical-index-mark-start text:id="IMark88870568"/>libraries<text:alphabetical-index-mark-end text:id="IMark88870568"/><text:alphabetical-index-mark-end text:id="IMark67433704"/><text:alphabetical-index-mark-end text:id="IMark85546504"/><text:alphabetical-index-mark-end text:id="IMark88708600"/><text:alphabetical-index-mark-end text:id="IMark90060104"/><text:alphabetical-index-mark-end text:id="IMark86534472"/><text:alphabetical-index-mark-end text:id="IMark91248168"/> for those languages that are hard to come by and not updated often.</text:p>
      <text:p text:style-name="P40"/>
      <text:p text:style-name="P40"/>
      <text:h text:style-name="Heading_20_3" text:outline-level="3"><text:bookmark-start text:name="__RefHeading___Toc973_76759228"/><text:soft-page-break/>3.<text:span text:style-name="T35">1</text:span>.3. Provide multi <text:alphabetical-index-mark-start text:id="IMark85809032"/><text:alphabetical-index-mark-start text:id="IMark75299656"/><text:alphabetical-index-mark-start text:id="IMark87261336"/><text:alphabetical-index-mark-start text:id="IMark91157016"/><text:alphabetical-index-mark-start text:id="IMark86926408"/><text:alphabetical-index-mark-start text:id="IMark87287560"/><text:alphabetical-index-mark-start text:id="IMark74924200"/>thread<text:alphabetical-index-mark-end text:id="IMark74924200"/><text:alphabetical-index-mark-end text:id="IMark87287560"/><text:alphabetical-index-mark-end text:id="IMark86926408"/><text:alphabetical-index-mark-end text:id="IMark91157016"/><text:alphabetical-index-mark-end text:id="IMark87261336"/><text:alphabetical-index-mark-end text:id="IMark75299656"/><text:alphabetical-index-mark-end text:id="IMark85809032"/>ing capability from within <text:alphabetical-index-mark-start text:id="IMark74857672"/><text:alphabetical-index-mark-start text:id="IMark75039816"/><text:alphabetical-index-mark-start text:id="IMark86534472"/><text:alphabetical-index-mark-start text:id="IMark91248168"/><text:alphabetical-index-mark-start text:id="IMark90060104"/><text:alphabetical-index-mark-start text:id="IMark88708600"/><text:alphabetical-index-mark-start text:id="IMark85546504"/><text:alphabetical-index-mark-start text:id="IMark67433704"/><text:alphabetical-index-mark-start text:id="IMark88870568"/><text:alphabetical-index-mark-start text:id="IMark74367032"/><text:alphabetical-index-mark-start text:id="IMark86570568"/><text:alphabetical-index-mark-start text:id="IMark74872216"/><text:alphabetical-index-mark-start text:id="IMark90264792"/><text:alphabetical-index-mark-start text:id="IMark91104968"/>sql<text:alphabetical-index-mark-end text:id="IMark91104968"/><text:alphabetical-index-mark-end text:id="IMark90264792"/><text:alphabetical-index-mark-end text:id="IMark74872216"/><text:alphabetical-index-mark-end text:id="IMark86570568"/><text:alphabetical-index-mark-end text:id="IMark74367032"/><text:alphabetical-index-mark-end text:id="IMark88870568"/><text:alphabetical-index-mark-end text:id="IMark67433704"/><text:alphabetical-index-mark-end text:id="IMark85546504"/><text:alphabetical-index-mark-end text:id="IMark88708600"/><text:alphabetical-index-mark-end text:id="IMark90060104"/><text:alphabetical-index-mark-end text:id="IMark91248168"/><text:alphabetical-index-mark-end text:id="IMark86534472"/><text:alphabetical-index-mark-end text:id="IMark75039816"/><text:alphabetical-index-mark-end text:id="IMark74857672"/>p.<text:bookmark-end text:name="__RefHeading___Toc973_76759228"/></text:h>
      <text:p text:style-name="P40"/>
      <text:p text:style-name="P43"><text:alphabetical-index-mark-start text:id="IMark89162136"/><text:alphabetical-index-mark-start text:id="IMark90046456"/><text:alphabetical-index-mark-start text:id="IMark89414616"/><text:alphabetical-index-mark-start text:id="IMark88066392"/><text:alphabetical-index-mark-start text:id="IMark86453240"/><text:alphabetical-index-mark-start text:id="IMark85939128"/><text:alphabetical-index-mark-start text:id="IMark89504856"/>MPI<text:alphabetical-index-mark-end text:id="IMark89504856"/><text:alphabetical-index-mark-end text:id="IMark85939128"/><text:alphabetical-index-mark-end text:id="IMark86453240"/><text:alphabetical-index-mark-end text:id="IMark88066392"/><text:alphabetical-index-mark-end text:id="IMark89414616"/><text:alphabetical-index-mark-end text:id="IMark90046456"/><text:alphabetical-index-mark-end text:id="IMark89162136"/> would probably be overkill, but <text:alphabetical-index-mark-start text:id="IMark88933992"/><text:alphabetical-index-mark-start text:id="IMark88668024"/><text:alphabetical-index-mark-start text:id="IMark87572136"/><text:alphabetical-index-mark-start text:id="IMark86749752"/><text:alphabetical-index-mark-start text:id="IMark89762536"/><text:alphabetical-index-mark-start text:id="IMark87428696"/><text:alphabetical-index-mark-start text:id="IMark90207608"/>OpenMP<text:alphabetical-index-mark-end text:id="IMark90207608"/><text:alphabetical-index-mark-end text:id="IMark87428696"/><text:alphabetical-index-mark-end text:id="IMark89762536"/><text:alphabetical-index-mark-end text:id="IMark86749752"/><text:alphabetical-index-mark-end text:id="IMark87572136"/><text:alphabetical-index-mark-end text:id="IMark88668024"/><text:alphabetical-index-mark-end text:id="IMark88933992"/> could feasibly work. The issue with <text:alphabetical-index-mark-start text:id="IMark91104008"/><text:alphabetical-index-mark-start text:id="IMark75038696"/><text:alphabetical-index-mark-start text:id="IMark91882488"/><text:alphabetical-index-mark-start text:id="IMark89457496"/><text:alphabetical-index-mark-start text:id="IMark91932840"/><text:alphabetical-index-mark-start text:id="IMark74937144"/><text:alphabetical-index-mark-start text:id="IMark85752056"/>table<text:alphabetical-index-mark-end text:id="IMark85752056"/><text:alphabetical-index-mark-end text:id="IMark74937144"/><text:alphabetical-index-mark-end text:id="IMark91932840"/><text:alphabetical-index-mark-end text:id="IMark89457496"/><text:alphabetical-index-mark-end text:id="IMark91882488"/><text:alphabetical-index-mark-end text:id="IMark75038696"/><text:alphabetical-index-mark-end text:id="IMark91104008"/> <text:alphabetical-index-mark-start text:id="IMark86797048"/><text:alphabetical-index-mark-start text:id="IMark86927368"/><text:alphabetical-index-mark-start text:id="IMark85656056"/><text:alphabetical-index-mark-start text:id="IMark89746360"/><text:alphabetical-index-mark-start text:id="IMark91902504"/><text:alphabetical-index-mark-start text:id="IMark87840824"/><text:alphabetical-index-mark-start text:id="IMark91304248"/><text:alphabetical-index-mark-start text:id="IMark88932760"/><text:alphabetical-index-mark-start text:id="IMark87782424"/><text:alphabetical-index-mark-start text:id="IMark89235304"/><text:alphabetical-index-mark-start text:id="IMark89746744"/><text:alphabetical-index-mark-start text:id="IMark85731144"/><text:alphabetical-index-mark-start text:id="IMark88733112"/><text:alphabetical-index-mark-start text:id="IMark74907672"/>lock<text:alphabetical-index-mark-end text:id="IMark74907672"/><text:alphabetical-index-mark-end text:id="IMark88733112"/><text:alphabetical-index-mark-end text:id="IMark85731144"/><text:alphabetical-index-mark-end text:id="IMark89746744"/><text:alphabetical-index-mark-end text:id="IMark89235304"/><text:alphabetical-index-mark-end text:id="IMark87782424"/><text:alphabetical-index-mark-end text:id="IMark88932760"/>ing<text:alphabetical-index-mark-end text:id="IMark91304248"/><text:alphabetical-index-mark-end text:id="IMark87840824"/><text:alphabetical-index-mark-end text:id="IMark91902504"/><text:alphabetical-index-mark-end text:id="IMark89746360"/><text:alphabetical-index-mark-end text:id="IMark85656056"/><text:alphabetical-index-mark-end text:id="IMark86927368"/><text:alphabetical-index-mark-end text:id="IMark86797048"/> remains and <text:alphabetical-index-mark-start text:id="IMark75040216"/><text:alphabetical-index-mark-start text:id="IMark87818744"/><text:alphabetical-index-mark-start text:id="IMark87188824"/><text:alphabetical-index-mark-start text:id="IMark74826088"/><text:alphabetical-index-mark-start text:id="IMark91016312"/><text:alphabetical-index-mark-start text:id="IMark87623160"/><text:alphabetical-index-mark-start text:id="IMark91157400"/><text:alphabetical-index-mark-start text:id="IMark87328888"/><text:alphabetical-index-mark-start text:id="IMark90018776"/><text:alphabetical-index-mark-start text:id="IMark87820856"/><text:alphabetical-index-mark-start text:id="IMark86646664"/><text:alphabetical-index-mark-start text:id="IMark88332824"/><text:alphabetical-index-mark-start text:id="IMark74762568"/><text:alphabetical-index-mark-start text:id="IMark88006488"/>SQL<text:alphabetical-index-mark-end text:id="IMark88006488"/><text:alphabetical-index-mark-end text:id="IMark74762568"/><text:alphabetical-index-mark-end text:id="IMark88332824"/><text:alphabetical-index-mark-end text:id="IMark86646664"/><text:alphabetical-index-mark-end text:id="IMark87820856"/><text:alphabetical-index-mark-end text:id="IMark90018776"/><text:alphabetical-index-mark-end text:id="IMark87328888"/><text:alphabetical-index-mark-end text:id="IMark91157400"/><text:alphabetical-index-mark-end text:id="IMark87623160"/><text:alphabetical-index-mark-end text:id="IMark91016312"/><text:alphabetical-index-mark-end text:id="IMark74826088"/><text:alphabetical-index-mark-end text:id="IMark87188824"/><text:alphabetical-index-mark-end text:id="IMark87818744"/><text:alphabetical-index-mark-end text:id="IMark75040216"/> scripts for a multi <text:alphabetical-index-mark-start text:id="IMark91208872"/><text:alphabetical-index-mark-start text:id="IMark91105928"/><text:alphabetical-index-mark-start text:id="IMark91789992"/><text:alphabetical-index-mark-start text:id="IMark89247288"/><text:alphabetical-index-mark-start text:id="IMark85477848"/><text:alphabetical-index-mark-start text:id="IMark75039816"/><text:alphabetical-index-mark-start text:id="IMark74857672"/>thread<text:alphabetical-index-mark-end text:id="IMark74857672"/><text:alphabetical-index-mark-end text:id="IMark75039816"/><text:alphabetical-index-mark-end text:id="IMark85477848"/><text:alphabetical-index-mark-end text:id="IMark89247288"/><text:alphabetical-index-mark-end text:id="IMark91789992"/><text:alphabetical-index-mark-end text:id="IMark91105928"/><text:alphabetical-index-mark-end text:id="IMark91208872"/>ed <text:alphabetical-index-mark-start text:id="IMark86534472"/><text:alphabetical-index-mark-start text:id="IMark91248168"/><text:alphabetical-index-mark-start text:id="IMark90060104"/><text:alphabetical-index-mark-start text:id="IMark88708600"/><text:alphabetical-index-mark-start text:id="IMark85546504"/><text:alphabetical-index-mark-start text:id="IMark67433704"/><text:alphabetical-index-mark-start text:id="IMark88870568"/>environment<text:alphabetical-index-mark-end text:id="IMark88870568"/><text:alphabetical-index-mark-end text:id="IMark67433704"/><text:alphabetical-index-mark-end text:id="IMark85546504"/><text:alphabetical-index-mark-end text:id="IMark88708600"/><text:alphabetical-index-mark-end text:id="IMark90060104"/><text:alphabetical-index-mark-end text:id="IMark91248168"/><text:alphabetical-index-mark-end text:id="IMark86534472"/> would require some extra care, but it is still possible.</text:p>
      <text:p text:style-name="P43"/>
      <text:p text:style-name="P43"/>
      <text:h text:style-name="Heading_20_2" text:outline-level="2"><text:bookmark-start text:name="__RefHeading___Toc975_76759228"/>3.2. <text:alphabetical-index-mark-start text:id="IMark85809032"/><text:alphabetical-index-mark-start text:id="IMark87261336"/><text:alphabetical-index-mark-start text:id="IMark91157016"/><text:alphabetical-index-mark-start text:id="IMark86926408"/><text:alphabetical-index-mark-start text:id="IMark87287560"/><text:alphabetical-index-mark-start text:id="IMark74924200"/><text:alphabetical-index-mark-start text:id="IMark83326264"/>Operating<text:alphabetical-index-mark-end text:id="IMark83326264"/><text:alphabetical-index-mark-end text:id="IMark74924200"/><text:alphabetical-index-mark-end text:id="IMark87287560"/><text:alphabetical-index-mark-end text:id="IMark86926408"/><text:alphabetical-index-mark-end text:id="IMark91157016"/><text:alphabetical-index-mark-end text:id="IMark87261336"/><text:alphabetical-index-mark-end text:id="IMark85809032"/> <text:alphabetical-index-mark-start text:id="IMark74927560"/><text:alphabetical-index-mark-start text:id="IMark86623768"/><text:alphabetical-index-mark-start text:id="IMark91248168"/><text:alphabetical-index-mark-start text:id="IMark86534472"/><text:alphabetical-index-mark-start text:id="IMark90060104"/><text:alphabetical-index-mark-start text:id="IMark88708600"/><text:alphabetical-index-mark-start text:id="IMark85546504"/><text:alphabetical-index-mark-start text:id="IMark67433704"/><text:alphabetical-index-mark-start text:id="IMark88870568"/><text:alphabetical-index-mark-start text:id="IMark91208872"/><text:alphabetical-index-mark-start text:id="IMark91105928"/><text:alphabetical-index-mark-start text:id="IMark91789992"/><text:alphabetical-index-mark-start text:id="IMark89247288"/><text:alphabetical-index-mark-start text:id="IMark85477848"/>system<text:alphabetical-index-mark-end text:id="IMark85477848"/><text:alphabetical-index-mark-end text:id="IMark89247288"/><text:alphabetical-index-mark-end text:id="IMark91789992"/><text:alphabetical-index-mark-end text:id="IMark91105928"/><text:alphabetical-index-mark-end text:id="IMark91208872"/><text:alphabetical-index-mark-end text:id="IMark88870568"/><text:alphabetical-index-mark-end text:id="IMark67433704"/><text:alphabetical-index-mark-end text:id="IMark85546504"/><text:alphabetical-index-mark-end text:id="IMark88708600"/><text:alphabetical-index-mark-end text:id="IMark90060104"/><text:alphabetical-index-mark-end text:id="IMark86534472"/><text:alphabetical-index-mark-end text:id="IMark91248168"/><text:alphabetical-index-mark-end text:id="IMark86623768"/><text:alphabetical-index-mark-end text:id="IMark74927560"/>.<text:bookmark-end text:name="__RefHeading___Toc975_76759228"/></text:h>
      <text:p text:style-name="P43"/>
      <text:p text:style-name="P43">I developed <text:alphabetical-index-mark-start text:id="IMark75040216"/><text:alphabetical-index-mark-start text:id="IMark87818744"/><text:alphabetical-index-mark-start text:id="IMark87188824"/><text:alphabetical-index-mark-start text:id="IMark74826088"/><text:alphabetical-index-mark-start text:id="IMark91016312"/><text:alphabetical-index-mark-start text:id="IMark87623160"/><text:alphabetical-index-mark-start text:id="IMark91157400"/><text:alphabetical-index-mark-start text:id="IMark87328888"/><text:alphabetical-index-mark-start text:id="IMark90018776"/><text:alphabetical-index-mark-start text:id="IMark87820856"/><text:alphabetical-index-mark-start text:id="IMark86646664"/><text:alphabetical-index-mark-start text:id="IMark88332824"/><text:alphabetical-index-mark-start text:id="IMark74762568"/><text:alphabetical-index-mark-start text:id="IMark88006488"/>sql<text:alphabetical-index-mark-end text:id="IMark88006488"/><text:alphabetical-index-mark-end text:id="IMark74762568"/><text:alphabetical-index-mark-end text:id="IMark88332824"/><text:alphabetical-index-mark-end text:id="IMark86646664"/><text:alphabetical-index-mark-end text:id="IMark87820856"/><text:alphabetical-index-mark-end text:id="IMark90018776"/><text:alphabetical-index-mark-end text:id="IMark87328888"/><text:alphabetical-index-mark-end text:id="IMark91157400"/><text:alphabetical-index-mark-end text:id="IMark87623160"/><text:alphabetical-index-mark-end text:id="IMark91016312"/><text:alphabetical-index-mark-end text:id="IMark74826088"/><text:alphabetical-index-mark-end text:id="IMark87188824"/><text:alphabetical-index-mark-end text:id="IMark87818744"/><text:alphabetical-index-mark-end text:id="IMark75040216"/>p on a <text:alphabetical-index-mark-start text:id="IMark86797048"/><text:alphabetical-index-mark-start text:id="IMark86927368"/><text:alphabetical-index-mark-start text:id="IMark85656056"/><text:alphabetical-index-mark-start text:id="IMark89746360"/><text:alphabetical-index-mark-start text:id="IMark91902504"/><text:alphabetical-index-mark-start text:id="IMark87840824"/><text:alphabetical-index-mark-start text:id="IMark91304248"/>Linux<text:alphabetical-index-mark-end text:id="IMark91304248"/><text:alphabetical-index-mark-end text:id="IMark87840824"/><text:alphabetical-index-mark-end text:id="IMark91902504"/><text:alphabetical-index-mark-end text:id="IMark89746360"/><text:alphabetical-index-mark-end text:id="IMark85656056"/><text:alphabetical-index-mark-end text:id="IMark86927368"/><text:alphabetical-index-mark-end text:id="IMark86797048"/> machine to use within a <text:alphabetical-index-mark-start text:id="IMark88932760"/><text:alphabetical-index-mark-start text:id="IMark87782424"/><text:alphabetical-index-mark-start text:id="IMark89235304"/><text:alphabetical-index-mark-start text:id="IMark89746744"/><text:alphabetical-index-mark-start text:id="IMark85731144"/><text:alphabetical-index-mark-start text:id="IMark88733112"/><text:alphabetical-index-mark-start text:id="IMark74907672"/>Linux<text:alphabetical-index-mark-end text:id="IMark74907672"/><text:alphabetical-index-mark-end text:id="IMark88733112"/><text:alphabetical-index-mark-end text:id="IMark85731144"/><text:alphabetical-index-mark-end text:id="IMark89746744"/><text:alphabetical-index-mark-end text:id="IMark89235304"/><text:alphabetical-index-mark-end text:id="IMark87782424"/><text:alphabetical-index-mark-end text:id="IMark88932760"/> <text:alphabetical-index-mark-start text:id="IMark91104008"/><text:alphabetical-index-mark-start text:id="IMark75038696"/><text:alphabetical-index-mark-start text:id="IMark91882488"/><text:alphabetical-index-mark-start text:id="IMark89457496"/><text:alphabetical-index-mark-start text:id="IMark91932840"/><text:alphabetical-index-mark-start text:id="IMark74937144"/><text:alphabetical-index-mark-start text:id="IMark85752056"/>environment<text:alphabetical-index-mark-end text:id="IMark85752056"/><text:alphabetical-index-mark-end text:id="IMark74937144"/><text:alphabetical-index-mark-end text:id="IMark91932840"/><text:alphabetical-index-mark-end text:id="IMark89457496"/><text:alphabetical-index-mark-end text:id="IMark91882488"/><text:alphabetical-index-mark-end text:id="IMark75038696"/><text:alphabetical-index-mark-end text:id="IMark91104008"/> with <text:alphabetical-index-mark-start text:id="IMark88933992"/><text:alphabetical-index-mark-start text:id="IMark88668024"/><text:alphabetical-index-mark-start text:id="IMark87572136"/><text:alphabetical-index-mark-start text:id="IMark86749752"/><text:alphabetical-index-mark-start text:id="IMark89762536"/><text:alphabetical-index-mark-start text:id="IMark87428696"/><text:alphabetical-index-mark-start text:id="IMark90207608"/>gcc<text:alphabetical-index-mark-end text:id="IMark90207608"/><text:alphabetical-index-mark-end text:id="IMark87428696"/><text:alphabetical-index-mark-end text:id="IMark89762536"/><text:alphabetical-index-mark-end text:id="IMark86749752"/><text:alphabetical-index-mark-end text:id="IMark87572136"/><text:alphabetical-index-mark-end text:id="IMark88668024"/><text:alphabetical-index-mark-end text:id="IMark88933992"/>. I see no problems for any reasonably seasoned user to co<text:alphabetical-index-mark-start text:id="IMark89162136"/><text:alphabetical-index-mark-start text:id="IMark90046456"/><text:alphabetical-index-mark-start text:id="IMark89414616"/><text:alphabetical-index-mark-start text:id="IMark88066392"/><text:alphabetical-index-mark-start text:id="IMark86453240"/><text:alphabetical-index-mark-start text:id="IMark85939128"/><text:alphabetical-index-mark-start text:id="IMark89504856"/>mpi<text:alphabetical-index-mark-end text:id="IMark89504856"/><text:alphabetical-index-mark-end text:id="IMark85939128"/><text:alphabetical-index-mark-end text:id="IMark86453240"/><text:alphabetical-index-mark-end text:id="IMark88066392"/><text:alphabetical-index-mark-end text:id="IMark89414616"/><text:alphabetical-index-mark-end text:id="IMark90046456"/><text:alphabetical-index-mark-end text:id="IMark89162136"/>le it for a <text:alphabetical-index-mark-start text:id="IMark74367032"/><text:alphabetical-index-mark-start text:id="IMark74872216"/><text:alphabetical-index-mark-start text:id="IMark86570568"/><text:alphabetical-index-mark-start text:id="IMark91104968"/><text:alphabetical-index-mark-start text:id="IMark90264792"/><text:alphabetical-index-mark-start text:id="IMark86623768"/><text:alphabetical-index-mark-start text:id="IMark74927560"/>Windows<text:alphabetical-index-mark-end text:id="IMark74927560"/><text:alphabetical-index-mark-end text:id="IMark86623768"/><text:alphabetical-index-mark-end text:id="IMark90264792"/><text:alphabetical-index-mark-end text:id="IMark91104968"/><text:alphabetical-index-mark-end text:id="IMark86570568"/><text:alphabetical-index-mark-end text:id="IMark74872216"/><text:alphabetical-index-mark-end text:id="IMark74367032"/> <text:alphabetical-index-mark-start text:id="IMark91248168"/><text:alphabetical-index-mark-start text:id="IMark86534472"/><text:alphabetical-index-mark-start text:id="IMark90060104"/><text:alphabetical-index-mark-start text:id="IMark88708600"/><text:alphabetical-index-mark-start text:id="IMark85546504"/><text:alphabetical-index-mark-start text:id="IMark67433704"/><text:alphabetical-index-mark-start text:id="IMark88870568"/><text:alphabetical-index-mark-start text:id="IMark91208872"/><text:alphabetical-index-mark-start text:id="IMark91105928"/><text:alphabetical-index-mark-start text:id="IMark91789992"/><text:alphabetical-index-mark-start text:id="IMark89247288"/><text:alphabetical-index-mark-start text:id="IMark85477848"/><text:alphabetical-index-mark-start text:id="IMark85809032"/><text:alphabetical-index-mark-start text:id="IMark87261336"/>system<text:alphabetical-index-mark-end text:id="IMark87261336"/><text:alphabetical-index-mark-end text:id="IMark85809032"/><text:alphabetical-index-mark-end text:id="IMark85477848"/><text:alphabetical-index-mark-end text:id="IMark89247288"/><text:alphabetical-index-mark-end text:id="IMark91789992"/><text:alphabetical-index-mark-end text:id="IMark91105928"/><text:alphabetical-index-mark-end text:id="IMark91208872"/><text:alphabetical-index-mark-end text:id="IMark88870568"/><text:alphabetical-index-mark-end text:id="IMark67433704"/><text:alphabetical-index-mark-end text:id="IMark85546504"/><text:alphabetical-index-mark-end text:id="IMark88708600"/><text:alphabetical-index-mark-end text:id="IMark90060104"/><text:alphabetical-index-mark-end text:id="IMark86534472"/><text:alphabetical-index-mark-end text:id="IMark91248168"/>. </text:p>
      <text:h text:style-name="P81" text:outline-level="1"><text:bookmark-start text:name="__RefHeading___Toc977_76759228"/>4. Structure<text:bookmark-end text:name="__RefHeading___Toc977_76759228"/></text:h>
      <text:p text:style-name="P5"/>
      <text:p text:style-name="P35">In the main <text:alphabetical-index-mark-start text:id="IMark74857672"/><text:alphabetical-index-mark-start text:id="IMark75039816"/><text:alphabetical-index-mark-start text:id="IMark88157304"/><text:alphabetical-index-mark-start text:id="IMark86534472"/><text:alphabetical-index-mark-start text:id="IMark91248168"/><text:alphabetical-index-mark-start text:id="IMark90060104"/><text:alphabetical-index-mark-start text:id="IMark88708600"/>folder<text:alphabetical-index-mark-end text:id="IMark88708600"/><text:alphabetical-index-mark-end text:id="IMark90060104"/><text:alphabetical-index-mark-end text:id="IMark91248168"/><text:alphabetical-index-mark-end text:id="IMark86534472"/><text:alphabetical-index-mark-end text:id="IMark88157304"/><text:alphabetical-index-mark-end text:id="IMark75039816"/><text:alphabetical-index-mark-end text:id="IMark74857672"/> of the project you will find a couple of <text:alphabetical-index-mark-start text:id="IMark85546504"/><text:alphabetical-index-mark-start text:id="IMark67433704"/><text:alphabetical-index-mark-start text:id="IMark88870568"/><text:alphabetical-index-mark-start text:id="IMark91208872"/><text:alphabetical-index-mark-start text:id="IMark91105928"/><text:alphabetical-index-mark-start text:id="IMark91789992"/><text:alphabetical-index-mark-start text:id="IMark89247288"/>.cpp<text:alphabetical-index-mark-end text:id="IMark89247288"/><text:alphabetical-index-mark-end text:id="IMark91789992"/><text:alphabetical-index-mark-end text:id="IMark91105928"/><text:alphabetical-index-mark-end text:id="IMark91208872"/><text:alphabetical-index-mark-end text:id="IMark88870568"/><text:alphabetical-index-mark-end text:id="IMark67433704"/><text:alphabetical-index-mark-end text:id="IMark85546504"/> and <text:alphabetical-index-mark-start text:id="IMark85477848"/><text:alphabetical-index-mark-start text:id="IMark85809032"/><text:alphabetical-index-mark-start text:id="IMark87261336"/><text:alphabetical-index-mark-start text:id="IMark74367032"/><text:alphabetical-index-mark-start text:id="IMark74872216"/><text:alphabetical-index-mark-start text:id="IMark86570568"/><text:alphabetical-index-mark-start text:id="IMark91104968"/>.hpp<text:alphabetical-index-mark-end text:id="IMark91104968"/><text:alphabetical-index-mark-end text:id="IMark86570568"/><text:alphabetical-index-mark-end text:id="IMark74872216"/><text:alphabetical-index-mark-end text:id="IMark74367032"/><text:alphabetical-index-mark-end text:id="IMark87261336"/><text:alphabetical-index-mark-end text:id="IMark85809032"/><text:alphabetical-index-mark-end text:id="IMark85477848"/> <text:alphabetical-index-mark-start text:id="IMark90264792"/><text:alphabetical-index-mark-start text:id="IMark86623768"/><text:alphabetical-index-mark-start text:id="IMark74927560"/><text:alphabetical-index-mark-start text:id="IMark89162136"/><text:alphabetical-index-mark-start text:id="IMark90046456"/><text:alphabetical-index-mark-start text:id="IMark89414616"/><text:alphabetical-index-mark-start text:id="IMark88066392"/>file<text:alphabetical-index-mark-end text:id="IMark88066392"/><text:alphabetical-index-mark-end text:id="IMark89414616"/><text:alphabetical-index-mark-end text:id="IMark90046456"/><text:alphabetical-index-mark-end text:id="IMark89162136"/><text:alphabetical-index-mark-end text:id="IMark74927560"/><text:alphabetical-index-mark-end text:id="IMark86623768"/><text:alphabetical-index-mark-end text:id="IMark90264792"/>s, as well as text <text:alphabetical-index-mark-start text:id="IMark86453240"/><text:alphabetical-index-mark-start text:id="IMark85939128"/><text:alphabetical-index-mark-start text:id="IMark89504856"/><text:alphabetical-index-mark-start text:id="IMark88933992"/><text:alphabetical-index-mark-start text:id="IMark88668024"/><text:alphabetical-index-mark-start text:id="IMark87572136"/><text:alphabetical-index-mark-start text:id="IMark86749752"/>file<text:alphabetical-index-mark-end text:id="IMark86749752"/><text:alphabetical-index-mark-end text:id="IMark87572136"/><text:alphabetical-index-mark-end text:id="IMark88668024"/><text:alphabetical-index-mark-end text:id="IMark88933992"/><text:alphabetical-index-mark-end text:id="IMark89504856"/><text:alphabetical-index-mark-end text:id="IMark85939128"/><text:alphabetical-index-mark-end text:id="IMark86453240"/>s containing <text:alphabetical-index-mark-start text:id="IMark89762536"/><text:alphabetical-index-mark-start text:id="IMark87428696"/><text:alphabetical-index-mark-start text:id="IMark90207608"/><text:alphabetical-index-mark-start text:id="IMark91104008"/><text:alphabetical-index-mark-start text:id="IMark75038696"/><text:alphabetical-index-mark-start text:id="IMark91882488"/><text:alphabetical-index-mark-start text:id="IMark89457496"/>license<text:alphabetical-index-mark-end text:id="IMark89457496"/><text:alphabetical-index-mark-end text:id="IMark91882488"/><text:alphabetical-index-mark-end text:id="IMark75038696"/><text:alphabetical-index-mark-end text:id="IMark91104008"/><text:alphabetical-index-mark-end text:id="IMark90207608"/><text:alphabetical-index-mark-end text:id="IMark87428696"/><text:alphabetical-index-mark-end text:id="IMark89762536"/> and contribution in<text:alphabetical-index-mark-start text:id="IMark91932840"/><text:alphabetical-index-mark-start text:id="IMark74937144"/><text:alphabetical-index-mark-start text:id="IMark85752056"/><text:alphabetical-index-mark-start text:id="IMark88932760"/><text:alphabetical-index-mark-start text:id="IMark87782424"/><text:alphabetical-index-mark-start text:id="IMark89235304"/><text:alphabetical-index-mark-start text:id="IMark89746744"/>format<text:alphabetical-index-mark-end text:id="IMark89746744"/><text:alphabetical-index-mark-end text:id="IMark89235304"/><text:alphabetical-index-mark-end text:id="IMark87782424"/><text:alphabetical-index-mark-end text:id="IMark88932760"/><text:alphabetical-index-mark-end text:id="IMark85752056"/><text:alphabetical-index-mark-end text:id="IMark74937144"/><text:alphabetical-index-mark-end text:id="IMark91932840"/>ion.</text:p>
      <text:p text:style-name="P33"/>
      <text:p text:style-name="P33">The <text:span text:style-name="T29">main </text:span>project <text:alphabetical-index-mark-start text:id="IMark86797048"/><text:alphabetical-index-mark-start text:id="IMark86927368"/><text:alphabetical-index-mark-start text:id="IMark85656056"/><text:alphabetical-index-mark-start text:id="IMark89746360"/><text:alphabetical-index-mark-start text:id="IMark91902504"/><text:alphabetical-index-mark-start text:id="IMark87840824"/><text:alphabetical-index-mark-start text:id="IMark91304248"/>f<text:span text:style-name="T29">older</text:span><text:alphabetical-index-mark-end text:id="IMark91304248"/><text:alphabetical-index-mark-end text:id="IMark87840824"/><text:alphabetical-index-mark-end text:id="IMark91902504"/><text:alphabetical-index-mark-end text:id="IMark89746360"/><text:alphabetical-index-mark-end text:id="IMark85656056"/><text:alphabetical-index-mark-end text:id="IMark86927368"/><text:alphabetical-index-mark-end text:id="IMark86797048"/> <text:span text:style-name="T29">also </text:span>contains two <text:span text:style-name="T29">sub </text:span><text:alphabetical-index-mark-start text:id="IMark75040216"/><text:alphabetical-index-mark-start text:id="IMark87818744"/><text:alphabetical-index-mark-start text:id="IMark87188824"/><text:alphabetical-index-mark-start text:id="IMark74826088"/><text:alphabetical-index-mark-start text:id="IMark91016312"/><text:alphabetical-index-mark-start text:id="IMark87623160"/><text:alphabetical-index-mark-start text:id="IMark91157400"/>folder<text:alphabetical-index-mark-end text:id="IMark91157400"/><text:alphabetical-index-mark-end text:id="IMark87623160"/><text:alphabetical-index-mark-end text:id="IMark91016312"/><text:alphabetical-index-mark-end text:id="IMark74826088"/><text:alphabetical-index-mark-end text:id="IMark87188824"/><text:alphabetical-index-mark-end text:id="IMark87818744"/><text:alphabetical-index-mark-end text:id="IMark75040216"/>s:</text:p>
      <text:p text:style-name="P33"/>
      <text:h text:style-name="Heading_20_2" text:outline-level="2"><text:bookmark-start text:name="__RefHeading___Toc979_76759228"/>4.1. <text:alphabetical-index-mark-start text:id="IMark86646664"/><text:alphabetical-index-mark-start text:id="IMark74762568"/><text:alphabetical-index-mark-start text:id="IMark88006488"/><text:alphabetical-index-mark-start text:id="IMark91157016"/><text:alphabetical-index-mark-start text:id="IMark86926408"/><text:alphabetical-index-mark-start text:id="IMark87287560"/><text:alphabetical-index-mark-start text:id="IMark74924200"/>/doc<text:bookmark-end text:name="__RefHeading___Toc979_76759228"/><text:alphabetical-index-mark-end text:id="IMark74924200"/><text:alphabetical-index-mark-end text:id="IMark87287560"/><text:alphabetical-index-mark-end text:id="IMark86926408"/><text:alphabetical-index-mark-end text:id="IMark91157016"/><text:alphabetical-index-mark-end text:id="IMark88006488"/><text:alphabetical-index-mark-end text:id="IMark74762568"/><text:alphabetical-index-mark-end text:id="IMark86646664"/></text:h>
      <text:p text:style-name="P34"/>
      <text:p text:style-name="P34">This <text:alphabetical-index-mark-start text:id="IMark86401128"/><text:alphabetical-index-mark-start text:id="IMark74937144"/><text:alphabetical-index-mark-start text:id="IMark91932840"/><text:alphabetical-index-mark-start text:id="IMark85752056"/><text:alphabetical-index-mark-start text:id="IMark88932760"/><text:alphabetical-index-mark-start text:id="IMark87782424"/><text:alphabetical-index-mark-start text:id="IMark89235304"/>folder<text:alphabetical-index-mark-end text:id="IMark89235304"/><text:alphabetical-index-mark-end text:id="IMark87782424"/><text:alphabetical-index-mark-end text:id="IMark88932760"/><text:alphabetical-index-mark-end text:id="IMark85752056"/><text:alphabetical-index-mark-end text:id="IMark91932840"/><text:alphabetical-index-mark-end text:id="IMark74937144"/><text:alphabetical-index-mark-end text:id="IMark86401128"/> contains the manual for <text:alphabetical-index-mark-start text:id="IMark89746744"/><text:alphabetical-index-mark-start text:id="IMark89762536"/><text:alphabetical-index-mark-start text:id="IMark87428696"/><text:alphabetical-index-mark-start text:id="IMark90207608"/><text:alphabetical-index-mark-start text:id="IMark91104008"/><text:alphabetical-index-mark-start text:id="IMark75038696"/><text:alphabetical-index-mark-start text:id="IMark91882488"/><text:alphabetical-index-mark-start text:id="IMark89457496"/><text:alphabetical-index-mark-start text:id="IMark86453240"/><text:alphabetical-index-mark-start text:id="IMark85939128"/><text:alphabetical-index-mark-start text:id="IMark89504856"/><text:alphabetical-index-mark-start text:id="IMark88933992"/><text:alphabetical-index-mark-start text:id="IMark88668024"/><text:alphabetical-index-mark-start text:id="IMark87572136"/>sql<text:alphabetical-index-mark-end text:id="IMark87572136"/><text:alphabetical-index-mark-end text:id="IMark88668024"/><text:alphabetical-index-mark-end text:id="IMark88933992"/><text:alphabetical-index-mark-end text:id="IMark89504856"/><text:alphabetical-index-mark-end text:id="IMark85939128"/><text:alphabetical-index-mark-end text:id="IMark86453240"/><text:alphabetical-index-mark-end text:id="IMark89457496"/><text:alphabetical-index-mark-end text:id="IMark91882488"/><text:alphabetical-index-mark-end text:id="IMark75038696"/><text:alphabetical-index-mark-end text:id="IMark91104008"/><text:alphabetical-index-mark-end text:id="IMark90207608"/><text:alphabetical-index-mark-end text:id="IMark87428696"/><text:alphabetical-index-mark-end text:id="IMark89762536"/><text:alphabetical-index-mark-end text:id="IMark89746744"/>p.</text:p>
      <text:p text:style-name="P34"/>
      <text:p text:style-name="P34"/>
      <text:h text:style-name="Heading_20_2" text:outline-level="2"><text:bookmark-start text:name="__RefHeading___Toc981_76759228"/>4.2. <text:alphabetical-index-mark-start text:id="IMark90046456"/><text:alphabetical-index-mark-start text:id="IMark88066392"/><text:alphabetical-index-mark-start text:id="IMark85477848"/><text:alphabetical-index-mark-start text:id="IMark85809032"/><text:alphabetical-index-mark-start text:id="IMark87261336"/><text:alphabetical-index-mark-start text:id="IMark74367032"/><text:alphabetical-index-mark-start text:id="IMark74872216"/>/examples<text:bookmark-end text:name="__RefHeading___Toc981_76759228"/><text:alphabetical-index-mark-end text:id="IMark74872216"/><text:alphabetical-index-mark-end text:id="IMark74367032"/><text:alphabetical-index-mark-end text:id="IMark87261336"/><text:alphabetical-index-mark-end text:id="IMark85809032"/><text:alphabetical-index-mark-end text:id="IMark85477848"/><text:alphabetical-index-mark-end text:id="IMark88066392"/><text:alphabetical-index-mark-end text:id="IMark90046456"/></text:h>
      <text:p text:style-name="P34"/>
      <text:p text:style-name="P34">This <text:alphabetical-index-mark-start text:id="IMark85546504"/><text:alphabetical-index-mark-start text:id="IMark67433704"/><text:alphabetical-index-mark-start text:id="IMark88870568"/><text:alphabetical-index-mark-start text:id="IMark91208872"/><text:alphabetical-index-mark-start text:id="IMark91105928"/><text:alphabetical-index-mark-start text:id="IMark91789992"/><text:alphabetical-index-mark-start text:id="IMark89247288"/>folder<text:alphabetical-index-mark-end text:id="IMark89247288"/><text:alphabetical-index-mark-end text:id="IMark91789992"/><text:alphabetical-index-mark-end text:id="IMark91105928"/><text:alphabetical-index-mark-end text:id="IMark91208872"/><text:alphabetical-index-mark-end text:id="IMark88870568"/><text:alphabetical-index-mark-end text:id="IMark67433704"/><text:alphabetical-index-mark-end text:id="IMark85546504"/> contains a fe example <text:alphabetical-index-mark-start text:id="IMark74857672"/><text:alphabetical-index-mark-start text:id="IMark75039816"/><text:alphabetical-index-mark-start text:id="IMark88157304"/><text:alphabetical-index-mark-start text:id="IMark86534472"/><text:alphabetical-index-mark-start text:id="IMark91248168"/><text:alphabetical-index-mark-start text:id="IMark90060104"/><text:alphabetical-index-mark-start text:id="IMark88708600"/>file<text:alphabetical-index-mark-end text:id="IMark88708600"/><text:alphabetical-index-mark-end text:id="IMark90060104"/><text:alphabetical-index-mark-end text:id="IMark91248168"/><text:alphabetical-index-mark-end text:id="IMark86534472"/><text:alphabetical-index-mark-end text:id="IMark88157304"/><text:alphabetical-index-mark-end text:id="IMark75039816"/><text:alphabetical-index-mark-end text:id="IMark74857672"/>s, including a <text:alphabetical-index-mark-start text:id="IMark85731144"/><text:alphabetical-index-mark-start text:id="IMark74907672"/><text:alphabetical-index-mark-start text:id="IMark88733112"/><text:alphabetical-index-mark-start text:id="IMark90222760"/><text:alphabetical-index-mark-start text:id="IMark87328888"/><text:alphabetical-index-mark-start text:id="IMark86797048"/><text:alphabetical-index-mark-start text:id="IMark86927368"/>database<text:alphabetical-index-mark-end text:id="IMark86927368"/><text:alphabetical-index-mark-end text:id="IMark86797048"/><text:alphabetical-index-mark-end text:id="IMark87328888"/><text:alphabetical-index-mark-end text:id="IMark90222760"/><text:alphabetical-index-mark-end text:id="IMark88733112"/><text:alphabetical-index-mark-end text:id="IMark74907672"/><text:alphabetical-index-mark-end text:id="IMark85731144"/>s and <text:alphabetical-index-mark-start text:id="IMark85656056"/><text:alphabetical-index-mark-start text:id="IMark89746360"/><text:alphabetical-index-mark-start text:id="IMark91902504"/><text:alphabetical-index-mark-start text:id="IMark87840824"/><text:alphabetical-index-mark-start text:id="IMark91304248"/><text:alphabetical-index-mark-start text:id="IMark87818744"/><text:alphabetical-index-mark-start text:id="IMark75040216"/>.<text:alphabetical-index-mark-start text:id="IMark87188824"/><text:alphabetical-index-mark-start text:id="IMark74826088"/><text:alphabetical-index-mark-start text:id="IMark91016312"/><text:alphabetical-index-mark-start text:id="IMark87623160"/><text:alphabetical-index-mark-start text:id="IMark91157400"/><text:alphabetical-index-mark-start text:id="IMark87820856"/><text:alphabetical-index-mark-start text:id="IMark90018776"/><text:alphabetical-index-mark-start text:id="IMark74762568"/><text:alphabetical-index-mark-start text:id="IMark86646664"/><text:alphabetical-index-mark-start text:id="IMark88006488"/><text:alphabetical-index-mark-start text:id="IMark91157016"/><text:alphabetical-index-mark-start text:id="IMark86926408"/><text:alphabetical-index-mark-start text:id="IMark87287560"/><text:alphabetical-index-mark-start text:id="IMark74924200"/>sql<text:alphabetical-index-mark-end text:id="IMark74924200"/><text:alphabetical-index-mark-end text:id="IMark87287560"/><text:alphabetical-index-mark-end text:id="IMark86926408"/><text:alphabetical-index-mark-end text:id="IMark91157016"/><text:alphabetical-index-mark-end text:id="IMark88006488"/><text:alphabetical-index-mark-end text:id="IMark86646664"/><text:alphabetical-index-mark-end text:id="IMark74762568"/><text:alphabetical-index-mark-end text:id="IMark90018776"/><text:alphabetical-index-mark-end text:id="IMark87820856"/><text:alphabetical-index-mark-end text:id="IMark91157400"/><text:alphabetical-index-mark-end text:id="IMark87623160"/><text:alphabetical-index-mark-end text:id="IMark91016312"/><text:alphabetical-index-mark-end text:id="IMark74826088"/><text:alphabetical-index-mark-end text:id="IMark87188824"/><text:alphabetical-index-mark-end text:id="IMark75040216"/><text:alphabetical-index-mark-end text:id="IMark87818744"/><text:alphabetical-index-mark-end text:id="IMark91304248"/><text:alphabetical-index-mark-end text:id="IMark87840824"/><text:alphabetical-index-mark-end text:id="IMark91902504"/><text:alphabetical-index-mark-end text:id="IMark89746360"/><text:alphabetical-index-mark-end text:id="IMark85656056"/> <text:alphabetical-index-mark-start text:id="IMark88332824"/><text:alphabetical-index-mark-start text:id="IMark83326264"/><text:alphabetical-index-mark-start text:id="IMark75299656"/><text:alphabetical-index-mark-start text:id="IMark89762536"/><text:alphabetical-index-mark-start text:id="IMark89746744"/><text:alphabetical-index-mark-start text:id="IMark87428696"/><text:alphabetical-index-mark-start text:id="IMark90207608"/>file<text:alphabetical-index-mark-end text:id="IMark90207608"/><text:alphabetical-index-mark-end text:id="IMark87428696"/><text:alphabetical-index-mark-end text:id="IMark89746744"/><text:alphabetical-index-mark-end text:id="IMark89762536"/><text:alphabetical-index-mark-end text:id="IMark75299656"/><text:alphabetical-index-mark-end text:id="IMark83326264"/><text:alphabetical-index-mark-end text:id="IMark88332824"/>s.</text:p>
      <text:p text:style-name="P34"/>
      <text:p text:style-name="P34"/>
      <text:p text:style-name="P34"/>
      <text:p text:style-name="P5"/>
      <text:p text:style-name="P5"/>
      <text:h text:style-name="P81" text:outline-level="1"><text:bookmark-start text:name="__RefHeading___Toc983_76759228"/>5. Use<text:bookmark-end text:name="__RefHeading___Toc983_76759228"/></text:h>
      <text:p text:style-name="P12"/>
      <text:h text:style-name="Heading_20_2" text:outline-level="2"><text:bookmark-start text:name="__RefHeading___Toc985_76759228"/>5.1. <text:alphabetical-index-mark-start text:id="IMark89235304"/><text:alphabetical-index-mark-start text:id="IMark86623768"/><text:alphabetical-index-mark-start text:id="IMark90264792"/><text:alphabetical-index-mark-start text:id="IMark89162136"/><text:alphabetical-index-mark-start text:id="IMark74927560"/><text:alphabetical-index-mark-start text:id="IMark88066392"/><text:alphabetical-index-mark-start text:id="IMark90046456"/>Install<text:alphabetical-index-mark-end text:id="IMark90046456"/><text:alphabetical-index-mark-end text:id="IMark88066392"/><text:alphabetical-index-mark-end text:id="IMark74927560"/><text:alphabetical-index-mark-end text:id="IMark89162136"/><text:alphabetical-index-mark-end text:id="IMark90264792"/><text:alphabetical-index-mark-end text:id="IMark86623768"/><text:alphabetical-index-mark-end text:id="IMark89235304"/>ation<text:bookmark-end text:name="__RefHeading___Toc985_76759228"/></text:h>
      <text:p text:style-name="P27"/>
      <text:p text:style-name="P27">Uncompress and copy the contents of this <text:alphabetical-index-mark-start text:id="IMark87261336"/><text:alphabetical-index-mark-start text:id="IMark74367032"/><text:alphabetical-index-mark-start text:id="IMark74872216"/><text:alphabetical-index-mark-start text:id="IMark89414616"/><text:alphabetical-index-mark-start text:id="IMark91104968"/><text:alphabetical-index-mark-start text:id="IMark86570568"/><text:alphabetical-index-mark-start text:id="IMark83326264"/>file<text:alphabetical-index-mark-end text:id="IMark83326264"/><text:alphabetical-index-mark-end text:id="IMark86570568"/><text:alphabetical-index-mark-end text:id="IMark91104968"/><text:alphabetical-index-mark-end text:id="IMark89414616"/><text:alphabetical-index-mark-end text:id="IMark74872216"/><text:alphabetical-index-mark-end text:id="IMark74367032"/><text:alphabetical-index-mark-end text:id="IMark87261336"/> wherever you want in your <text:alphabetical-index-mark-start text:id="IMark88332824"/><text:alphabetical-index-mark-start text:id="IMark75299656"/><text:alphabetical-index-mark-start text:id="IMark89762536"/><text:alphabetical-index-mark-start text:id="IMark89746744"/><text:alphabetical-index-mark-start text:id="IMark87428696"/><text:alphabetical-index-mark-start text:id="IMark90207608"/><text:alphabetical-index-mark-start text:id="IMark85656056"/><text:alphabetical-index-mark-start text:id="IMark89746360"/><text:alphabetical-index-mark-start text:id="IMark91902504"/><text:alphabetical-index-mark-start text:id="IMark87840824"/><text:alphabetical-index-mark-start text:id="IMark91304248"/><text:alphabetical-index-mark-start text:id="IMark87818744"/><text:alphabetical-index-mark-start text:id="IMark75040216"/><text:alphabetical-index-mark-start text:id="IMark87188824"/>system<text:alphabetical-index-mark-end text:id="IMark87188824"/><text:alphabetical-index-mark-end text:id="IMark75040216"/><text:alphabetical-index-mark-end text:id="IMark87818744"/><text:alphabetical-index-mark-end text:id="IMark91304248"/><text:alphabetical-index-mark-end text:id="IMark87840824"/><text:alphabetical-index-mark-end text:id="IMark91902504"/><text:alphabetical-index-mark-end text:id="IMark89746360"/><text:alphabetical-index-mark-end text:id="IMark85656056"/><text:alphabetical-index-mark-end text:id="IMark90207608"/><text:alphabetical-index-mark-end text:id="IMark87428696"/><text:alphabetical-index-mark-end text:id="IMark89746744"/><text:alphabetical-index-mark-end text:id="IMark89762536"/><text:alphabetical-index-mark-end text:id="IMark75299656"/><text:alphabetical-index-mark-end text:id="IMark88332824"/>.</text:p>
      <text:p text:style-name="P27"/>
      <text:p text:style-name="P27">Copy <text:alphabetical-index-mark-start text:id="IMark91157400"/><text:alphabetical-index-mark-start text:id="IMark87820856"/><text:alphabetical-index-mark-start text:id="IMark90018776"/><text:alphabetical-index-mark-start text:id="IMark74762568"/><text:alphabetical-index-mark-start text:id="IMark86646664"/><text:alphabetical-index-mark-start text:id="IMark88006488"/><text:alphabetical-index-mark-start text:id="IMark91157016"/><text:alphabetical-index-mark-start text:id="IMark86926408"/><text:alphabetical-index-mark-start text:id="IMark87287560"/><text:alphabetical-index-mark-start text:id="IMark74924200"/><text:alphabetical-index-mark-start text:id="IMark85731144"/><text:alphabetical-index-mark-start text:id="IMark74907672"/><text:alphabetical-index-mark-start text:id="IMark88733112"/><text:alphabetical-index-mark-start text:id="IMark90222760"/><text:alphabetical-index-mark-start text:id="IMark87328888"/><text:alphabetical-index-mark-start text:id="IMark86797048"/><text:alphabetical-index-mark-start text:id="IMark86927368"/><text:alphabetical-index-mark-start text:id="IMark74857672"/><text:alphabetical-index-mark-start text:id="IMark75039816"/><text:alphabetical-index-mark-start text:id="IMark88157304"/><text:alphabetical-index-mark-start text:id="IMark86534472"/><text:span text:style-name="T20">sql</text:span><text:alphabetical-index-mark-end text:id="IMark86534472"/><text:alphabetical-index-mark-end text:id="IMark88157304"/><text:alphabetical-index-mark-end text:id="IMark75039816"/><text:alphabetical-index-mark-end text:id="IMark74857672"/><text:alphabetical-index-mark-end text:id="IMark86927368"/><text:alphabetical-index-mark-end text:id="IMark86797048"/><text:alphabetical-index-mark-end text:id="IMark87328888"/><text:alphabetical-index-mark-end text:id="IMark90222760"/><text:alphabetical-index-mark-end text:id="IMark88733112"/><text:alphabetical-index-mark-end text:id="IMark74907672"/><text:alphabetical-index-mark-end text:id="IMark85731144"/><text:alphabetical-index-mark-end text:id="IMark74924200"/><text:alphabetical-index-mark-end text:id="IMark87287560"/><text:alphabetical-index-mark-end text:id="IMark86926408"/><text:span text:style-name="T20">ite</text:span><text:alphabetical-index-mark-end text:id="IMark91157016"/><text:alphabetical-index-mark-end text:id="IMark88006488"/><text:alphabetical-index-mark-end text:id="IMark86646664"/><text:alphabetical-index-mark-end text:id="IMark74762568"/><text:alphabetical-index-mark-end text:id="IMark90018776"/><text:alphabetical-index-mark-end text:id="IMark87820856"/><text:alphabetical-index-mark-end text:id="IMark91157400"/><text:span text:style-name="T20">3</text:span><text:alphabetical-index-mark-start text:id="IMark91248168"/><text:alphabetical-index-mark-start text:id="IMark90060104"/><text:alphabetical-index-mark-start text:id="IMark88708600"/><text:alphabetical-index-mark-start text:id="IMark85546504"/><text:alphabetical-index-mark-start text:id="IMark67433704"/><text:alphabetical-index-mark-start text:id="IMark88870568"/><text:alphabetical-index-mark-start text:id="IMark91208872"/><text:span text:style-name="T20">.cpp</text:span><text:alphabetical-index-mark-end text:id="IMark91208872"/><text:alphabetical-index-mark-end text:id="IMark88870568"/><text:alphabetical-index-mark-end text:id="IMark67433704"/><text:alphabetical-index-mark-end text:id="IMark85546504"/><text:alphabetical-index-mark-end text:id="IMark88708600"/><text:alphabetical-index-mark-end text:id="IMark90060104"/><text:alphabetical-index-mark-end text:id="IMark91248168"/> and <text:alphabetical-index-mark-start text:id="IMark91105928"/><text:alphabetical-index-mark-start text:id="IMark91789992"/><text:alphabetical-index-mark-start text:id="IMark89247288"/><text:alphabetical-index-mark-start text:id="IMark91104008"/><text:alphabetical-index-mark-start text:id="IMark91882488"/><text:alphabetical-index-mark-start text:id="IMark75038696"/><text:alphabetical-index-mark-start text:id="IMark86453240"/><text:alphabetical-index-mark-start text:id="IMark89457496"/><text:alphabetical-index-mark-start text:id="IMark89504856"/><text:alphabetical-index-mark-start text:id="IMark85939128"/><text:alphabetical-index-mark-start text:id="IMark88668024"/><text:alphabetical-index-mark-start text:id="IMark88933992"/><text:alphabetical-index-mark-start text:id="IMark86401128"/><text:alphabetical-index-mark-start text:id="IMark87572136"/><text:alphabetical-index-mark-start text:id="IMark74937144"/><text:alphabetical-index-mark-start text:id="IMark91932840"/><text:alphabetical-index-mark-start text:id="IMark85752056"/><text:alphabetical-index-mark-start text:id="IMark87782424"/><text:alphabetical-index-mark-start text:id="IMark88932760"/><text:alphabetical-index-mark-start text:id="IMark86623768"/><text:alphabetical-index-mark-start text:id="IMark89235304"/><text:span text:style-name="T20">sql</text:span><text:alphabetical-index-mark-end text:id="IMark89235304"/><text:alphabetical-index-mark-end text:id="IMark86623768"/><text:alphabetical-index-mark-end text:id="IMark88932760"/><text:alphabetical-index-mark-end text:id="IMark87782424"/><text:alphabetical-index-mark-end text:id="IMark85752056"/><text:alphabetical-index-mark-end text:id="IMark91932840"/><text:alphabetical-index-mark-end text:id="IMark74937144"/><text:alphabetical-index-mark-end text:id="IMark87572136"/><text:alphabetical-index-mark-end text:id="IMark86401128"/><text:alphabetical-index-mark-end text:id="IMark88933992"/><text:alphabetical-index-mark-end text:id="IMark88668024"/><text:alphabetical-index-mark-end text:id="IMark85939128"/><text:alphabetical-index-mark-end text:id="IMark89504856"/><text:alphabetical-index-mark-end text:id="IMark89457496"/><text:span text:style-name="T20">ite</text:span><text:alphabetical-index-mark-end text:id="IMark86453240"/><text:alphabetical-index-mark-end text:id="IMark75038696"/><text:alphabetical-index-mark-end text:id="IMark91882488"/><text:alphabetical-index-mark-end text:id="IMark91104008"/><text:alphabetical-index-mark-end text:id="IMark89247288"/><text:alphabetical-index-mark-end text:id="IMark91789992"/><text:alphabetical-index-mark-end text:id="IMark91105928"/><text:span text:style-name="T20">3.h</text:span> to the same <text:alphabetical-index-mark-start text:id="IMark90264792"/><text:alphabetical-index-mark-start text:id="IMark89162136"/><text:alphabetical-index-mark-start text:id="IMark74927560"/><text:alphabetical-index-mark-start text:id="IMark88066392"/><text:alphabetical-index-mark-start text:id="IMark90046456"/><text:alphabetical-index-mark-start text:id="IMark86749752"/><text:alphabetical-index-mark-start text:id="IMark85809032"/>folder<text:alphabetical-index-mark-end text:id="IMark85809032"/><text:alphabetical-index-mark-end text:id="IMark86749752"/><text:alphabetical-index-mark-end text:id="IMark90046456"/><text:alphabetical-index-mark-end text:id="IMark88066392"/><text:alphabetical-index-mark-end text:id="IMark74927560"/><text:alphabetical-index-mark-end text:id="IMark89162136"/><text:alphabetical-index-mark-end text:id="IMark90264792"/> or open <text:alphabetical-index-mark-start text:id="IMark85477848"/><text:alphabetical-index-mark-start text:id="IMark85868264"/><text:alphabetical-index-mark-start text:id="IMark75299656"/><text:alphabetical-index-mark-start text:id="IMark88332824"/><text:alphabetical-index-mark-start text:id="IMark89762536"/><text:alphabetical-index-mark-start text:id="IMark89746744"/><text:alphabetical-index-mark-start text:id="IMark87428696"/><text:alphabetical-index-mark-start text:id="IMark90207608"/><text:alphabetical-index-mark-start text:id="IMark85656056"/><text:alphabetical-index-mark-start text:id="IMark89746360"/><text:alphabetical-index-mark-start text:id="IMark91902504"/><text:alphabetical-index-mark-start text:id="IMark87840824"/><text:alphabetical-index-mark-start text:id="IMark91304248"/><text:alphabetical-index-mark-start text:id="IMark87818744"/><text:span text:style-name="T20">sql</text:span><text:alphabetical-index-mark-end text:id="IMark87818744"/><text:alphabetical-index-mark-end text:id="IMark91304248"/><text:alphabetical-index-mark-end text:id="IMark87840824"/><text:alphabetical-index-mark-end text:id="IMark91902504"/><text:alphabetical-index-mark-end text:id="IMark89746360"/><text:alphabetical-index-mark-end text:id="IMark85656056"/><text:alphabetical-index-mark-end text:id="IMark90207608"/><text:alphabetical-index-mark-end text:id="IMark87428696"/><text:alphabetical-index-mark-end text:id="IMark89746744"/><text:alphabetical-index-mark-end text:id="IMark89762536"/><text:alphabetical-index-mark-end text:id="IMark88332824"/><text:alphabetical-index-mark-end text:id="IMark75299656"/><text:alphabetical-index-mark-end text:id="IMark85868264"/><text:alphabetical-index-mark-end text:id="IMark85477848"/><text:span text:style-name="T20">p1</text:span><text:alphabetical-index-mark-start text:id="IMark75040216"/><text:alphabetical-index-mark-start text:id="IMark87188824"/><text:alphabetical-index-mark-start text:id="IMark87261336"/><text:alphabetical-index-mark-start text:id="IMark74367032"/><text:alphabetical-index-mark-start text:id="IMark74872216"/><text:alphabetical-index-mark-start text:id="IMark89414616"/><text:alphabetical-index-mark-start text:id="IMark91104968"/><text:span text:style-name="T20">.hpp</text:span><text:alphabetical-index-mark-end text:id="IMark91104968"/><text:alphabetical-index-mark-end text:id="IMark89414616"/><text:alphabetical-index-mark-end text:id="IMark74872216"/><text:alphabetical-index-mark-end text:id="IMark74367032"/><text:alphabetical-index-mark-end text:id="IMark87261336"/><text:alphabetical-index-mark-end text:id="IMark87188824"/><text:alphabetical-index-mark-end text:id="IMark75040216"/> and modify the <text:span text:style-name="T20">#include "</text:span><text:alphabetical-index-mark-start text:id="IMark86570568"/><text:alphabetical-index-mark-start text:id="IMark83326264"/><text:alphabetical-index-mark-start text:id="IMark74826088"/><text:alphabetical-index-mark-start text:id="IMark87623160"/><text:alphabetical-index-mark-start text:id="IMark91016312"/><text:alphabetical-index-mark-start text:id="IMark89428264"/><text:alphabetical-index-mark-start text:id="IMark89425256"/><text:alphabetical-index-mark-start text:id="IMark85861336"/><text:alphabetical-index-mark-start text:id="IMark89639688"/><text:alphabetical-index-mark-start text:id="IMark89634424"/><text:alphabetical-index-mark-start text:id="IMark88978776"/><text:alphabetical-index-mark-start text:id="IMark89430520"/><text:alphabetical-index-mark-start text:id="IMark88246456"/><text:alphabetical-index-mark-start text:id="IMark88247784"/><text:alphabetical-index-mark-start text:id="IMark88249112"/><text:alphabetical-index-mark-start text:id="IMark83304296"/><text:alphabetical-index-mark-start text:id="IMark83305624"/><text:alphabetical-index-mark-start text:id="IMark83306952"/><text:alphabetical-index-mark-start text:id="IMark83308280"/><text:alphabetical-index-mark-start text:id="IMark83309608"/><text:alphabetical-index-mark-start text:id="IMark83310936"/><text:span text:style-name="T20">sql</text:span><text:alphabetical-index-mark-end text:id="IMark83310936"/><text:alphabetical-index-mark-end text:id="IMark83309608"/><text:alphabetical-index-mark-end text:id="IMark83308280"/><text:alphabetical-index-mark-end text:id="IMark83306952"/><text:alphabetical-index-mark-end text:id="IMark83305624"/><text:alphabetical-index-mark-end text:id="IMark83304296"/><text:alphabetical-index-mark-end text:id="IMark88249112"/><text:alphabetical-index-mark-end text:id="IMark88247784"/><text:alphabetical-index-mark-end text:id="IMark88246456"/><text:alphabetical-index-mark-end text:id="IMark89430520"/><text:alphabetical-index-mark-end text:id="IMark88978776"/><text:alphabetical-index-mark-end text:id="IMark89634424"/><text:alphabetical-index-mark-end text:id="IMark89639688"/><text:alphabetical-index-mark-end text:id="IMark85861336"/><text:span text:style-name="T20">ite</text:span><text:alphabetical-index-mark-end text:id="IMark89425256"/><text:alphabetical-index-mark-end text:id="IMark89428264"/><text:alphabetical-index-mark-end text:id="IMark91016312"/><text:alphabetical-index-mark-end text:id="IMark87623160"/><text:alphabetical-index-mark-end text:id="IMark74826088"/><text:alphabetical-index-mark-end text:id="IMark83326264"/><text:alphabetical-index-mark-end text:id="IMark86570568"/><text:span text:style-name="T20">3.h"</text:span> line <text:span text:style-name="T30">in </text:span><text:alphabetical-index-mark-start text:id="IMark89618536"/><text:alphabetical-index-mark-start text:id="IMark90132312"/><text:alphabetical-index-mark-start text:id="IMark90133368"/><text:alphabetical-index-mark-start text:id="IMark90134696"/><text:alphabetical-index-mark-start text:id="IMark90136024"/><text:alphabetical-index-mark-start text:id="IMark90137352"/><text:alphabetical-index-mark-start text:id="IMark90138680"/><text:alphabetical-index-mark-start text:id="IMark90140008"/><text:alphabetical-index-mark-start text:id="IMark90141336"/><text:alphabetical-index-mark-start text:id="IMark90142664"/><text:alphabetical-index-mark-start text:id="IMark90143992"/><text:alphabetical-index-mark-start text:id="IMark90145320"/><text:alphabetical-index-mark-start text:id="IMark91160024"/><text:alphabetical-index-mark-start text:id="IMark91161352"/><text:span text:style-name="T23">sql</text:span><text:alphabetical-index-mark-end text:id="IMark91161352"/><text:alphabetical-index-mark-end text:id="IMark91160024"/><text:alphabetical-index-mark-end text:id="IMark90145320"/><text:alphabetical-index-mark-end text:id="IMark90143992"/><text:alphabetical-index-mark-end text:id="IMark90142664"/><text:alphabetical-index-mark-end text:id="IMark90141336"/><text:alphabetical-index-mark-end text:id="IMark90140008"/><text:alphabetical-index-mark-end text:id="IMark90138680"/><text:alphabetical-index-mark-end text:id="IMark90137352"/><text:alphabetical-index-mark-end text:id="IMark90136024"/><text:alphabetical-index-mark-end text:id="IMark90134696"/><text:alphabetical-index-mark-end text:id="IMark90133368"/><text:alphabetical-index-mark-end text:id="IMark90132312"/><text:alphabetical-index-mark-end text:id="IMark89618536"/><text:span text:style-name="T23">p1</text:span><text:alphabetical-index-mark-start text:id="IMark91676328"/><text:alphabetical-index-mark-start text:id="IMark83256216"/><text:alphabetical-index-mark-start text:id="IMark83257544"/><text:alphabetical-index-mark-start text:id="IMark83258872"/><text:alphabetical-index-mark-start text:id="IMark83260200"/><text:alphabetical-index-mark-start text:id="IMark83261528"/><text:alphabetical-index-mark-start text:id="IMark83262856"/><text:span text:style-name="T23">.hpp</text:span><text:alphabetical-index-mark-end text:id="IMark83262856"/><text:alphabetical-index-mark-end text:id="IMark83261528"/><text:alphabetical-index-mark-end text:id="IMark83260200"/><text:alphabetical-index-mark-end text:id="IMark83258872"/><text:alphabetical-index-mark-end text:id="IMark83257544"/><text:alphabetical-index-mark-end text:id="IMark83256216"/><text:alphabetical-index-mark-end text:id="IMark91676328"/><text:span text:style-name="T30"> </text:span>accordingly, with the <text:alphabetical-index-mark-start text:id="IMark87990280"/><text:alphabetical-index-mark-start text:id="IMark87991608"/><text:alphabetical-index-mark-start text:id="IMark87992936"/><text:alphabetical-index-mark-start text:id="IMark87994264"/><text:alphabetical-index-mark-start text:id="IMark87995592"/><text:alphabetical-index-mark-start text:id="IMark87996920"/><text:alphabetical-index-mark-start text:id="IMark87998248"/>path<text:alphabetical-index-mark-end text:id="IMark87998248"/><text:alphabetical-index-mark-end text:id="IMark87996920"/><text:alphabetical-index-mark-end text:id="IMark87995592"/><text:alphabetical-index-mark-end text:id="IMark87994264"/><text:alphabetical-index-mark-end text:id="IMark87992936"/><text:alphabetical-index-mark-end text:id="IMark87991608"/><text:alphabetical-index-mark-end text:id="IMark87990280"/> to <text:alphabetical-index-mark-start text:id="IMark89002536"/><text:alphabetical-index-mark-start text:id="IMark89003864"/><text:alphabetical-index-mark-start text:id="IMark89005192"/><text:alphabetical-index-mark-start text:id="IMark89006520"/><text:alphabetical-index-mark-start text:id="IMark89007848"/><text:alphabetical-index-mark-start text:id="IMark89009176"/><text:alphabetical-index-mark-start text:id="IMark89010504"/><text:alphabetical-index-mark-start text:id="IMark89011832"/><text:alphabetical-index-mark-start text:id="IMark89013160"/><text:alphabetical-index-mark-start text:id="IMark74879992"/><text:alphabetical-index-mark-start text:id="IMark86066008"/><text:alphabetical-index-mark-start text:id="IMark86067336"/><text:alphabetical-index-mark-start text:id="IMark86068664"/><text:alphabetical-index-mark-start text:id="IMark86069992"/><text:alphabetical-index-mark-start text:id="IMark86071320"/><text:alphabetical-index-mark-start text:id="IMark86072648"/><text:alphabetical-index-mark-start text:id="IMark86073976"/><text:alphabetical-index-mark-start text:id="IMark86075304"/><text:alphabetical-index-mark-start text:id="IMark86076632"/><text:alphabetical-index-mark-start text:id="IMark86077960"/><text:alphabetical-index-mark-start text:id="IMark86079288"/><text:span text:style-name="T20">sql</text:span><text:alphabetical-index-mark-end text:id="IMark86079288"/><text:alphabetical-index-mark-end text:id="IMark86077960"/><text:alphabetical-index-mark-end text:id="IMark86076632"/><text:alphabetical-index-mark-end text:id="IMark86075304"/><text:alphabetical-index-mark-end text:id="IMark86073976"/><text:alphabetical-index-mark-end text:id="IMark86072648"/><text:alphabetical-index-mark-end text:id="IMark86071320"/><text:alphabetical-index-mark-end text:id="IMark86069992"/><text:alphabetical-index-mark-end text:id="IMark86068664"/><text:alphabetical-index-mark-end text:id="IMark86067336"/><text:alphabetical-index-mark-end text:id="IMark86066008"/><text:alphabetical-index-mark-end text:id="IMark74879992"/><text:alphabetical-index-mark-end text:id="IMark89013160"/><text:alphabetical-index-mark-end text:id="IMark89011832"/><text:span text:style-name="T20">ite</text:span><text:alphabetical-index-mark-end text:id="IMark89010504"/><text:alphabetical-index-mark-end text:id="IMark89009176"/><text:alphabetical-index-mark-end text:id="IMark89007848"/><text:alphabetical-index-mark-end text:id="IMark89006520"/><text:alphabetical-index-mark-end text:id="IMark89005192"/><text:alphabetical-index-mark-end text:id="IMark89003864"/><text:alphabetical-index-mark-end text:id="IMark89002536"/><text:span text:style-name="T20">3.h</text:span> on your <text:alphabetical-index-mark-start text:id="IMark85531768"/><text:alphabetical-index-mark-start text:id="IMark85533064"/><text:alphabetical-index-mark-start text:id="IMark85534392"/><text:alphabetical-index-mark-start text:id="IMark85535720"/><text:alphabetical-index-mark-start text:id="IMark85537048"/><text:alphabetical-index-mark-start text:id="IMark85538376"/><text:alphabetical-index-mark-start text:id="IMark85539704"/><text:alphabetical-index-mark-start text:id="IMark85541032"/><text:alphabetical-index-mark-start text:id="IMark88138216"/><text:alphabetical-index-mark-start text:id="IMark88139544"/><text:alphabetical-index-mark-start text:id="IMark88140872"/><text:alphabetical-index-mark-start text:id="IMark88142200"/><text:alphabetical-index-mark-start text:id="IMark88143528"/><text:alphabetical-index-mark-start text:id="IMark88144856"/>system<text:alphabetical-index-mark-end text:id="IMark88144856"/><text:alphabetical-index-mark-end text:id="IMark88143528"/><text:alphabetical-index-mark-end text:id="IMark88142200"/><text:alphabetical-index-mark-end text:id="IMark88140872"/><text:alphabetical-index-mark-end text:id="IMark88139544"/><text:alphabetical-index-mark-end text:id="IMark88138216"/><text:alphabetical-index-mark-end text:id="IMark85541032"/><text:alphabetical-index-mark-end text:id="IMark85539704"/><text:alphabetical-index-mark-end text:id="IMark85538376"/><text:alphabetical-index-mark-end text:id="IMark85537048"/><text:alphabetical-index-mark-end text:id="IMark85535720"/><text:alphabetical-index-mark-end text:id="IMark85534392"/><text:alphabetical-index-mark-end text:id="IMark85533064"/><text:alphabetical-index-mark-end text:id="IMark85531768"/>.</text:p>
      <text:p text:style-name="P27"/>
      <text:p text:style-name="P27"/>
      <text:h text:style-name="Heading_20_3" text:outline-level="3"><text:bookmark-start text:name="__RefHeading___Toc987_76759228"/><text:span text:style-name="T18">5.1.1. </text:span>Co<text:alphabetical-index-mark-start text:id="IMark90060104"/><text:alphabetical-index-mark-start text:id="IMark85546504"/><text:alphabetical-index-mark-start text:id="IMark67433704"/><text:alphabetical-index-mark-start text:id="IMark88870568"/><text:alphabetical-index-mark-start text:id="IMark91208872"/><text:alphabetical-index-mark-start text:id="IMark74924200"/><text:alphabetical-index-mark-start text:id="IMark89457496"/>mpi<text:alphabetical-index-mark-end text:id="IMark89457496"/><text:alphabetical-index-mark-end text:id="IMark74924200"/><text:alphabetical-index-mark-end text:id="IMark91208872"/><text:alphabetical-index-mark-end text:id="IMark88870568"/><text:alphabetical-index-mark-end text:id="IMark67433704"/><text:alphabetical-index-mark-end text:id="IMark85546504"/><text:alphabetical-index-mark-end text:id="IMark90060104"/>l<text:span text:style-name="T18">ation</text:span><text:bookmark-end text:name="__RefHeading___Toc987_76759228"/></text:h>
      <text:p text:style-name="P27"/>
      <text:p text:style-name="P29">In a <text:alphabetical-index-mark-start text:id="IMark86401128"/><text:alphabetical-index-mark-start text:id="IMark87572136"/><text:alphabetical-index-mark-start text:id="IMark74937144"/><text:alphabetical-index-mark-start text:id="IMark91932840"/><text:alphabetical-index-mark-start text:id="IMark85752056"/><text:alphabetical-index-mark-start text:id="IMark87782424"/><text:alphabetical-index-mark-start text:id="IMark88932760"/>Linux<text:alphabetical-index-mark-end text:id="IMark88932760"/><text:alphabetical-index-mark-end text:id="IMark87782424"/><text:alphabetical-index-mark-end text:id="IMark85752056"/><text:alphabetical-index-mark-end text:id="IMark91932840"/><text:alphabetical-index-mark-end text:id="IMark74937144"/><text:alphabetical-index-mark-end text:id="IMark87572136"/><text:alphabetical-index-mark-end text:id="IMark86401128"/> <text:alphabetical-index-mark-start text:id="IMark86623768"/><text:alphabetical-index-mark-start text:id="IMark89235304"/><text:alphabetical-index-mark-start text:id="IMark85731144"/><text:alphabetical-index-mark-start text:id="IMark91105928"/><text:alphabetical-index-mark-start text:id="IMark91789992"/><text:alphabetical-index-mark-start text:id="IMark89247288"/><text:alphabetical-index-mark-start text:id="IMark91104008"/><text:alphabetical-index-mark-start text:id="IMark91882488"/><text:alphabetical-index-mark-start text:id="IMark75038696"/><text:alphabetical-index-mark-start text:id="IMark86453240"/><text:alphabetical-index-mark-start text:id="IMark74907672"/><text:alphabetical-index-mark-start text:id="IMark90264792"/><text:alphabetical-index-mark-start text:id="IMark89162136"/><text:alphabetical-index-mark-start text:id="IMark74927560"/>system<text:alphabetical-index-mark-end text:id="IMark74927560"/><text:alphabetical-index-mark-end text:id="IMark89162136"/><text:alphabetical-index-mark-end text:id="IMark90264792"/><text:alphabetical-index-mark-end text:id="IMark74907672"/><text:alphabetical-index-mark-end text:id="IMark86453240"/><text:alphabetical-index-mark-end text:id="IMark75038696"/><text:alphabetical-index-mark-end text:id="IMark91882488"/><text:alphabetical-index-mark-end text:id="IMark91104008"/><text:alphabetical-index-mark-end text:id="IMark89247288"/><text:alphabetical-index-mark-end text:id="IMark91789992"/><text:alphabetical-index-mark-end text:id="IMark91105928"/><text:alphabetical-index-mark-end text:id="IMark85731144"/><text:alphabetical-index-mark-end text:id="IMark89235304"/><text:alphabetical-index-mark-end text:id="IMark86623768"/> using <text:alphabetical-index-mark-start text:id="IMark88066392"/><text:alphabetical-index-mark-start text:id="IMark90046456"/><text:alphabetical-index-mark-start text:id="IMark86749752"/><text:alphabetical-index-mark-start text:id="IMark85809032"/><text:alphabetical-index-mark-start text:id="IMark88733112"/><text:alphabetical-index-mark-start text:id="IMark85477848"/><text:alphabetical-index-mark-start text:id="IMark85868264"/>gcc<text:alphabetical-index-mark-end text:id="IMark85868264"/><text:alphabetical-index-mark-end text:id="IMark85477848"/><text:alphabetical-index-mark-end text:id="IMark88733112"/><text:alphabetical-index-mark-end text:id="IMark85809032"/><text:alphabetical-index-mark-end text:id="IMark86749752"/><text:alphabetical-index-mark-end text:id="IMark90046456"/><text:alphabetical-index-mark-end text:id="IMark88066392"/>:</text:p>
      <text:p text:style-name="P57"/>
      <text:p text:style-name="P57"><text:alphabetical-index-mark-start text:id="IMark89746744"/><text:alphabetical-index-mark-start text:id="IMark87428696"/><text:alphabetical-index-mark-start text:id="IMark90207608"/><text:alphabetical-index-mark-start text:id="IMark85656056"/><text:alphabetical-index-mark-start text:id="IMark89746360"/><text:alphabetical-index-mark-start text:id="IMark91902504"/><text:alphabetical-index-mark-start text:id="IMark87840824"/>g++<text:alphabetical-index-mark-end text:id="IMark87840824"/><text:alphabetical-index-mark-end text:id="IMark91902504"/><text:alphabetical-index-mark-end text:id="IMark89746360"/><text:alphabetical-index-mark-end text:id="IMark85656056"/><text:alphabetical-index-mark-end text:id="IMark90207608"/><text:alphabetical-index-mark-end text:id="IMark87428696"/><text:alphabetical-index-mark-end text:id="IMark89746744"/> -std=c++17 -Wall -O3 -c <text:alphabetical-index-mark-start text:id="IMark91304248"/><text:alphabetical-index-mark-start text:id="IMark87818744"/><text:alphabetical-index-mark-start text:id="IMark90222760"/><text:alphabetical-index-mark-start text:id="IMark87328888"/><text:alphabetical-index-mark-start text:id="IMark75040216"/><text:alphabetical-index-mark-start text:id="IMark87188824"/><text:alphabetical-index-mark-start text:id="IMark87261336"/><text:alphabetical-index-mark-start text:id="IMark74367032"/><text:alphabetical-index-mark-start text:id="IMark74872216"/><text:alphabetical-index-mark-start text:id="IMark89414616"/><text:alphabetical-index-mark-start text:id="IMark91104968"/><text:alphabetical-index-mark-start text:id="IMark86797048"/><text:alphabetical-index-mark-start text:id="IMark86927368"/><text:alphabetical-index-mark-start text:id="IMark74857672"/>sql<text:alphabetical-index-mark-end text:id="IMark74857672"/><text:alphabetical-index-mark-end text:id="IMark86927368"/><text:alphabetical-index-mark-end text:id="IMark86797048"/><text:alphabetical-index-mark-end text:id="IMark91104968"/><text:alphabetical-index-mark-end text:id="IMark89414616"/><text:alphabetical-index-mark-end text:id="IMark74872216"/><text:alphabetical-index-mark-end text:id="IMark74367032"/><text:alphabetical-index-mark-end text:id="IMark87261336"/><text:alphabetical-index-mark-end text:id="IMark87188824"/><text:alphabetical-index-mark-end text:id="IMark75040216"/><text:alphabetical-index-mark-end text:id="IMark87328888"/><text:alphabetical-index-mark-end text:id="IMark90222760"/><text:alphabetical-index-mark-end text:id="IMark87818744"/><text:alphabetical-index-mark-end text:id="IMark91304248"/>p0<text:alphabetical-index-mark-start text:id="IMark86570568"/><text:alphabetical-index-mark-start text:id="IMark83326264"/><text:alphabetical-index-mark-start text:id="IMark74826088"/><text:alphabetical-index-mark-start text:id="IMark87623160"/><text:alphabetical-index-mark-start text:id="IMark91016312"/><text:alphabetical-index-mark-start text:id="IMark75039816"/><text:alphabetical-index-mark-start text:id="IMark88157304"/>.cpp<text:alphabetical-index-mark-end text:id="IMark88157304"/><text:alphabetical-index-mark-end text:id="IMark75039816"/><text:alphabetical-index-mark-end text:id="IMark91016312"/><text:alphabetical-index-mark-end text:id="IMark87623160"/><text:alphabetical-index-mark-end text:id="IMark74826088"/><text:alphabetical-index-mark-end text:id="IMark83326264"/><text:alphabetical-index-mark-end text:id="IMark86570568"/> <text:alphabetical-index-mark-start text:id="IMark86534472"/><text:alphabetical-index-mark-start text:id="IMark91157400"/><text:alphabetical-index-mark-start text:id="IMark87820856"/><text:alphabetical-index-mark-start text:id="IMark90018776"/><text:alphabetical-index-mark-start text:id="IMark74762568"/><text:alphabetical-index-mark-start text:id="IMark86646664"/><text:alphabetical-index-mark-start text:id="IMark88006488"/><text:alphabetical-index-mark-start text:id="IMark86926408"/><text:alphabetical-index-mark-start text:id="IMark91157016"/><text:alphabetical-index-mark-start text:id="IMark91248168"/><text:alphabetical-index-mark-start text:id="IMark87287560"/><text:alphabetical-index-mark-start text:id="IMark88708600"/><text:alphabetical-index-mark-start text:id="IMark90060104"/><text:alphabetical-index-mark-start text:id="IMark85546504"/>sql<text:alphabetical-index-mark-end text:id="IMark85546504"/><text:alphabetical-index-mark-end text:id="IMark90060104"/><text:alphabetical-index-mark-end text:id="IMark88708600"/><text:alphabetical-index-mark-end text:id="IMark87287560"/><text:alphabetical-index-mark-end text:id="IMark91248168"/><text:alphabetical-index-mark-end text:id="IMark91157016"/><text:alphabetical-index-mark-end text:id="IMark86926408"/><text:alphabetical-index-mark-end text:id="IMark88006488"/><text:alphabetical-index-mark-end text:id="IMark86646664"/><text:alphabetical-index-mark-end text:id="IMark74762568"/><text:alphabetical-index-mark-end text:id="IMark90018776"/><text:alphabetical-index-mark-end text:id="IMark87820856"/><text:alphabetical-index-mark-end text:id="IMark91157400"/><text:alphabetical-index-mark-end text:id="IMark86534472"/>p1<text:alphabetical-index-mark-start text:id="IMark67433704"/><text:alphabetical-index-mark-start text:id="IMark88870568"/><text:alphabetical-index-mark-start text:id="IMark91208872"/><text:alphabetical-index-mark-start text:id="IMark74924200"/><text:alphabetical-index-mark-start text:id="IMark89457496"/><text:alphabetical-index-mark-start text:id="IMark85939128"/><text:alphabetical-index-mark-start text:id="IMark89504856"/>.cpp<text:alphabetical-index-mark-end text:id="IMark89504856"/><text:alphabetical-index-mark-end text:id="IMark85939128"/><text:alphabetical-index-mark-end text:id="IMark89457496"/><text:alphabetical-index-mark-end text:id="IMark74924200"/><text:alphabetical-index-mark-end text:id="IMark91208872"/><text:alphabetical-index-mark-end text:id="IMark88870568"/><text:alphabetical-index-mark-end text:id="IMark67433704"/></text:p>
      <text:p text:style-name="P27"/>
      <text:p text:style-name="P27"><text:alphabetical-index-mark-start text:id="IMark90046456"/><text:alphabetical-index-mark-start text:id="IMark88066392"/><text:alphabetical-index-mark-start text:id="IMark86749752"/><text:alphabetical-index-mark-start text:id="IMark85809032"/><text:alphabetical-index-mark-start text:id="IMark88733112"/><text:alphabetical-index-mark-start text:id="IMark85477848"/><text:alphabetical-index-mark-start text:id="IMark85868264"/>Link<text:alphabetical-index-mark-end text:id="IMark85868264"/><text:alphabetical-index-mark-end text:id="IMark85477848"/><text:alphabetical-index-mark-end text:id="IMark88733112"/><text:alphabetical-index-mark-end text:id="IMark85809032"/><text:alphabetical-index-mark-end text:id="IMark86749752"/><text:alphabetical-index-mark-end text:id="IMark88066392"/><text:alphabetical-index-mark-end text:id="IMark90046456"/> as:</text:p>
      <text:p text:style-name="P27"/>
      <text:p text:style-name="P57"><text:alphabetical-index-mark-start text:id="IMark91105928"/><text:alphabetical-index-mark-start text:id="IMark91789992"/><text:alphabetical-index-mark-start text:id="IMark89247288"/><text:alphabetical-index-mark-start text:id="IMark91104008"/><text:alphabetical-index-mark-start text:id="IMark91882488"/><text:alphabetical-index-mark-start text:id="IMark75038696"/><text:alphabetical-index-mark-start text:id="IMark86453240"/>g++<text:alphabetical-index-mark-end text:id="IMark86453240"/><text:alphabetical-index-mark-end text:id="IMark75038696"/><text:alphabetical-index-mark-end text:id="IMark91882488"/><text:alphabetical-index-mark-end text:id="IMark91104008"/><text:alphabetical-index-mark-end text:id="IMark89247288"/><text:alphabetical-index-mark-end text:id="IMark91789992"/><text:alphabetical-index-mark-end text:id="IMark91105928"/> -std=c++17 -Wall -O3 <text:alphabetical-index-mark-start text:id="IMark74907672"/><text:alphabetical-index-mark-start text:id="IMark90264792"/><text:alphabetical-index-mark-start text:id="IMark89162136"/><text:alphabetical-index-mark-start text:id="IMark74927560"/><text:alphabetical-index-mark-start text:id="IMark86401128"/><text:alphabetical-index-mark-start text:id="IMark87572136"/><text:alphabetical-index-mark-start text:id="IMark74937144"/><text:alphabetical-index-mark-start text:id="IMark91932840"/><text:alphabetical-index-mark-start text:id="IMark85752056"/><text:alphabetical-index-mark-start text:id="IMark87782424"/><text:alphabetical-index-mark-start text:id="IMark88932760"/><text:alphabetical-index-mark-start text:id="IMark75299656"/><text:alphabetical-index-mark-start text:id="IMark89762536"/><text:alphabetical-index-mark-start text:id="IMark88332824"/>sql<text:alphabetical-index-mark-end text:id="IMark88332824"/><text:alphabetical-index-mark-end text:id="IMark89762536"/><text:alphabetical-index-mark-end text:id="IMark75299656"/><text:alphabetical-index-mark-end text:id="IMark88932760"/><text:alphabetical-index-mark-end text:id="IMark87782424"/><text:alphabetical-index-mark-end text:id="IMark85752056"/><text:alphabetical-index-mark-end text:id="IMark91932840"/><text:alphabetical-index-mark-end text:id="IMark74937144"/><text:alphabetical-index-mark-end text:id="IMark87572136"/><text:alphabetical-index-mark-end text:id="IMark86401128"/><text:alphabetical-index-mark-end text:id="IMark74927560"/><text:alphabetical-index-mark-end text:id="IMark89162136"/><text:alphabetical-index-mark-end text:id="IMark90264792"/><text:alphabetical-index-mark-end text:id="IMark74907672"/>p0.o <text:alphabetical-index-mark-start text:id="IMark88870568"/><text:alphabetical-index-mark-start text:id="IMark67433704"/><text:alphabetical-index-mark-start text:id="IMark91208872"/><text:alphabetical-index-mark-start text:id="IMark74924200"/><text:alphabetical-index-mark-start text:id="IMark89457496"/><text:alphabetical-index-mark-start text:id="IMark85939128"/><text:alphabetical-index-mark-start text:id="IMark89504856"/><text:alphabetical-index-mark-start text:id="IMark86534472"/><text:alphabetical-index-mark-start text:id="IMark91157400"/><text:alphabetical-index-mark-start text:id="IMark87820856"/><text:alphabetical-index-mark-start text:id="IMark90018776"/><text:alphabetical-index-mark-start text:id="IMark74762568"/><text:alphabetical-index-mark-start text:id="IMark86646664"/><text:alphabetical-index-mark-start text:id="IMark88006488"/>sql<text:alphabetical-index-mark-end text:id="IMark88006488"/><text:alphabetical-index-mark-end text:id="IMark86646664"/><text:alphabetical-index-mark-end text:id="IMark74762568"/><text:alphabetical-index-mark-end text:id="IMark90018776"/><text:alphabetical-index-mark-end text:id="IMark87820856"/><text:alphabetical-index-mark-end text:id="IMark91157400"/><text:alphabetical-index-mark-end text:id="IMark86534472"/><text:alphabetical-index-mark-end text:id="IMark89504856"/><text:alphabetical-index-mark-end text:id="IMark85939128"/><text:alphabetical-index-mark-end text:id="IMark89457496"/><text:alphabetical-index-mark-end text:id="IMark74924200"/><text:alphabetical-index-mark-end text:id="IMark91208872"/><text:alphabetical-index-mark-end text:id="IMark67433704"/><text:alphabetical-index-mark-end text:id="IMark88870568"/>p1.o -o <text:alphabetical-index-mark-start text:id="IMark86926408"/><text:alphabetical-index-mark-start text:id="IMark91157016"/><text:alphabetical-index-mark-start text:id="IMark91248168"/><text:alphabetical-index-mark-start text:id="IMark87287560"/><text:alphabetical-index-mark-start text:id="IMark88708600"/><text:alphabetical-index-mark-start text:id="IMark90060104"/><text:alphabetical-index-mark-start text:id="IMark85546504"/><text:alphabetical-index-mark-start text:id="IMark86570568"/><text:alphabetical-index-mark-start text:id="IMark83326264"/><text:alphabetical-index-mark-start text:id="IMark74826088"/><text:alphabetical-index-mark-start text:id="IMark87623160"/><text:alphabetical-index-mark-start text:id="IMark91016312"/><text:alphabetical-index-mark-start text:id="IMark75039816"/><text:alphabetical-index-mark-start text:id="IMark88157304"/>sql<text:alphabetical-index-mark-end text:id="IMark88157304"/><text:alphabetical-index-mark-end text:id="IMark75039816"/><text:alphabetical-index-mark-end text:id="IMark91016312"/><text:alphabetical-index-mark-end text:id="IMark87623160"/><text:alphabetical-index-mark-end text:id="IMark74826088"/><text:alphabetical-index-mark-end text:id="IMark83326264"/><text:alphabetical-index-mark-end text:id="IMark86570568"/><text:alphabetical-index-mark-end text:id="IMark85546504"/><text:alphabetical-index-mark-end text:id="IMark90060104"/><text:alphabetical-index-mark-end text:id="IMark88708600"/><text:alphabetical-index-mark-end text:id="IMark87287560"/><text:alphabetical-index-mark-end text:id="IMark91248168"/><text:alphabetical-index-mark-end text:id="IMark91157016"/><text:alphabetical-index-mark-end text:id="IMark86926408"/>p -<text:alphabetical-index-mark-start text:id="IMark91304248"/><text:alphabetical-index-mark-start text:id="IMark87818744"/><text:alphabetical-index-mark-start text:id="IMark90222760"/><text:alphabetical-index-mark-start text:id="IMark87328888"/><text:alphabetical-index-mark-start text:id="IMark75040216"/><text:alphabetical-index-mark-start text:id="IMark87188824"/><text:alphabetical-index-mark-start text:id="IMark87261336"/>l<text:alphabetical-index-mark-start text:id="IMark74367032"/><text:alphabetical-index-mark-start text:id="IMark74872216"/><text:alphabetical-index-mark-start text:id="IMark89414616"/><text:alphabetical-index-mark-start text:id="IMark91104968"/><text:alphabetical-index-mark-start text:id="IMark86797048"/><text:alphabetical-index-mark-start text:id="IMark86927368"/><text:alphabetical-index-mark-start text:id="IMark74857672"/><text:alphabetical-index-mark-start text:id="IMark89746744"/><text:alphabetical-index-mark-start text:id="IMark87428696"/><text:alphabetical-index-mark-start text:id="IMark90207608"/><text:alphabetical-index-mark-start text:id="IMark85656056"/><text:alphabetical-index-mark-start text:id="IMark89746360"/><text:alphabetical-index-mark-start text:id="IMark91902504"/><text:alphabetical-index-mark-start text:id="IMark87840824"/><text:alphabetical-index-mark-start text:id="IMark88933992"/><text:alphabetical-index-mark-start text:id="IMark88888440"/><text:alphabetical-index-mark-start text:id="IMark88668024"/><text:alphabetical-index-mark-start text:id="IMark88066392"/><text:alphabetical-index-mark-start text:id="IMark90046456"/><text:alphabetical-index-mark-start text:id="IMark86749752"/><text:alphabetical-index-mark-start text:id="IMark85809032"/>sql<text:alphabetical-index-mark-end text:id="IMark85809032"/><text:alphabetical-index-mark-end text:id="IMark86749752"/><text:alphabetical-index-mark-end text:id="IMark90046456"/><text:alphabetical-index-mark-end text:id="IMark88066392"/><text:alphabetical-index-mark-end text:id="IMark88668024"/><text:alphabetical-index-mark-end text:id="IMark88888440"/><text:alphabetical-index-mark-end text:id="IMark88933992"/><text:alphabetical-index-mark-end text:id="IMark87840824"/><text:alphabetical-index-mark-end text:id="IMark91902504"/><text:alphabetical-index-mark-end text:id="IMark89746360"/><text:alphabetical-index-mark-end text:id="IMark85656056"/><text:alphabetical-index-mark-end text:id="IMark90207608"/><text:alphabetical-index-mark-end text:id="IMark87428696"/><text:alphabetical-index-mark-end text:id="IMark89746744"/>ite<text:alphabetical-index-mark-end text:id="IMark74857672"/><text:alphabetical-index-mark-end text:id="IMark86927368"/><text:alphabetical-index-mark-end text:id="IMark86797048"/><text:alphabetical-index-mark-end text:id="IMark91104968"/><text:alphabetical-index-mark-end text:id="IMark89414616"/><text:alphabetical-index-mark-end text:id="IMark74872216"/><text:alphabetical-index-mark-end text:id="IMark74367032"/><text:alphabetical-index-mark-end text:id="IMark87261336"/><text:alphabetical-index-mark-end text:id="IMark87188824"/><text:alphabetical-index-mark-end text:id="IMark75040216"/><text:alphabetical-index-mark-end text:id="IMark87328888"/><text:alphabetical-index-mark-end text:id="IMark90222760"/><text:alphabetical-index-mark-end text:id="IMark87818744"/><text:alphabetical-index-mark-end text:id="IMark91304248"/>3</text:p>
      <text:p text:style-name="P27"/>
      <text:p text:style-name="P44">Users with other <text:alphabetical-index-mark-start text:id="IMark86623768"/><text:alphabetical-index-mark-start text:id="IMark85731144"/><text:alphabetical-index-mark-start text:id="IMark89235304"/><text:alphabetical-index-mark-start text:id="IMark87818744"/><text:alphabetical-index-mark-start text:id="IMark91304248"/><text:alphabetical-index-mark-start text:id="IMark90222760"/><text:alphabetical-index-mark-start text:id="IMark87328888"/>operating<text:alphabetical-index-mark-end text:id="IMark87328888"/><text:alphabetical-index-mark-end text:id="IMark90222760"/><text:alphabetical-index-mark-end text:id="IMark91304248"/><text:alphabetical-index-mark-end text:id="IMark87818744"/><text:alphabetical-index-mark-end text:id="IMark89235304"/><text:alphabetical-index-mark-end text:id="IMark85731144"/><text:alphabetical-index-mark-end text:id="IMark86623768"/> <text:alphabetical-index-mark-start text:id="IMark75040216"/><text:alphabetical-index-mark-start text:id="IMark87188824"/><text:alphabetical-index-mark-start text:id="IMark87261336"/><text:alphabetical-index-mark-start text:id="IMark74367032"/><text:alphabetical-index-mark-start text:id="IMark74872216"/><text:alphabetical-index-mark-start text:id="IMark89414616"/><text:alphabetical-index-mark-start text:id="IMark91104968"/><text:alphabetical-index-mark-start text:id="IMark86797048"/><text:alphabetical-index-mark-start text:id="IMark86927368"/><text:alphabetical-index-mark-start text:id="IMark74857672"/><text:alphabetical-index-mark-start text:id="IMark89746744"/><text:alphabetical-index-mark-start text:id="IMark87428696"/><text:alphabetical-index-mark-start text:id="IMark90207608"/><text:alphabetical-index-mark-start text:id="IMark85656056"/>system<text:alphabetical-index-mark-end text:id="IMark85656056"/><text:alphabetical-index-mark-end text:id="IMark90207608"/><text:alphabetical-index-mark-end text:id="IMark87428696"/><text:alphabetical-index-mark-end text:id="IMark89746744"/><text:alphabetical-index-mark-end text:id="IMark74857672"/><text:alphabetical-index-mark-end text:id="IMark86927368"/><text:alphabetical-index-mark-end text:id="IMark86797048"/><text:alphabetical-index-mark-end text:id="IMark91104968"/><text:alphabetical-index-mark-end text:id="IMark89414616"/><text:alphabetical-index-mark-end text:id="IMark74872216"/><text:alphabetical-index-mark-end text:id="IMark74367032"/><text:alphabetical-index-mark-end text:id="IMark87261336"/><text:alphabetical-index-mark-end text:id="IMark87188824"/><text:alphabetical-index-mark-end text:id="IMark75040216"/>s or co<text:alphabetical-index-mark-start text:id="IMark89746360"/><text:alphabetical-index-mark-start text:id="IMark91902504"/><text:alphabetical-index-mark-start text:id="IMark87840824"/><text:alphabetical-index-mark-start text:id="IMark88933992"/><text:alphabetical-index-mark-start text:id="IMark88888440"/><text:alphabetical-index-mark-start text:id="IMark88668024"/><text:alphabetical-index-mark-start text:id="IMark88066392"/>mpi<text:alphabetical-index-mark-end text:id="IMark88066392"/><text:alphabetical-index-mark-end text:id="IMark88668024"/><text:alphabetical-index-mark-end text:id="IMark88888440"/><text:alphabetical-index-mark-end text:id="IMark88933992"/><text:alphabetical-index-mark-end text:id="IMark87840824"/><text:alphabetical-index-mark-end text:id="IMark91902504"/><text:alphabetical-index-mark-end text:id="IMark89746360"/>lers will find little or no <text:alphabetical-index-mark-start text:id="IMark90046456"/><text:alphabetical-index-mark-start text:id="IMark86749752"/><text:alphabetical-index-mark-start text:id="IMark85809032"/><text:alphabetical-index-mark-start text:id="IMark86926408"/><text:alphabetical-index-mark-start text:id="IMark91157016"/><text:alphabetical-index-mark-start text:id="IMark91248168"/><text:alphabetical-index-mark-start text:id="IMark87287560"/>trouble<text:alphabetical-index-mark-end text:id="IMark87287560"/><text:alphabetical-index-mark-end text:id="IMark91248168"/><text:alphabetical-index-mark-end text:id="IMark91157016"/><text:alphabetical-index-mark-end text:id="IMark86926408"/><text:alphabetical-index-mark-end text:id="IMark85809032"/><text:alphabetical-index-mark-end text:id="IMark86749752"/><text:alphabetical-index-mark-end text:id="IMark90046456"/> adapting the co<text:alphabetical-index-mark-start text:id="IMark88708600"/><text:alphabetical-index-mark-start text:id="IMark90060104"/><text:alphabetical-index-mark-start text:id="IMark85546504"/><text:alphabetical-index-mark-start text:id="IMark86570568"/><text:alphabetical-index-mark-start text:id="IMark83326264"/><text:alphabetical-index-mark-start text:id="IMark74826088"/><text:alphabetical-index-mark-start text:id="IMark87623160"/>mpi<text:alphabetical-index-mark-end text:id="IMark87623160"/><text:alphabetical-index-mark-end text:id="IMark74826088"/><text:alphabetical-index-mark-end text:id="IMark83326264"/><text:alphabetical-index-mark-end text:id="IMark86570568"/><text:alphabetical-index-mark-end text:id="IMark85546504"/><text:alphabetical-index-mark-end text:id="IMark90060104"/><text:alphabetical-index-mark-end text:id="IMark88708600"/>le and <text:alphabetical-index-mark-start text:id="IMark91016312"/><text:alphabetical-index-mark-start text:id="IMark75039816"/><text:alphabetical-index-mark-start text:id="IMark88157304"/><text:alphabetical-index-mark-start text:id="IMark88870568"/><text:alphabetical-index-mark-start text:id="IMark67433704"/><text:alphabetical-index-mark-start text:id="IMark91208872"/><text:alphabetical-index-mark-start text:id="IMark74924200"/>link<text:alphabetical-index-mark-end text:id="IMark74924200"/><text:alphabetical-index-mark-end text:id="IMark91208872"/><text:alphabetical-index-mark-end text:id="IMark67433704"/><text:alphabetical-index-mark-end text:id="IMark88870568"/><text:alphabetical-index-mark-end text:id="IMark88157304"/><text:alphabetical-index-mark-end text:id="IMark75039816"/><text:alphabetical-index-mark-end text:id="IMark91016312"/> <text:alphabetical-index-mark-start text:id="IMark89457496"/><text:alphabetical-index-mark-start text:id="IMark85939128"/><text:alphabetical-index-mark-start text:id="IMark89504856"/><text:alphabetical-index-mark-start text:id="IMark86534472"/><text:alphabetical-index-mark-start text:id="IMark91157400"/><text:alphabetical-index-mark-start text:id="IMark87820856"/><text:alphabetical-index-mark-start text:id="IMark90018776"/>snippet<text:alphabetical-index-mark-end text:id="IMark90018776"/><text:alphabetical-index-mark-end text:id="IMark87820856"/><text:alphabetical-index-mark-end text:id="IMark91157400"/><text:alphabetical-index-mark-end text:id="IMark86534472"/><text:alphabetical-index-mark-end text:id="IMark89504856"/><text:alphabetical-index-mark-end text:id="IMark85939128"/><text:alphabetical-index-mark-end text:id="IMark89457496"/>s above. Please let me know your <text:alphabetical-index-mark-start text:id="IMark74762568"/><text:alphabetical-index-mark-start text:id="IMark86646664"/><text:alphabetical-index-mark-start text:id="IMark88006488"/><text:alphabetical-index-mark-start text:id="IMark74907672"/><text:alphabetical-index-mark-start text:id="IMark90264792"/><text:alphabetical-index-mark-start text:id="IMark89162136"/><text:alphabetical-index-mark-start text:id="IMark74927560"/><text:alphabetical-index-mark-start text:id="IMark86401128"/><text:alphabetical-index-mark-start text:id="IMark87572136"/><text:alphabetical-index-mark-start text:id="IMark74937144"/><text:alphabetical-index-mark-start text:id="IMark91932840"/><text:alphabetical-index-mark-start text:id="IMark85752056"/><text:alphabetical-index-mark-start text:id="IMark87782424"/><text:alphabetical-index-mark-start text:id="IMark88932760"/>result<text:alphabetical-index-mark-end text:id="IMark88932760"/><text:alphabetical-index-mark-end text:id="IMark87782424"/><text:alphabetical-index-mark-end text:id="IMark85752056"/><text:alphabetical-index-mark-end text:id="IMark91932840"/><text:alphabetical-index-mark-end text:id="IMark74937144"/><text:alphabetical-index-mark-end text:id="IMark87572136"/><text:alphabetical-index-mark-end text:id="IMark86401128"/>s<text:alphabetical-index-mark-end text:id="IMark74927560"/><text:alphabetical-index-mark-end text:id="IMark89162136"/><text:alphabetical-index-mark-end text:id="IMark90264792"/><text:alphabetical-index-mark-end text:id="IMark74907672"/><text:alphabetical-index-mark-end text:id="IMark88006488"/><text:alphabetical-index-mark-end text:id="IMark86646664"/><text:alphabetical-index-mark-end text:id="IMark74762568"/> in this regard.</text:p>
      <text:p text:style-name="P44"/>
      <text:p text:style-name="P27"/>
      <text:h text:style-name="Heading_20_2" text:outline-level="2"><text:bookmark-start text:name="__RefHeading___Toc989_76759228"/>5.2. <text:span text:style-name="T18">De</text:span><text:alphabetical-index-mark-start text:id="IMark89247288"/><text:alphabetical-index-mark-start text:id="IMark91882488"/><text:alphabetical-index-mark-start text:id="IMark75038696"/><text:alphabetical-index-mark-start text:id="IMark86453240"/><text:alphabetical-index-mark-start text:id="IMark88733112"/><text:alphabetical-index-mark-start text:id="IMark85868264"/><text:alphabetical-index-mark-start text:id="IMark85477848"/>install<text:alphabetical-index-mark-end text:id="IMark85477848"/><text:alphabetical-index-mark-end text:id="IMark85868264"/><text:alphabetical-index-mark-end text:id="IMark88733112"/><text:alphabetical-index-mark-end text:id="IMark86453240"/><text:alphabetical-index-mark-end text:id="IMark75038696"/><text:alphabetical-index-mark-end text:id="IMark91882488"/><text:alphabetical-index-mark-end text:id="IMark89247288"/><text:span text:style-name="T18">ation</text:span><text:bookmark-end text:name="__RefHeading___Toc989_76759228"/></text:h>
      <text:p text:style-name="P27"/>
      <text:p text:style-name="P27">Delete the <text:alphabetical-index-mark-start text:id="IMark90264792"/><text:alphabetical-index-mark-start text:id="IMark89162136"/><text:alphabetical-index-mark-start text:id="IMark74927560"/><text:alphabetical-index-mark-start text:id="IMark86401128"/><text:alphabetical-index-mark-start text:id="IMark87572136"/><text:alphabetical-index-mark-start text:id="IMark74937144"/><text:alphabetical-index-mark-start text:id="IMark91932840"/>folder<text:alphabetical-index-mark-end text:id="IMark91932840"/><text:alphabetical-index-mark-end text:id="IMark74937144"/><text:alphabetical-index-mark-end text:id="IMark87572136"/><text:alphabetical-index-mark-end text:id="IMark86401128"/><text:alphabetical-index-mark-end text:id="IMark74927560"/><text:alphabetical-index-mark-end text:id="IMark89162136"/><text:alphabetical-index-mark-end text:id="IMark90264792"/> containing the contents of this <text:alphabetical-index-mark-start text:id="IMark85752056"/><text:alphabetical-index-mark-start text:id="IMark87782424"/><text:alphabetical-index-mark-start text:id="IMark88932760"/><text:alphabetical-index-mark-start text:id="IMark89457496"/><text:alphabetical-index-mark-start text:id="IMark85939128"/><text:alphabetical-index-mark-start text:id="IMark89504856"/><text:alphabetical-index-mark-start text:id="IMark86534472"/>file<text:alphabetical-index-mark-end text:id="IMark86534472"/><text:alphabetical-index-mark-end text:id="IMark89504856"/><text:alphabetical-index-mark-end text:id="IMark85939128"/><text:alphabetical-index-mark-end text:id="IMark89457496"/><text:alphabetical-index-mark-end text:id="IMark88932760"/><text:alphabetical-index-mark-end text:id="IMark87782424"/><text:alphabetical-index-mark-end text:id="IMark85752056"/> from your <text:alphabetical-index-mark-start text:id="IMark91157400"/><text:alphabetical-index-mark-start text:id="IMark87820856"/><text:alphabetical-index-mark-start text:id="IMark90018776"/><text:alphabetical-index-mark-start text:id="IMark91016312"/><text:alphabetical-index-mark-start text:id="IMark75039816"/><text:alphabetical-index-mark-start text:id="IMark88157304"/><text:alphabetical-index-mark-start text:id="IMark88870568"/><text:alphabetical-index-mark-start text:id="IMark67433704"/><text:alphabetical-index-mark-start text:id="IMark91208872"/><text:alphabetical-index-mark-start text:id="IMark74924200"/><text:alphabetical-index-mark-start text:id="IMark88708600"/><text:alphabetical-index-mark-start text:id="IMark90060104"/><text:alphabetical-index-mark-start text:id="IMark85546504"/><text:alphabetical-index-mark-start text:id="IMark86570568"/>system<text:alphabetical-index-mark-end text:id="IMark86570568"/><text:alphabetical-index-mark-end text:id="IMark85546504"/><text:alphabetical-index-mark-end text:id="IMark90060104"/><text:alphabetical-index-mark-end text:id="IMark88708600"/><text:alphabetical-index-mark-end text:id="IMark74924200"/><text:alphabetical-index-mark-end text:id="IMark91208872"/><text:alphabetical-index-mark-end text:id="IMark67433704"/><text:alphabetical-index-mark-end text:id="IMark88870568"/><text:alphabetical-index-mark-end text:id="IMark88157304"/><text:alphabetical-index-mark-end text:id="IMark75039816"/><text:alphabetical-index-mark-end text:id="IMark91016312"/><text:alphabetical-index-mark-end text:id="IMark90018776"/><text:alphabetical-index-mark-end text:id="IMark87820856"/><text:alphabetical-index-mark-end text:id="IMark91157400"/>.</text:p>
      <text:p text:style-name="P27"/>
      <text:p text:style-name="P27"/>
      <text:h text:style-name="Heading_20_2" text:outline-level="2"><text:bookmark-start text:name="__RefHeading___Toc991_76759228"/><text:soft-page-break/>5.3. <text:alphabetical-index-mark-start text:id="IMark85809032"/><text:alphabetical-index-mark-start text:id="IMark91157016"/><text:alphabetical-index-mark-start text:id="IMark91248168"/><text:alphabetical-index-mark-start text:id="IMark87287560"/><text:alphabetical-index-mark-start text:id="IMark89746360"/><text:span text:style-name="T45">Call</text:span><text:alphabetical-index-mark-end text:id="IMark89746360"/><text:alphabetical-index-mark-end text:id="IMark87287560"/><text:alphabetical-index-mark-end text:id="IMark91248168"/><text:alphabetical-index-mark-end text:id="IMark91157016"/><text:alphabetical-index-mark-end text:id="IMark85809032"/><text:span text:style-name="T45">ing </text:span><text:alphabetical-index-mark-start text:id="IMark91902504"/><text:alphabetical-index-mark-start text:id="IMark87840824"/><text:alphabetical-index-mark-start text:id="IMark88933992"/><text:alphabetical-index-mark-start text:id="IMark88888440"/><text:alphabetical-index-mark-start text:id="IMark88668024"/><text:alphabetical-index-mark-start text:id="IMark88066392"/><text:alphabetical-index-mark-start text:id="IMark75040216"/><text:alphabetical-index-mark-start text:id="IMark87188824"/><text:alphabetical-index-mark-start text:id="IMark87261336"/><text:alphabetical-index-mark-start text:id="IMark74367032"/><text:span text:style-name="T45">sql</text:span><text:alphabetical-index-mark-end text:id="IMark74367032"/><text:alphabetical-index-mark-end text:id="IMark87261336"/><text:alphabetical-index-mark-end text:id="IMark87188824"/><text:alphabetical-index-mark-end text:id="IMark75040216"/><text:alphabetical-index-mark-end text:id="IMark88066392"/><text:alphabetical-index-mark-end text:id="IMark88668024"/><text:alphabetical-index-mark-end text:id="IMark88888440"/><text:alphabetical-index-mark-end text:id="IMark88933992"/><text:alphabetical-index-mark-end text:id="IMark87840824"/><text:alphabetical-index-mark-end text:id="IMark91902504"/><text:span text:style-name="T45">p with two arguments.</text:span><text:bookmark-end text:name="__RefHeading___Toc991_76759228"/></text:h>
      <text:p text:style-name="P27"/>
      <text:p text:style-name="P27">Assuming that you have <text:alphabetical-index-mark-start text:id="IMark86927368"/><text:alphabetical-index-mark-start text:id="IMark74857672"/><text:alphabetical-index-mark-start text:id="IMark89746744"/><text:alphabetical-index-mark-start text:id="IMark87428696"/><text:alphabetical-index-mark-start text:id="IMark90207608"/><text:alphabetical-index-mark-start text:id="IMark85656056"/><text:alphabetical-index-mark-start text:id="IMark86623768"/><text:alphabetical-index-mark-start text:id="IMark85731144"/><text:alphabetical-index-mark-start text:id="IMark89235304"/><text:alphabetical-index-mark-start text:id="IMark87818744"/><text:alphabetical-index-mark-start text:id="IMark91304248"/><text:alphabetical-index-mark-start text:id="IMark90222760"/><text:alphabetical-index-mark-start text:id="IMark87328888"/><text:alphabetical-index-mark-start text:id="IMark75299656"/>sql<text:alphabetical-index-mark-end text:id="IMark75299656"/><text:alphabetical-index-mark-end text:id="IMark87328888"/><text:alphabetical-index-mark-end text:id="IMark90222760"/><text:alphabetical-index-mark-end text:id="IMark91304248"/><text:alphabetical-index-mark-end text:id="IMark87818744"/><text:alphabetical-index-mark-end text:id="IMark89235304"/><text:alphabetical-index-mark-end text:id="IMark85731144"/><text:alphabetical-index-mark-end text:id="IMark86623768"/><text:alphabetical-index-mark-end text:id="IMark85656056"/><text:alphabetical-index-mark-end text:id="IMark90207608"/><text:alphabetical-index-mark-end text:id="IMark87428696"/><text:alphabetical-index-mark-end text:id="IMark89746744"/><text:alphabetical-index-mark-end text:id="IMark74857672"/><text:alphabetical-index-mark-end text:id="IMark86927368"/>p on the same <text:alphabetical-index-mark-start text:id="IMark88332824"/><text:alphabetical-index-mark-start text:id="IMark89762536"/><text:alphabetical-index-mark-start text:id="IMark91789992"/><text:alphabetical-index-mark-start text:id="IMark91105928"/><text:alphabetical-index-mark-start text:id="IMark91104008"/><text:alphabetical-index-mark-start text:id="IMark89247288"/><text:alphabetical-index-mark-start text:id="IMark91882488"/>folder<text:alphabetical-index-mark-end text:id="IMark91882488"/><text:alphabetical-index-mark-end text:id="IMark89247288"/><text:alphabetical-index-mark-end text:id="IMark91104008"/><text:alphabetical-index-mark-end text:id="IMark91105928"/><text:alphabetical-index-mark-end text:id="IMark91789992"/><text:alphabetical-index-mark-end text:id="IMark89762536"/><text:alphabetical-index-mark-end text:id="IMark88332824"/> that holds your <text:alphabetical-index-mark-start text:id="IMark75038696"/><text:alphabetical-index-mark-start text:id="IMark86453240"/><text:alphabetical-index-mark-start text:id="IMark88733112"/><text:alphabetical-index-mark-start text:id="IMark85868264"/><text:alphabetical-index-mark-start text:id="IMark85477848"/><text:alphabetical-index-mark-start text:id="IMark74762568"/><text:alphabetical-index-mark-start text:id="IMark86646664"/>database<text:alphabetical-index-mark-end text:id="IMark86646664"/><text:alphabetical-index-mark-end text:id="IMark74762568"/><text:alphabetical-index-mark-end text:id="IMark85477848"/><text:alphabetical-index-mark-end text:id="IMark85868264"/><text:alphabetical-index-mark-end text:id="IMark88733112"/><text:alphabetical-index-mark-end text:id="IMark86453240"/><text:alphabetical-index-mark-end text:id="IMark75038696"/>, <text:span text:style-name="T37">you are using a </text:span><text:alphabetical-index-mark-start text:id="IMark74907672"/><text:alphabetical-index-mark-start text:id="IMark88006488"/><text:alphabetical-index-mark-start text:id="IMark87820856"/><text:alphabetical-index-mark-start text:id="IMark91157400"/><text:alphabetical-index-mark-start text:id="IMark90018776"/><text:alphabetical-index-mark-start text:id="IMark91016312"/><text:alphabetical-index-mark-start text:id="IMark75039816"/><text:span text:style-name="T37">Linux</text:span><text:alphabetical-index-mark-end text:id="IMark75039816"/><text:alphabetical-index-mark-end text:id="IMark91016312"/><text:alphabetical-index-mark-end text:id="IMark90018776"/><text:alphabetical-index-mark-end text:id="IMark91157400"/><text:alphabetical-index-mark-end text:id="IMark87820856"/><text:alphabetical-index-mark-end text:id="IMark88006488"/><text:alphabetical-index-mark-end text:id="IMark74907672"/><text:span text:style-name="T37"> </text:span><text:alphabetical-index-mark-start text:id="IMark88157304"/><text:alphabetical-index-mark-start text:id="IMark88870568"/><text:alphabetical-index-mark-start text:id="IMark67433704"/><text:alphabetical-index-mark-start text:id="IMark91208872"/><text:alphabetical-index-mark-start text:id="IMark74924200"/><text:alphabetical-index-mark-start text:id="IMark88708600"/><text:alphabetical-index-mark-start text:id="IMark90060104"/><text:alphabetical-index-mark-start text:id="IMark85546504"/><text:alphabetical-index-mark-start text:id="IMark86570568"/><text:alphabetical-index-mark-start text:id="IMark85752056"/><text:alphabetical-index-mark-start text:id="IMark87782424"/><text:alphabetical-index-mark-start text:id="IMark88932760"/><text:alphabetical-index-mark-start text:id="IMark89457496"/><text:alphabetical-index-mark-start text:id="IMark85939128"/><text:span text:style-name="T37">system</text:span><text:alphabetical-index-mark-end text:id="IMark85939128"/><text:alphabetical-index-mark-end text:id="IMark89457496"/><text:alphabetical-index-mark-end text:id="IMark88932760"/><text:alphabetical-index-mark-end text:id="IMark87782424"/><text:alphabetical-index-mark-end text:id="IMark85752056"/><text:alphabetical-index-mark-end text:id="IMark86570568"/><text:alphabetical-index-mark-end text:id="IMark85546504"/><text:alphabetical-index-mark-end text:id="IMark90060104"/><text:alphabetical-index-mark-end text:id="IMark88708600"/><text:alphabetical-index-mark-end text:id="IMark74924200"/><text:alphabetical-index-mark-end text:id="IMark91208872"/><text:alphabetical-index-mark-end text:id="IMark67433704"/><text:alphabetical-index-mark-end text:id="IMark88870568"/><text:alphabetical-index-mark-end text:id="IMark88157304"/>, <text:span text:style-name="T46">and you do not want to use a </text:span><text:alphabetical-index-mark-start text:id="IMark89504856"/><text:alphabetical-index-mark-start text:id="IMark86534472"/><text:alphabetical-index-mark-start text:id="IMark90264792"/><text:alphabetical-index-mark-start text:id="IMark89162136"/><text:span text:style-name="T46">macro</text:span><text:alphabetical-index-mark-end text:id="IMark89162136"/><text:alphabetical-index-mark-end text:id="IMark90264792"/><text:alphabetical-index-mark-end text:id="IMark86534472"/><text:alphabetical-index-mark-end text:id="IMark89504856"/><text:span text:style-name="T46">, </text:span>briefly, in a <text:alphabetical-index-mark-start text:id="IMark74927560"/><text:alphabetical-index-mark-start text:id="IMark86401128"/><text:alphabetical-index-mark-start text:id="IMark87572136"/><text:alphabetical-index-mark-start text:id="IMark74937144"/><text:alphabetical-index-mark-start text:id="IMark91932840"/><text:alphabetical-index-mark-start text:id="IMark83326264"/><text:alphabetical-index-mark-start text:id="IMark87623160"/>terminal<text:alphabetical-index-mark-end text:id="IMark87623160"/><text:alphabetical-index-mark-end text:id="IMark83326264"/><text:alphabetical-index-mark-end text:id="IMark91932840"/><text:alphabetical-index-mark-end text:id="IMark74937144"/><text:alphabetical-index-mark-end text:id="IMark87572136"/><text:alphabetical-index-mark-end text:id="IMark86401128"/><text:alphabetical-index-mark-end text:id="IMark74927560"/> write:</text:p>
      <text:p text:style-name="P27"/>
      <text:p text:style-name="P57">./<text:alphabetical-index-mark-start text:id="IMark85809032"/><text:alphabetical-index-mark-start text:id="IMark91157016"/><text:alphabetical-index-mark-start text:id="IMark91248168"/><text:alphabetical-index-mark-start text:id="IMark87287560"/><text:alphabetical-index-mark-start text:id="IMark89746360"/><text:alphabetical-index-mark-start text:id="IMark91902504"/><text:alphabetical-index-mark-start text:id="IMark87840824"/><text:alphabetical-index-mark-start text:id="IMark88933992"/><text:alphabetical-index-mark-start text:id="IMark88888440"/><text:alphabetical-index-mark-start text:id="IMark88668024"/><text:alphabetical-index-mark-start text:id="IMark88066392"/><text:alphabetical-index-mark-start text:id="IMark75040216"/><text:alphabetical-index-mark-start text:id="IMark87188824"/><text:alphabetical-index-mark-start text:id="IMark87261336"/>sql<text:alphabetical-index-mark-end text:id="IMark87261336"/><text:alphabetical-index-mark-end text:id="IMark87188824"/><text:alphabetical-index-mark-end text:id="IMark75040216"/><text:alphabetical-index-mark-end text:id="IMark88066392"/><text:alphabetical-index-mark-end text:id="IMark88668024"/><text:alphabetical-index-mark-end text:id="IMark88888440"/><text:alphabetical-index-mark-end text:id="IMark88933992"/><text:alphabetical-index-mark-end text:id="IMark87840824"/><text:alphabetical-index-mark-end text:id="IMark91902504"/><text:alphabetical-index-mark-end text:id="IMark89746360"/><text:alphabetical-index-mark-end text:id="IMark87287560"/><text:alphabetical-index-mark-end text:id="IMark91248168"/><text:alphabetical-index-mark-end text:id="IMark91157016"/><text:alphabetical-index-mark-end text:id="IMark85809032"/>p [db] [<text:alphabetical-index-mark-start text:id="IMark74367032"/><text:alphabetical-index-mark-start text:id="IMark89414616"/><text:alphabetical-index-mark-start text:id="IMark74872216"/><text:alphabetical-index-mark-start text:id="IMark86797048"/><text:alphabetical-index-mark-start text:id="IMark91104968"/><text:alphabetical-index-mark-start text:id="IMark83306568"/><text:alphabetical-index-mark-start text:id="IMark87854232"/>query<text:alphabetical-index-mark-end text:id="IMark87854232"/><text:alphabetical-index-mark-end text:id="IMark83306568"/><text:alphabetical-index-mark-end text:id="IMark91104968"/><text:alphabetical-index-mark-end text:id="IMark86797048"/><text:alphabetical-index-mark-end text:id="IMark74872216"/><text:alphabetical-index-mark-end text:id="IMark89414616"/><text:alphabetical-index-mark-end text:id="IMark74367032"/>]</text:p>
      <text:p text:style-name="P27"/>
      <text:p text:style-name="P27">where</text:p>
      <text:p text:style-name="P27"/>
      <text:p text:style-name="P27"><text:span text:style-name="T20">[db]</text:span> is the <text:alphabetical-index-mark-start text:id="IMark88332824"/><text:alphabetical-index-mark-start text:id="IMark89762536"/><text:alphabetical-index-mark-start text:id="IMark91789992"/><text:alphabetical-index-mark-start text:id="IMark91105928"/><text:alphabetical-index-mark-start text:id="IMark91104008"/><text:alphabetical-index-mark-start text:id="IMark89247288"/><text:alphabetical-index-mark-start text:id="IMark91882488"/>database<text:alphabetical-index-mark-end text:id="IMark91882488"/><text:alphabetical-index-mark-end text:id="IMark89247288"/><text:alphabetical-index-mark-end text:id="IMark91104008"/><text:alphabetical-index-mark-end text:id="IMark91105928"/><text:alphabetical-index-mark-end text:id="IMark91789992"/><text:alphabetical-index-mark-end text:id="IMark89762536"/><text:alphabetical-index-mark-end text:id="IMark88332824"/> that you want to <text:alphabetical-index-mark-start text:id="IMark86927368"/><text:alphabetical-index-mark-start text:id="IMark74857672"/><text:alphabetical-index-mark-start text:id="IMark89746744"/><text:alphabetical-index-mark-start text:id="IMark87428696"/><text:alphabetical-index-mark-start text:id="IMark90207608"/><text:alphabetical-index-mark-start text:id="IMark85656056"/><text:alphabetical-index-mark-start text:id="IMark86623768"/>query<text:alphabetical-index-mark-end text:id="IMark86623768"/><text:alphabetical-index-mark-end text:id="IMark85656056"/><text:alphabetical-index-mark-end text:id="IMark90207608"/><text:alphabetical-index-mark-end text:id="IMark87428696"/><text:alphabetical-index-mark-end text:id="IMark89746744"/><text:alphabetical-index-mark-end text:id="IMark74857672"/><text:alphabetical-index-mark-end text:id="IMark86927368"/>.</text:p>
      <text:p text:style-name="P27"/>
      <text:p text:style-name="P27"><text:span text:style-name="T20">[</text:span><text:alphabetical-index-mark-start text:id="IMark90222760"/><text:alphabetical-index-mark-start text:id="IMark87328888"/><text:alphabetical-index-mark-start text:id="IMark75299656"/><text:alphabetical-index-mark-start text:id="IMark74826088"/><text:alphabetical-index-mark-start text:id="IMark86749752"/><text:alphabetical-index-mark-start text:id="IMark74907672"/><text:alphabetical-index-mark-start text:id="IMark88006488"/><text:span text:style-name="T20">query</text:span><text:alphabetical-index-mark-end text:id="IMark88006488"/><text:alphabetical-index-mark-end text:id="IMark74907672"/><text:alphabetical-index-mark-end text:id="IMark86749752"/><text:alphabetical-index-mark-end text:id="IMark74826088"/><text:alphabetical-index-mark-end text:id="IMark75299656"/><text:alphabetical-index-mark-end text:id="IMark87328888"/><text:alphabetical-index-mark-end text:id="IMark90222760"/><text:span text:style-name="T20">]</text:span> is a <text:alphabetical-index-mark-start text:id="IMark87820856"/><text:alphabetical-index-mark-start text:id="IMark91157400"/><text:alphabetical-index-mark-start text:id="IMark90018776"/><text:alphabetical-index-mark-start text:id="IMark91016312"/><text:alphabetical-index-mark-start text:id="IMark75039816"/><text:alphabetical-index-mark-start text:id="IMark88157304"/><text:alphabetical-index-mark-start text:id="IMark88870568"/><text:alphabetical-index-mark-start text:id="IMark67433704"/><text:alphabetical-index-mark-start text:id="IMark91208872"/><text:alphabetical-index-mark-start text:id="IMark74924200"/><text:alphabetical-index-mark-start text:id="IMark88708600"/><text:alphabetical-index-mark-start text:id="IMark90060104"/><text:alphabetical-index-mark-start text:id="IMark85546504"/><text:alphabetical-index-mark-start text:id="IMark86570568"/><text:alphabetical-index-mark-start text:id="IMark85752056"/><text:alphabetical-index-mark-start text:id="IMark87782424"/><text:alphabetical-index-mark-start text:id="IMark88932760"/><text:alphabetical-index-mark-start text:id="IMark89457496"/><text:alphabetical-index-mark-start text:id="IMark85939128"/><text:alphabetical-index-mark-start text:id="IMark89504856"/><text:alphabetical-index-mark-start text:id="IMark86534472"/>Sql<text:alphabetical-index-mark-end text:id="IMark86534472"/><text:alphabetical-index-mark-end text:id="IMark89504856"/><text:alphabetical-index-mark-end text:id="IMark85939128"/><text:alphabetical-index-mark-end text:id="IMark89457496"/><text:alphabetical-index-mark-end text:id="IMark88932760"/><text:alphabetical-index-mark-end text:id="IMark87782424"/><text:alphabetical-index-mark-end text:id="IMark85752056"/><text:alphabetical-index-mark-end text:id="IMark86570568"/><text:alphabetical-index-mark-end text:id="IMark85546504"/><text:alphabetical-index-mark-end text:id="IMark90060104"/><text:alphabetical-index-mark-end text:id="IMark88708600"/><text:alphabetical-index-mark-end text:id="IMark74924200"/><text:alphabetical-index-mark-end text:id="IMark91208872"/><text:alphabetical-index-mark-end text:id="IMark67433704"/>ite<text:alphabetical-index-mark-end text:id="IMark88870568"/><text:alphabetical-index-mark-end text:id="IMark88157304"/><text:alphabetical-index-mark-end text:id="IMark75039816"/><text:alphabetical-index-mark-end text:id="IMark91016312"/><text:alphabetical-index-mark-end text:id="IMark90018776"/><text:alphabetical-index-mark-end text:id="IMark91157400"/><text:alphabetical-index-mark-end text:id="IMark87820856"/>3 - compatible <text:alphabetical-index-mark-start text:id="IMark90264792"/><text:alphabetical-index-mark-start text:id="IMark89162136"/><text:alphabetical-index-mark-start text:id="IMark86401128"/><text:alphabetical-index-mark-start text:id="IMark74927560"/><text:alphabetical-index-mark-start text:id="IMark87572136"/><text:alphabetical-index-mark-start text:id="IMark74937144"/><text:alphabetical-index-mark-start text:id="IMark91932840"/><text:alphabetical-index-mark-start text:id="IMark83326264"/><text:alphabetical-index-mark-start text:id="IMark87623160"/><text:alphabetical-index-mark-start text:id="IMark86926408"/><text:alphabetical-index-mark-start text:id="IMark90046456"/><text:alphabetical-index-mark-start text:id="IMark89414616"/><text:alphabetical-index-mark-start text:id="IMark74367032"/><text:alphabetical-index-mark-start text:id="IMark74872216"/>SQL<text:alphabetical-index-mark-end text:id="IMark74872216"/><text:alphabetical-index-mark-end text:id="IMark74367032"/><text:alphabetical-index-mark-end text:id="IMark89414616"/><text:alphabetical-index-mark-end text:id="IMark90046456"/><text:alphabetical-index-mark-end text:id="IMark86926408"/><text:alphabetical-index-mark-end text:id="IMark87623160"/><text:alphabetical-index-mark-end text:id="IMark83326264"/><text:alphabetical-index-mark-end text:id="IMark91932840"/><text:alphabetical-index-mark-end text:id="IMark74937144"/><text:alphabetical-index-mark-end text:id="IMark87572136"/><text:alphabetical-index-mark-end text:id="IMark74927560"/><text:alphabetical-index-mark-end text:id="IMark86401128"/><text:alphabetical-index-mark-end text:id="IMark89162136"/><text:alphabetical-index-mark-end text:id="IMark90264792"/> <text:alphabetical-index-mark-start text:id="IMark86797048"/><text:alphabetical-index-mark-start text:id="IMark91104968"/><text:alphabetical-index-mark-start text:id="IMark83306568"/><text:alphabetical-index-mark-start text:id="IMark87854232"/><text:alphabetical-index-mark-start text:id="IMark85809032"/><text:alphabetical-index-mark-start text:id="IMark91157016"/><text:alphabetical-index-mark-start text:id="IMark91248168"/>query<text:alphabetical-index-mark-end text:id="IMark91248168"/><text:alphabetical-index-mark-end text:id="IMark91157016"/><text:alphabetical-index-mark-end text:id="IMark85809032"/><text:alphabetical-index-mark-end text:id="IMark87854232"/><text:alphabetical-index-mark-end text:id="IMark83306568"/><text:alphabetical-index-mark-end text:id="IMark91104968"/><text:alphabetical-index-mark-end text:id="IMark86797048"/> or the name of a <text:alphabetical-index-mark-start text:id="IMark87287560"/><text:alphabetical-index-mark-start text:id="IMark89746360"/><text:alphabetical-index-mark-start text:id="IMark91902504"/><text:alphabetical-index-mark-start text:id="IMark87840824"/><text:alphabetical-index-mark-start text:id="IMark88933992"/><text:alphabetical-index-mark-start text:id="IMark88888440"/><text:alphabetical-index-mark-start text:id="IMark88668024"/>.<text:alphabetical-index-mark-start text:id="IMark88066392"/><text:alphabetical-index-mark-start text:id="IMark75040216"/><text:alphabetical-index-mark-start text:id="IMark87188824"/><text:alphabetical-index-mark-start text:id="IMark87261336"/><text:alphabetical-index-mark-start text:id="IMark75038696"/><text:alphabetical-index-mark-start text:id="IMark88733112"/><text:alphabetical-index-mark-start text:id="IMark86453240"/><text:alphabetical-index-mark-start text:id="IMark85477848"/><text:alphabetical-index-mark-start text:id="IMark85868264"/><text:alphabetical-index-mark-start text:id="IMark86646664"/><text:alphabetical-index-mark-start text:id="IMark74762568"/><text:alphabetical-index-mark-start text:id="IMark89007464"/><text:alphabetical-index-mark-start text:id="IMark85731144"/><text:alphabetical-index-mark-start text:id="IMark74857672"/>sql<text:alphabetical-index-mark-end text:id="IMark74857672"/><text:alphabetical-index-mark-end text:id="IMark85731144"/><text:alphabetical-index-mark-end text:id="IMark89007464"/><text:alphabetical-index-mark-end text:id="IMark74762568"/><text:alphabetical-index-mark-end text:id="IMark86646664"/><text:alphabetical-index-mark-end text:id="IMark85868264"/><text:alphabetical-index-mark-end text:id="IMark85477848"/><text:alphabetical-index-mark-end text:id="IMark86453240"/><text:alphabetical-index-mark-end text:id="IMark88733112"/><text:alphabetical-index-mark-end text:id="IMark75038696"/><text:alphabetical-index-mark-end text:id="IMark87261336"/><text:alphabetical-index-mark-end text:id="IMark87188824"/><text:alphabetical-index-mark-end text:id="IMark75040216"/><text:alphabetical-index-mark-end text:id="IMark88066392"/><text:alphabetical-index-mark-end text:id="IMark88668024"/><text:alphabetical-index-mark-end text:id="IMark88888440"/><text:alphabetical-index-mark-end text:id="IMark88933992"/><text:alphabetical-index-mark-end text:id="IMark87840824"/><text:alphabetical-index-mark-end text:id="IMark91902504"/><text:alphabetical-index-mark-end text:id="IMark89746360"/><text:alphabetical-index-mark-end text:id="IMark87287560"/> <text:alphabetical-index-mark-start text:id="IMark86927368"/><text:alphabetical-index-mark-start text:id="IMark89746744"/><text:alphabetical-index-mark-start text:id="IMark87428696"/><text:alphabetical-index-mark-start text:id="IMark90207608"/><text:alphabetical-index-mark-start text:id="IMark85656056"/><text:alphabetical-index-mark-start text:id="IMark86623768"/><text:alphabetical-index-mark-start text:id="IMark88332824"/>file<text:alphabetical-index-mark-end text:id="IMark88332824"/><text:alphabetical-index-mark-end text:id="IMark86623768"/><text:alphabetical-index-mark-end text:id="IMark85656056"/><text:alphabetical-index-mark-end text:id="IMark90207608"/><text:alphabetical-index-mark-end text:id="IMark87428696"/><text:alphabetical-index-mark-end text:id="IMark89746744"/><text:alphabetical-index-mark-end text:id="IMark86927368"/>.</text:p>
      <text:p text:style-name="P27"/>
      <text:p text:style-name="P30">For example:</text:p>
      <text:p text:style-name="P30"/>
      <text:p text:style-name="P30"><text:span text:style-name="T20">./</text:span><text:alphabetical-index-mark-start text:id="IMark89762536"/><text:alphabetical-index-mark-start text:id="IMark91789992"/><text:alphabetical-index-mark-start text:id="IMark90222760"/><text:alphabetical-index-mark-start text:id="IMark87328888"/><text:alphabetical-index-mark-start text:id="IMark75299656"/><text:alphabetical-index-mark-start text:id="IMark74826088"/><text:alphabetical-index-mark-start text:id="IMark86749752"/><text:alphabetical-index-mark-start text:id="IMark74907672"/><text:alphabetical-index-mark-start text:id="IMark88006488"/><text:alphabetical-index-mark-start text:id="IMark91105928"/><text:alphabetical-index-mark-start text:id="IMark89746744"/><text:alphabetical-index-mark-start text:id="IMark86927368"/><text:alphabetical-index-mark-start text:id="IMark87428696"/><text:alphabetical-index-mark-start text:id="IMark90207608"/><text:span text:style-name="T20">sql</text:span><text:alphabetical-index-mark-end text:id="IMark90207608"/><text:alphabetical-index-mark-end text:id="IMark87428696"/><text:alphabetical-index-mark-end text:id="IMark86927368"/><text:alphabetical-index-mark-end text:id="IMark89746744"/><text:alphabetical-index-mark-end text:id="IMark91105928"/><text:alphabetical-index-mark-end text:id="IMark88006488"/><text:alphabetical-index-mark-end text:id="IMark74907672"/><text:alphabetical-index-mark-end text:id="IMark86749752"/><text:alphabetical-index-mark-end text:id="IMark74826088"/><text:alphabetical-index-mark-end text:id="IMark75299656"/><text:alphabetical-index-mark-end text:id="IMark87328888"/><text:alphabetical-index-mark-end text:id="IMark90222760"/><text:alphabetical-index-mark-end text:id="IMark91789992"/><text:alphabetical-index-mark-end text:id="IMark89762536"/><text:span text:style-name="T20">p </text:span><text:alphabetical-index-mark-start text:id="IMark85656056"/><text:alphabetical-index-mark-start text:id="IMark86623768"/><text:alphabetical-index-mark-start text:id="IMark88332824"/><text:alphabetical-index-mark-start text:id="IMark87287560"/><text:alphabetical-index-mark-start text:id="IMark89746360"/><text:alphabetical-index-mark-start text:id="IMark91902504"/><text:alphabetical-index-mark-start text:id="IMark87840824"/><text:span text:style-name="T20">your_</text:span><text:alphabetical-index-mark-start text:id="IMark88933992"/><text:alphabetical-index-mark-start text:id="IMark88888440"/><text:alphabetical-index-mark-start text:id="IMark88668024"/><text:alphabetical-index-mark-start text:id="IMark88066392"/><text:alphabetical-index-mark-start text:id="IMark75040216"/><text:alphabetical-index-mark-start text:id="IMark87188824"/><text:alphabetical-index-mark-start text:id="IMark87261336"/><text:span text:style-name="T20">database</text:span><text:alphabetical-index-mark-end text:id="IMark87261336"/><text:alphabetical-index-mark-end text:id="IMark87188824"/><text:alphabetical-index-mark-end text:id="IMark75040216"/><text:alphabetical-index-mark-end text:id="IMark88066392"/><text:alphabetical-index-mark-end text:id="IMark88668024"/><text:alphabetical-index-mark-end text:id="IMark88888440"/><text:alphabetical-index-mark-end text:id="IMark88933992"/><text:alphabetical-index-mark-end text:id="IMark87840824"/><text:alphabetical-index-mark-end text:id="IMark91902504"/><text:alphabetical-index-mark-end text:id="IMark89746360"/><text:alphabetical-index-mark-end text:id="IMark87287560"/><text:alphabetical-index-mark-end text:id="IMark88332824"/><text:alphabetical-index-mark-end text:id="IMark86623768"/><text:alphabetical-index-mark-end text:id="IMark85656056"/><text:span text:style-name="T20"> “</text:span><text:alphabetical-index-mark-start text:id="IMark75038696"/><text:alphabetical-index-mark-start text:id="IMark88733112"/><text:alphabetical-index-mark-start text:id="IMark86453240"/><text:alphabetical-index-mark-start text:id="IMark85477848"/><text:alphabetical-index-mark-start text:id="IMark85868264"/><text:alphabetical-index-mark-start text:id="IMark86646664"/><text:alphabetical-index-mark-start text:id="IMark74762568"/><text:span text:style-name="T20">SELECT</text:span><text:alphabetical-index-mark-end text:id="IMark74762568"/><text:alphabetical-index-mark-end text:id="IMark86646664"/><text:alphabetical-index-mark-end text:id="IMark85868264"/><text:alphabetical-index-mark-end text:id="IMark85477848"/><text:alphabetical-index-mark-end text:id="IMark86453240"/><text:alphabetical-index-mark-end text:id="IMark88733112"/><text:alphabetical-index-mark-end text:id="IMark75038696"/><text:span text:style-name="T20"> * FROM </text:span><text:alphabetical-index-mark-start text:id="IMark89007464"/><text:alphabetical-index-mark-start text:id="IMark85731144"/><text:alphabetical-index-mark-start text:id="IMark74857672"/><text:alphabetical-index-mark-start text:id="IMark86797048"/><text:alphabetical-index-mark-start text:id="IMark91104968"/><text:alphabetical-index-mark-start text:id="IMark83306568"/><text:alphabetical-index-mark-start text:id="IMark87854232"/><text:span text:style-name="T20">your_</text:span><text:alphabetical-index-mark-start text:id="IMark85809032"/><text:alphabetical-index-mark-start text:id="IMark91157016"/><text:alphabetical-index-mark-start text:id="IMark91248168"/><text:alphabetical-index-mark-start text:id="IMark90264792"/><text:alphabetical-index-mark-start text:id="IMark89162136"/><text:alphabetical-index-mark-start text:id="IMark86401128"/><text:alphabetical-index-mark-start text:id="IMark74927560"/><text:span text:style-name="T20">table</text:span><text:alphabetical-index-mark-end text:id="IMark74927560"/><text:alphabetical-index-mark-end text:id="IMark86401128"/><text:alphabetical-index-mark-end text:id="IMark89162136"/><text:alphabetical-index-mark-end text:id="IMark90264792"/><text:alphabetical-index-mark-end text:id="IMark91248168"/><text:alphabetical-index-mark-end text:id="IMark91157016"/><text:alphabetical-index-mark-end text:id="IMark85809032"/><text:alphabetical-index-mark-end text:id="IMark87854232"/><text:alphabetical-index-mark-end text:id="IMark83306568"/><text:alphabetical-index-mark-end text:id="IMark91104968"/><text:alphabetical-index-mark-end text:id="IMark86797048"/><text:alphabetical-index-mark-end text:id="IMark74857672"/><text:alphabetical-index-mark-end text:id="IMark85731144"/><text:alphabetical-index-mark-end text:id="IMark89007464"/><text:span text:style-name="T20">_</text:span><text:span text:style-name="T21">1</text:span><text:span text:style-name="T20">;”</text:span> will send this <text:alphabetical-index-mark-start text:id="IMark87572136"/><text:alphabetical-index-mark-start text:id="IMark74937144"/><text:alphabetical-index-mark-start text:id="IMark91932840"/><text:alphabetical-index-mark-start text:id="IMark83326264"/><text:alphabetical-index-mark-start text:id="IMark87623160"/><text:alphabetical-index-mark-start text:id="IMark86926408"/><text:alphabetical-index-mark-start text:id="IMark90046456"/>SELECT<text:alphabetical-index-mark-end text:id="IMark90046456"/><text:alphabetical-index-mark-end text:id="IMark86926408"/><text:alphabetical-index-mark-end text:id="IMark87623160"/><text:alphabetical-index-mark-end text:id="IMark83326264"/><text:alphabetical-index-mark-end text:id="IMark91932840"/><text:alphabetical-index-mark-end text:id="IMark74937144"/><text:alphabetical-index-mark-end text:id="IMark87572136"/> <text:alphabetical-index-mark-start text:id="IMark89414616"/><text:alphabetical-index-mark-start text:id="IMark74367032"/><text:alphabetical-index-mark-start text:id="IMark74872216"/><text:alphabetical-index-mark-start text:id="IMark87820856"/><text:alphabetical-index-mark-start text:id="IMark91157400"/><text:alphabetical-index-mark-start text:id="IMark90018776"/><text:alphabetical-index-mark-start text:id="IMark91016312"/>query<text:alphabetical-index-mark-end text:id="IMark91016312"/><text:alphabetical-index-mark-end text:id="IMark90018776"/><text:alphabetical-index-mark-end text:id="IMark91157400"/><text:alphabetical-index-mark-end text:id="IMark87820856"/><text:alphabetical-index-mark-end text:id="IMark74872216"/><text:alphabetical-index-mark-end text:id="IMark74367032"/><text:alphabetical-index-mark-end text:id="IMark89414616"/> to <text:alphabetical-index-mark-start text:id="IMark75039816"/><text:alphabetical-index-mark-start text:id="IMark88157304"/><text:alphabetical-index-mark-start text:id="IMark88870568"/><text:alphabetical-index-mark-start text:id="IMark67433704"/><text:alphabetical-index-mark-start text:id="IMark91208872"/><text:alphabetical-index-mark-start text:id="IMark74924200"/><text:alphabetical-index-mark-start text:id="IMark88708600"/><text:span text:style-name="T20">your_</text:span><text:alphabetical-index-mark-start text:id="IMark90060104"/><text:alphabetical-index-mark-start text:id="IMark85546504"/><text:alphabetical-index-mark-start text:id="IMark86570568"/><text:alphabetical-index-mark-start text:id="IMark85752056"/><text:alphabetical-index-mark-start text:id="IMark87782424"/><text:alphabetical-index-mark-start text:id="IMark88932760"/><text:alphabetical-index-mark-start text:id="IMark89457496"/><text:span text:style-name="T20">database</text:span><text:alphabetical-index-mark-end text:id="IMark89457496"/><text:alphabetical-index-mark-end text:id="IMark88932760"/><text:alphabetical-index-mark-end text:id="IMark87782424"/><text:alphabetical-index-mark-end text:id="IMark85752056"/><text:alphabetical-index-mark-end text:id="IMark86570568"/><text:alphabetical-index-mark-end text:id="IMark85546504"/><text:alphabetical-index-mark-end text:id="IMark90060104"/><text:alphabetical-index-mark-end text:id="IMark88708600"/><text:alphabetical-index-mark-end text:id="IMark74924200"/><text:alphabetical-index-mark-end text:id="IMark91208872"/><text:alphabetical-index-mark-end text:id="IMark67433704"/><text:alphabetical-index-mark-end text:id="IMark88870568"/><text:alphabetical-index-mark-end text:id="IMark88157304"/><text:alphabetical-index-mark-end text:id="IMark75039816"/> and <text:alphabetical-index-mark-start text:id="IMark85939128"/><text:alphabetical-index-mark-start text:id="IMark89504856"/><text:alphabetical-index-mark-start text:id="IMark86534472"/><text:alphabetical-index-mark-start text:id="IMark91104008"/><text:alphabetical-index-mark-start text:id="IMark91882488"/><text:alphabetical-index-mark-start text:id="IMark89247288"/><text:alphabetical-index-mark-start text:id="IMark91304248"/>return<text:alphabetical-index-mark-end text:id="IMark91304248"/><text:alphabetical-index-mark-end text:id="IMark89247288"/><text:alphabetical-index-mark-end text:id="IMark91882488"/><text:alphabetical-index-mark-end text:id="IMark91104008"/><text:alphabetical-index-mark-end text:id="IMark86534472"/><text:alphabetical-index-mark-end text:id="IMark89504856"/><text:alphabetical-index-mark-end text:id="IMark85939128"/> the data of all records contained in <text:alphabetical-index-mark-start text:id="IMark89235304"/><text:alphabetical-index-mark-start text:id="IMark90413896"/><text:alphabetical-index-mark-start text:id="IMark87818744"/><text:alphabetical-index-mark-start text:id="IMark87882440"/><text:alphabetical-index-mark-start text:id="IMark89857576"/><text:alphabetical-index-mark-start text:id="IMark89560888"/><text:alphabetical-index-mark-start text:id="IMark89559384"/><text:span text:style-name="T20">your_</text:span><text:alphabetical-index-mark-start text:id="IMark89557880"/><text:alphabetical-index-mark-start text:id="IMark89556376"/><text:alphabetical-index-mark-start text:id="IMark89554872"/><text:alphabetical-index-mark-start text:id="IMark88820552"/><text:alphabetical-index-mark-start text:id="IMark88819048"/><text:alphabetical-index-mark-start text:id="IMark88817544"/><text:alphabetical-index-mark-start text:id="IMark88816040"/><text:span text:style-name="T20">table</text:span><text:alphabetical-index-mark-end text:id="IMark88816040"/><text:alphabetical-index-mark-end text:id="IMark88817544"/><text:alphabetical-index-mark-end text:id="IMark88819048"/><text:alphabetical-index-mark-end text:id="IMark88820552"/><text:alphabetical-index-mark-end text:id="IMark89554872"/><text:alphabetical-index-mark-end text:id="IMark89556376"/><text:alphabetical-index-mark-end text:id="IMark89557880"/><text:alphabetical-index-mark-end text:id="IMark89559384"/><text:alphabetical-index-mark-end text:id="IMark89560888"/><text:alphabetical-index-mark-end text:id="IMark89857576"/><text:alphabetical-index-mark-end text:id="IMark87882440"/><text:alphabetical-index-mark-end text:id="IMark87818744"/><text:alphabetical-index-mark-end text:id="IMark90413896"/><text:alphabetical-index-mark-end text:id="IMark89235304"/><text:span text:style-name="T20">_</text:span><text:span text:style-name="T21">1</text:span>. The <text:alphabetical-index-mark-start text:id="IMark88814536"/><text:alphabetical-index-mark-start text:id="IMark88813032"/><text:alphabetical-index-mark-start text:id="IMark88811528"/><text:alphabetical-index-mark-start text:id="IMark88784024"/><text:alphabetical-index-mark-start text:id="IMark88782520"/><text:alphabetical-index-mark-start text:id="IMark88781016"/><text:alphabetical-index-mark-start text:id="IMark88779512"/><text:alphabetical-index-mark-start text:id="IMark89197288"/><text:alphabetical-index-mark-start text:id="IMark89189864"/><text:alphabetical-index-mark-start text:id="IMark89188360"/><text:alphabetical-index-mark-start text:id="IMark89186856"/><text:alphabetical-index-mark-start text:id="IMark89185352"/><text:alphabetical-index-mark-start text:id="IMark91618984"/><text:alphabetical-index-mark-start text:id="IMark91612680"/>result<text:alphabetical-index-mark-end text:id="IMark91612680"/><text:alphabetical-index-mark-end text:id="IMark91618984"/><text:alphabetical-index-mark-end text:id="IMark89185352"/><text:alphabetical-index-mark-end text:id="IMark89186856"/><text:alphabetical-index-mark-end text:id="IMark89188360"/><text:alphabetical-index-mark-end text:id="IMark89189864"/><text:alphabetical-index-mark-end text:id="IMark89197288"/>s<text:alphabetical-index-mark-end text:id="IMark88779512"/><text:alphabetical-index-mark-end text:id="IMark88781016"/><text:alphabetical-index-mark-end text:id="IMark88782520"/><text:alphabetical-index-mark-end text:id="IMark88784024"/><text:alphabetical-index-mark-end text:id="IMark88811528"/><text:alphabetical-index-mark-end text:id="IMark88813032"/><text:alphabetical-index-mark-end text:id="IMark88814536"/> will be saved to <text:alphabetical-index-mark-start text:id="IMark91611176"/><text:alphabetical-index-mark-start text:id="IMark91609672"/><text:alphabetical-index-mark-start text:id="IMark91608168"/><text:alphabetical-index-mark-start text:id="IMark91606664"/><text:alphabetical-index-mark-start text:id="IMark91605160"/><text:alphabetical-index-mark-start text:id="IMark91603656"/><text:alphabetical-index-mark-start text:id="IMark91034248"/><text:alphabetical-index-mark-start text:id="IMark87873976"/><text:alphabetical-index-mark-start text:id="IMark89561640"/><text:alphabetical-index-mark-start text:id="IMark91126008"/><text:alphabetical-index-mark-start text:id="IMark91379144"/><text:alphabetical-index-mark-start text:id="IMark91380472"/><text:alphabetical-index-mark-start text:id="IMark91381800"/><text:alphabetical-index-mark-start text:id="IMark91383128"/><text:span text:style-name="T20">sql</text:span><text:alphabetical-index-mark-end text:id="IMark91383128"/><text:alphabetical-index-mark-end text:id="IMark91381800"/><text:alphabetical-index-mark-end text:id="IMark91380472"/><text:alphabetical-index-mark-end text:id="IMark91379144"/><text:alphabetical-index-mark-end text:id="IMark91126008"/><text:alphabetical-index-mark-end text:id="IMark89561640"/><text:alphabetical-index-mark-end text:id="IMark87873976"/><text:alphabetical-index-mark-end text:id="IMark91034248"/><text:alphabetical-index-mark-end text:id="IMark91603656"/><text:alphabetical-index-mark-end text:id="IMark91605160"/><text:alphabetical-index-mark-end text:id="IMark91606664"/><text:alphabetical-index-mark-end text:id="IMark91608168"/><text:alphabetical-index-mark-end text:id="IMark91609672"/><text:alphabetical-index-mark-end text:id="IMark91611176"/><text:span text:style-name="T20">_</text:span><text:alphabetical-index-mark-start text:id="IMark91328552"/><text:alphabetical-index-mark-start text:id="IMark91329880"/><text:alphabetical-index-mark-start text:id="IMark91331208"/><text:alphabetical-index-mark-start text:id="IMark91332536"/><text:alphabetical-index-mark-start text:id="IMark91333864"/><text:alphabetical-index-mark-start text:id="IMark91335192"/><text:alphabetical-index-mark-start text:id="IMark91336520"/><text:alphabetical-index-mark-start text:id="IMark91337848"/><text:alphabetical-index-mark-start text:id="IMark91339176"/><text:alphabetical-index-mark-start text:id="IMark91340504"/><text:alphabetical-index-mark-start text:id="IMark85752936"/><text:alphabetical-index-mark-start text:id="IMark85754264"/><text:alphabetical-index-mark-start text:id="IMark85755592"/><text:alphabetical-index-mark-start text:id="IMark85756920"/><text:span text:style-name="T20">result</text:span><text:alphabetical-index-mark-end text:id="IMark85756920"/><text:alphabetical-index-mark-end text:id="IMark85755592"/><text:alphabetical-index-mark-end text:id="IMark85754264"/><text:alphabetical-index-mark-end text:id="IMark85752936"/><text:alphabetical-index-mark-end text:id="IMark91340504"/><text:alphabetical-index-mark-end text:id="IMark91339176"/><text:alphabetical-index-mark-end text:id="IMark91337848"/><text:span text:style-name="T20">s</text:span><text:alphabetical-index-mark-end text:id="IMark91336520"/><text:alphabetical-index-mark-end text:id="IMark91335192"/><text:alphabetical-index-mark-end text:id="IMark91333864"/><text:alphabetical-index-mark-end text:id="IMark91332536"/><text:alphabetical-index-mark-end text:id="IMark91331208"/><text:alphabetical-index-mark-end text:id="IMark91329880"/><text:alphabetical-index-mark-end text:id="IMark91328552"/><text:alphabetical-index-mark-start text:id="IMark85770280"/><text:alphabetical-index-mark-start text:id="IMark85771608"/><text:alphabetical-index-mark-start text:id="IMark85772936"/><text:alphabetical-index-mark-start text:id="IMark85774264"/><text:alphabetical-index-mark-start text:id="IMark87742072"/><text:alphabetical-index-mark-start text:id="IMark87743928"/><text:alphabetical-index-mark-start text:id="IMark87745256"/><text:span text:style-name="T20">.txt</text:span><text:alphabetical-index-mark-end text:id="IMark87745256"/><text:alphabetical-index-mark-end text:id="IMark87743928"/><text:alphabetical-index-mark-end text:id="IMark87742072"/><text:alphabetical-index-mark-end text:id="IMark85774264"/><text:alphabetical-index-mark-end text:id="IMark85772936"/><text:alphabetical-index-mark-end text:id="IMark85771608"/><text:alphabetical-index-mark-end text:id="IMark85770280"/>.</text:p>
      <text:p text:style-name="P27"/>
      <text:p text:style-name="P32"><text:span text:style-name="T20">./</text:span><text:alphabetical-index-mark-start text:id="IMark88888440"/><text:alphabetical-index-mark-start text:id="IMark88668024"/><text:alphabetical-index-mark-start text:id="IMark88066392"/><text:alphabetical-index-mark-start text:id="IMark75040216"/><text:alphabetical-index-mark-start text:id="IMark87188824"/><text:alphabetical-index-mark-start text:id="IMark87261336"/><text:alphabetical-index-mark-start text:id="IMark90222760"/><text:alphabetical-index-mark-start text:id="IMark87328888"/><text:alphabetical-index-mark-start text:id="IMark75038696"/><text:alphabetical-index-mark-start text:id="IMark88733112"/><text:alphabetical-index-mark-start text:id="IMark86453240"/><text:alphabetical-index-mark-start text:id="IMark85477848"/><text:alphabetical-index-mark-start text:id="IMark85868264"/><text:alphabetical-index-mark-start text:id="IMark86646664"/><text:span text:style-name="T20">sql</text:span><text:alphabetical-index-mark-end text:id="IMark86646664"/><text:alphabetical-index-mark-end text:id="IMark85868264"/><text:alphabetical-index-mark-end text:id="IMark85477848"/><text:alphabetical-index-mark-end text:id="IMark86453240"/><text:alphabetical-index-mark-end text:id="IMark88733112"/><text:alphabetical-index-mark-end text:id="IMark75038696"/><text:alphabetical-index-mark-end text:id="IMark87328888"/><text:alphabetical-index-mark-end text:id="IMark90222760"/><text:alphabetical-index-mark-end text:id="IMark87261336"/><text:alphabetical-index-mark-end text:id="IMark87188824"/><text:alphabetical-index-mark-end text:id="IMark75040216"/><text:alphabetical-index-mark-end text:id="IMark88066392"/><text:alphabetical-index-mark-end text:id="IMark88668024"/><text:alphabetical-index-mark-end text:id="IMark88888440"/><text:span text:style-name="T20">p </text:span><text:alphabetical-index-mark-start text:id="IMark74762568"/><text:alphabetical-index-mark-start text:id="IMark75299656"/><text:alphabetical-index-mark-start text:id="IMark74826088"/><text:alphabetical-index-mark-start text:id="IMark86749752"/><text:alphabetical-index-mark-start text:id="IMark89007464"/><text:alphabetical-index-mark-start text:id="IMark85731144"/><text:alphabetical-index-mark-start text:id="IMark74857672"/><text:span text:style-name="T20">your_</text:span><text:alphabetical-index-mark-start text:id="IMark86797048"/><text:alphabetical-index-mark-start text:id="IMark91104968"/><text:alphabetical-index-mark-start text:id="IMark83306568"/><text:alphabetical-index-mark-start text:id="IMark87854232"/><text:alphabetical-index-mark-start text:id="IMark85809032"/><text:alphabetical-index-mark-start text:id="IMark91157016"/><text:alphabetical-index-mark-start text:id="IMark91248168"/><text:span text:style-name="T20">database</text:span><text:alphabetical-index-mark-end text:id="IMark91248168"/><text:alphabetical-index-mark-end text:id="IMark91157016"/><text:alphabetical-index-mark-end text:id="IMark85809032"/><text:alphabetical-index-mark-end text:id="IMark87854232"/><text:alphabetical-index-mark-end text:id="IMark83306568"/><text:alphabetical-index-mark-end text:id="IMark91104968"/><text:alphabetical-index-mark-end text:id="IMark86797048"/><text:alphabetical-index-mark-end text:id="IMark74857672"/><text:alphabetical-index-mark-end text:id="IMark85731144"/><text:alphabetical-index-mark-end text:id="IMark89007464"/><text:alphabetical-index-mark-end text:id="IMark86749752"/><text:alphabetical-index-mark-end text:id="IMark74826088"/><text:alphabetical-index-mark-end text:id="IMark75299656"/><text:alphabetical-index-mark-end text:id="IMark74762568"/><text:span text:style-name="T20"> “</text:span><text:alphabetical-index-mark-start text:id="IMark90264792"/><text:alphabetical-index-mark-start text:id="IMark89162136"/><text:alphabetical-index-mark-start text:id="IMark86401128"/><text:alphabetical-index-mark-start text:id="IMark74927560"/><text:alphabetical-index-mark-start text:id="IMark74907672"/><text:alphabetical-index-mark-start text:id="IMark88006488"/><text:alphabetical-index-mark-start text:id="IMark91105928"/><text:span text:style-name="T20">SELECT</text:span><text:alphabetical-index-mark-end text:id="IMark91105928"/><text:alphabetical-index-mark-end text:id="IMark88006488"/><text:alphabetical-index-mark-end text:id="IMark74907672"/><text:alphabetical-index-mark-end text:id="IMark74927560"/><text:alphabetical-index-mark-end text:id="IMark86401128"/><text:alphabetical-index-mark-end text:id="IMark89162136"/><text:alphabetical-index-mark-end text:id="IMark90264792"/><text:span text:style-name="T20"> * FROM </text:span><text:alphabetical-index-mark-start text:id="IMark89414616"/><text:alphabetical-index-mark-start text:id="IMark74367032"/><text:alphabetical-index-mark-start text:id="IMark74872216"/><text:alphabetical-index-mark-start text:id="IMark87820856"/><text:alphabetical-index-mark-start text:id="IMark91157400"/><text:alphabetical-index-mark-start text:id="IMark90018776"/><text:alphabetical-index-mark-start text:id="IMark91016312"/><text:span text:style-name="T20">your_</text:span><text:alphabetical-index-mark-start text:id="IMark87572136"/><text:alphabetical-index-mark-start text:id="IMark74937144"/><text:alphabetical-index-mark-start text:id="IMark91932840"/><text:alphabetical-index-mark-start text:id="IMark83326264"/><text:alphabetical-index-mark-start text:id="IMark87623160"/><text:alphabetical-index-mark-start text:id="IMark86926408"/><text:alphabetical-index-mark-start text:id="IMark90046456"/><text:span text:style-name="T20">table</text:span><text:alphabetical-index-mark-end text:id="IMark90046456"/><text:alphabetical-index-mark-end text:id="IMark86926408"/><text:alphabetical-index-mark-end text:id="IMark87623160"/><text:alphabetical-index-mark-end text:id="IMark83326264"/><text:alphabetical-index-mark-end text:id="IMark91932840"/><text:alphabetical-index-mark-end text:id="IMark74937144"/><text:alphabetical-index-mark-end text:id="IMark87572136"/><text:alphabetical-index-mark-end text:id="IMark91016312"/><text:alphabetical-index-mark-end text:id="IMark90018776"/><text:alphabetical-index-mark-end text:id="IMark91157400"/><text:alphabetical-index-mark-end text:id="IMark87820856"/><text:alphabetical-index-mark-end text:id="IMark74872216"/><text:alphabetical-index-mark-end text:id="IMark74367032"/><text:alphabetical-index-mark-end text:id="IMark89414616"/><text:span text:style-name="T20">_</text:span><text:span text:style-name="T21">1</text:span><text:span text:style-name="T20">;</text:span><text:alphabetical-index-mark-start text:id="IMark89746744"/><text:alphabetical-index-mark-start text:id="IMark86927368"/><text:alphabetical-index-mark-start text:id="IMark85939128"/><text:alphabetical-index-mark-start text:id="IMark89504856"/><text:alphabetical-index-mark-start text:id="IMark86534472"/><text:alphabetical-index-mark-start text:id="IMark91104008"/><text:alphabetical-index-mark-start text:id="IMark91882488"/><text:span text:style-name="T20">SELECT</text:span><text:alphabetical-index-mark-end text:id="IMark91882488"/><text:alphabetical-index-mark-end text:id="IMark91104008"/><text:alphabetical-index-mark-end text:id="IMark86534472"/><text:alphabetical-index-mark-end text:id="IMark89504856"/><text:alphabetical-index-mark-end text:id="IMark85939128"/><text:alphabetical-index-mark-end text:id="IMark86927368"/><text:alphabetical-index-mark-end text:id="IMark89746744"/><text:span text:style-name="T20"> * FROM </text:span><text:alphabetical-index-mark-start text:id="IMark89247288"/><text:alphabetical-index-mark-start text:id="IMark91304248"/><text:alphabetical-index-mark-start text:id="IMark75039816"/><text:alphabetical-index-mark-start text:id="IMark88157304"/><text:alphabetical-index-mark-start text:id="IMark88870568"/><text:alphabetical-index-mark-start text:id="IMark67433704"/><text:alphabetical-index-mark-start text:id="IMark91208872"/><text:span text:style-name="T20">your_</text:span><text:alphabetical-index-mark-start text:id="IMark74924200"/><text:alphabetical-index-mark-start text:id="IMark88708600"/><text:alphabetical-index-mark-start text:id="IMark90060104"/><text:alphabetical-index-mark-start text:id="IMark85546504"/><text:alphabetical-index-mark-start text:id="IMark86570568"/><text:alphabetical-index-mark-start text:id="IMark85752056"/><text:alphabetical-index-mark-start text:id="IMark87782424"/><text:span text:style-name="T20">table</text:span><text:alphabetical-index-mark-end text:id="IMark87782424"/><text:alphabetical-index-mark-end text:id="IMark85752056"/><text:alphabetical-index-mark-end text:id="IMark86570568"/><text:alphabetical-index-mark-end text:id="IMark85546504"/><text:alphabetical-index-mark-end text:id="IMark90060104"/><text:alphabetical-index-mark-end text:id="IMark88708600"/><text:alphabetical-index-mark-end text:id="IMark74924200"/><text:alphabetical-index-mark-end text:id="IMark91208872"/><text:alphabetical-index-mark-end text:id="IMark67433704"/><text:alphabetical-index-mark-end text:id="IMark88870568"/><text:alphabetical-index-mark-end text:id="IMark88157304"/><text:alphabetical-index-mark-end text:id="IMark75039816"/><text:alphabetical-index-mark-end text:id="IMark91304248"/><text:alphabetical-index-mark-end text:id="IMark89247288"/><text:span text:style-name="T20">_</text:span><text:span text:style-name="T21">2</text:span><text:span text:style-name="T20">;”</text:span> will send <text:s/><text:span text:style-name="T28">both </text:span><text:alphabetical-index-mark-start text:id="IMark88932760"/><text:alphabetical-index-mark-start text:id="IMark89457496"/><text:alphabetical-index-mark-start text:id="IMark87428696"/><text:alphabetical-index-mark-start text:id="IMark90207608"/><text:alphabetical-index-mark-start text:id="IMark89235304"/><text:alphabetical-index-mark-start text:id="IMark90413896"/><text:alphabetical-index-mark-start text:id="IMark87818744"/><text:span text:style-name="T28">SELECT</text:span><text:alphabetical-index-mark-end text:id="IMark87818744"/><text:alphabetical-index-mark-end text:id="IMark90413896"/><text:alphabetical-index-mark-end text:id="IMark89235304"/><text:alphabetical-index-mark-end text:id="IMark90207608"/><text:alphabetical-index-mark-end text:id="IMark87428696"/><text:alphabetical-index-mark-end text:id="IMark89457496"/><text:alphabetical-index-mark-end text:id="IMark88932760"/><text:span text:style-name="T28"> </text:span><text:alphabetical-index-mark-start text:id="IMark89762536"/><text:alphabetical-index-mark-start text:id="IMark91789992"/><text:alphabetical-index-mark-start text:id="IMark85656056"/><text:alphabetical-index-mark-start text:id="IMark86623768"/><text:alphabetical-index-mark-start text:id="IMark88332824"/><text:alphabetical-index-mark-start text:id="IMark87287560"/><text:alphabetical-index-mark-start text:id="IMark89746360"/><text:span text:style-name="T28">queries</text:span><text:alphabetical-index-mark-end text:id="IMark89746360"/><text:alphabetical-index-mark-end text:id="IMark87287560"/><text:alphabetical-index-mark-end text:id="IMark88332824"/><text:alphabetical-index-mark-end text:id="IMark86623768"/><text:alphabetical-index-mark-end text:id="IMark85656056"/><text:alphabetical-index-mark-end text:id="IMark91789992"/><text:alphabetical-index-mark-end text:id="IMark89762536"/><text:span text:style-name="T28"> (</text:span><text:alphabetical-index-mark-start text:id="IMark91902504"/><text:alphabetical-index-mark-start text:id="IMark88933992"/><text:alphabetical-index-mark-start text:id="IMark87840824"/><text:alphabetical-index-mark-start text:id="IMark89572120"/><text:alphabetical-index-mark-start text:id="IMark89570616"/><text:alphabetical-index-mark-start text:id="IMark89569112"/><text:alphabetical-index-mark-start text:id="IMark89567608"/><text:span text:style-name="T28">composite</text:span><text:alphabetical-index-mark-end text:id="IMark89567608"/><text:alphabetical-index-mark-end text:id="IMark89569112"/><text:alphabetical-index-mark-end text:id="IMark89570616"/><text:alphabetical-index-mark-end text:id="IMark89572120"/><text:alphabetical-index-mark-end text:id="IMark87840824"/><text:alphabetical-index-mark-end text:id="IMark88933992"/><text:alphabetical-index-mark-end text:id="IMark91902504"/><text:span text:style-name="T28"> </text:span><text:alphabetical-index-mark-start text:id="IMark89566104"/><text:alphabetical-index-mark-start text:id="IMark89564600"/><text:alphabetical-index-mark-start text:id="IMark89563096"/><text:alphabetical-index-mark-start text:id="IMark91109400"/><text:alphabetical-index-mark-start text:id="IMark88115096"/><text:alphabetical-index-mark-start text:id="IMark88113592"/><text:alphabetical-index-mark-start text:id="IMark88112088"/><text:span text:style-name="T28">query</text:span><text:alphabetical-index-mark-end text:id="IMark88112088"/><text:alphabetical-index-mark-end text:id="IMark88113592"/><text:alphabetical-index-mark-end text:id="IMark88115096"/><text:alphabetical-index-mark-end text:id="IMark91109400"/><text:alphabetical-index-mark-end text:id="IMark89563096"/><text:alphabetical-index-mark-end text:id="IMark89564600"/><text:alphabetical-index-mark-end text:id="IMark89566104"/><text:span text:style-name="T28">) to </text:span><text:alphabetical-index-mark-start text:id="IMark88110584"/><text:alphabetical-index-mark-start text:id="IMark88109080"/><text:alphabetical-index-mark-start text:id="IMark91122840"/><text:alphabetical-index-mark-start text:id="IMark91121336"/><text:alphabetical-index-mark-start text:id="IMark91119832"/><text:alphabetical-index-mark-start text:id="IMark91118328"/><text:alphabetical-index-mark-start text:id="IMark91110904"/><text:span text:style-name="T21">your_</text:span><text:alphabetical-index-mark-start text:id="IMark87932424"/><text:alphabetical-index-mark-start text:id="IMark88764200"/><text:alphabetical-index-mark-start text:id="IMark88762696"/><text:alphabetical-index-mark-start text:id="IMark88761192"/><text:alphabetical-index-mark-start text:id="IMark88759688"/><text:alphabetical-index-mark-start text:id="IMark88750008"/><text:alphabetical-index-mark-start text:id="IMark88748504"/><text:span text:style-name="T21">database</text:span><text:alphabetical-index-mark-end text:id="IMark88748504"/><text:alphabetical-index-mark-end text:id="IMark88750008"/><text:alphabetical-index-mark-end text:id="IMark88759688"/><text:alphabetical-index-mark-end text:id="IMark88761192"/><text:alphabetical-index-mark-end text:id="IMark88762696"/><text:alphabetical-index-mark-end text:id="IMark88764200"/><text:alphabetical-index-mark-end text:id="IMark87932424"/><text:alphabetical-index-mark-end text:id="IMark91110904"/><text:alphabetical-index-mark-end text:id="IMark91118328"/><text:alphabetical-index-mark-end text:id="IMark91119832"/><text:alphabetical-index-mark-end text:id="IMark91121336"/><text:alphabetical-index-mark-end text:id="IMark91122840"/><text:alphabetical-index-mark-end text:id="IMark88109080"/><text:alphabetical-index-mark-end text:id="IMark88110584"/><text:span text:style-name="T28">, and </text:span><text:alphabetical-index-mark-start text:id="IMark88747000"/><text:alphabetical-index-mark-start text:id="IMark87948120"/><text:alphabetical-index-mark-start text:id="IMark87946616"/><text:alphabetical-index-mark-start text:id="IMark87945112"/><text:alphabetical-index-mark-start text:id="IMark87943608"/><text:alphabetical-index-mark-start text:id="IMark87942104"/><text:alphabetical-index-mark-start text:id="IMark90384440"/><text:alphabetical-index-mark-start text:id="IMark91075960"/><text:alphabetical-index-mark-start text:id="IMark91074456"/><text:alphabetical-index-mark-start text:id="IMark91072952"/><text:alphabetical-index-mark-start text:id="IMark91071448"/><text:alphabetical-index-mark-start text:id="IMark91069944"/><text:alphabetical-index-mark-start text:id="IMark91068440"/><text:alphabetical-index-mark-start text:id="IMark90394568"/><text:span text:style-name="T21">sql</text:span><text:alphabetical-index-mark-end text:id="IMark90394568"/><text:alphabetical-index-mark-end text:id="IMark91068440"/><text:alphabetical-index-mark-end text:id="IMark91069944"/><text:alphabetical-index-mark-end text:id="IMark91071448"/><text:alphabetical-index-mark-end text:id="IMark91072952"/><text:alphabetical-index-mark-end text:id="IMark91074456"/><text:alphabetical-index-mark-end text:id="IMark91075960"/><text:alphabetical-index-mark-end text:id="IMark90384440"/><text:alphabetical-index-mark-end text:id="IMark87942104"/><text:alphabetical-index-mark-end text:id="IMark87943608"/><text:alphabetical-index-mark-end text:id="IMark87945112"/><text:alphabetical-index-mark-end text:id="IMark87946616"/><text:alphabetical-index-mark-end text:id="IMark87948120"/><text:alphabetical-index-mark-end text:id="IMark88747000"/><text:span text:style-name="T21">_</text:span><text:alphabetical-index-mark-start text:id="IMark87882440"/><text:alphabetical-index-mark-start text:id="IMark89560888"/><text:alphabetical-index-mark-start text:id="IMark89557880"/><text:alphabetical-index-mark-start text:id="IMark89554872"/><text:alphabetical-index-mark-start text:id="IMark88819048"/><text:alphabetical-index-mark-start text:id="IMark88816040"/><text:alphabetical-index-mark-start text:id="IMark91366184"/><text:alphabetical-index-mark-start text:id="IMark91067384"/><text:alphabetical-index-mark-start text:id="IMark91065880"/><text:alphabetical-index-mark-start text:id="IMark91064376"/><text:alphabetical-index-mark-start text:id="IMark91062872"/><text:alphabetical-index-mark-start text:id="IMark91061368"/><text:alphabetical-index-mark-start text:id="IMark91059864"/><text:alphabetical-index-mark-start text:id="IMark91058360"/><text:span text:style-name="T21">result</text:span><text:alphabetical-index-mark-end text:id="IMark91058360"/><text:alphabetical-index-mark-end text:id="IMark91059864"/><text:alphabetical-index-mark-end text:id="IMark91061368"/><text:alphabetical-index-mark-end text:id="IMark91062872"/><text:alphabetical-index-mark-end text:id="IMark91064376"/><text:alphabetical-index-mark-end text:id="IMark91065880"/><text:alphabetical-index-mark-end text:id="IMark91067384"/><text:span text:style-name="T21">s</text:span><text:alphabetical-index-mark-end text:id="IMark91366184"/><text:alphabetical-index-mark-end text:id="IMark88816040"/><text:alphabetical-index-mark-end text:id="IMark88819048"/><text:alphabetical-index-mark-end text:id="IMark89554872"/><text:alphabetical-index-mark-end text:id="IMark89557880"/><text:alphabetical-index-mark-end text:id="IMark89560888"/><text:alphabetical-index-mark-end text:id="IMark87882440"/><text:alphabetical-index-mark-start text:id="IMark91056856"/><text:alphabetical-index-mark-start text:id="IMark91078216"/><text:alphabetical-index-mark-start text:id="IMark91616632"/><text:alphabetical-index-mark-start text:id="IMark91111704"/><text:alphabetical-index-mark-start text:id="IMark89192216"/><text:alphabetical-index-mark-start text:id="IMark91336136"/><text:alphabetical-index-mark-start text:id="IMark91006440"/><text:span text:style-name="T21">.txt</text:span><text:alphabetical-index-mark-end text:id="IMark91006440"/><text:alphabetical-index-mark-end text:id="IMark91336136"/><text:alphabetical-index-mark-end text:id="IMark89192216"/><text:alphabetical-index-mark-end text:id="IMark91111704"/><text:alphabetical-index-mark-end text:id="IMark91616632"/><text:alphabetical-index-mark-end text:id="IMark91078216"/><text:alphabetical-index-mark-end text:id="IMark91056856"/><text:span text:style-name="T28"> will store the </text:span><text:alphabetical-index-mark-start text:id="IMark91014536"/><text:alphabetical-index-mark-start text:id="IMark91757208"/><text:alphabetical-index-mark-start text:id="IMark91758536"/><text:alphabetical-index-mark-start text:id="IMark91759864"/><text:alphabetical-index-mark-start text:id="IMark91761192"/><text:alphabetical-index-mark-start text:id="IMark91762520"/><text:alphabetical-index-mark-start text:id="IMark91763848"/><text:alphabetical-index-mark-start text:id="IMark91765176"/><text:alphabetical-index-mark-start text:id="IMark91766504"/><text:alphabetical-index-mark-start text:id="IMark91767832"/><text:alphabetical-index-mark-start text:id="IMark91769160"/><text:alphabetical-index-mark-start text:id="IMark91770488"/><text:alphabetical-index-mark-start text:id="IMark91771816"/><text:alphabetical-index-mark-start text:id="IMark91773144"/><text:span text:style-name="T28">result</text:span><text:alphabetical-index-mark-end text:id="IMark91773144"/><text:alphabetical-index-mark-end text:id="IMark91771816"/><text:alphabetical-index-mark-end text:id="IMark91770488"/><text:alphabetical-index-mark-end text:id="IMark91769160"/><text:alphabetical-index-mark-end text:id="IMark91767832"/><text:alphabetical-index-mark-end text:id="IMark91766504"/><text:alphabetical-index-mark-end text:id="IMark91765176"/><text:span text:style-name="T28">s</text:span><text:alphabetical-index-mark-end text:id="IMark91763848"/><text:alphabetical-index-mark-end text:id="IMark91762520"/><text:alphabetical-index-mark-end text:id="IMark91761192"/><text:alphabetical-index-mark-end text:id="IMark91759864"/><text:alphabetical-index-mark-end text:id="IMark91758536"/><text:alphabetical-index-mark-end text:id="IMark91757208"/><text:alphabetical-index-mark-end text:id="IMark91014536"/><text:span text:style-name="T28"> of both </text:span><text:alphabetical-index-mark-start text:id="IMark90898040"/><text:alphabetical-index-mark-start text:id="IMark90899368"/><text:alphabetical-index-mark-start text:id="IMark90900696"/><text:alphabetical-index-mark-start text:id="IMark90902024"/><text:alphabetical-index-mark-start text:id="IMark90903352"/><text:alphabetical-index-mark-start text:id="IMark90904680"/><text:alphabetical-index-mark-start text:id="IMark90906008"/><text:span text:style-name="T28">queries</text:span><text:alphabetical-index-mark-end text:id="IMark90906008"/><text:alphabetical-index-mark-end text:id="IMark90904680"/><text:alphabetical-index-mark-end text:id="IMark90903352"/><text:alphabetical-index-mark-end text:id="IMark90902024"/><text:alphabetical-index-mark-end text:id="IMark90900696"/><text:alphabetical-index-mark-end text:id="IMark90899368"/><text:alphabetical-index-mark-end text:id="IMark90898040"/><text:span text:style-name="T28">.</text:span></text:p>
      <text:p text:style-name="P32"/>
      <text:p text:style-name="P32"><text:span text:style-name="T20">./</text:span><text:alphabetical-index-mark-start text:id="IMark88066392"/><text:alphabetical-index-mark-start text:id="IMark75040216"/><text:alphabetical-index-mark-start text:id="IMark90264792"/><text:alphabetical-index-mark-start text:id="IMark89162136"/><text:alphabetical-index-mark-start text:id="IMark86401128"/><text:alphabetical-index-mark-start text:id="IMark74927560"/><text:alphabetical-index-mark-start text:id="IMark74907672"/><text:alphabetical-index-mark-start text:id="IMark88006488"/><text:alphabetical-index-mark-start text:id="IMark91105928"/><text:alphabetical-index-mark-start text:id="IMark87188824"/><text:alphabetical-index-mark-start text:id="IMark87261336"/><text:alphabetical-index-mark-start text:id="IMark90222760"/><text:alphabetical-index-mark-start text:id="IMark89414616"/><text:alphabetical-index-mark-start text:id="IMark74367032"/><text:span text:style-name="T21">sql</text:span><text:alphabetical-index-mark-end text:id="IMark74367032"/><text:alphabetical-index-mark-end text:id="IMark89414616"/><text:alphabetical-index-mark-end text:id="IMark90222760"/><text:alphabetical-index-mark-end text:id="IMark87261336"/><text:alphabetical-index-mark-end text:id="IMark87188824"/><text:alphabetical-index-mark-end text:id="IMark91105928"/><text:alphabetical-index-mark-end text:id="IMark88006488"/><text:alphabetical-index-mark-end text:id="IMark74907672"/><text:alphabetical-index-mark-end text:id="IMark74927560"/><text:alphabetical-index-mark-end text:id="IMark86401128"/><text:alphabetical-index-mark-end text:id="IMark89162136"/><text:alphabetical-index-mark-end text:id="IMark90264792"/><text:alphabetical-index-mark-end text:id="IMark75040216"/><text:alphabetical-index-mark-end text:id="IMark88066392"/><text:span text:style-name="T21">p </text:span><text:alphabetical-index-mark-start text:id="IMark74872216"/><text:alphabetical-index-mark-start text:id="IMark87820856"/><text:alphabetical-index-mark-start text:id="IMark91157400"/><text:alphabetical-index-mark-start text:id="IMark90018776"/><text:alphabetical-index-mark-start text:id="IMark91016312"/><text:alphabetical-index-mark-start text:id="IMark87572136"/><text:alphabetical-index-mark-start text:id="IMark74937144"/><text:span text:style-name="T21">your_</text:span><text:alphabetical-index-mark-start text:id="IMark91932840"/><text:alphabetical-index-mark-start text:id="IMark83326264"/><text:alphabetical-index-mark-start text:id="IMark87623160"/><text:alphabetical-index-mark-start text:id="IMark86926408"/><text:alphabetical-index-mark-start text:id="IMark90046456"/><text:alphabetical-index-mark-start text:id="IMark87328888"/><text:alphabetical-index-mark-start text:id="IMark75038696"/><text:span text:style-name="T21">database</text:span><text:alphabetical-index-mark-end text:id="IMark75038696"/><text:alphabetical-index-mark-end text:id="IMark87328888"/><text:alphabetical-index-mark-end text:id="IMark90046456"/><text:alphabetical-index-mark-end text:id="IMark86926408"/><text:alphabetical-index-mark-end text:id="IMark87623160"/><text:alphabetical-index-mark-end text:id="IMark83326264"/><text:alphabetical-index-mark-end text:id="IMark91932840"/><text:alphabetical-index-mark-end text:id="IMark74937144"/><text:alphabetical-index-mark-end text:id="IMark87572136"/><text:alphabetical-index-mark-end text:id="IMark91016312"/><text:alphabetical-index-mark-end text:id="IMark90018776"/><text:alphabetical-index-mark-end text:id="IMark91157400"/><text:alphabetical-index-mark-end text:id="IMark87820856"/><text:alphabetical-index-mark-end text:id="IMark74872216"/><text:span text:style-name="T21"> your_</text:span><text:alphabetical-index-mark-start text:id="IMark88733112"/><text:alphabetical-index-mark-start text:id="IMark86453240"/><text:alphabetical-index-mark-start text:id="IMark89746744"/><text:alphabetical-index-mark-start text:id="IMark86927368"/><text:alphabetical-index-mark-start text:id="IMark85939128"/><text:alphabetical-index-mark-start text:id="IMark89504856"/><text:alphabetical-index-mark-start text:id="IMark86534472"/><text:span text:style-name="T21">file</text:span><text:alphabetical-index-mark-end text:id="IMark86534472"/><text:alphabetical-index-mark-end text:id="IMark89504856"/><text:alphabetical-index-mark-end text:id="IMark85939128"/><text:alphabetical-index-mark-end text:id="IMark86927368"/><text:alphabetical-index-mark-end text:id="IMark89746744"/><text:alphabetical-index-mark-end text:id="IMark86453240"/><text:alphabetical-index-mark-end text:id="IMark88733112"/><text:alphabetical-index-mark-start text:id="IMark91104008"/><text:alphabetical-index-mark-start text:id="IMark91882488"/><text:alphabetical-index-mark-start text:id="IMark85477848"/><text:alphabetical-index-mark-start text:id="IMark85868264"/><text:alphabetical-index-mark-start text:id="IMark86646664"/><text:alphabetical-index-mark-start text:id="IMark89247288"/><text:alphabetical-index-mark-start text:id="IMark91304248"/><text:span text:style-name="T21">.</text:span><text:alphabetical-index-mark-start text:id="IMark75039816"/><text:alphabetical-index-mark-start text:id="IMark88157304"/><text:alphabetical-index-mark-start text:id="IMark88870568"/><text:alphabetical-index-mark-start text:id="IMark67433704"/><text:alphabetical-index-mark-start text:id="IMark91208872"/><text:alphabetical-index-mark-start text:id="IMark74924200"/><text:alphabetical-index-mark-start text:id="IMark88708600"/><text:alphabetical-index-mark-start text:id="IMark90060104"/><text:alphabetical-index-mark-start text:id="IMark85546504"/><text:alphabetical-index-mark-start text:id="IMark86570568"/><text:alphabetical-index-mark-start text:id="IMark85752056"/><text:alphabetical-index-mark-start text:id="IMark87782424"/><text:alphabetical-index-mark-start text:id="IMark88888440"/><text:alphabetical-index-mark-start text:id="IMark88668024"/><text:span text:style-name="T21">sql</text:span><text:alphabetical-index-mark-end text:id="IMark88668024"/><text:alphabetical-index-mark-end text:id="IMark88888440"/><text:alphabetical-index-mark-end text:id="IMark87782424"/><text:alphabetical-index-mark-end text:id="IMark85752056"/><text:alphabetical-index-mark-end text:id="IMark86570568"/><text:alphabetical-index-mark-end text:id="IMark85546504"/><text:alphabetical-index-mark-end text:id="IMark90060104"/><text:alphabetical-index-mark-end text:id="IMark88708600"/><text:alphabetical-index-mark-end text:id="IMark74924200"/><text:alphabetical-index-mark-end text:id="IMark91208872"/><text:alphabetical-index-mark-end text:id="IMark67433704"/><text:alphabetical-index-mark-end text:id="IMark88870568"/><text:alphabetical-index-mark-end text:id="IMark88157304"/><text:alphabetical-index-mark-end text:id="IMark75039816"/><text:alphabetical-index-mark-end text:id="IMark91304248"/><text:alphabetical-index-mark-end text:id="IMark89247288"/><text:alphabetical-index-mark-end text:id="IMark86646664"/><text:alphabetical-index-mark-end text:id="IMark85868264"/><text:alphabetical-index-mark-end text:id="IMark85477848"/><text:alphabetical-index-mark-end text:id="IMark91882488"/><text:alphabetical-index-mark-end text:id="IMark91104008"/><text:span text:style-name="T28"> will send the </text:span><text:alphabetical-index-mark-start text:id="IMark74762568"/><text:alphabetical-index-mark-start text:id="IMark75299656"/><text:alphabetical-index-mark-start text:id="IMark88932760"/><text:alphabetical-index-mark-start text:id="IMark89457496"/><text:alphabetical-index-mark-start text:id="IMark87428696"/><text:alphabetical-index-mark-start text:id="IMark90207608"/><text:alphabetical-index-mark-start text:id="IMark89235304"/><text:span text:style-name="T28">queries</text:span><text:alphabetical-index-mark-end text:id="IMark89235304"/><text:alphabetical-index-mark-end text:id="IMark90207608"/><text:alphabetical-index-mark-end text:id="IMark87428696"/><text:alphabetical-index-mark-end text:id="IMark89457496"/><text:alphabetical-index-mark-end text:id="IMark88932760"/><text:alphabetical-index-mark-end text:id="IMark75299656"/><text:alphabetical-index-mark-end text:id="IMark74762568"/><text:span text:style-name="T28"> contained in </text:span><text:span text:style-name="T21">your_</text:span><text:alphabetical-index-mark-start text:id="IMark90413896"/><text:alphabetical-index-mark-start text:id="IMark87818744"/><text:alphabetical-index-mark-start text:id="IMark89762536"/><text:alphabetical-index-mark-start text:id="IMark91789992"/><text:alphabetical-index-mark-start text:id="IMark85656056"/><text:alphabetical-index-mark-start text:id="IMark86623768"/><text:alphabetical-index-mark-start text:id="IMark88332824"/><text:span text:style-name="T21">file</text:span><text:alphabetical-index-mark-end text:id="IMark88332824"/><text:alphabetical-index-mark-end text:id="IMark86623768"/><text:alphabetical-index-mark-end text:id="IMark85656056"/><text:alphabetical-index-mark-end text:id="IMark91789992"/><text:alphabetical-index-mark-end text:id="IMark89762536"/><text:alphabetical-index-mark-end text:id="IMark87818744"/><text:alphabetical-index-mark-end text:id="IMark90413896"/><text:alphabetical-index-mark-start text:id="IMark87287560"/><text:alphabetical-index-mark-start text:id="IMark89746360"/><text:alphabetical-index-mark-start text:id="IMark91902504"/><text:alphabetical-index-mark-start text:id="IMark88933992"/><text:alphabetical-index-mark-start text:id="IMark87840824"/><text:alphabetical-index-mark-start text:id="IMark74826088"/><text:alphabetical-index-mark-start text:id="IMark86749752"/><text:span text:style-name="T21">.</text:span><text:alphabetical-index-mark-start text:id="IMark89007464"/><text:alphabetical-index-mark-start text:id="IMark85731144"/><text:alphabetical-index-mark-start text:id="IMark74857672"/><text:alphabetical-index-mark-start text:id="IMark86797048"/><text:alphabetical-index-mark-start text:id="IMark91104968"/><text:alphabetical-index-mark-start text:id="IMark83306568"/><text:alphabetical-index-mark-start text:id="IMark85809032"/><text:alphabetical-index-mark-start text:id="IMark87854232"/><text:alphabetical-index-mark-start text:id="IMark91248168"/><text:alphabetical-index-mark-start text:id="IMark91157016"/><text:alphabetical-index-mark-start text:id="IMark88784024"/><text:alphabetical-index-mark-start text:id="IMark91323656"/><text:alphabetical-index-mark-start text:id="IMark91326664"/><text:alphabetical-index-mark-start text:id="IMark89185352"/><text:span text:style-name="T21">sql</text:span><text:alphabetical-index-mark-end text:id="IMark89185352"/><text:alphabetical-index-mark-end text:id="IMark91326664"/><text:alphabetical-index-mark-end text:id="IMark91323656"/><text:alphabetical-index-mark-end text:id="IMark88784024"/><text:alphabetical-index-mark-end text:id="IMark91157016"/><text:alphabetical-index-mark-end text:id="IMark91248168"/><text:alphabetical-index-mark-end text:id="IMark87854232"/><text:alphabetical-index-mark-end text:id="IMark85809032"/><text:alphabetical-index-mark-end text:id="IMark83306568"/><text:alphabetical-index-mark-end text:id="IMark91104968"/><text:alphabetical-index-mark-end text:id="IMark86797048"/><text:alphabetical-index-mark-end text:id="IMark74857672"/><text:alphabetical-index-mark-end text:id="IMark85731144"/><text:alphabetical-index-mark-end text:id="IMark89007464"/><text:alphabetical-index-mark-end text:id="IMark86749752"/><text:alphabetical-index-mark-end text:id="IMark74826088"/><text:alphabetical-index-mark-end text:id="IMark87840824"/><text:alphabetical-index-mark-end text:id="IMark88933992"/><text:alphabetical-index-mark-end text:id="IMark91902504"/><text:alphabetical-index-mark-end text:id="IMark89746360"/><text:alphabetical-index-mark-end text:id="IMark87287560"/><text:span text:style-name="T28"> to </text:span><text:alphabetical-index-mark-start text:id="IMark89188360"/><text:alphabetical-index-mark-start text:id="IMark85752552"/><text:alphabetical-index-mark-start text:id="IMark91603656"/><text:alphabetical-index-mark-start text:id="IMark91609672"/><text:alphabetical-index-mark-start text:id="IMark91319144"/><text:alphabetical-index-mark-start text:id="IMark85766888"/><text:alphabetical-index-mark-start text:id="IMark85769896"/><text:span text:style-name="T28">your_</text:span><text:alphabetical-index-mark-start text:id="IMark85759368"/><text:alphabetical-index-mark-start text:id="IMark85762376"/><text:alphabetical-index-mark-start text:id="IMark87747704"/><text:alphabetical-index-mark-start text:id="IMark87750712"/><text:alphabetical-index-mark-start text:id="IMark85765384"/><text:alphabetical-index-mark-start text:id="IMark88105576"/><text:alphabetical-index-mark-start text:id="IMark87935512"/><text:span text:style-name="T28">database</text:span><text:alphabetical-index-mark-end text:id="IMark87935512"/><text:alphabetical-index-mark-end text:id="IMark88105576"/><text:alphabetical-index-mark-end text:id="IMark85765384"/><text:alphabetical-index-mark-end text:id="IMark87750712"/><text:alphabetical-index-mark-end text:id="IMark87747704"/><text:alphabetical-index-mark-end text:id="IMark85762376"/><text:alphabetical-index-mark-end text:id="IMark85759368"/><text:alphabetical-index-mark-end text:id="IMark85769896"/><text:alphabetical-index-mark-end text:id="IMark85766888"/><text:alphabetical-index-mark-end text:id="IMark91319144"/><text:alphabetical-index-mark-end text:id="IMark91609672"/><text:alphabetical-index-mark-end text:id="IMark91603656"/><text:alphabetical-index-mark-end text:id="IMark85752552"/><text:alphabetical-index-mark-end text:id="IMark89188360"/><text:span text:style-name="T28"> as a </text:span><text:alphabetical-index-mark-start text:id="IMark88118184"/><text:alphabetical-index-mark-start text:id="IMark90390120"/><text:alphabetical-index-mark-start text:id="IMark90387656"/><text:alphabetical-index-mark-start text:id="IMark90385192"/><text:alphabetical-index-mark-start text:id="IMark90381976"/><text:alphabetical-index-mark-start text:id="IMark90379640"/><text:alphabetical-index-mark-start text:id="IMark88750760"/><text:span text:style-name="T28">composite</text:span><text:alphabetical-index-mark-end text:id="IMark88750760"/><text:alphabetical-index-mark-end text:id="IMark90379640"/><text:alphabetical-index-mark-end text:id="IMark90381976"/><text:alphabetical-index-mark-end text:id="IMark90385192"/><text:alphabetical-index-mark-end text:id="IMark90387656"/><text:alphabetical-index-mark-end text:id="IMark90390120"/><text:alphabetical-index-mark-end text:id="IMark88118184"/><text:span text:style-name="T28"> </text:span><text:alphabetical-index-mark-start text:id="IMark87939016"/><text:alphabetical-index-mark-start text:id="IMark87936680"/><text:alphabetical-index-mark-start text:id="IMark90392584"/><text:alphabetical-index-mark-start text:id="IMark91054392"/><text:alphabetical-index-mark-start text:id="IMark91087112"/><text:alphabetical-index-mark-start text:id="IMark85754632"/><text:alphabetical-index-mark-start text:id="IMark91339544"/><text:span text:style-name="T28">query</text:span><text:alphabetical-index-mark-end text:id="IMark91339544"/><text:alphabetical-index-mark-end text:id="IMark85754632"/><text:alphabetical-index-mark-end text:id="IMark91087112"/><text:alphabetical-index-mark-end text:id="IMark91054392"/><text:alphabetical-index-mark-end text:id="IMark90392584"/><text:alphabetical-index-mark-end text:id="IMark87936680"/><text:alphabetical-index-mark-end text:id="IMark87939016"/><text:span text:style-name="T28">. See the </text:span><text:alphabetical-index-mark-start text:id="IMark91382168"/><text:alphabetical-index-mark-start text:id="IMark91338216"/><text:alphabetical-index-mark-start text:id="IMark87753720"/><text:alphabetical-index-mark-start text:id="IMark91367896"/><text:alphabetical-index-mark-start text:id="IMark89572120"/><text:alphabetical-index-mark-start text:id="IMark89569112"/><text:alphabetical-index-mark-start text:id="IMark87755224"/><text:span text:style-name="T28">/</text:span><text:span text:style-name="T21">examples</text:span><text:alphabetical-index-mark-end text:id="IMark87755224"/><text:alphabetical-index-mark-end text:id="IMark89569112"/><text:alphabetical-index-mark-end text:id="IMark89572120"/><text:alphabetical-index-mark-end text:id="IMark91367896"/><text:alphabetical-index-mark-end text:id="IMark87753720"/><text:alphabetical-index-mark-end text:id="IMark91338216"/><text:alphabetical-index-mark-end text:id="IMark91382168"/><text:span text:style-name="T28"> </text:span><text:alphabetical-index-mark-start text:id="IMark88540744"/><text:alphabetical-index-mark-start text:id="IMark88539240"/><text:alphabetical-index-mark-start text:id="IMark88537736"/><text:alphabetical-index-mark-start text:id="IMark88536232"/><text:alphabetical-index-mark-start text:id="IMark89564600"/><text:alphabetical-index-mark-start text:id="IMark91109400"/><text:alphabetical-index-mark-start text:id="IMark88113592"/><text:span text:style-name="T28">folder</text:span><text:alphabetical-index-mark-end text:id="IMark88113592"/><text:alphabetical-index-mark-end text:id="IMark91109400"/><text:alphabetical-index-mark-end text:id="IMark89564600"/><text:alphabetical-index-mark-end text:id="IMark88536232"/><text:alphabetical-index-mark-end text:id="IMark88537736"/><text:alphabetical-index-mark-end text:id="IMark88539240"/><text:alphabetical-index-mark-end text:id="IMark88540744"/><text:span text:style-name="T28"> for more.</text:span></text:p>
      <text:p text:style-name="P27"/>
      <text:p text:style-name="P28"><text:alphabetical-index-mark-start text:id="IMark91105928"/><text:alphabetical-index-mark-start text:id="IMark87188824"/><text:alphabetical-index-mark-start text:id="IMark87261336"/><text:alphabetical-index-mark-start text:id="IMark90222760"/><text:alphabetical-index-mark-start text:id="IMark89414616"/><text:alphabetical-index-mark-start text:id="IMark74367032"/><text:alphabetical-index-mark-start text:id="IMark74872216"/>Query<text:alphabetical-index-mark-end text:id="IMark74872216"/><text:alphabetical-index-mark-end text:id="IMark74367032"/><text:alphabetical-index-mark-end text:id="IMark89414616"/><text:alphabetical-index-mark-end text:id="IMark90222760"/><text:alphabetical-index-mark-end text:id="IMark87261336"/><text:alphabetical-index-mark-end text:id="IMark87188824"/><text:alphabetical-index-mark-end text:id="IMark91105928"/> <text:alphabetical-index-mark-start text:id="IMark87820856"/><text:alphabetical-index-mark-start text:id="IMark91157400"/><text:alphabetical-index-mark-start text:id="IMark90018776"/><text:alphabetical-index-mark-start text:id="IMark91016312"/><text:alphabetical-index-mark-start text:id="IMark87572136"/><text:alphabetical-index-mark-start text:id="IMark74937144"/><text:alphabetical-index-mark-start text:id="IMark91932840"/><text:alphabetical-index-mark-start text:id="IMark83326264"/><text:alphabetical-index-mark-start text:id="IMark87623160"/><text:alphabetical-index-mark-start text:id="IMark86926408"/><text:alphabetical-index-mark-start text:id="IMark90046456"/><text:alphabetical-index-mark-start text:id="IMark87328888"/><text:alphabetical-index-mark-start text:id="IMark75038696"/><text:alphabetical-index-mark-start text:id="IMark88733112"/>result<text:alphabetical-index-mark-end text:id="IMark88733112"/><text:alphabetical-index-mark-end text:id="IMark75038696"/><text:alphabetical-index-mark-end text:id="IMark87328888"/><text:alphabetical-index-mark-end text:id="IMark90046456"/><text:alphabetical-index-mark-end text:id="IMark86926408"/><text:alphabetical-index-mark-end text:id="IMark87623160"/><text:alphabetical-index-mark-end text:id="IMark83326264"/>s<text:alphabetical-index-mark-end text:id="IMark91932840"/><text:alphabetical-index-mark-end text:id="IMark74937144"/><text:alphabetical-index-mark-end text:id="IMark87572136"/><text:alphabetical-index-mark-end text:id="IMark91016312"/><text:alphabetical-index-mark-end text:id="IMark90018776"/><text:alphabetical-index-mark-end text:id="IMark91157400"/><text:alphabetical-index-mark-end text:id="IMark87820856"/> are written as a continuous <text:alphabetical-index-mark-start text:id="IMark86453240"/><text:alphabetical-index-mark-start text:id="IMark89746744"/><text:alphabetical-index-mark-start text:id="IMark86927368"/><text:alphabetical-index-mark-start text:id="IMark85939128"/><text:alphabetical-index-mark-start text:id="IMark89504856"/><text:alphabetical-index-mark-start text:id="IMark86534472"/><text:alphabetical-index-mark-start text:id="IMark91104008"/>string<text:alphabetical-index-mark-end text:id="IMark91104008"/><text:alphabetical-index-mark-end text:id="IMark86534472"/><text:alphabetical-index-mark-end text:id="IMark89504856"/><text:alphabetical-index-mark-end text:id="IMark85939128"/><text:alphabetical-index-mark-end text:id="IMark86927368"/><text:alphabetical-index-mark-end text:id="IMark89746744"/><text:alphabetical-index-mark-end text:id="IMark86453240"/> to <text:alphabetical-index-mark-start text:id="IMark91882488"/><text:alphabetical-index-mark-start text:id="IMark85477848"/><text:alphabetical-index-mark-start text:id="IMark85868264"/><text:alphabetical-index-mark-start text:id="IMark86646664"/><text:alphabetical-index-mark-start text:id="IMark89247288"/><text:alphabetical-index-mark-start text:id="IMark91304248"/><text:alphabetical-index-mark-start text:id="IMark75039816"/><text:alphabetical-index-mark-start text:id="IMark88157304"/><text:alphabetical-index-mark-start text:id="IMark88870568"/><text:alphabetical-index-mark-start text:id="IMark67433704"/><text:alphabetical-index-mark-start text:id="IMark91208872"/><text:alphabetical-index-mark-start text:id="IMark74924200"/><text:alphabetical-index-mark-start text:id="IMark88708600"/><text:alphabetical-index-mark-start text:id="IMark90060104"/><text:span text:style-name="T20">sql</text:span><text:alphabetical-index-mark-end text:id="IMark90060104"/><text:alphabetical-index-mark-end text:id="IMark88708600"/><text:alphabetical-index-mark-end text:id="IMark74924200"/><text:alphabetical-index-mark-end text:id="IMark91208872"/><text:alphabetical-index-mark-end text:id="IMark67433704"/><text:alphabetical-index-mark-end text:id="IMark88870568"/><text:alphabetical-index-mark-end text:id="IMark88157304"/><text:alphabetical-index-mark-end text:id="IMark75039816"/><text:alphabetical-index-mark-end text:id="IMark91304248"/><text:alphabetical-index-mark-end text:id="IMark89247288"/><text:alphabetical-index-mark-end text:id="IMark86646664"/><text:alphabetical-index-mark-end text:id="IMark85868264"/><text:alphabetical-index-mark-end text:id="IMark85477848"/><text:alphabetical-index-mark-end text:id="IMark91882488"/><text:span text:style-name="T20">p_</text:span><text:alphabetical-index-mark-start text:id="IMark85546504"/><text:alphabetical-index-mark-start text:id="IMark86570568"/><text:alphabetical-index-mark-start text:id="IMark85752056"/><text:alphabetical-index-mark-start text:id="IMark87782424"/><text:alphabetical-index-mark-start text:id="IMark88888440"/><text:alphabetical-index-mark-start text:id="IMark88668024"/><text:alphabetical-index-mark-start text:id="IMark74762568"/><text:alphabetical-index-mark-start text:id="IMark75299656"/><text:alphabetical-index-mark-start text:id="IMark88932760"/><text:alphabetical-index-mark-start text:id="IMark89457496"/><text:alphabetical-index-mark-start text:id="IMark87428696"/><text:alphabetical-index-mark-start text:id="IMark90207608"/><text:alphabetical-index-mark-start text:id="IMark89235304"/><text:alphabetical-index-mark-start text:id="IMark90413896"/><text:span text:style-name="T20">result</text:span><text:alphabetical-index-mark-end text:id="IMark90413896"/><text:alphabetical-index-mark-end text:id="IMark89235304"/><text:alphabetical-index-mark-end text:id="IMark90207608"/><text:alphabetical-index-mark-end text:id="IMark87428696"/><text:alphabetical-index-mark-end text:id="IMark89457496"/><text:alphabetical-index-mark-end text:id="IMark88932760"/><text:alphabetical-index-mark-end text:id="IMark75299656"/><text:span text:style-name="T20">s</text:span><text:alphabetical-index-mark-end text:id="IMark74762568"/><text:alphabetical-index-mark-end text:id="IMark88668024"/><text:alphabetical-index-mark-end text:id="IMark88888440"/><text:alphabetical-index-mark-end text:id="IMark87782424"/><text:alphabetical-index-mark-end text:id="IMark85752056"/><text:alphabetical-index-mark-end text:id="IMark86570568"/><text:alphabetical-index-mark-end text:id="IMark85546504"/><text:alphabetical-index-mark-start text:id="IMark87818744"/><text:alphabetical-index-mark-start text:id="IMark89762536"/><text:alphabetical-index-mark-start text:id="IMark91789992"/><text:alphabetical-index-mark-start text:id="IMark85656056"/><text:alphabetical-index-mark-start text:id="IMark86623768"/><text:alphabetical-index-mark-start text:id="IMark88332824"/><text:alphabetical-index-mark-start text:id="IMark88066392"/><text:span text:style-name="T20">.txt</text:span><text:alphabetical-index-mark-end text:id="IMark88066392"/><text:alphabetical-index-mark-end text:id="IMark88332824"/><text:alphabetical-index-mark-end text:id="IMark86623768"/><text:alphabetical-index-mark-end text:id="IMark85656056"/><text:alphabetical-index-mark-end text:id="IMark91789992"/><text:alphabetical-index-mark-end text:id="IMark89762536"/><text:alphabetical-index-mark-end text:id="IMark87818744"/>. Data fields are separated with a "|" <text:alphabetical-index-mark-start text:id="IMark75040216"/><text:alphabetical-index-mark-start text:id="IMark87287560"/><text:alphabetical-index-mark-start text:id="IMark89746360"/><text:alphabetical-index-mark-start text:id="IMark91902504"/><text:alphabetical-index-mark-start text:id="IMark88933992"/><text:alphabetical-index-mark-start text:id="IMark87840824"/><text:alphabetical-index-mark-start text:id="IMark74826088"/>character<text:alphabetical-index-mark-end text:id="IMark74826088"/><text:alphabetical-index-mark-end text:id="IMark87840824"/><text:alphabetical-index-mark-end text:id="IMark88933992"/><text:alphabetical-index-mark-end text:id="IMark91902504"/><text:alphabetical-index-mark-end text:id="IMark89746360"/><text:alphabetical-index-mark-end text:id="IMark87287560"/><text:alphabetical-index-mark-end text:id="IMark75040216"/>. <text:span text:style-name="T46">At the end of the </text:span><text:alphabetical-index-mark-start text:id="IMark86749752"/><text:alphabetical-index-mark-start text:id="IMark89007464"/><text:alphabetical-index-mark-start text:id="IMark85731144"/><text:alphabetical-index-mark-start text:id="IMark74857672"/><text:span text:style-name="T46">query</text:span><text:alphabetical-index-mark-end text:id="IMark74857672"/><text:alphabetical-index-mark-end text:id="IMark85731144"/><text:alphabetical-index-mark-end text:id="IMark89007464"/><text:alphabetical-index-mark-end text:id="IMark86749752"/><text:span text:style-name="T46"> </text:span><text:alphabetical-index-mark-start text:id="IMark86797048"/><text:alphabetical-index-mark-start text:id="IMark91104968"/><text:alphabetical-index-mark-start text:id="IMark83306568"/><text:alphabetical-index-mark-start text:id="IMark85809032"/><text:alphabetical-index-mark-start text:id="IMark87854232"/><text:alphabetical-index-mark-start text:id="IMark91248168"/><text:alphabetical-index-mark-start text:id="IMark91157016"/><text:alphabetical-index-mark-start text:id="IMark90264792"/><text:span text:style-name="T46">result</text:span><text:alphabetical-index-mark-end text:id="IMark90264792"/><text:alphabetical-index-mark-end text:id="IMark91157016"/><text:alphabetical-index-mark-end text:id="IMark91248168"/><text:alphabetical-index-mark-end text:id="IMark87854232"/><text:span text:style-name="T46">s</text:span><text:alphabetical-index-mark-end text:id="IMark85809032"/><text:alphabetical-index-mark-end text:id="IMark83306568"/><text:alphabetical-index-mark-end text:id="IMark91104968"/><text:alphabetical-index-mark-end text:id="IMark86797048"/><text:span text:style-name="T46"> you will find </text:span><text:span text:style-name="T27">“|EOQ|”</text:span><text:span text:style-name="T46"> for </text:span><text:span text:style-name="T44">“End Of </text:span><text:alphabetical-index-mark-start text:id="IMark89162136"/><text:alphabetical-index-mark-start text:id="IMark74927560"/><text:alphabetical-index-mark-start text:id="IMark86401128"/><text:alphabetical-index-mark-start text:id="IMark88006488"/><text:span text:style-name="T44">Query</text:span><text:alphabetical-index-mark-end text:id="IMark88006488"/><text:alphabetical-index-mark-end text:id="IMark86401128"/><text:alphabetical-index-mark-end text:id="IMark74927560"/><text:alphabetical-index-mark-end text:id="IMark89162136"/><text:span text:style-name="T44">”</text:span><text:span text:style-name="T46">, meaning that one </text:span><text:alphabetical-index-mark-start text:id="IMark74907672"/><text:alphabetical-index-mark-start text:id="IMark91367144"/><text:alphabetical-index-mark-start text:id="IMark88542248"/><text:alphabetical-index-mark-start text:id="IMark91732664"/><text:span text:style-name="T46">query</text:span><text:alphabetical-index-mark-end text:id="IMark91732664"/><text:alphabetical-index-mark-end text:id="IMark88542248"/><text:alphabetical-index-mark-end text:id="IMark91367144"/><text:alphabetical-index-mark-end text:id="IMark74907672"/><text:span text:style-name="T46"> – for example, a </text:span><text:alphabetical-index-mark-start text:id="IMark91729656"/><text:alphabetical-index-mark-start text:id="IMark91726648"/><text:alphabetical-index-mark-start text:id="IMark88759688"/><text:alphabetical-index-mark-start text:id="IMark87932424"/><text:span text:style-name="T46">SELECT</text:span><text:alphabetical-index-mark-end text:id="IMark87932424"/><text:alphabetical-index-mark-end text:id="IMark88759688"/><text:alphabetical-index-mark-end text:id="IMark91726648"/><text:alphabetical-index-mark-end text:id="IMark91729656"/><text:span text:style-name="T46"> – produced a </text:span><text:alphabetical-index-mark-start text:id="IMark91121336"/><text:alphabetical-index-mark-start text:id="IMark91725144"/><text:alphabetical-index-mark-start text:id="IMark91068440"/><text:alphabetical-index-mark-start text:id="IMark91074456"/><text:span text:style-name="T46">listing</text:span><text:alphabetical-index-mark-end text:id="IMark91074456"/><text:alphabetical-index-mark-end text:id="IMark91068440"/><text:alphabetical-index-mark-end text:id="IMark91725144"/><text:alphabetical-index-mark-end text:id="IMark91121336"/><text:span text:style-name="T46"> that reaches op to that point.</text:span></text:p>
      <text:p text:style-name="P28"/>
      <text:p text:style-name="P28"><text:span text:style-name="T46">This is useful whenever you run </text:span><text:alphabetical-index-mark-start text:id="IMark87623160"/><text:alphabetical-index-mark-start text:id="IMark86926408"/><text:alphabetical-index-mark-start text:id="IMark90046456"/><text:alphabetical-index-mark-start text:id="IMark87328888"/><text:span text:style-name="T46">multiple</text:span><text:alphabetical-index-mark-end text:id="IMark87328888"/><text:alphabetical-index-mark-end text:id="IMark90046456"/><text:alphabetical-index-mark-end text:id="IMark86926408"/><text:alphabetical-index-mark-end text:id="IMark87623160"/><text:span text:style-name="T46"> </text:span><text:alphabetical-index-mark-start text:id="IMark75038696"/><text:alphabetical-index-mark-start text:id="IMark88733112"/><text:alphabetical-index-mark-start text:id="IMark91105928"/><text:alphabetical-index-mark-start text:id="IMark87188824"/><text:span text:style-name="T46">queries</text:span><text:alphabetical-index-mark-end text:id="IMark87188824"/><text:alphabetical-index-mark-end text:id="IMark91105928"/><text:alphabetical-index-mark-end text:id="IMark88733112"/><text:alphabetical-index-mark-end text:id="IMark75038696"/><text:span text:style-name="T46"> that produce </text:span><text:alphabetical-index-mark-start text:id="IMark87261336"/><text:alphabetical-index-mark-start text:id="IMark90222760"/><text:alphabetical-index-mark-start text:id="IMark89414616"/><text:alphabetical-index-mark-start text:id="IMark74367032"/><text:alphabetical-index-mark-start text:id="IMark74872216"/><text:alphabetical-index-mark-start text:id="IMark91882488"/><text:alphabetical-index-mark-start text:id="IMark85477848"/><text:alphabetical-index-mark-start text:id="IMark85868264"/><text:span text:style-name="T46">result</text:span><text:alphabetical-index-mark-end text:id="IMark85868264"/><text:alphabetical-index-mark-end text:id="IMark85477848"/><text:alphabetical-index-mark-end text:id="IMark91882488"/><text:alphabetical-index-mark-end text:id="IMark74872216"/><text:span text:style-name="T46">s</text:span><text:alphabetical-index-mark-end text:id="IMark74367032"/><text:alphabetical-index-mark-end text:id="IMark89414616"/><text:alphabetical-index-mark-end text:id="IMark90222760"/><text:alphabetical-index-mark-end text:id="IMark87261336"/><text:span text:style-name="T46">. With </text:span><text:span text:style-name="T27">“|EOQ|”</text:span><text:span text:style-name="T46"> you could </text:span><text:alphabetical-index-mark-start text:id="IMark86646664"/><text:alphabetical-index-mark-start text:id="IMark89247288"/><text:alphabetical-index-mark-start text:id="IMark91304248"/><text:alphabetical-index-mark-start text:id="IMark75039816"/><text:span text:style-name="T46">parse</text:span><text:alphabetical-index-mark-end text:id="IMark75039816"/><text:alphabetical-index-mark-end text:id="IMark91304248"/><text:alphabetical-index-mark-end text:id="IMark89247288"/><text:alphabetical-index-mark-end text:id="IMark86646664"/><text:span text:style-name="T46"> </text:span><text:alphabetical-index-mark-start text:id="IMark88157304"/><text:alphabetical-index-mark-start text:id="IMark88870568"/><text:alphabetical-index-mark-start text:id="IMark67433704"/><text:alphabetical-index-mark-start text:id="IMark91208872"/><text:alphabetical-index-mark-start text:id="IMark74924200"/><text:alphabetical-index-mark-start text:id="IMark88708600"/><text:alphabetical-index-mark-start text:id="IMark90060104"/><text:alphabetical-index-mark-start text:id="IMark75299656"/><text:span text:style-name="T27">sql</text:span><text:alphabetical-index-mark-end text:id="IMark75299656"/><text:alphabetical-index-mark-end text:id="IMark90060104"/><text:alphabetical-index-mark-end text:id="IMark88708600"/><text:alphabetical-index-mark-end text:id="IMark74924200"/><text:alphabetical-index-mark-end text:id="IMark91208872"/><text:alphabetical-index-mark-end text:id="IMark67433704"/><text:alphabetical-index-mark-end text:id="IMark88870568"/><text:alphabetical-index-mark-end text:id="IMark88157304"/><text:span text:style-name="T27">_</text:span><text:alphabetical-index-mark-start text:id="IMark88932760"/><text:alphabetical-index-mark-start text:id="IMark89457496"/><text:alphabetical-index-mark-start text:id="IMark87428696"/><text:alphabetical-index-mark-start text:id="IMark90207608"/><text:span text:style-name="T27">query</text:span><text:alphabetical-index-mark-end text:id="IMark90207608"/><text:alphabetical-index-mark-end text:id="IMark87428696"/><text:alphabetical-index-mark-end text:id="IMark89457496"/><text:alphabetical-index-mark-end text:id="IMark88932760"/><text:span text:style-name="T27">_</text:span><text:alphabetical-index-mark-start text:id="IMark89235304"/><text:alphabetical-index-mark-start text:id="IMark90413896"/><text:alphabetical-index-mark-start text:id="IMark86453240"/><text:alphabetical-index-mark-start text:id="IMark85546504"/><text:alphabetical-index-mark-start text:id="IMark86570568"/><text:alphabetical-index-mark-start text:id="IMark85752056"/><text:alphabetical-index-mark-start text:id="IMark87782424"/><text:alphabetical-index-mark-start text:id="IMark88888440"/><text:span text:style-name="T27">result</text:span><text:alphabetical-index-mark-end text:id="IMark88888440"/><text:alphabetical-index-mark-end text:id="IMark87782424"/><text:alphabetical-index-mark-end text:id="IMark85752056"/><text:alphabetical-index-mark-end text:id="IMark86570568"/><text:span text:style-name="T27">s</text:span><text:alphabetical-index-mark-end text:id="IMark85546504"/><text:alphabetical-index-mark-end text:id="IMark86453240"/><text:alphabetical-index-mark-end text:id="IMark90413896"/><text:alphabetical-index-mark-end text:id="IMark89235304"/><text:alphabetical-index-mark-start text:id="IMark88668024"/><text:alphabetical-index-mark-start text:id="IMark74762568"/><text:alphabetical-index-mark-start text:id="IMark89746744"/><text:alphabetical-index-mark-start text:id="IMark75040216"/><text:span text:style-name="T27">.txt</text:span><text:alphabetical-index-mark-end text:id="IMark75040216"/><text:alphabetical-index-mark-end text:id="IMark89746744"/><text:alphabetical-index-mark-end text:id="IMark74762568"/><text:alphabetical-index-mark-end text:id="IMark88668024"/><text:span text:style-name="T46"> in a more easy way to separate the </text:span><text:alphabetical-index-mark-start text:id="IMark87287560"/><text:alphabetical-index-mark-start text:id="IMark89746360"/><text:alphabetical-index-mark-start text:id="IMark91902504"/><text:alphabetical-index-mark-start text:id="IMark88933992"/><text:alphabetical-index-mark-start text:id="IMark87840824"/><text:alphabetical-index-mark-start text:id="IMark74826088"/><text:alphabetical-index-mark-start text:id="IMark87818744"/><text:alphabetical-index-mark-start text:id="IMark89762536"/><text:span text:style-name="T46">result</text:span><text:alphabetical-index-mark-end text:id="IMark89762536"/><text:alphabetical-index-mark-end text:id="IMark87818744"/><text:alphabetical-index-mark-end text:id="IMark74826088"/><text:alphabetical-index-mark-end text:id="IMark87840824"/><text:span text:style-name="T46">s</text:span><text:alphabetical-index-mark-end text:id="IMark88933992"/><text:alphabetical-index-mark-end text:id="IMark91902504"/><text:alphabetical-index-mark-end text:id="IMark89746360"/><text:alphabetical-index-mark-end text:id="IMark87287560"/><text:span text:style-name="T46"> that correspond to one </text:span><text:alphabetical-index-mark-start text:id="IMark91789992"/><text:alphabetical-index-mark-start text:id="IMark85656056"/><text:alphabetical-index-mark-start text:id="IMark86623768"/><text:alphabetical-index-mark-start text:id="IMark88332824"/><text:span text:style-name="T46">query</text:span><text:alphabetical-index-mark-end text:id="IMark88332824"/><text:alphabetical-index-mark-end text:id="IMark86623768"/><text:alphabetical-index-mark-end text:id="IMark85656056"/><text:alphabetical-index-mark-end text:id="IMark91789992"/><text:span text:style-name="T46"> from those from another one.</text:span></text:p>
      <text:p text:style-name="P27"/>
      <text:p text:style-name="P27"><text:soft-page-break/><text:span text:style-name="T47">Also, remember to p</text:span>ay attention to the <text:alphabetical-index-mark-start text:id="IMark89504856"/><text:alphabetical-index-mark-start text:id="IMark86534472"/><text:alphabetical-index-mark-start text:id="IMark91104008"/><text:alphabetical-index-mark-start text:id="IMark89162136"/><text:alphabetical-index-mark-start text:id="IMark74927560"/><text:alphabetical-index-mark-start text:id="IMark86401128"/><text:alphabetical-index-mark-start text:id="IMark88006488"/>path<text:alphabetical-index-mark-end text:id="IMark88006488"/><text:alphabetical-index-mark-end text:id="IMark86401128"/><text:alphabetical-index-mark-end text:id="IMark74927560"/><text:alphabetical-index-mark-end text:id="IMark89162136"/><text:alphabetical-index-mark-end text:id="IMark91104008"/><text:alphabetical-index-mark-end text:id="IMark86534472"/><text:alphabetical-index-mark-end text:id="IMark89504856"/> to <text:span text:style-name="T20">[db]</text:span> and <text:span text:style-name="T20">[</text:span><text:alphabetical-index-mark-start text:id="IMark87820856"/><text:alphabetical-index-mark-start text:id="IMark91157400"/><text:alphabetical-index-mark-start text:id="IMark90018776"/><text:alphabetical-index-mark-start text:id="IMark74907672"/><text:alphabetical-index-mark-start text:id="IMark91367144"/><text:alphabetical-index-mark-start text:id="IMark91016312"/><text:alphabetical-index-mark-start text:id="IMark74937144"/><text:span text:style-name="T20">query</text:span><text:alphabetical-index-mark-end text:id="IMark74937144"/><text:alphabetical-index-mark-end text:id="IMark91016312"/><text:alphabetical-index-mark-end text:id="IMark91367144"/><text:alphabetical-index-mark-end text:id="IMark74907672"/><text:alphabetical-index-mark-end text:id="IMark90018776"/><text:alphabetical-index-mark-end text:id="IMark91157400"/><text:alphabetical-index-mark-end text:id="IMark87820856"/><text:span text:style-name="T20">]</text:span> if it is a <text:alphabetical-index-mark-start text:id="IMark87572136"/><text:alphabetical-index-mark-start text:id="IMark83326264"/><text:alphabetical-index-mark-start text:id="IMark91932840"/><text:alphabetical-index-mark-start text:id="IMark88066392"/><text:alphabetical-index-mark-start text:id="IMark86927368"/><text:alphabetical-index-mark-start text:id="IMark87623160"/><text:alphabetical-index-mark-start text:id="IMark86926408"/>.<text:alphabetical-index-mark-start text:id="IMark90046456"/><text:alphabetical-index-mark-start text:id="IMark87328888"/><text:alphabetical-index-mark-start text:id="IMark75038696"/><text:alphabetical-index-mark-start text:id="IMark88733112"/><text:alphabetical-index-mark-start text:id="IMark91105928"/><text:alphabetical-index-mark-start text:id="IMark87188824"/><text:alphabetical-index-mark-start text:id="IMark74872216"/><text:alphabetical-index-mark-start text:id="IMark91882488"/><text:alphabetical-index-mark-start text:id="IMark85477848"/><text:alphabetical-index-mark-start text:id="IMark85868264"/><text:alphabetical-index-mark-start text:id="IMark87261336"/><text:alphabetical-index-mark-start text:id="IMark90222760"/><text:alphabetical-index-mark-start text:id="IMark89414616"/><text:alphabetical-index-mark-start text:id="IMark74367032"/>sql<text:alphabetical-index-mark-end text:id="IMark74367032"/><text:alphabetical-index-mark-end text:id="IMark89414616"/><text:alphabetical-index-mark-end text:id="IMark90222760"/><text:alphabetical-index-mark-end text:id="IMark87261336"/><text:alphabetical-index-mark-end text:id="IMark85868264"/><text:alphabetical-index-mark-end text:id="IMark85477848"/><text:alphabetical-index-mark-end text:id="IMark91882488"/><text:alphabetical-index-mark-end text:id="IMark74872216"/><text:alphabetical-index-mark-end text:id="IMark87188824"/><text:alphabetical-index-mark-end text:id="IMark91105928"/><text:alphabetical-index-mark-end text:id="IMark88733112"/><text:alphabetical-index-mark-end text:id="IMark75038696"/><text:alphabetical-index-mark-end text:id="IMark87328888"/><text:alphabetical-index-mark-end text:id="IMark90046456"/><text:alphabetical-index-mark-end text:id="IMark86926408"/><text:alphabetical-index-mark-end text:id="IMark87623160"/><text:alphabetical-index-mark-end text:id="IMark86927368"/><text:alphabetical-index-mark-end text:id="IMark88066392"/><text:alphabetical-index-mark-end text:id="IMark91932840"/><text:alphabetical-index-mark-end text:id="IMark83326264"/><text:alphabetical-index-mark-end text:id="IMark87572136"/> <text:alphabetical-index-mark-start text:id="IMark85939128"/><text:alphabetical-index-mark-start text:id="IMark86646664"/><text:alphabetical-index-mark-start text:id="IMark89247288"/><text:alphabetical-index-mark-start text:id="IMark91304248"/><text:alphabetical-index-mark-start text:id="IMark75039816"/><text:alphabetical-index-mark-start text:id="IMark88157304"/><text:alphabetical-index-mark-start text:id="IMark88870568"/>file<text:alphabetical-index-mark-end text:id="IMark88870568"/><text:alphabetical-index-mark-end text:id="IMark88157304"/><text:alphabetical-index-mark-end text:id="IMark75039816"/><text:alphabetical-index-mark-end text:id="IMark91304248"/><text:alphabetical-index-mark-end text:id="IMark89247288"/><text:alphabetical-index-mark-end text:id="IMark86646664"/><text:alphabetical-index-mark-end text:id="IMark85939128"/>. If they are not in the same <text:alphabetical-index-mark-start text:id="IMark67433704"/><text:alphabetical-index-mark-start text:id="IMark91208872"/><text:alphabetical-index-mark-start text:id="IMark74924200"/><text:alphabetical-index-mark-start text:id="IMark88708600"/><text:alphabetical-index-mark-start text:id="IMark90060104"/><text:alphabetical-index-mark-start text:id="IMark75299656"/><text:alphabetical-index-mark-start text:id="IMark86749752"/>folder<text:alphabetical-index-mark-end text:id="IMark86749752"/><text:alphabetical-index-mark-end text:id="IMark75299656"/><text:alphabetical-index-mark-end text:id="IMark90060104"/><text:alphabetical-index-mark-end text:id="IMark88708600"/><text:alphabetical-index-mark-end text:id="IMark74924200"/><text:alphabetical-index-mark-end text:id="IMark91208872"/><text:alphabetical-index-mark-end text:id="IMark67433704"/> as <text:alphabetical-index-mark-start text:id="IMark89007464"/><text:alphabetical-index-mark-start text:id="IMark88932760"/><text:alphabetical-index-mark-start text:id="IMark89457496"/><text:alphabetical-index-mark-start text:id="IMark87428696"/><text:alphabetical-index-mark-start text:id="IMark90207608"/><text:alphabetical-index-mark-start text:id="IMark85731144"/><text:alphabetical-index-mark-start text:id="IMark74857672"/><text:alphabetical-index-mark-start text:id="IMark86570568"/><text:alphabetical-index-mark-start text:id="IMark85752056"/><text:alphabetical-index-mark-start text:id="IMark87782424"/><text:alphabetical-index-mark-start text:id="IMark88888440"/><text:alphabetical-index-mark-start text:id="IMark87854232"/><text:alphabetical-index-mark-start text:id="IMark89235304"/><text:alphabetical-index-mark-start text:id="IMark90413896"/>sql<text:alphabetical-index-mark-end text:id="IMark90413896"/><text:alphabetical-index-mark-end text:id="IMark89235304"/><text:alphabetical-index-mark-end text:id="IMark87854232"/><text:alphabetical-index-mark-end text:id="IMark88888440"/><text:alphabetical-index-mark-end text:id="IMark87782424"/><text:alphabetical-index-mark-end text:id="IMark85752056"/><text:alphabetical-index-mark-end text:id="IMark86570568"/><text:alphabetical-index-mark-end text:id="IMark74857672"/><text:alphabetical-index-mark-end text:id="IMark85731144"/><text:alphabetical-index-mark-end text:id="IMark90207608"/><text:alphabetical-index-mark-end text:id="IMark87428696"/><text:alphabetical-index-mark-end text:id="IMark89457496"/><text:alphabetical-index-mark-end text:id="IMark88932760"/><text:alphabetical-index-mark-end text:id="IMark89007464"/>c, then you will need to provide full <text:alphabetical-index-mark-start text:id="IMark86453240"/><text:alphabetical-index-mark-start text:id="IMark85546504"/><text:alphabetical-index-mark-start text:id="IMark91248168"/><text:alphabetical-index-mark-start text:id="IMark88668024"/><text:alphabetical-index-mark-start text:id="IMark74762568"/><text:alphabetical-index-mark-start text:id="IMark89746744"/><text:alphabetical-index-mark-start text:id="IMark75040216"/>path<text:alphabetical-index-mark-end text:id="IMark75040216"/><text:alphabetical-index-mark-end text:id="IMark89746744"/><text:alphabetical-index-mark-end text:id="IMark74762568"/><text:alphabetical-index-mark-end text:id="IMark88668024"/><text:alphabetical-index-mark-end text:id="IMark91248168"/><text:alphabetical-index-mark-end text:id="IMark85546504"/><text:alphabetical-index-mark-end text:id="IMark86453240"/>s or add those <text:alphabetical-index-mark-start text:id="IMark91157016"/><text:alphabetical-index-mark-start text:id="IMark90264792"/><text:alphabetical-index-mark-start text:id="IMark87840824"/><text:alphabetical-index-mark-start text:id="IMark74826088"/><text:alphabetical-index-mark-start text:id="IMark87818744"/><text:alphabetical-index-mark-start text:id="IMark89762536"/><text:alphabetical-index-mark-start text:id="IMark87287560"/>file<text:alphabetical-index-mark-end text:id="IMark87287560"/><text:alphabetical-index-mark-end text:id="IMark89762536"/><text:alphabetical-index-mark-end text:id="IMark87818744"/><text:alphabetical-index-mark-end text:id="IMark74826088"/><text:alphabetical-index-mark-end text:id="IMark87840824"/><text:alphabetical-index-mark-end text:id="IMark90264792"/><text:alphabetical-index-mark-end text:id="IMark91157016"/>s or <text:alphabetical-index-mark-start text:id="IMark89746360"/><text:alphabetical-index-mark-start text:id="IMark91902504"/><text:alphabetical-index-mark-start text:id="IMark88933992"/><text:alphabetical-index-mark-start text:id="IMark91789992"/><text:alphabetical-index-mark-start text:id="IMark85656056"/><text:alphabetical-index-mark-start text:id="IMark86623768"/><text:alphabetical-index-mark-start text:id="IMark88332824"/>folder<text:alphabetical-index-mark-end text:id="IMark88332824"/><text:alphabetical-index-mark-end text:id="IMark86623768"/><text:alphabetical-index-mark-end text:id="IMark85656056"/><text:alphabetical-index-mark-end text:id="IMark91789992"/><text:alphabetical-index-mark-end text:id="IMark88933992"/><text:alphabetical-index-mark-end text:id="IMark91902504"/><text:alphabetical-index-mark-end text:id="IMark89746360"/>s to your $<text:alphabetical-index-mark-start text:id="IMark91104968"/><text:alphabetical-index-mark-start text:id="IMark86797048"/><text:alphabetical-index-mark-start text:id="IMark85809032"/><text:alphabetical-index-mark-start text:id="IMark83306568"/><text:alphabetical-index-mark-start text:id="IMark88747000"/><text:alphabetical-index-mark-start text:id="IMark91778600"/><text:alphabetical-index-mark-start text:id="IMark91366184"/>PATH<text:alphabetical-index-mark-end text:id="IMark91366184"/><text:alphabetical-index-mark-end text:id="IMark91778600"/><text:alphabetical-index-mark-end text:id="IMark88747000"/><text:alphabetical-index-mark-end text:id="IMark83306568"/><text:alphabetical-index-mark-end text:id="IMark85809032"/><text:alphabetical-index-mark-end text:id="IMark86797048"/><text:alphabetical-index-mark-end text:id="IMark91104968"/>.</text:p>
      <text:p text:style-name="P27"/>
      <text:p text:style-name="P27"/>
      <text:h text:style-name="Heading_20_2" text:outline-level="2"><text:bookmark-start text:name="__RefHeading___Toc8555_467953159"/>5.<text:span text:style-name="T48">4</text:span>. <text:alphabetical-index-mark-start text:id="IMark89162136"/><text:alphabetical-index-mark-start text:id="IMark86401128"/><text:alphabetical-index-mark-start text:id="IMark88006488"/><text:alphabetical-index-mark-start text:id="IMark87820856"/><text:alphabetical-index-mark-start text:id="IMark91157400"/><text:span text:style-name="T45">Call</text:span><text:alphabetical-index-mark-end text:id="IMark91157400"/><text:alphabetical-index-mark-end text:id="IMark87820856"/><text:alphabetical-index-mark-end text:id="IMark88006488"/><text:alphabetical-index-mark-end text:id="IMark86401128"/><text:alphabetical-index-mark-end text:id="IMark89162136"/><text:span text:style-name="T45">ing </text:span><text:alphabetical-index-mark-start text:id="IMark90018776"/><text:alphabetical-index-mark-start text:id="IMark74907672"/><text:alphabetical-index-mark-start text:id="IMark91367144"/><text:alphabetical-index-mark-start text:id="IMark91016312"/><text:alphabetical-index-mark-start text:id="IMark74937144"/><text:alphabetical-index-mark-start text:id="IMark86797048"/><text:alphabetical-index-mark-start text:id="IMark91104968"/><text:alphabetical-index-mark-start text:id="IMark85809032"/><text:alphabetical-index-mark-start text:id="IMark83306568"/><text:alphabetical-index-mark-start text:id="IMark89746360"/><text:span text:style-name="T45">sql</text:span><text:alphabetical-index-mark-end text:id="IMark89746360"/><text:alphabetical-index-mark-end text:id="IMark83306568"/><text:alphabetical-index-mark-end text:id="IMark85809032"/><text:alphabetical-index-mark-end text:id="IMark91104968"/><text:alphabetical-index-mark-end text:id="IMark86797048"/><text:alphabetical-index-mark-end text:id="IMark74937144"/><text:alphabetical-index-mark-end text:id="IMark91016312"/><text:alphabetical-index-mark-end text:id="IMark91367144"/><text:alphabetical-index-mark-end text:id="IMark74907672"/><text:alphabetical-index-mark-end text:id="IMark90018776"/><text:span text:style-name="T45">p with three arguments.</text:span><text:bookmark-end text:name="__RefHeading___Toc8555_467953159"/></text:h>
      <text:p text:style-name="P27"/>
      <text:p text:style-name="P51">If you want to use <text:alphabetical-index-mark-start text:id="IMark86623768"/><text:alphabetical-index-mark-start text:id="IMark88332824"/><text:alphabetical-index-mark-start text:id="IMark91157016"/><text:alphabetical-index-mark-start text:id="IMark90264792"/>macro<text:alphabetical-index-mark-end text:id="IMark90264792"/><text:alphabetical-index-mark-end text:id="IMark91157016"/><text:alphabetical-index-mark-end text:id="IMark88332824"/><text:alphabetical-index-mark-end text:id="IMark86623768"/>s with <text:alphabetical-index-mark-start text:id="IMark87840824"/><text:alphabetical-index-mark-start text:id="IMark74826088"/><text:alphabetical-index-mark-start text:id="IMark87818744"/><text:alphabetical-index-mark-start text:id="IMark89762536"/><text:alphabetical-index-mark-start text:id="IMark87287560"/><text:alphabetical-index-mark-start text:id="IMark86453240"/><text:alphabetical-index-mark-start text:id="IMark85546504"/><text:alphabetical-index-mark-start text:id="IMark91248168"/>sql<text:alphabetical-index-mark-end text:id="IMark91248168"/><text:alphabetical-index-mark-end text:id="IMark85546504"/><text:alphabetical-index-mark-end text:id="IMark86453240"/><text:alphabetical-index-mark-end text:id="IMark87287560"/><text:alphabetical-index-mark-end text:id="IMark89762536"/><text:alphabetical-index-mark-end text:id="IMark87818744"/><text:alphabetical-index-mark-end text:id="IMark74826088"/><text:alphabetical-index-mark-end text:id="IMark87840824"/>p, the <text:alphabetical-index-mark-start text:id="IMark88668024"/><text:alphabetical-index-mark-start text:id="IMark74762568"/><text:alphabetical-index-mark-start text:id="IMark89746744"/><text:alphabetical-index-mark-start text:id="IMark75040216"/>syntax<text:alphabetical-index-mark-end text:id="IMark75040216"/><text:alphabetical-index-mark-end text:id="IMark89746744"/><text:alphabetical-index-mark-end text:id="IMark74762568"/><text:alphabetical-index-mark-end text:id="IMark88668024"/> for a <text:alphabetical-index-mark-start text:id="IMark89007464"/><text:alphabetical-index-mark-start text:id="IMark88932760"/><text:alphabetical-index-mark-start text:id="IMark89457496"/><text:alphabetical-index-mark-start text:id="IMark87428696"/>call<text:alphabetical-index-mark-end text:id="IMark87428696"/><text:alphabetical-index-mark-end text:id="IMark89457496"/><text:alphabetical-index-mark-end text:id="IMark88932760"/><text:alphabetical-index-mark-end text:id="IMark89007464"/> uses one more argument, which is the <text:alphabetical-index-mark-start text:id="IMark90207608"/><text:alphabetical-index-mark-start text:id="IMark85731144"/><text:alphabetical-index-mark-start text:id="IMark74857672"/><text:alphabetical-index-mark-start text:id="IMark86570568"/>macro<text:alphabetical-index-mark-end text:id="IMark86570568"/><text:alphabetical-index-mark-end text:id="IMark74857672"/><text:alphabetical-index-mark-end text:id="IMark85731144"/><text:alphabetical-index-mark-end text:id="IMark90207608"/> that you want to use, like:</text:p>
      <text:p text:style-name="P51"/>
      <text:p text:style-name="P58">./<text:alphabetical-index-mark-start text:id="IMark87854232"/><text:alphabetical-index-mark-start text:id="IMark89235304"/><text:alphabetical-index-mark-start text:id="IMark90413896"/><text:alphabetical-index-mark-start text:id="IMark67433704"/><text:alphabetical-index-mark-start text:id="IMark91208872"/><text:alphabetical-index-mark-start text:id="IMark74924200"/><text:alphabetical-index-mark-start text:id="IMark88708600"/><text:alphabetical-index-mark-start text:id="IMark90060104"/><text:alphabetical-index-mark-start text:id="IMark75299656"/><text:alphabetical-index-mark-start text:id="IMark86749752"/><text:alphabetical-index-mark-start text:id="IMark85939128"/><text:alphabetical-index-mark-start text:id="IMark86646664"/><text:alphabetical-index-mark-start text:id="IMark89247288"/><text:alphabetical-index-mark-start text:id="IMark91304248"/>sql<text:alphabetical-index-mark-end text:id="IMark91304248"/><text:alphabetical-index-mark-end text:id="IMark89247288"/><text:alphabetical-index-mark-end text:id="IMark86646664"/><text:alphabetical-index-mark-end text:id="IMark85939128"/><text:alphabetical-index-mark-end text:id="IMark86749752"/><text:alphabetical-index-mark-end text:id="IMark75299656"/><text:alphabetical-index-mark-end text:id="IMark90060104"/><text:alphabetical-index-mark-end text:id="IMark88708600"/><text:alphabetical-index-mark-end text:id="IMark74924200"/><text:alphabetical-index-mark-end text:id="IMark91208872"/><text:alphabetical-index-mark-end text:id="IMark67433704"/><text:alphabetical-index-mark-end text:id="IMark90413896"/><text:alphabetical-index-mark-end text:id="IMark89235304"/><text:alphabetical-index-mark-end text:id="IMark87854232"/>p [db] [<text:alphabetical-index-mark-start text:id="IMark75039816"/><text:alphabetical-index-mark-start text:id="IMark88157304"/><text:alphabetical-index-mark-start text:id="IMark88870568"/><text:alphabetical-index-mark-start text:id="IMark87572136"/><text:alphabetical-index-mark-start text:id="IMark83326264"/><text:alphabetical-index-mark-start text:id="IMark91932840"/><text:alphabetical-index-mark-start text:id="IMark88066392"/>query<text:alphabetical-index-mark-end text:id="IMark88066392"/><text:alphabetical-index-mark-end text:id="IMark91932840"/><text:alphabetical-index-mark-end text:id="IMark83326264"/><text:alphabetical-index-mark-end text:id="IMark87572136"/><text:alphabetical-index-mark-end text:id="IMark88870568"/><text:alphabetical-index-mark-end text:id="IMark88157304"/><text:alphabetical-index-mark-end text:id="IMark75039816"/>] <text:span text:style-name="T47">[</text:span><text:alphabetical-index-mark-start text:id="IMark86927368"/><text:alphabetical-index-mark-start text:id="IMark87623160"/><text:alphabetical-index-mark-start text:id="IMark86926408"/><text:alphabetical-index-mark-start text:id="IMark90046456"/><text:span text:style-name="T47">macro</text:span><text:alphabetical-index-mark-end text:id="IMark90046456"/><text:alphabetical-index-mark-end text:id="IMark86926408"/><text:alphabetical-index-mark-end text:id="IMark87623160"/><text:alphabetical-index-mark-end text:id="IMark86927368"/><text:span text:style-name="T47">]</text:span></text:p>
      <text:p text:style-name="P51"/>
      <text:p text:style-name="P51">Where <text:span text:style-name="T42">[</text:span><text:alphabetical-index-mark-start text:id="IMark74872216"/><text:alphabetical-index-mark-start text:id="IMark91882488"/><text:alphabetical-index-mark-start text:id="IMark85477848"/><text:alphabetical-index-mark-start text:id="IMark85868264"/><text:span text:style-name="T42">macro</text:span><text:alphabetical-index-mark-end text:id="IMark85868264"/><text:alphabetical-index-mark-end text:id="IMark85477848"/><text:alphabetical-index-mark-end text:id="IMark91882488"/><text:alphabetical-index-mark-end text:id="IMark74872216"/><text:span text:style-name="T42">]</text:span> represents the <text:alphabetical-index-mark-start text:id="IMark87261336"/><text:alphabetical-index-mark-start text:id="IMark90222760"/><text:alphabetical-index-mark-start text:id="IMark89414616"/><text:alphabetical-index-mark-start text:id="IMark74367032"/>macro<text:alphabetical-index-mark-end text:id="IMark74367032"/><text:alphabetical-index-mark-end text:id="IMark89414616"/><text:alphabetical-index-mark-end text:id="IMark90222760"/><text:alphabetical-index-mark-end text:id="IMark87261336"/> name that you intend to <text:alphabetical-index-mark-start text:id="IMark89504856"/><text:alphabetical-index-mark-start text:id="IMark91242344"/><text:alphabetical-index-mark-start text:id="IMark91104008"/><text:alphabetical-index-mark-start text:id="IMark86534472"/>call<text:alphabetical-index-mark-end text:id="IMark86534472"/><text:alphabetical-index-mark-end text:id="IMark91104008"/><text:alphabetical-index-mark-end text:id="IMark91242344"/><text:alphabetical-index-mark-end text:id="IMark89504856"/>. Currently there are two <text:alphabetical-index-mark-start text:id="IMark74927560"/><text:alphabetical-index-mark-start text:id="IMark89162136"/><text:alphabetical-index-mark-start text:id="IMark86401128"/><text:alphabetical-index-mark-start text:id="IMark88006488"/>macro<text:alphabetical-index-mark-end text:id="IMark88006488"/><text:alphabetical-index-mark-end text:id="IMark86401128"/><text:alphabetical-index-mark-end text:id="IMark89162136"/><text:alphabetical-index-mark-end text:id="IMark74927560"/>s:</text:p>
      <text:p text:style-name="P51"/>
      <text:h text:style-name="Heading_20_3" text:outline-level="3"><text:bookmark-start text:name="__RefHeading___Toc6740_413320909"/>5.<text:span text:style-name="T48">4</text:span>.1. <text:alphabetical-index-mark-start text:id="IMark74937144"/><text:alphabetical-index-mark-start text:id="IMark91104968"/><text:alphabetical-index-mark-start text:id="IMark85809032"/><text:alphabetical-index-mark-start text:id="IMark83306568"/>OPEN_<text:alphabetical-index-mark-start text:id="IMark89746360"/><text:alphabetical-index-mark-start text:id="IMark88933992"/><text:alphabetical-index-mark-start text:id="IMark91902504"/><text:alphabetical-index-mark-start text:id="IMark85656056"/>QUERY<text:alphabetical-index-mark-end text:id="IMark85656056"/><text:alphabetical-index-mark-end text:id="IMark91902504"/><text:alphabetical-index-mark-end text:id="IMark88933992"/><text:alphabetical-index-mark-end text:id="IMark89746360"/>_CLOSE<text:bookmark-end text:name="__RefHeading___Toc6740_413320909"/><text:alphabetical-index-mark-end text:id="IMark83306568"/><text:alphabetical-index-mark-end text:id="IMark85809032"/><text:alphabetical-index-mark-end text:id="IMark91104968"/><text:alphabetical-index-mark-end text:id="IMark74937144"/></text:h>
      <text:p text:style-name="P51"/>
      <text:p text:style-name="P51">This <text:alphabetical-index-mark-start text:id="IMark90207608"/><text:alphabetical-index-mark-start text:id="IMark74857672"/><text:alphabetical-index-mark-start text:id="IMark86570568"/><text:alphabetical-index-mark-start text:id="IMark89007464"/>macro<text:alphabetical-index-mark-end text:id="IMark89007464"/><text:alphabetical-index-mark-end text:id="IMark86570568"/><text:alphabetical-index-mark-end text:id="IMark74857672"/><text:alphabetical-index-mark-end text:id="IMark90207608"/> will open the <text:alphabetical-index-mark-start text:id="IMark88932760"/><text:alphabetical-index-mark-start text:id="IMark89457496"/><text:alphabetical-index-mark-start text:id="IMark87428696"/><text:alphabetical-index-mark-start text:id="IMark88668024"/>database<text:alphabetical-index-mark-end text:id="IMark88668024"/><text:alphabetical-index-mark-end text:id="IMark87428696"/><text:alphabetical-index-mark-end text:id="IMark89457496"/><text:alphabetical-index-mark-end text:id="IMark88932760"/>, perform the <text:alphabetical-index-mark-start text:id="IMark74762568"/><text:alphabetical-index-mark-start text:id="IMark89746744"/><text:alphabetical-index-mark-start text:id="IMark75040216"/><text:alphabetical-index-mark-start text:id="IMark87840824"/>query<text:alphabetical-index-mark-end text:id="IMark87840824"/><text:alphabetical-index-mark-end text:id="IMark75040216"/><text:alphabetical-index-mark-end text:id="IMark89746744"/><text:alphabetical-index-mark-end text:id="IMark74762568"/> you want, and then close the <text:alphabetical-index-mark-start text:id="IMark74826088"/><text:alphabetical-index-mark-start text:id="IMark87818744"/>dat<text:span text:style-name="T49">a</text:span>base<text:alphabetical-index-mark-end text:id="IMark87818744"/><text:alphabetical-index-mark-end text:id="IMark74826088"/>. <text:span text:style-name="T49">In the case of </text:span><text:alphabetical-index-mark-start text:id="IMark89762536"/><text:alphabetical-index-mark-start text:id="IMark87287560"/><text:span text:style-name="T49">queries</text:span><text:alphabetical-index-mark-end text:id="IMark87287560"/><text:alphabetical-index-mark-end text:id="IMark89762536"/><text:span text:style-name="T49"> that produce </text:span><text:alphabetical-index-mark-start text:id="IMark86453240"/><text:alphabetical-index-mark-start text:id="IMark85546504"/><text:span text:style-name="T49">listing</text:span><text:alphabetical-index-mark-end text:id="IMark85546504"/><text:alphabetical-index-mark-end text:id="IMark86453240"/><text:span text:style-name="T49">s as </text:span><text:alphabetical-index-mark-start text:id="IMark91248168"/><text:alphabetical-index-mark-start text:id="IMark86623768"/><text:alphabetical-index-mark-start text:id="IMark88332824"/><text:alphabetical-index-mark-start text:id="IMark91157016"/><text:span text:style-name="T49">result</text:span><text:alphabetical-index-mark-end text:id="IMark91157016"/><text:alphabetical-index-mark-end text:id="IMark88332824"/><text:span text:style-name="T49">s</text:span><text:alphabetical-index-mark-end text:id="IMark86623768"/><text:alphabetical-index-mark-end text:id="IMark91248168"/><text:span text:style-name="T49">, they will be available at </text:span><text:alphabetical-index-mark-start text:id="IMark90264792"/><text:alphabetical-index-mark-start text:id="IMark85752056"/><text:span text:style-name="T49">file</text:span><text:alphabetical-index-mark-end text:id="IMark85752056"/><text:alphabetical-index-mark-end text:id="IMark90264792"/><text:span text:style-name="T49"> </text:span><text:alphabetical-index-mark-start text:id="IMark88888440"/><text:alphabetical-index-mark-start text:id="IMark87782424"/><text:alphabetical-index-mark-start text:id="IMark75039816"/><text:alphabetical-index-mark-start text:id="IMark88157304"/><text:span text:style-name="T49">sql</text:span><text:alphabetical-index-mark-end text:id="IMark88157304"/><text:alphabetical-index-mark-end text:id="IMark75039816"/><text:alphabetical-index-mark-end text:id="IMark87782424"/><text:alphabetical-index-mark-end text:id="IMark88888440"/><text:span text:style-name="T49">p_</text:span><text:alphabetical-index-mark-start text:id="IMark88870568"/><text:alphabetical-index-mark-start text:id="IMark87572136"/><text:alphabetical-index-mark-start text:id="IMark83326264"/><text:alphabetical-index-mark-start text:id="IMark91932840"/><text:span text:style-name="T49">result</text:span><text:alphabetical-index-mark-end text:id="IMark91932840"/><text:alphabetical-index-mark-end text:id="IMark83326264"/><text:span text:style-name="T49">s</text:span><text:alphabetical-index-mark-end text:id="IMark87572136"/><text:alphabetical-index-mark-end text:id="IMark88870568"/><text:alphabetical-index-mark-start text:id="IMark88066392"/><text:alphabetical-index-mark-start text:id="IMark87854232"/><text:span text:style-name="T49">.txt</text:span><text:alphabetical-index-mark-end text:id="IMark87854232"/><text:alphabetical-index-mark-end text:id="IMark88066392"/><text:span text:style-name="T49">. You will need a text editor to see them or use </text:span><text:alphabetical-index-mark-start text:id="IMark89235304"/><text:alphabetical-index-mark-start text:id="IMark90413896"/><text:alphabetical-index-mark-start text:id="IMark67433704"/><text:alphabetical-index-mark-start text:id="IMark91208872"/><text:span text:style-name="T49">OPEN_</text:span><text:alphabetical-index-mark-start text:id="IMark74924200"/><text:alphabetical-index-mark-start text:id="IMark88708600"/><text:span text:style-name="T49">QUERY</text:span><text:alphabetical-index-mark-end text:id="IMark88708600"/><text:alphabetical-index-mark-end text:id="IMark74924200"/><text:span text:style-name="T49">_CLOSE</text:span><text:alphabetical-index-mark-end text:id="IMark91208872"/><text:alphabetical-index-mark-end text:id="IMark67433704"/><text:span text:style-name="T49">_SHOW</text:span><text:alphabetical-index-mark-end text:id="IMark90413896"/><text:alphabetical-index-mark-end text:id="IMark89235304"/><text:span text:style-name="T49"> to see them no your console.</text:span></text:p>
      <text:p text:style-name="P51"/>
      <text:p text:style-name="P53">Remember that data in <text:alphabetical-index-mark-start text:id="IMark91304248"/><text:alphabetical-index-mark-start text:id="IMark87328888"/><text:alphabetical-index-mark-start text:id="IMark86927368"/><text:alphabetical-index-mark-start text:id="IMark87623160"/>sql<text:alphabetical-index-mark-end text:id="IMark87623160"/><text:alphabetical-index-mark-end text:id="IMark86927368"/><text:alphabetical-index-mark-end text:id="IMark87328888"/><text:alphabetical-index-mark-end text:id="IMark91304248"/>p_<text:alphabetical-index-mark-start text:id="IMark86926408"/><text:alphabetical-index-mark-start text:id="IMark90046456"/><text:alphabetical-index-mark-start text:id="IMark75038696"/><text:alphabetical-index-mark-start text:id="IMark87188824"/>result<text:alphabetical-index-mark-end text:id="IMark87188824"/><text:alphabetical-index-mark-end text:id="IMark75038696"/>s<text:alphabetical-index-mark-end text:id="IMark90046456"/><text:alphabetical-index-mark-end text:id="IMark86926408"/><text:alphabetical-index-mark-start text:id="IMark91105928"/><text:alphabetical-index-mark-start text:id="IMark87820856"/>.txt<text:alphabetical-index-mark-end text:id="IMark87820856"/><text:alphabetical-index-mark-end text:id="IMark91105928"/> is not <text:alphabetical-index-mark-start text:id="IMark91157400"/><text:alphabetical-index-mark-start text:id="IMark74872216"/>format<text:alphabetical-index-mark-end text:id="IMark74872216"/><text:alphabetical-index-mark-end text:id="IMark91157400"/>ted; it is just a <text:alphabetical-index-mark-start text:id="IMark91882488"/><text:alphabetical-index-mark-start text:id="IMark85477848"/>string<text:alphabetical-index-mark-end text:id="IMark85477848"/><text:alphabetical-index-mark-end text:id="IMark91882488"/> of <text:alphabetical-index-mark-start text:id="IMark85868264"/><text:alphabetical-index-mark-start text:id="IMark90018776"/>character<text:alphabetical-index-mark-end text:id="IMark90018776"/><text:alphabetical-index-mark-end text:id="IMark85868264"/>s and it is up to the user – be it a <text:alphabetical-index-mark-start text:id="IMark89162136"/><text:alphabetical-index-mark-start text:id="IMark74927560"/>program<text:alphabetical-index-mark-end text:id="IMark74927560"/><text:alphabetical-index-mark-end text:id="IMark89162136"/> or a person - to make sense of those contents.</text:p>
      <text:p text:style-name="P51"/>
      <text:p text:style-name="P51"/>
      <text:h text:style-name="Heading_20_3" text:outline-level="3"><text:bookmark-start text:name="__RefHeading___Toc6742_413320909"/>5.<text:span text:style-name="T48">4</text:span>.2. <text:alphabetical-index-mark-start text:id="IMark86534472"/><text:alphabetical-index-mark-start text:id="IMark90222760"/><text:alphabetical-index-mark-start text:id="IMark89414616"/><text:alphabetical-index-mark-start text:id="IMark74367032"/>TEST_DB<text:bookmark-end text:name="__RefHeading___Toc6742_413320909"/><text:alphabetical-index-mark-end text:id="IMark74367032"/><text:alphabetical-index-mark-end text:id="IMark89414616"/><text:alphabetical-index-mark-end text:id="IMark90222760"/><text:alphabetical-index-mark-end text:id="IMark86534472"/></text:h>
      <text:p text:style-name="P51"/>
      <text:p text:style-name="P51">This <text:alphabetical-index-mark-start text:id="IMark91367144"/><text:alphabetical-index-mark-start text:id="IMark90883576"/><text:alphabetical-index-mark-start text:id="IMark86797048"/><text:alphabetical-index-mark-start text:id="IMark91104968"/>macro<text:alphabetical-index-mark-end text:id="IMark91104968"/><text:alphabetical-index-mark-end text:id="IMark86797048"/><text:alphabetical-index-mark-end text:id="IMark90883576"/><text:alphabetical-index-mark-end text:id="IMark91367144"/> will not <text:alphabetical-index-mark-start text:id="IMark74937144"/><text:alphabetical-index-mark-start text:id="IMark85809032"/><text:alphabetical-index-mark-start text:id="IMark83306568"/><text:alphabetical-index-mark-start text:id="IMark89746360"/>execute<text:alphabetical-index-mark-end text:id="IMark89746360"/><text:alphabetical-index-mark-end text:id="IMark83306568"/><text:alphabetical-index-mark-end text:id="IMark85809032"/><text:alphabetical-index-mark-end text:id="IMark74937144"/> a <text:alphabetical-index-mark-start text:id="IMark88933992"/><text:alphabetical-index-mark-start text:id="IMark91902504"/><text:alphabetical-index-mark-start text:id="IMark85656056"/><text:alphabetical-index-mark-start text:id="IMark85731144"/>query<text:alphabetical-index-mark-end text:id="IMark85731144"/><text:alphabetical-index-mark-end text:id="IMark85656056"/><text:alphabetical-index-mark-end text:id="IMark91902504"/><text:alphabetical-index-mark-end text:id="IMark88933992"/>, but will test if the <text:alphabetical-index-mark-start text:id="IMark91789992"/><text:alphabetical-index-mark-start text:id="IMark74762568"/><text:alphabetical-index-mark-start text:id="IMark89746744"/><text:alphabetical-index-mark-start text:id="IMark75040216"/>database<text:alphabetical-index-mark-end text:id="IMark75040216"/><text:alphabetical-index-mark-end text:id="IMark89746744"/><text:alphabetical-index-mark-end text:id="IMark74762568"/><text:alphabetical-index-mark-end text:id="IMark91789992"/> is available or not. <text:span text:style-name="T49">If the </text:span><text:alphabetical-index-mark-start text:id="IMark87840824"/><text:alphabetical-index-mark-start text:id="IMark88932760"/><text:span text:style-name="T49">database</text:span><text:alphabetical-index-mark-end text:id="IMark88932760"/><text:alphabetical-index-mark-end text:id="IMark87840824"/><text:span text:style-name="T49"> does not exist, it will create it, since </text:span><text:alphabetical-index-mark-start text:id="IMark89457496"/><text:alphabetical-index-mark-start text:id="IMark87428696"/><text:alphabetical-index-mark-start text:id="IMark88668024"/><text:alphabetical-index-mark-start text:id="IMark90207608"/><text:alphabetical-index-mark-start text:id="IMark74857672"/><text:alphabetical-index-mark-start text:id="IMark86570568"/><text:span text:style-name="T49">Sql</text:span><text:alphabetical-index-mark-end text:id="IMark86570568"/><text:alphabetical-index-mark-end text:id="IMark74857672"/><text:alphabetical-index-mark-end text:id="IMark90207608"/><text:alphabetical-index-mark-end text:id="IMark88668024"/><text:span text:style-name="T49">ite</text:span><text:alphabetical-index-mark-end text:id="IMark87428696"/><text:alphabetical-index-mark-end text:id="IMark89457496"/><text:span text:style-name="T49">3 does that and </text:span><text:alphabetical-index-mark-start text:id="IMark89007464"/><text:alphabetical-index-mark-start text:id="IMark90060104"/><text:alphabetical-index-mark-start text:id="IMark74826088"/><text:alphabetical-index-mark-start text:id="IMark87818744"/><text:span text:style-name="T49">sql</text:span><text:alphabetical-index-mark-end text:id="IMark87818744"/><text:alphabetical-index-mark-end text:id="IMark74826088"/><text:alphabetical-index-mark-end text:id="IMark90060104"/><text:alphabetical-index-mark-end text:id="IMark89007464"/><text:span text:style-name="T49">p passes every argument to </text:span><text:alphabetical-index-mark-start text:id="IMark75299656"/><text:alphabetical-index-mark-start text:id="IMark89762536"/><text:alphabetical-index-mark-start text:id="IMark87287560"/><text:alphabetical-index-mark-start text:id="IMark86453240"/><text:alphabetical-index-mark-start text:id="IMark85546504"/><text:alphabetical-index-mark-start text:id="IMark88332824"/><text:span text:style-name="T49">Sql</text:span><text:alphabetical-index-mark-end text:id="IMark88332824"/><text:alphabetical-index-mark-end text:id="IMark85546504"/><text:alphabetical-index-mark-end text:id="IMark86453240"/><text:alphabetical-index-mark-end text:id="IMark87287560"/><text:span text:style-name="T49">ite</text:span><text:alphabetical-index-mark-end text:id="IMark89762536"/><text:alphabetical-index-mark-end text:id="IMark75299656"/><text:span text:style-name="T49">3 as is.</text:span></text:p>
      <text:p text:style-name="P51"/>
      <text:p text:style-name="P56">To change the behavior of <text:alphabetical-index-mark-start text:id="IMark87782424"/><text:alphabetical-index-mark-start text:id="IMark75039816"/>TEST_DB<text:alphabetical-index-mark-end text:id="IMark75039816"/><text:alphabetical-index-mark-end text:id="IMark87782424"/> you would need to change <text:alphabetical-index-mark-start text:id="IMark88157304"/><text:alphabetical-index-mark-start text:id="IMark83326264"/><text:alphabetical-index-mark-start text:id="IMark91932840"/><text:alphabetical-index-mark-start text:id="IMark88870568"/><text:alphabetical-index-mark-start text:id="IMark87572136"/><text:alphabetical-index-mark-start text:id="IMark88066392"/>Sql<text:alphabetical-index-mark-end text:id="IMark88066392"/><text:alphabetical-index-mark-end text:id="IMark87572136"/><text:alphabetical-index-mark-end text:id="IMark88870568"/><text:alphabetical-index-mark-end text:id="IMark91932840"/>ite<text:alphabetical-index-mark-end text:id="IMark83326264"/><text:alphabetical-index-mark-end text:id="IMark88157304"/>3’s behavior by means of reconfiguration or custom <text:alphabetical-index-mark-start text:id="IMark87854232"/><text:alphabetical-index-mark-start text:id="IMark74924200"/>program<text:alphabetical-index-mark-end text:id="IMark74924200"/><text:alphabetical-index-mark-end text:id="IMark87854232"/>ming.</text:p>
      <text:h text:style-name="Heading_20_3" text:outline-level="3"><text:bookmark-start text:name="__RefHeading___Toc10215_1965016994"/><text:soft-page-break/>5.4.3. <text:alphabetical-index-mark-start text:id="IMark67433704"/><text:alphabetical-index-mark-start text:id="IMark89235304"/><text:alphabetical-index-mark-start text:id="IMark90413896"/><text:alphabetical-index-mark-start text:id="IMark85939128"/>OPEN_<text:alphabetical-index-mark-start text:id="IMark86749752"/><text:alphabetical-index-mark-start text:id="IMark89247288"/>QUERY<text:alphabetical-index-mark-end text:id="IMark89247288"/><text:alphabetical-index-mark-end text:id="IMark86749752"/>_CLOSE<text:alphabetical-index-mark-end text:id="IMark85939128"/><text:alphabetical-index-mark-end text:id="IMark90413896"/>_SHOW<text:bookmark-end text:name="__RefHeading___Toc10215_1965016994"/><text:alphabetical-index-mark-end text:id="IMark89235304"/><text:alphabetical-index-mark-end text:id="IMark67433704"/></text:h>
      <text:p text:style-name="P51"/>
      <text:p text:style-name="P52">This one does the same as <text:alphabetical-index-mark-start text:id="IMark89162136"/><text:alphabetical-index-mark-start text:id="IMark85868264"/>OPEN_<text:alphabetical-index-mark-start text:id="IMark90018776"/><text:alphabetical-index-mark-start text:id="IMark91882488"/>QUERY<text:alphabetical-index-mark-end text:id="IMark91882488"/><text:alphabetical-index-mark-end text:id="IMark90018776"/>_CLOSE<text:alphabetical-index-mark-end text:id="IMark85868264"/><text:alphabetical-index-mark-end text:id="IMark89162136"/> but after finishing, shows the contents of <text:alphabetical-index-mark-start text:id="IMark85477848"/><text:alphabetical-index-mark-start text:id="IMark91157400"/><text:alphabetical-index-mark-start text:id="IMark74872216"/><text:alphabetical-index-mark-start text:id="IMark91105928"/>sql<text:alphabetical-index-mark-end text:id="IMark91105928"/><text:alphabetical-index-mark-end text:id="IMark74872216"/><text:alphabetical-index-mark-end text:id="IMark91157400"/><text:alphabetical-index-mark-end text:id="IMark85477848"/>p_<text:alphabetical-index-mark-start text:id="IMark87820856"/><text:alphabetical-index-mark-start text:id="IMark86926408"/><text:alphabetical-index-mark-start text:id="IMark90046456"/><text:alphabetical-index-mark-start text:id="IMark75038696"/>result<text:alphabetical-index-mark-end text:id="IMark75038696"/><text:alphabetical-index-mark-end text:id="IMark90046456"/>s<text:alphabetical-index-mark-end text:id="IMark86926408"/><text:alphabetical-index-mark-end text:id="IMark87820856"/><text:alphabetical-index-mark-start text:id="IMark87188824"/><text:alphabetical-index-mark-start text:id="IMark91304248"/>.txt<text:alphabetical-index-mark-end text:id="IMark91304248"/><text:alphabetical-index-mark-end text:id="IMark87188824"/>. It is important to remember that the contents of this <text:alphabetical-index-mark-start text:id="IMark87328888"/><text:alphabetical-index-mark-start text:id="IMark86927368"/>file<text:alphabetical-index-mark-end text:id="IMark86927368"/><text:alphabetical-index-mark-end text:id="IMark87328888"/> are not <text:alphabetical-index-mark-start text:id="IMark87623160"/><text:alphabetical-index-mark-start text:id="IMark86401128"/>format<text:alphabetical-index-mark-end text:id="IMark86401128"/><text:alphabetical-index-mark-end text:id="IMark87623160"/>ted, so in the case of complex <text:alphabetical-index-mark-start text:id="IMark89504856"/><text:alphabetical-index-mark-start text:id="IMark88006488"/>queries<text:alphabetical-index-mark-end text:id="IMark88006488"/><text:alphabetical-index-mark-end text:id="IMark89504856"/> you may see a lot of pretty confusing <text:alphabetical-index-mark-start text:id="IMark91104008"/><text:alphabetical-index-mark-start text:id="IMark91242344"/>character<text:alphabetical-index-mark-end text:id="IMark91242344"/><text:alphabetical-index-mark-end text:id="IMark91104008"/>s if you don’t know what you are looking for. </text:p>
      <text:p text:style-name="P52"/>
      <text:p text:style-name="P52">Yet, for simple <text:alphabetical-index-mark-start text:id="IMark89414616"/><text:alphabetical-index-mark-start text:id="IMark74367032"/>queries<text:alphabetical-index-mark-end text:id="IMark74367032"/><text:alphabetical-index-mark-end text:id="IMark89414616"/> it might be convenient, as well as for testing <text:alphabetical-index-mark-start text:id="IMark91016312"/><text:alphabetical-index-mark-start text:id="IMark74907672"/>queries<text:alphabetical-index-mark-end text:id="IMark74907672"/><text:alphabetical-index-mark-end text:id="IMark91016312"/> and evaluating the kind of <text:alphabetical-index-mark-start text:id="IMark91789992"/><text:alphabetical-index-mark-start text:id="IMark74762568"/><text:alphabetical-index-mark-start text:id="IMark89746744"/><text:alphabetical-index-mark-start text:id="IMark75040216"/>result<text:alphabetical-index-mark-end text:id="IMark75040216"/><text:alphabetical-index-mark-end text:id="IMark89746744"/>s<text:alphabetical-index-mark-end text:id="IMark74762568"/><text:alphabetical-index-mark-end text:id="IMark91789992"/> that they produce.</text:p>
      <text:p text:style-name="P51"/>
      <text:p text:style-name="P51"/>
      <text:p text:style-name="P51">In effect, when you <text:alphabetical-index-mark-start text:id="IMark85809032"/><text:alphabetical-index-mark-start text:id="IMark83306568"/><text:alphabetical-index-mark-start text:id="IMark89746360"/><text:alphabetical-index-mark-start text:id="IMark91367144"/>call<text:alphabetical-index-mark-end text:id="IMark91367144"/><text:alphabetical-index-mark-end text:id="IMark89746360"/><text:alphabetical-index-mark-end text:id="IMark83306568"/><text:alphabetical-index-mark-end text:id="IMark85809032"/> <text:alphabetical-index-mark-start text:id="IMark90883576"/><text:alphabetical-index-mark-start text:id="IMark86797048"/><text:alphabetical-index-mark-start text:id="IMark91104968"/><text:alphabetical-index-mark-start text:id="IMark91157016"/><text:alphabetical-index-mark-start text:id="IMark87840824"/><text:alphabetical-index-mark-start text:id="IMark88932760"/><text:alphabetical-index-mark-start text:id="IMark88668024"/><text:alphabetical-index-mark-start text:id="IMark90207608"/>sql<text:alphabetical-index-mark-end text:id="IMark90207608"/><text:alphabetical-index-mark-end text:id="IMark88668024"/><text:alphabetical-index-mark-end text:id="IMark88932760"/><text:alphabetical-index-mark-end text:id="IMark87840824"/><text:alphabetical-index-mark-end text:id="IMark91157016"/><text:alphabetical-index-mark-end text:id="IMark91104968"/><text:alphabetical-index-mark-end text:id="IMark86797048"/><text:alphabetical-index-mark-end text:id="IMark90883576"/>p using two arguments and no <text:alphabetical-index-mark-start text:id="IMark74857672"/><text:alphabetical-index-mark-start text:id="IMark86570568"/><text:alphabetical-index-mark-start text:id="IMark89457496"/><text:alphabetical-index-mark-start text:id="IMark87428696"/>macro<text:alphabetical-index-mark-end text:id="IMark87428696"/><text:alphabetical-index-mark-end text:id="IMark89457496"/><text:alphabetical-index-mark-end text:id="IMark86570568"/><text:alphabetical-index-mark-end text:id="IMark74857672"/>, the <text:alphabetical-index-mark-start text:id="IMark91248168"/><text:alphabetical-index-mark-start text:id="IMark89007464"/><text:alphabetical-index-mark-start text:id="IMark90060104"/><text:alphabetical-index-mark-start text:id="IMark74826088"/>program<text:alphabetical-index-mark-end text:id="IMark74826088"/><text:alphabetical-index-mark-end text:id="IMark90060104"/><text:alphabetical-index-mark-end text:id="IMark89007464"/><text:alphabetical-index-mark-end text:id="IMark91248168"/> by default will <text:alphabetical-index-mark-start text:id="IMark87818744"/><text:alphabetical-index-mark-start text:id="IMark87287560"/><text:alphabetical-index-mark-start text:id="IMark86453240"/><text:alphabetical-index-mark-start text:id="IMark85546504"/>execute<text:alphabetical-index-mark-end text:id="IMark85546504"/><text:alphabetical-index-mark-end text:id="IMark86453240"/><text:alphabetical-index-mark-end text:id="IMark87287560"/><text:alphabetical-index-mark-end text:id="IMark87818744"/> with <text:alphabetical-index-mark-start text:id="IMark88332824"/><text:alphabetical-index-mark-start text:id="IMark75299656"/><text:alphabetical-index-mark-start text:id="IMark89762536"/><text:alphabetical-index-mark-start text:id="IMark90264792"/>OPEN_<text:alphabetical-index-mark-start text:id="IMark86623768"/><text:alphabetical-index-mark-start text:id="IMark88888440"/><text:alphabetical-index-mark-start text:id="IMark85752056"/><text:alphabetical-index-mark-start text:id="IMark74924200"/>QUERY<text:alphabetical-index-mark-end text:id="IMark74924200"/><text:alphabetical-index-mark-end text:id="IMark85752056"/><text:alphabetical-index-mark-end text:id="IMark88888440"/><text:alphabetical-index-mark-end text:id="IMark86623768"/>_CLOSE<text:alphabetical-index-mark-end text:id="IMark90264792"/><text:alphabetical-index-mark-end text:id="IMark89762536"/><text:alphabetical-index-mark-end text:id="IMark75299656"/><text:alphabetical-index-mark-end text:id="IMark88332824"/>. In the future other <text:alphabetical-index-mark-start text:id="IMark87854232"/><text:alphabetical-index-mark-start text:id="IMark88157304"/><text:alphabetical-index-mark-start text:id="IMark83326264"/><text:alphabetical-index-mark-start text:id="IMark91932840"/>macro<text:alphabetical-index-mark-end text:id="IMark91932840"/><text:alphabetical-index-mark-end text:id="IMark83326264"/><text:alphabetical-index-mark-end text:id="IMark88157304"/><text:alphabetical-index-mark-end text:id="IMark87854232"/>s might be designed.</text:p>
      <text:p text:style-name="P11"/>
      <text:p text:style-name="P6"/>
      <text:h text:style-name="P81" text:outline-level="1"><text:bookmark-start text:name="__RefHeading___Toc993_76759228"/>6. Sources<text:bookmark-end text:name="__RefHeading___Toc993_76759228"/></text:h>
      <text:p text:style-name="P5"/>
      <text:p text:style-name="P76"><text:span text:style-name="T10">6.</text:span><text:span text:style-name="T11">1</text:span><text:span text:style-name="T10">.</text:span><text:span text:style-name="T8"> </text:span><text:alphabetical-index-mark-start text:id="IMark89247288"/><text:alphabetical-index-mark-start text:id="IMark91208872"/><text:alphabetical-index-mark-start text:id="IMark74927560"/><text:alphabetical-index-mark-start text:id="IMark86646664"/><text:alphabetical-index-mark-start text:id="IMark91242344"/><text:alphabetical-index-mark-start text:id="IMark91104008"/><text:alphabetical-index-mark-start text:id="IMark89504856"/><text:alphabetical-index-mark-start text:id="IMark88006488"/><text:alphabetical-index-mark-start text:id="IMark87623160"/><text:alphabetical-index-mark-start text:id="IMark86401128"/><text:alphabetical-index-mark-start text:id="IMark87328888"/><text:alphabetical-index-mark-start text:id="IMark86927368"/><text:alphabetical-index-mark-start text:id="IMark87188824"/><text:alphabetical-index-mark-start text:id="IMark91304248"/><text:alphabetical-index-mark-start text:id="IMark87820856"/><text:alphabetical-index-mark-start text:id="IMark86926408"/><text:alphabetical-index-mark-start text:id="IMark90046456"/><text:alphabetical-index-mark-start text:id="IMark75038696"/><text:alphabetical-index-mark-start text:id="IMark85477848"/><text:alphabetical-index-mark-start text:id="IMark91157400"/><text:alphabetical-index-mark-start text:id="IMark74872216"/>Sql<text:alphabetical-index-mark-end text:id="IMark74872216"/><text:alphabetical-index-mark-end text:id="IMark91157400"/><text:alphabetical-index-mark-end text:id="IMark85477848"/><text:alphabetical-index-mark-end text:id="IMark75038696"/><text:alphabetical-index-mark-end text:id="IMark90046456"/><text:alphabetical-index-mark-end text:id="IMark86926408"/><text:alphabetical-index-mark-end text:id="IMark87820856"/><text:alphabetical-index-mark-end text:id="IMark91304248"/><text:alphabetical-index-mark-end text:id="IMark87188824"/><text:alphabetical-index-mark-end text:id="IMark86927368"/><text:alphabetical-index-mark-end text:id="IMark87328888"/><text:alphabetical-index-mark-end text:id="IMark86401128"/><text:alphabetical-index-mark-end text:id="IMark87623160"/><text:alphabetical-index-mark-end text:id="IMark88006488"/>ite<text:alphabetical-index-mark-end text:id="IMark89504856"/><text:alphabetical-index-mark-end text:id="IMark91104008"/><text:alphabetical-index-mark-end text:id="IMark91242344"/><text:alphabetical-index-mark-end text:id="IMark86646664"/><text:alphabetical-index-mark-end text:id="IMark74927560"/><text:alphabetical-index-mark-end text:id="IMark91208872"/><text:alphabetical-index-mark-end text:id="IMark89247288"/>.org. (2000). <text:alphabetical-index-mark-start text:id="IMark91105928"/><text:alphabetical-index-mark-start text:id="IMark89162136"/><text:alphabetical-index-mark-start text:id="IMark85868264"/><text:alphabetical-index-mark-start text:id="IMark90018776"/><text:alphabetical-index-mark-start text:id="IMark91882488"/><text:alphabetical-index-mark-start text:id="IMark87261336"/><text:alphabetical-index-mark-start text:id="IMark86534472"/><text:alphabetical-index-mark-start text:id="IMark90222760"/><text:alphabetical-index-mark-start text:id="IMark74762568"/><text:alphabetical-index-mark-start text:id="IMark91789992"/><text:alphabetical-index-mark-start text:id="IMark89746744"/><text:alphabetical-index-mark-start text:id="IMark75040216"/><text:alphabetical-index-mark-start text:id="IMark91016312"/><text:alphabetical-index-mark-start text:id="IMark74907672"/><text:alphabetical-index-mark-start text:id="IMark89414616"/><text:alphabetical-index-mark-start text:id="IMark74367032"/><text:alphabetical-index-mark-start text:id="IMark88933992"/><text:alphabetical-index-mark-start text:id="IMark85656056"/><text:alphabetical-index-mark-start text:id="IMark91902504"/><text:alphabetical-index-mark-start text:id="IMark74937144"/><text:alphabetical-index-mark-start text:id="IMark85731144"/>SQL<text:alphabetical-index-mark-end text:id="IMark85731144"/><text:alphabetical-index-mark-end text:id="IMark74937144"/><text:alphabetical-index-mark-end text:id="IMark91902504"/><text:alphabetical-index-mark-end text:id="IMark85656056"/><text:alphabetical-index-mark-end text:id="IMark88933992"/><text:alphabetical-index-mark-end text:id="IMark74367032"/><text:alphabetical-index-mark-end text:id="IMark89414616"/><text:alphabetical-index-mark-end text:id="IMark74907672"/><text:alphabetical-index-mark-end text:id="IMark91016312"/><text:alphabetical-index-mark-end text:id="IMark75040216"/><text:alphabetical-index-mark-end text:id="IMark89746744"/><text:alphabetical-index-mark-end text:id="IMark91789992"/><text:alphabetical-index-mark-end text:id="IMark74762568"/><text:alphabetical-index-mark-end text:id="IMark90222760"/>ite<text:alphabetical-index-mark-end text:id="IMark86534472"/><text:alphabetical-index-mark-end text:id="IMark87261336"/><text:alphabetical-index-mark-end text:id="IMark91882488"/><text:alphabetical-index-mark-end text:id="IMark90018776"/><text:alphabetical-index-mark-end text:id="IMark85868264"/><text:alphabetical-index-mark-end text:id="IMark89162136"/><text:alphabetical-index-mark-end text:id="IMark91105928"/> Home Page. [online] Available at: https://www<text:alphabetical-index-mark-start text:id="IMark88870568"/><text:alphabetical-index-mark-start text:id="IMark87572136"/><text:alphabetical-index-mark-start text:id="IMark85809032"/><text:alphabetical-index-mark-start text:id="IMark83306568"/><text:alphabetical-index-mark-start text:id="IMark89746360"/><text:alphabetical-index-mark-start text:id="IMark91367144"/><text:alphabetical-index-mark-start text:id="IMark88157304"/>.<text:alphabetical-index-mark-start text:id="IMark87854232"/><text:alphabetical-index-mark-start text:id="IMark83326264"/><text:alphabetical-index-mark-start text:id="IMark91932840"/><text:alphabetical-index-mark-start text:id="IMark88332824"/><text:alphabetical-index-mark-start text:id="IMark75299656"/><text:alphabetical-index-mark-start text:id="IMark89762536"/><text:alphabetical-index-mark-start text:id="IMark90264792"/><text:alphabetical-index-mark-start text:id="IMark86623768"/><text:alphabetical-index-mark-start text:id="IMark88888440"/><text:alphabetical-index-mark-start text:id="IMark85752056"/><text:alphabetical-index-mark-start text:id="IMark74924200"/><text:alphabetical-index-mark-start text:id="IMark87818744"/><text:alphabetical-index-mark-start text:id="IMark87287560"/><text:alphabetical-index-mark-start text:id="IMark85546504"/><text:alphabetical-index-mark-start text:id="IMark91248168"/><text:alphabetical-index-mark-start text:id="IMark89007464"/><text:alphabetical-index-mark-start text:id="IMark90060104"/><text:alphabetical-index-mark-start text:id="IMark74826088"/><text:alphabetical-index-mark-start text:id="IMark74857672"/><text:alphabetical-index-mark-start text:id="IMark86570568"/><text:alphabetical-index-mark-start text:id="IMark89457496"/><text:alphabetical-index-mark-start text:id="IMark87428696"/><text:alphabetical-index-mark-start text:id="IMark90883576"/><text:alphabetical-index-mark-start text:id="IMark86797048"/>sql<text:alphabetical-index-mark-end text:id="IMark86797048"/><text:alphabetical-index-mark-end text:id="IMark90883576"/><text:alphabetical-index-mark-end text:id="IMark87428696"/><text:alphabetical-index-mark-end text:id="IMark89457496"/><text:alphabetical-index-mark-end text:id="IMark86570568"/><text:alphabetical-index-mark-end text:id="IMark74857672"/><text:alphabetical-index-mark-end text:id="IMark74826088"/><text:alphabetical-index-mark-end text:id="IMark90060104"/><text:alphabetical-index-mark-end text:id="IMark89007464"/><text:alphabetical-index-mark-end text:id="IMark91248168"/><text:alphabetical-index-mark-end text:id="IMark85546504"/><text:alphabetical-index-mark-end text:id="IMark87287560"/><text:alphabetical-index-mark-end text:id="IMark87818744"/><text:alphabetical-index-mark-end text:id="IMark74924200"/><text:alphabetical-index-mark-end text:id="IMark85752056"/><text:alphabetical-index-mark-end text:id="IMark88888440"/><text:alphabetical-index-mark-end text:id="IMark86623768"/><text:alphabetical-index-mark-end text:id="IMark88157304"/><text:alphabetical-index-mark-end text:id="IMark91367144"/><text:alphabetical-index-mark-end text:id="IMark89746360"/><text:alphabetical-index-mark-end text:id="IMark83306568"/><text:alphabetical-index-mark-end text:id="IMark85809032"/><text:alphabetical-index-mark-end text:id="IMark87572136"/><text:alphabetical-index-mark-end text:id="IMark88870568"/>ite<text:alphabetical-index-mark-end text:id="IMark90264792"/><text:alphabetical-index-mark-end text:id="IMark89762536"/><text:alphabetical-index-mark-end text:id="IMark75299656"/><text:alphabetical-index-mark-end text:id="IMark88332824"/><text:alphabetical-index-mark-end text:id="IMark91932840"/><text:alphabetical-index-mark-end text:id="IMark83326264"/><text:alphabetical-index-mark-end text:id="IMark87854232"/>.org/index.html [Acc<text:alphabetical-index-mark-start text:id="IMark91104968"/>es<text:alphabetical-index-mark-end text:id="IMark91104968"/>sed 26 Aug. 2019].</text:p>
      <text:p text:style-name="P76"/>
      <text:p text:style-name="P70"><text:bookmark text:name="js-reference-string-0"/><text:span text:style-name="T12">6.2.</text:span><text:span text:style-name="T51"> </text:span><text:alphabetical-index-mark-start text:id="IMark88066392"/><text:alphabetical-index-mark-start text:id="IMark88708600"/><text:alphabetical-index-mark-start text:id="IMark75039816"/>Sql<text:alphabetical-index-mark-end text:id="IMark75039816"/><text:alphabetical-index-mark-end text:id="IMark88708600"/>ite<text:alphabetical-index-mark-end text:id="IMark88066392"/>.org. (20<text:span text:style-name="T51">00</text:span>). <text:alphabetical-index-mark-start text:id="IMark89235304"/><text:span text:style-name="T19">Command</text:span><text:alphabetical-index-mark-end text:id="IMark89235304"/><text:span text:style-name="T19"> Line Shell For </text:span><text:alphabetical-index-mark-start text:id="IMark67433704"/><text:alphabetical-index-mark-start text:id="IMark90413896"/><text:alphabetical-index-mark-start text:id="IMark86749752"/><text:span text:style-name="T19">SQL</text:span><text:alphabetical-index-mark-end text:id="IMark86749752"/><text:alphabetical-index-mark-end text:id="IMark90413896"/><text:span text:style-name="T19">ite</text:span><text:alphabetical-index-mark-end text:id="IMark67433704"/>. [online] Available at: https://www<text:alphabetical-index-mark-start text:id="IMark85939128"/>.<text:alphabetical-index-mark-start text:id="IMark91157016"/><text:alphabetical-index-mark-start text:id="IMark87840824"/><text:alphabetical-index-mark-start text:id="IMark88932760"/>sql<text:alphabetical-index-mark-end text:id="IMark88932760"/><text:alphabetical-index-mark-end text:id="IMark87840824"/><text:alphabetical-index-mark-end text:id="IMark85939128"/>ite<text:alphabetical-index-mark-end text:id="IMark91157016"/>.org/cli.html [Accessed 10 Oct. 2019].</text:p>
      <text:p text:style-name="P8"/>
      <text:p text:style-name="P8"/>
      <text:p text:style-name="P5"/>
      <text:p text:style-name="P5"/>
      <text:p text:style-name="P5"/>
      <text:alphabetical-index text:style-name="Sect1" text:name="Alphabetical Index1">
        <text:alphabetical-index-source text:alphabetical-separators="true" text:sort-algorithm="alphanumeric" fo:language="en" fo:country="US">
          <text:index-title-template text:style-name="Heading_20_1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Text_20_body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h text:style-name="P81" text:outline-level="1">Alphabetical Index</text:h>
          </text:index-title>
          <text:p text:style-name="P82"/>
          <text:p text:style-name="P82">A</text:p>
          <text:p text:style-name="P78"/>
          <text:p text:style-name="P78">advantage<text:tab/>1, 5</text:p>
          <text:p text:style-name="P78">append<text:tab/>8p.</text:p>
          <text:p text:style-name="P78">application<text:tab/>1</text:p>
          <text:p text:style-name="P82"/>
          <text:p text:style-name="P82"/>
          <text:p text:style-name="P82">C</text:p>
          <text:p text:style-name="P78"/>
          <text:p text:style-name="P78">call<text:tab/>3, 8, 10pp., 17p.</text:p>
          <text:p text:style-name="P78">Call<text:tab/>3, 12, 16p.</text:p>
          <text:p text:style-name="P78">character<text:tab/>5, 7p., 10, 16pp.</text:p>
          <text:p text:style-name="P78">code<text:tab/>7p., 10</text:p>
          <text:p text:style-name="P78">command<text:tab/>1, 5</text:p>
          <text:p text:style-name="P78">Command<text:tab/>19</text:p>
          <text:p text:style-name="P78">common<text:tab/>1, 3, 5, 12</text:p>
          <text:p text:style-name="P78">composite<text:tab/>3, 7pp., 16</text:p>
          <text:p text:style-name="P78">Composite<text:tab/>7, 9</text:p>
          <text:p text:style-name="P78">contribute<text:tab/>2</text:p>
          <text:p text:style-name="P78">CONTRIBUTING<text:tab/>2</text:p>
          <text:p text:style-name="P78">COPYING<text:tab/>2</text:p>
          <text:p text:style-name="P82"/>
          <text:p text:style-name="P82"/>
          <text:p text:style-name="P82">D</text:p>
          <text:p text:style-name="P78"/>
          <text:p text:style-name="P78">database<text:tab/>1, 5, 9, 11p., 14, 16p.</text:p>
          <text:p text:style-name="P78">dataset<text:tab/>5, 12</text:p>
          <text:p text:style-name="P78">DBMS<text:tab/>7</text:p>
          <text:p text:style-name="P78">develop<text:tab/>1</text:p>
          <text:p text:style-name="P78">developer<text:tab/>1</text:p>
          <text:p text:style-name="P78">dialect<text:tab/>3, 7</text:p>
          <text:p text:style-name="P78">dot<text:tab/>1, 5</text:p>
          <text:p text:style-name="P82"><text:soft-page-break/></text:p>
          <text:p text:style-name="P82"/>
          <text:p text:style-name="P82">E</text:p>
          <text:p text:style-name="P78"/>
          <text:p text:style-name="P78">Edronkin<text:tab/>1</text:p>
          <text:p text:style-name="P78">environment<text:tab/>3, 12p.</text:p>
          <text:p text:style-name="P78">es<text:tab/>2, 19</text:p>
          <text:p text:style-name="P78">execute<text:tab/>5, 17p.</text:p>
          <text:p text:style-name="P82"/>
          <text:p text:style-name="P82"/>
          <text:p text:style-name="P82">F</text:p>
          <text:p text:style-name="P78"/>
          <text:p text:style-name="P78">factor<text:tab/>7</text:p>
          <text:p text:style-name="P78">file<text:tab/>1pp., 5, 7pp., 12, 14pp.</text:p>
          <text:p text:style-name="P78">folder<text:tab/>9, 14pp.</text:p>
          <text:p text:style-name="P78">format<text:tab/>2, 5, 14, 17p.</text:p>
          <text:p text:style-name="P78">Fortran<text:tab/>12</text:p>
          <text:p text:style-name="P82"/>
          <text:p text:style-name="P82"/>
          <text:p text:style-name="P82">G</text:p>
          <text:p text:style-name="P78"/>
          <text:p text:style-name="P78">g++<text:tab/>15</text:p>
          <text:p text:style-name="P78">gcc<text:tab/>13, 15</text:p>
          <text:p text:style-name="P82"/>
          <text:p text:style-name="P82"/>
          <text:p text:style-name="P82">H</text:p>
          <text:p text:style-name="P78"/>
          <text:p text:style-name="P78">handle<text:tab/>5</text:p>
          <text:p text:style-name="P82"/>
          <text:p text:style-name="P82"/>
          <text:p text:style-name="P82">I</text:p>
          <text:p text:style-name="P78"/>
          <text:p text:style-name="P78">independent<text:tab/>5</text:p>
          <text:p text:style-name="P78">information<text:tab/>2</text:p>
          <text:p text:style-name="P78">INSERT<text:tab/>8</text:p>
          <text:p text:style-name="P78">install<text:tab/>2p., 10, 15</text:p>
          <text:p text:style-name="P78">Install<text:tab/>3, 15</text:p>
          <text:p text:style-name="P78"><text:soft-page-break/>instance<text:tab/>9</text:p>
          <text:p text:style-name="P82"/>
          <text:p text:style-name="P82"/>
          <text:p text:style-name="P82">L</text:p>
          <text:p text:style-name="P78"/>
          <text:p text:style-name="P78">libraries<text:tab/>10, 12</text:p>
          <text:p text:style-name="P78">library<text:tab/>1, 12</text:p>
          <text:p text:style-name="P78">license<text:tab/>2, 14</text:p>
          <text:p text:style-name="P78">License<text:tab/>1, 3</text:p>
          <text:p text:style-name="P78">link<text:tab/>15</text:p>
          <text:p text:style-name="P78">Link<text:tab/>15</text:p>
          <text:p text:style-name="P78">Linux<text:tab/>13, 15p.</text:p>
          <text:p text:style-name="P78">listing<text:tab/>8p., 16p.</text:p>
          <text:p text:style-name="P78">lock<text:tab/>12p.</text:p>
          <text:p text:style-name="P78">locking<text:tab/>12p.</text:p>
          <text:p text:style-name="P78">lsqlite<text:tab/>15</text:p>
          <text:p text:style-name="P82"/>
          <text:p text:style-name="P82"/>
          <text:p text:style-name="P82">M</text:p>
          <text:p text:style-name="P78"/>
          <text:p text:style-name="P78">macro<text:tab/>16pp.</text:p>
          <text:p text:style-name="P78">manage<text:tab/>7, 12</text:p>
          <text:p text:style-name="P78">MariaDB<text:tab/>5</text:p>
          <text:p text:style-name="P78">module<text:tab/>2</text:p>
          <text:p text:style-name="P78">mpi<text:tab/>3, 13, 15</text:p>
          <text:p text:style-name="P78">MPI<text:tab/>12p.</text:p>
          <text:p text:style-name="P78">multiple<text:tab/>16</text:p>
          <text:p text:style-name="P78">Mysql<text:tab/>5</text:p>
          <text:p text:style-name="P82"/>
          <text:p text:style-name="P82"/>
          <text:p text:style-name="P82">O</text:p>
          <text:p text:style-name="P78"/>
          <text:p text:style-name="P78">OPEN_QUERY_CLOSE<text:tab/>3p., 17p.</text:p>
          <text:p text:style-name="P78">OPEN_QUERY_CLOSE_SHOW<text:tab/>4, 17p.</text:p>
          <text:p text:style-name="P78">OpenMP<text:tab/>12p.</text:p>
          <text:p text:style-name="P78"><text:soft-page-break/>operating<text:tab/>15</text:p>
          <text:p text:style-name="P78">Operating<text:tab/>3, 13</text:p>
          <text:p text:style-name="P78">operation<text:tab/>9</text:p>
          <text:p text:style-name="P78">orcid<text:tab/>1</text:p>
          <text:p text:style-name="P78">overwrite<text:tab/>8p.</text:p>
          <text:p text:style-name="P82"/>
          <text:p text:style-name="P82"/>
          <text:p text:style-name="P82">P</text:p>
          <text:p text:style-name="P78"/>
          <text:p text:style-name="P78">parse<text:tab/>8, 16</text:p>
          <text:p text:style-name="P78">path<text:tab/>15, 17</text:p>
          <text:p text:style-name="P78">PATH<text:tab/>17</text:p>
          <text:p text:style-name="P78">PostgreSQL<text:tab/>5</text:p>
          <text:p text:style-name="P78">preparation<text:tab/>12</text:p>
          <text:p text:style-name="P78">program<text:tab/>1, 5, 7, 10, 12, 17p.</text:p>
          <text:p text:style-name="P78">project<text:tab/>1p.</text:p>
          <text:p text:style-name="P82"/>
          <text:p text:style-name="P82"/>
          <text:p text:style-name="P82">Q</text:p>
          <text:p text:style-name="P78"/>
          <text:p text:style-name="P78">queries<text:tab/>1, 5, 7pp., 12, 16pp.</text:p>
          <text:p text:style-name="P78">query<text:tab/>1, 3, 7pp., 12, 16p.</text:p>
          <text:p text:style-name="P78">Query<text:tab/>16</text:p>
          <text:p text:style-name="P78">QUERY<text:tab/>3p., 17p.</text:p>
          <text:p text:style-name="P82"/>
          <text:p text:style-name="P82"/>
          <text:p text:style-name="P82">R</text:p>
          <text:p text:style-name="P78"/>
          <text:p text:style-name="P78">RDBMS<text:tab/>7</text:p>
          <text:p text:style-name="P78">README<text:tab/>2</text:p>
          <text:p text:style-name="P78">relational<text:tab/>5</text:p>
          <text:p text:style-name="P78">Relational<text:tab/>7</text:p>
          <text:p text:style-name="P78">repetitive<text:tab/>5, 12</text:p>
          <text:p text:style-name="P78">result<text:tab/>3, 8p., 15pp.</text:p>
          <text:p text:style-name="P78">results<text:tab/>3, 8p., 15pp.</text:p>
          <text:p text:style-name="P78"><text:soft-page-break/>retrieve<text:tab/>8, 12</text:p>
          <text:p text:style-name="P78">return<text:tab/>8, 16</text:p>
          <text:p text:style-name="P82"/>
          <text:p text:style-name="P82"/>
          <text:p text:style-name="P82">S</text:p>
          <text:p text:style-name="P78"/>
          <text:p text:style-name="P78">Scheme<text:tab/>11p.</text:p>
          <text:p text:style-name="P78">select<text:tab/>8</text:p>
          <text:p text:style-name="P78">SELECT<text:tab/>8p., 11, 16</text:p>
          <text:p text:style-name="P78">sentence<text:tab/>5</text:p>
          <text:p text:style-name="P78">server<text:tab/>5</text:p>
          <text:p text:style-name="P78">setting<text:tab/>2</text:p>
          <text:p text:style-name="P78">single<text:tab/>5, 9p., 12</text:p>
          <text:p text:style-name="P78">Single<text:tab/>9</text:p>
          <text:p text:style-name="P78">snippet<text:tab/>15</text:p>
          <text:p text:style-name="P78">sql<text:tab/>1, 3, 5, 7pp.</text:p>
          <text:p text:style-name="P78">Sql<text:tab/>1, 3, 5, 7pp., 12, 16p., 19</text:p>
          <text:p text:style-name="P78">SQL<text:tab/>1, 3, 5, 7p., 10, 12p., 16, 19</text:p>
          <text:p text:style-name="P78">sqlite<text:tab/>1, 15, 19</text:p>
          <text:p text:style-name="P78">Sqlite<text:tab/>1, 5, 7pp., 12, 16p., 19</text:p>
          <text:p text:style-name="P78">SQLite<text:tab/>19</text:p>
          <text:p text:style-name="P78">Sqlite3<text:tab/>1</text:p>
          <text:p text:style-name="P78">string<text:tab/>10pp., 16p.</text:p>
          <text:p text:style-name="P78">syntax<text:tab/>3, 5, 9, 11, 17</text:p>
          <text:p text:style-name="P78">system<text:tab/>2p., 5, 7, 10pp., 15p.</text:p>
          <text:p text:style-name="P78">System<text:tab/>3, 10</text:p>
          <text:p text:style-name="P82"/>
          <text:p text:style-name="P82"/>
          <text:p text:style-name="P82">T</text:p>
          <text:p text:style-name="P78"/>
          <text:p text:style-name="P78">table<text:tab/>9, 11pp., 16</text:p>
          <text:p text:style-name="P78">Table<text:tab/>3</text:p>
          <text:p text:style-name="P78">terminal<text:tab/>1, 10p., 16</text:p>
          <text:p text:style-name="P78"><text:soft-page-break/>TEST_DB<text:tab/>4, 17</text:p>
          <text:p text:style-name="P78">thread<text:tab/>3, 12p.</text:p>
          <text:p text:style-name="P78">tool<text:tab/>5, 12</text:p>
          <text:p text:style-name="P78">trouble<text:tab/>15</text:p>
          <text:p text:style-name="P82"/>
          <text:p text:style-name="P82"/>
          <text:p text:style-name="P82">W</text:p>
          <text:p text:style-name="P78"/>
          <text:p text:style-name="P78">Windows<text:tab/>13</text:p>
          <text:p text:style-name="P82"/>
          <text:p text:style-name="P82"/>
          <text:p text:style-name="P82">Y</text:p>
          <text:p text:style-name="P78"/>
          <text:p text:style-name="P78">your_database<text:tab/>9, 11, 16</text:p>
          <text:p text:style-name="P78">your_table<text:tab/>9, 11, 16</text:p>
          <text:p text:style-name="P82"/>
          <text:p text:style-name="P82"/>
          <text:p text:style-name="P82">.</text:p>
          <text:p text:style-name="P78"/>
          <text:p text:style-name="P78">.cpp<text:tab/>14p.</text:p>
          <text:p text:style-name="P78">.hpp<text:tab/>14p.</text:p>
          <text:p text:style-name="P78">.sql<text:tab/>1, 7p., 12, 14, 16p., 19</text:p>
          <text:p text:style-name="P78">.txt<text:tab/>8p., 16pp.</text:p>
          <text:p text:style-name="P82"/>
          <text:p text:style-name="P82"/>
          <text:p text:style-name="P82">/</text:p>
          <text:p text:style-name="P78"/>
          <text:p text:style-name="P78">/doc<text:tab/>3, 14</text:p>
          <text:p text:style-name="P78">/examples<text:tab/>3, 14, 16</text:p>
        </text:index-body>
      </text:alphabetical-index>
      <text:p text:style-name="P45"/>
      <text:p text:style-name="P5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4:43:04.266971651</meta:creation-date>
    <dc:date>2019-10-10T20:27:52.757779729</dc:date>
    <meta:editing-duration>P4DT15H47M18S</meta:editing-duration>
    <meta:editing-cycles>91</meta:editing-cycles>
    <meta:generator>LibreOffice/5.1.6.2$Linux_X86_64 LibreOffice_project/10m0$Build-2</meta:generator>
    <meta:document-statistic meta:table-count="0" meta:image-count="0" meta:object-count="0" meta:page-count="25" meta:paragraph-count="320" meta:word-count="3040" meta:character-count="17412" meta:non-whitespace-character-count="14686"/>
  </office:meta>
</office:document-meta>
</file>